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3.956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arch_by_userid_fakeus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po de hasheo</text:p>
          </table:table-cell>
          <table:table-cell office:value-type="string" calcext:value-type="string">
            <text:p><text:s/>Número de busquedas</text:p>
          </table:table-cell>
          <table:table-cell office:value-type="string" calcext:value-type="string">
            <text:p><text:s/>Tiempo(ms)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08518" calcext:value-type="float">
            <text:p>0,4085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4641" calcext:value-type="float">
            <text:p>0,1746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5558" calcext:value-type="float">
            <text:p>0,1855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00092" calcext:value-type="float">
            <text:p>0,5000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9763" calcext:value-type="float">
            <text:p>0,1797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203081" calcext:value-type="float">
            <text:p>0,2030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51993" calcext:value-type="float">
            <text:p>0,4519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6479" calcext:value-type="float">
            <text:p>0,1664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92211" calcext:value-type="float">
            <text:p>0,1922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32563" calcext:value-type="float">
            <text:p>0,5325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4881" calcext:value-type="float">
            <text:p>0,1648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9586" calcext:value-type="float">
            <text:p>0,1695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75147" calcext:value-type="float">
            <text:p>0,4751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3471" calcext:value-type="float">
            <text:p>0,1834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0894" calcext:value-type="float">
            <text:p>0,1708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01641" calcext:value-type="float">
            <text:p>0,5016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6836" calcext:value-type="float">
            <text:p>0,1868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4783" calcext:value-type="float">
            <text:p>0,1847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29423" calcext:value-type="float">
            <text:p>0,5294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3825" calcext:value-type="float">
            <text:p>0,1838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8946" calcext:value-type="float">
            <text:p>0,1889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73595" calcext:value-type="float">
            <text:p>0,4735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8294" calcext:value-type="float">
            <text:p>0,1882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206084" calcext:value-type="float">
            <text:p>0,2060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17887" calcext:value-type="float">
            <text:p>0,5178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0846" calcext:value-type="float">
            <text:p>0,1708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255" calcext:value-type="float">
            <text:p>0,172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23697" calcext:value-type="float">
            <text:p>0,5236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908" calcext:value-type="float">
            <text:p>0,19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2236" calcext:value-type="float">
            <text:p>0,1722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09629" calcext:value-type="float">
            <text:p>0,5096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2823" calcext:value-type="float">
            <text:p>0,1828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3979" calcext:value-type="float">
            <text:p>0,1839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08509" calcext:value-type="float">
            <text:p>0,5085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220464" calcext:value-type="float">
            <text:p>0,2204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20746" calcext:value-type="float">
            <text:p>0,207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35341" calcext:value-type="float">
            <text:p>0,5353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94031" calcext:value-type="float">
            <text:p>0,1940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209316" calcext:value-type="float">
            <text:p>0,2093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36532" calcext:value-type="float">
            <text:p>0,5365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94712" calcext:value-type="float">
            <text:p>0,1947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9831" calcext:value-type="float">
            <text:p>0,1898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87302" calcext:value-type="float">
            <text:p>0,4873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7963" calcext:value-type="float">
            <text:p>0,1679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9316" calcext:value-type="float">
            <text:p>0,193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38066" calcext:value-type="float">
            <text:p>0,5380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209963" calcext:value-type="float">
            <text:p>0,2099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9744" calcext:value-type="float">
            <text:p>0,1697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07929" calcext:value-type="float">
            <text:p>0,5079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223385" calcext:value-type="float">
            <text:p>0,2233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94001" calcext:value-type="float">
            <text:p>0,1940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26781" calcext:value-type="float">
            <text:p>0,5267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8873" calcext:value-type="float">
            <text:p>0,1888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7689" calcext:value-type="float">
            <text:p>0,1876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64493" calcext:value-type="float">
            <text:p>0,4644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1101" calcext:value-type="float">
            <text:p>0,1811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5458" calcext:value-type="float">
            <text:p>0,1854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08345" calcext:value-type="float">
            <text:p>0,5083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7967" calcext:value-type="float">
            <text:p>0,1879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5459" calcext:value-type="float">
            <text:p>0,1854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02621" calcext:value-type="float">
            <text:p>0,5026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0102" calcext:value-type="float">
            <text:p>0,1701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203687" calcext:value-type="float">
            <text:p>0,2036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17231" calcext:value-type="float">
            <text:p>0,5172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3615" calcext:value-type="float">
            <text:p>0,1836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3985" calcext:value-type="float">
            <text:p>0,1739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77765" calcext:value-type="float">
            <text:p>0,4777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5877" calcext:value-type="float">
            <text:p>0,1858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93547" calcext:value-type="float">
            <text:p>0,1935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23574" calcext:value-type="float">
            <text:p>0,5235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1434" calcext:value-type="float">
            <text:p>0,1814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5526" calcext:value-type="float">
            <text:p>0,1855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84849" calcext:value-type="float">
            <text:p>0,4848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5755" calcext:value-type="float">
            <text:p>0,1657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6792" calcext:value-type="float">
            <text:p>0,1867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04052" calcext:value-type="float">
            <text:p>0,5040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9418" calcext:value-type="float">
            <text:p>0,1694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245" calcext:value-type="float">
            <text:p>0,172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9235" calcext:value-type="float">
            <text:p>0,492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5863" calcext:value-type="float">
            <text:p>0,1858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224" calcext:value-type="float">
            <text:p>0,172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05988" calcext:value-type="float">
            <text:p>0,5059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5616" calcext:value-type="float">
            <text:p>0,1856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7312" calcext:value-type="float">
            <text:p>0,1873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76834" calcext:value-type="float">
            <text:p>0,4768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2335" calcext:value-type="float">
            <text:p>0,1823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619" calcext:value-type="float">
            <text:p>0,186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" calcext:value-type="float">
            <text:p>0,0000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8785" calcext:value-type="float">
            <text:p>0,487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5188" calcext:value-type="float">
            <text:p>0,1651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93321" calcext:value-type="float">
            <text:p>0,1933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98388" calcext:value-type="float">
            <text:p>0,4983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4598" calcext:value-type="float">
            <text:p>0,1845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2796" calcext:value-type="float">
            <text:p>0,1727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86576" calcext:value-type="float">
            <text:p>0,4865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8761" calcext:value-type="float">
            <text:p>0,1687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3624" calcext:value-type="float">
            <text:p>0,1736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75236" calcext:value-type="float">
            <text:p>0,4752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1288" calcext:value-type="float">
            <text:p>0,1812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6255" calcext:value-type="float">
            <text:p>0,1862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85869" calcext:value-type="float">
            <text:p>0,4858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6534" calcext:value-type="float">
            <text:p>0,1665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94503" calcext:value-type="float">
            <text:p>0,1945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81231" calcext:value-type="float">
            <text:p>0,4812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8942" calcext:value-type="float">
            <text:p>0,1689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2681" calcext:value-type="float">
            <text:p>0,1726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13215" calcext:value-type="float">
            <text:p>0,5132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3514" calcext:value-type="float">
            <text:p>0,1835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3168" calcext:value-type="float">
            <text:p>0,1731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8406" calcext:value-type="float">
            <text:p>0,484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2739" calcext:value-type="float">
            <text:p>0,1827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3962" calcext:value-type="float">
            <text:p>0,1839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85212" calcext:value-type="float">
            <text:p>0,4852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7599" calcext:value-type="float">
            <text:p>0,1675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5371" calcext:value-type="float">
            <text:p>0,1853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13003" calcext:value-type="float">
            <text:p>0,5130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6637" calcext:value-type="float">
            <text:p>0,1666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9969" calcext:value-type="float">
            <text:p>0,1699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47159" calcext:value-type="float">
            <text:p>0,5471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2958" calcext:value-type="float">
            <text:p>0,1829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2009" calcext:value-type="float">
            <text:p>0,1720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89335" calcext:value-type="float">
            <text:p>0,4893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5345" calcext:value-type="float">
            <text:p>0,1853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5241" calcext:value-type="float">
            <text:p>0,1852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98366" calcext:value-type="float">
            <text:p>0,4983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2876" calcext:value-type="float">
            <text:p>0,1828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91471" calcext:value-type="float">
            <text:p>0,1914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6036" calcext:value-type="float">
            <text:p>0,460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6474" calcext:value-type="float">
            <text:p>0,1664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92745" calcext:value-type="float">
            <text:p>0,1927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12835" calcext:value-type="float">
            <text:p>0,5128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9378" calcext:value-type="float">
            <text:p>0,1693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1875" calcext:value-type="float">
            <text:p>0,1718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8966" calcext:value-type="float">
            <text:p>0,489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2574" calcext:value-type="float">
            <text:p>0,1825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5013" calcext:value-type="float">
            <text:p>0,1850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0175" calcext:value-type="float">
            <text:p>0,501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2638" calcext:value-type="float">
            <text:p>0,1826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7846" calcext:value-type="float">
            <text:p>0,1878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77289" calcext:value-type="float">
            <text:p>0,4772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4738" calcext:value-type="float">
            <text:p>0,1747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6944" calcext:value-type="float">
            <text:p>0,1869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80719" calcext:value-type="float">
            <text:p>0,4807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0563" calcext:value-type="float">
            <text:p>0,1705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982" calcext:value-type="float">
            <text:p>0,169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94083" calcext:value-type="float">
            <text:p>0,4940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7568" calcext:value-type="float">
            <text:p>0,1875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0414" calcext:value-type="float">
            <text:p>0,1704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84535" calcext:value-type="float">
            <text:p>0,4845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4216" calcext:value-type="float">
            <text:p>0,1842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9793" calcext:value-type="float">
            <text:p>0,1897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86289" calcext:value-type="float">
            <text:p>0,4862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1727" calcext:value-type="float">
            <text:p>0,1817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6233" calcext:value-type="float">
            <text:p>0,1862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66731" calcext:value-type="float">
            <text:p>0,4667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6405" calcext:value-type="float">
            <text:p>0,1664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92199" calcext:value-type="float">
            <text:p>0,1921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11412" calcext:value-type="float">
            <text:p>0,5114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7031" calcext:value-type="float">
            <text:p>0,1670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0974" calcext:value-type="float">
            <text:p>0,1709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01499" calcext:value-type="float">
            <text:p>0,5014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116" calcext:value-type="float">
            <text:p>0,181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8497" calcext:value-type="float">
            <text:p>0,1684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77477" calcext:value-type="float">
            <text:p>0,4774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1108" calcext:value-type="float">
            <text:p>0,1811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6714" calcext:value-type="float">
            <text:p>0,1867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71614" calcext:value-type="float">
            <text:p>0,4716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7565" calcext:value-type="float">
            <text:p>0,1675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92876" calcext:value-type="float">
            <text:p>0,1928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06811" calcext:value-type="float">
            <text:p>0,5068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9963" calcext:value-type="float">
            <text:p>0,1699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0906" calcext:value-type="float">
            <text:p>0,1709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73868" calcext:value-type="float">
            <text:p>0,4738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2313" calcext:value-type="float">
            <text:p>0,1823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8553" calcext:value-type="float">
            <text:p>0,1785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05746" calcext:value-type="float">
            <text:p>0,5057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2115" calcext:value-type="float">
            <text:p>0,1821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92294" calcext:value-type="float">
            <text:p>0,1922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7838" calcext:value-type="float">
            <text:p>0,478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6205" calcext:value-type="float">
            <text:p>0,1862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7256" calcext:value-type="float">
            <text:p>0,1872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80771" calcext:value-type="float">
            <text:p>0,4807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1652" calcext:value-type="float">
            <text:p>0,1716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8795" calcext:value-type="float">
            <text:p>0,1887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" calcext:value-type="float">
            <text:p>0,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02787" calcext:value-type="float">
            <text:p>0,5027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8042" calcext:value-type="float">
            <text:p>0,1680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1941" calcext:value-type="float">
            <text:p>0,1719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85509" calcext:value-type="float">
            <text:p>0,4855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5734" calcext:value-type="float">
            <text:p>0,1857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91758" calcext:value-type="float">
            <text:p>0,1917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99762" calcext:value-type="float">
            <text:p>0,4997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1242" calcext:value-type="float">
            <text:p>0,1812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7283" calcext:value-type="float">
            <text:p>0,1872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85992" calcext:value-type="float">
            <text:p>0,4859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5047" calcext:value-type="float">
            <text:p>0,1850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6955" calcext:value-type="float">
            <text:p>0,1869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75621" calcext:value-type="float">
            <text:p>0,4756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0027" calcext:value-type="float">
            <text:p>0,1700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4216" calcext:value-type="float">
            <text:p>0,1742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80373" calcext:value-type="float">
            <text:p>0,4803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8396" calcext:value-type="float">
            <text:p>0,1683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182" calcext:value-type="float">
            <text:p>0,171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27905" calcext:value-type="float">
            <text:p>0,5279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203907" calcext:value-type="float">
            <text:p>0,2039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90732" calcext:value-type="float">
            <text:p>0,1907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79706" calcext:value-type="float">
            <text:p>0,4797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3989" calcext:value-type="float">
            <text:p>0,1839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213331" calcext:value-type="float">
            <text:p>0,2133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97786" calcext:value-type="float">
            <text:p>0,4977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2602" calcext:value-type="float">
            <text:p>0,1826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8488" calcext:value-type="float">
            <text:p>0,1884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91283" calcext:value-type="float">
            <text:p>0,4912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94833" calcext:value-type="float">
            <text:p>0,1948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4183" calcext:value-type="float">
            <text:p>0,1741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10322" calcext:value-type="float">
            <text:p>0,5103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9206" calcext:value-type="float">
            <text:p>0,1692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8468" calcext:value-type="float">
            <text:p>0,1784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09857" calcext:value-type="float">
            <text:p>0,5098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7341" calcext:value-type="float">
            <text:p>0,1873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5787" calcext:value-type="float">
            <text:p>0,1757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82312" calcext:value-type="float">
            <text:p>0,4823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679" calcext:value-type="float">
            <text:p>0,186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205369" calcext:value-type="float">
            <text:p>0,2053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63148" calcext:value-type="float">
            <text:p>0,4631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2957" calcext:value-type="float">
            <text:p>0,1829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6932" calcext:value-type="float">
            <text:p>0,1869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99303" calcext:value-type="float">
            <text:p>0,4993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709" calcext:value-type="float">
            <text:p>0,167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6624" calcext:value-type="float">
            <text:p>0,1866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7641" calcext:value-type="float">
            <text:p>0,476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6838" calcext:value-type="float">
            <text:p>0,1668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0714" calcext:value-type="float">
            <text:p>0,1707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86652" calcext:value-type="float">
            <text:p>0,4866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1351" calcext:value-type="float">
            <text:p>0,1813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3619" calcext:value-type="float">
            <text:p>0,1736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20665" calcext:value-type="float">
            <text:p>0,5206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203835" calcext:value-type="float">
            <text:p>0,2038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74" calcext:value-type="float">
            <text:p>0,18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5986" calcext:value-type="float">
            <text:p>0,459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3005" calcext:value-type="float">
            <text:p>0,1830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213273" calcext:value-type="float">
            <text:p>0,2132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96706" calcext:value-type="float">
            <text:p>0,4967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7063" calcext:value-type="float">
            <text:p>0,1670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8433" calcext:value-type="float">
            <text:p>0,1884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36397" calcext:value-type="float">
            <text:p>0,5363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7976" calcext:value-type="float">
            <text:p>0,1679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0755" calcext:value-type="float">
            <text:p>0,1707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04776" calcext:value-type="float">
            <text:p>0,5047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1538" calcext:value-type="float">
            <text:p>0,1815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278697" calcext:value-type="float">
            <text:p>0,2786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34201" calcext:value-type="float">
            <text:p>0,5342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200818" calcext:value-type="float">
            <text:p>0,2008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6683" calcext:value-type="float">
            <text:p>0,1866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90649" calcext:value-type="float">
            <text:p>0,4906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202751" calcext:value-type="float">
            <text:p>0,2027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8375" calcext:value-type="float">
            <text:p>0,1883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82442" calcext:value-type="float">
            <text:p>0,4824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7775" calcext:value-type="float">
            <text:p>0,1677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93752" calcext:value-type="float">
            <text:p>0,1937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27996" calcext:value-type="float">
            <text:p>0,5279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200481" calcext:value-type="float">
            <text:p>0,2004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2735" calcext:value-type="float">
            <text:p>0,1727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00726" calcext:value-type="float">
            <text:p>0,5007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1493" calcext:value-type="float">
            <text:p>0,1814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39" calcext:value-type="float">
            <text:p>0,18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2967" calcext:value-type="float">
            <text:p>0,529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5195" calcext:value-type="float">
            <text:p>0,1851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20123" calcext:value-type="float">
            <text:p>0,201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68483" calcext:value-type="float">
            <text:p>0,5684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8202" calcext:value-type="float">
            <text:p>0,1882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9992" calcext:value-type="float">
            <text:p>0,1899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85798" calcext:value-type="float">
            <text:p>0,4857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1035" calcext:value-type="float">
            <text:p>0,1810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6249" calcext:value-type="float">
            <text:p>0,1862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71961" calcext:value-type="float">
            <text:p>0,4719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91438" calcext:value-type="float">
            <text:p>0,1914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4867" calcext:value-type="float">
            <text:p>0,1748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97912" calcext:value-type="float">
            <text:p>0,4979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7751" calcext:value-type="float">
            <text:p>0,1677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3064" calcext:value-type="float">
            <text:p>0,1830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38401" calcext:value-type="float">
            <text:p>0,5384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93085" calcext:value-type="float">
            <text:p>0,1930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250105" calcext:value-type="float">
            <text:p>0,2501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44221" calcext:value-type="float">
            <text:p>0,5442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2212" calcext:value-type="float">
            <text:p>0,1822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7822" calcext:value-type="float">
            <text:p>0,1878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1352" calcext:value-type="float">
            <text:p>0,513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201298" calcext:value-type="float">
            <text:p>0,2012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7969" calcext:value-type="float">
            <text:p>0,1879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80054" calcext:value-type="float">
            <text:p>0,4800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4895" calcext:value-type="float">
            <text:p>0,1848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95728" calcext:value-type="float">
            <text:p>0,1957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17346" calcext:value-type="float">
            <text:p>0,5173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6596" calcext:value-type="float">
            <text:p>0,1665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2795" calcext:value-type="float">
            <text:p>0,1727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523473" calcext:value-type="float">
            <text:p>0,5234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9111" calcext:value-type="float">
            <text:p>0,1891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1662" calcext:value-type="float">
            <text:p>0,1716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472443" calcext:value-type="float">
            <text:p>0,4724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7811" calcext:value-type="float">
            <text:p>0,1878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205513" calcext:value-type="float">
            <text:p>0,2055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3589" calcext:value-type="float">
            <text:p>1,035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906" calcext:value-type="float">
            <text:p>0,389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93629" calcext:value-type="float">
            <text:p>0,3936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0362" calcext:value-type="float">
            <text:p>1,003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12835" calcext:value-type="float">
            <text:p>0,4128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19564" calcext:value-type="float">
            <text:p>0,4195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986323" calcext:value-type="float">
            <text:p>0,9863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57611" calcext:value-type="float">
            <text:p>0,3576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56161" calcext:value-type="float">
            <text:p>0,3561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995358" calcext:value-type="float">
            <text:p>0,9953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52969" calcext:value-type="float">
            <text:p>0,3529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5716" calcext:value-type="float">
            <text:p>0,3857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4948" calcext:value-type="float">
            <text:p>1,049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60846" calcext:value-type="float">
            <text:p>0,3608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2314" calcext:value-type="float">
            <text:p>0,3823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0006" calcext:value-type="float">
            <text:p>1,000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5621" calcext:value-type="float">
            <text:p>0,3856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59291" calcext:value-type="float">
            <text:p>0,3592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992503" calcext:value-type="float">
            <text:p>0,9925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10366" calcext:value-type="float">
            <text:p>0,4103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12361" calcext:value-type="float">
            <text:p>0,4123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4383" calcext:value-type="float">
            <text:p>1,043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1163" calcext:value-type="float">
            <text:p>0,3811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7175" calcext:value-type="float">
            <text:p>0,3871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3" calcext:value-type="float">
            <text:p>0,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991033" calcext:value-type="float">
            <text:p>0,9910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5403" calcext:value-type="float">
            <text:p>0,3854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971" calcext:value-type="float">
            <text:p>0,389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995261" calcext:value-type="float">
            <text:p>0,9952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03466" calcext:value-type="float">
            <text:p>0,4034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11133" calcext:value-type="float">
            <text:p>0,4111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996683" calcext:value-type="float">
            <text:p>0,9966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47597" calcext:value-type="float">
            <text:p>0,3475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93515" calcext:value-type="float">
            <text:p>0,3935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248" calcext:value-type="float">
            <text:p>1,02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73352" calcext:value-type="float">
            <text:p>0,3733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70472" calcext:value-type="float">
            <text:p>0,3704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2229" calcext:value-type="float">
            <text:p>1,022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50377" calcext:value-type="float">
            <text:p>0,3503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54457" calcext:value-type="float">
            <text:p>0,3544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2341" calcext:value-type="float">
            <text:p>1,023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43319" calcext:value-type="float">
            <text:p>0,4433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6937" calcext:value-type="float">
            <text:p>0,3869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2" calcext:value-type="float">
            <text:p>0,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099" calcext:value-type="float">
            <text:p>1,00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4406" calcext:value-type="float">
            <text:p>0,3844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951" calcext:value-type="float">
            <text:p>0,389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3712" calcext:value-type="float">
            <text:p>1,037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15888" calcext:value-type="float">
            <text:p>0,4158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14305" calcext:value-type="float">
            <text:p>0,4143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989385" calcext:value-type="float">
            <text:p>0,9893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6648" calcext:value-type="float">
            <text:p>0,3866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90073" calcext:value-type="float">
            <text:p>0,3900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0171" calcext:value-type="float">
            <text:p>1,001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14917" calcext:value-type="float">
            <text:p>0,4149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1938" calcext:value-type="float">
            <text:p>0,419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956276" calcext:value-type="float">
            <text:p>0,9562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49138" calcext:value-type="float">
            <text:p>0,3491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92201" calcext:value-type="float">
            <text:p>0,3922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989891" calcext:value-type="float">
            <text:p>0,9898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0521" calcext:value-type="float">
            <text:p>0,3805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77627" calcext:value-type="float">
            <text:p>0,3776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4063" calcext:value-type="float">
            <text:p>1,040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49383" calcext:value-type="float">
            <text:p>0,3493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53812" calcext:value-type="float">
            <text:p>0,3538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0324" calcext:value-type="float">
            <text:p>1,003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16389" calcext:value-type="float">
            <text:p>0,4163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9673" calcext:value-type="float">
            <text:p>0,3896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2" calcext:value-type="float">
            <text:p>0,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0734" calcext:value-type="float">
            <text:p>1,007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2898" calcext:value-type="float">
            <text:p>0,3828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8653" calcext:value-type="float">
            <text:p>0,3886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2301" calcext:value-type="float">
            <text:p>1,023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09381" calcext:value-type="float">
            <text:p>0,4093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18995" calcext:value-type="float">
            <text:p>0,4189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3" calcext:value-type="float">
            <text:p>0,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987742" calcext:value-type="float">
            <text:p>0,9877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9089" calcext:value-type="float">
            <text:p>0,390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5352" calcext:value-type="float">
            <text:p>0,3853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978485" calcext:value-type="float">
            <text:p>0,9784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12755" calcext:value-type="float">
            <text:p>0,4127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16746" calcext:value-type="float">
            <text:p>0,4167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992333" calcext:value-type="float">
            <text:p>0,9923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48742" calcext:value-type="float">
            <text:p>0,3487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02076" calcext:value-type="float">
            <text:p>0,4020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3403" calcext:value-type="float">
            <text:p>1,034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79236" calcext:value-type="float">
            <text:p>0,3792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1891" calcext:value-type="float">
            <text:p>0,3818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2688" calcext:value-type="float">
            <text:p>1,026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0946" calcext:value-type="float">
            <text:p>0,3809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53967" calcext:value-type="float">
            <text:p>0,3539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95452" calcext:value-type="float">
            <text:p>0,954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51285" calcext:value-type="float">
            <text:p>0,3512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55279" calcext:value-type="float">
            <text:p>0,3552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3582" calcext:value-type="float">
            <text:p>1,035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1794" calcext:value-type="float">
            <text:p>0,417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18204" calcext:value-type="float">
            <text:p>0,4182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174" calcext:value-type="float">
            <text:p>1,01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4743" calcext:value-type="float">
            <text:p>0,3847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91176" calcext:value-type="float">
            <text:p>0,3911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165" calcext:value-type="float">
            <text:p>1,01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4211" calcext:value-type="float">
            <text:p>0,3842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7482" calcext:value-type="float">
            <text:p>0,3874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988631" calcext:value-type="float">
            <text:p>0,9886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7522" calcext:value-type="float">
            <text:p>0,3875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12627" calcext:value-type="float">
            <text:p>0,4126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14506" calcext:value-type="float">
            <text:p>1,145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49825" calcext:value-type="float">
            <text:p>0,3498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53231" calcext:value-type="float">
            <text:p>0,3532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993481" calcext:value-type="float">
            <text:p>0,9934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50997" calcext:value-type="float">
            <text:p>0,3509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62672" calcext:value-type="float">
            <text:p>0,3626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2608" calcext:value-type="float">
            <text:p>1,026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19305" calcext:value-type="float">
            <text:p>0,4193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55034" calcext:value-type="float">
            <text:p>0,3550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998012" calcext:value-type="float">
            <text:p>0,9980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2129" calcext:value-type="float">
            <text:p>0,3821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57653" calcext:value-type="float">
            <text:p>0,3576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997818" calcext:value-type="float">
            <text:p>0,9978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4159" calcext:value-type="float">
            <text:p>0,3841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7125" calcext:value-type="float">
            <text:p>0,3871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988271" calcext:value-type="float">
            <text:p>0,9882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11321" calcext:value-type="float">
            <text:p>0,4113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09589" calcext:value-type="float">
            <text:p>0,4095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3197" calcext:value-type="float">
            <text:p>1,031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8865" calcext:value-type="float">
            <text:p>0,3888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92549" calcext:value-type="float">
            <text:p>0,3925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973607" calcext:value-type="float">
            <text:p>0,9736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59688" calcext:value-type="float">
            <text:p>0,3596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17094" calcext:value-type="float">
            <text:p>0,4170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4729" calcext:value-type="float">
            <text:p>1,047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49521" calcext:value-type="float">
            <text:p>0,3495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4203" calcext:value-type="float">
            <text:p>0,3842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4555" calcext:value-type="float">
            <text:p>1,045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50397" calcext:value-type="float">
            <text:p>0,3503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50442" calcext:value-type="float">
            <text:p>0,3504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078" calcext:value-type="float">
            <text:p>1,00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0771" calcext:value-type="float">
            <text:p>0,407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7046" calcext:value-type="float">
            <text:p>0,3870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7" calcext:value-type="float">
            <text:p>0,0000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1594" calcext:value-type="float">
            <text:p>1,015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1829" calcext:value-type="float">
            <text:p>0,3818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8235" calcext:value-type="float">
            <text:p>0,3882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4044" calcext:value-type="float">
            <text:p>1,040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0676" calcext:value-type="float">
            <text:p>0,406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15473" calcext:value-type="float">
            <text:p>0,4154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975037" calcext:value-type="float">
            <text:p>0,9750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9042" calcext:value-type="float">
            <text:p>0,3890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8096" calcext:value-type="float">
            <text:p>0,3880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996816" calcext:value-type="float">
            <text:p>0,9968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72923" calcext:value-type="float">
            <text:p>0,3729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11631" calcext:value-type="float">
            <text:p>0,4116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995778" calcext:value-type="float">
            <text:p>0,9957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53855" calcext:value-type="float">
            <text:p>0,3538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9949" calcext:value-type="float">
            <text:p>0,3899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1546" calcext:value-type="float">
            <text:p>1,15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76971" calcext:value-type="float">
            <text:p>0,3769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90151" calcext:value-type="float">
            <text:p>0,3901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163" calcext:value-type="float">
            <text:p>1,01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47743" calcext:value-type="float">
            <text:p>0,3477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5636" calcext:value-type="float">
            <text:p>0,356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2394" calcext:value-type="float">
            <text:p>1,023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09179" calcext:value-type="float">
            <text:p>0,4091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6305" calcext:value-type="float">
            <text:p>0,3863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0667" calcext:value-type="float">
            <text:p>1,006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326" calcext:value-type="float">
            <text:p>0,383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8171" calcext:value-type="float">
            <text:p>0,3881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0452" calcext:value-type="float">
            <text:p>1,004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15844" calcext:value-type="float">
            <text:p>0,4158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13598" calcext:value-type="float">
            <text:p>0,4135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994571" calcext:value-type="float">
            <text:p>0,9945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3819" calcext:value-type="float">
            <text:p>0,3838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9431" calcext:value-type="float">
            <text:p>0,3894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996066" calcext:value-type="float">
            <text:p>0,9960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10248" calcext:value-type="float">
            <text:p>0,4102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0759" calcext:value-type="float">
            <text:p>0,407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5831" calcext:value-type="float">
            <text:p>1,058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46968" calcext:value-type="float">
            <text:p>0,3469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9885" calcext:value-type="float">
            <text:p>0,3898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1696" calcext:value-type="float">
            <text:p>1,016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0468" calcext:value-type="float">
            <text:p>0,404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39806" calcext:value-type="float">
            <text:p>0,4398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10604" calcext:value-type="float">
            <text:p>1,106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445" calcext:value-type="float">
            <text:p>0,384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52075" calcext:value-type="float">
            <text:p>0,4520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1638" calcext:value-type="float">
            <text:p>1,016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296" calcext:value-type="float">
            <text:p>0,382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4213" calcext:value-type="float">
            <text:p>0,3842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0129" calcext:value-type="float">
            <text:p>1,001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9627" calcext:value-type="float">
            <text:p>0,3896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5528" calcext:value-type="float">
            <text:p>0,355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992004" calcext:value-type="float">
            <text:p>0,9920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07017" calcext:value-type="float">
            <text:p>0,4070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79834" calcext:value-type="float">
            <text:p>0,3798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2288" calcext:value-type="float">
            <text:p>1,022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3067" calcext:value-type="float">
            <text:p>0,3830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7629" calcext:value-type="float">
            <text:p>0,3876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1286" calcext:value-type="float">
            <text:p>1,012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56803" calcext:value-type="float">
            <text:p>0,4568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26083" calcext:value-type="float">
            <text:p>0,4260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5793" calcext:value-type="float">
            <text:p>1,057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07891" calcext:value-type="float">
            <text:p>0,4078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91576" calcext:value-type="float">
            <text:p>0,3915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996096" calcext:value-type="float">
            <text:p>0,9960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05626" calcext:value-type="float">
            <text:p>0,4056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9555" calcext:value-type="float">
            <text:p>0,395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98192" calcext:value-type="float">
            <text:p>0,981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48068" calcext:value-type="float">
            <text:p>0,3480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802" calcext:value-type="float">
            <text:p>0,388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4164" calcext:value-type="float">
            <text:p>1,041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51484" calcext:value-type="float">
            <text:p>0,3514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4897" calcext:value-type="float">
            <text:p>0,3848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1536" calcext:value-type="float">
            <text:p>1,015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49239" calcext:value-type="float">
            <text:p>0,3492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52791" calcext:value-type="float">
            <text:p>0,3527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0108" calcext:value-type="float">
            <text:p>1,001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02437" calcext:value-type="float">
            <text:p>0,4024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07554" calcext:value-type="float">
            <text:p>0,4075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986555" calcext:value-type="float">
            <text:p>0,9865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7124" calcext:value-type="float">
            <text:p>0,3871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804" calcext:value-type="float">
            <text:p>0,388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233" calcext:value-type="float">
            <text:p>1,02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9329" calcext:value-type="float">
            <text:p>0,393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93894" calcext:value-type="float">
            <text:p>0,3938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0578" calcext:value-type="float">
            <text:p>1,005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1753" calcext:value-type="float">
            <text:p>0,3817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93362" calcext:value-type="float">
            <text:p>0,3933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2" calcext:value-type="float">
            <text:p>0,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994141" calcext:value-type="float">
            <text:p>0,9941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51278" calcext:value-type="float">
            <text:p>0,3512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9813" calcext:value-type="float">
            <text:p>0,398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997897" calcext:value-type="float">
            <text:p>0,9978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70676" calcext:value-type="float">
            <text:p>0,3706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93347" calcext:value-type="float">
            <text:p>0,3933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0074" calcext:value-type="float">
            <text:p>1,000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53804" calcext:value-type="float">
            <text:p>0,3538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57133" calcext:value-type="float">
            <text:p>0,3571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0935" calcext:value-type="float">
            <text:p>1,009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09251" calcext:value-type="float">
            <text:p>0,4092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70657" calcext:value-type="float">
            <text:p>0,3706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2054" calcext:value-type="float">
            <text:p>1,020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145" calcext:value-type="float">
            <text:p>0,381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54139" calcext:value-type="float">
            <text:p>0,3541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2076" calcext:value-type="float">
            <text:p>1,020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05046" calcext:value-type="float">
            <text:p>0,4050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10652" calcext:value-type="float">
            <text:p>0,4106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1219" calcext:value-type="float">
            <text:p>1,012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4351" calcext:value-type="float">
            <text:p>0,3843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96787" calcext:value-type="float">
            <text:p>0,3967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987815" calcext:value-type="float">
            <text:p>0,9878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4923" calcext:value-type="float">
            <text:p>0,349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53916" calcext:value-type="float">
            <text:p>0,3539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961362" calcext:value-type="float">
            <text:p>0,9613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51077" calcext:value-type="float">
            <text:p>0,3510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7108" calcext:value-type="float">
            <text:p>0,3871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244" calcext:value-type="float">
            <text:p>1,02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54677" calcext:value-type="float">
            <text:p>0,3546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0277" calcext:value-type="float">
            <text:p>0,402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997736" calcext:value-type="float">
            <text:p>0,9977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66852" calcext:value-type="float">
            <text:p>0,3668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53879" calcext:value-type="float">
            <text:p>0,3538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995805" calcext:value-type="float">
            <text:p>0,9958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9464" calcext:value-type="float">
            <text:p>0,3894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3462" calcext:value-type="float">
            <text:p>0,3834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999186" calcext:value-type="float">
            <text:p>0,9991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5119" calcext:value-type="float">
            <text:p>0,3851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6584" calcext:value-type="float">
            <text:p>0,3865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3016" calcext:value-type="float">
            <text:p>1,030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08387" calcext:value-type="float">
            <text:p>0,4083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0927" calcext:value-type="float">
            <text:p>0,409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973274" calcext:value-type="float">
            <text:p>0,9732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90467" calcext:value-type="float">
            <text:p>0,3904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9876" calcext:value-type="float">
            <text:p>0,3898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977986" calcext:value-type="float">
            <text:p>0,9779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09791" calcext:value-type="float">
            <text:p>0,4097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16317" calcext:value-type="float">
            <text:p>0,4163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986192" calcext:value-type="float">
            <text:p>0,9861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51372" calcext:value-type="float">
            <text:p>0,3513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92723" calcext:value-type="float">
            <text:p>0,3927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0588" calcext:value-type="float">
            <text:p>1,005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79228" calcext:value-type="float">
            <text:p>0,3792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6002" calcext:value-type="float">
            <text:p>0,3860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1048" calcext:value-type="float">
            <text:p>1,010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52826" calcext:value-type="float">
            <text:p>0,3528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25491" calcext:value-type="float">
            <text:p>0,4254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8311" calcext:value-type="float">
            <text:p>1,083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44552" calcext:value-type="float">
            <text:p>0,4445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2297" calcext:value-type="float">
            <text:p>0,3822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3464" calcext:value-type="float">
            <text:p>1,034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4746" calcext:value-type="float">
            <text:p>0,3847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53558" calcext:value-type="float">
            <text:p>0,3535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03129" calcext:value-type="float">
            <text:p>1,031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07928" calcext:value-type="float">
            <text:p>0,4079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12536" calcext:value-type="float">
            <text:p>0,4125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998241" calcext:value-type="float">
            <text:p>0,9982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3032" calcext:value-type="float">
            <text:p>0,3830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9177" calcext:value-type="float">
            <text:p>0,3891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992918" calcext:value-type="float">
            <text:p>0,9929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10328" calcext:value-type="float">
            <text:p>0,4103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1784" calcext:value-type="float">
            <text:p>0,417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999295" calcext:value-type="float">
            <text:p>0,9992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3815" calcext:value-type="float">
            <text:p>0,3838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5599" calcext:value-type="float">
            <text:p>0,3855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989436" calcext:value-type="float">
            <text:p>0,9894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0298" calcext:value-type="float">
            <text:p>0,3802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60394" calcext:value-type="float">
            <text:p>0,3603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6465" calcext:value-type="float">
            <text:p>1,764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73903" calcext:value-type="float">
            <text:p>0,5739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52492" calcext:value-type="float">
            <text:p>0,5524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5734" calcext:value-type="float">
            <text:p>1,757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94703" calcext:value-type="float">
            <text:p>0,5947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85319" calcext:value-type="float">
            <text:p>0,5853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8164" calcext:value-type="float">
            <text:p>1,781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82505" calcext:value-type="float">
            <text:p>0,5825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85175" calcext:value-type="float">
            <text:p>0,5851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80365" calcext:value-type="float">
            <text:p>1,803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33587" calcext:value-type="float">
            <text:p>0,6335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82853" calcext:value-type="float">
            <text:p>0,5828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9809" calcext:value-type="float">
            <text:p>1,798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6311" calcext:value-type="float">
            <text:p>0,663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83881" calcext:value-type="float">
            <text:p>0,5838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6521" calcext:value-type="float">
            <text:p>1,765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589" calcext:value-type="float">
            <text:p>0,65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86192" calcext:value-type="float">
            <text:p>0,5861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80297" calcext:value-type="float">
            <text:p>1,802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43731" calcext:value-type="float">
            <text:p>0,6437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8009" calcext:value-type="float">
            <text:p>0,580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7982" calcext:value-type="float">
            <text:p>1,779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44214" calcext:value-type="float">
            <text:p>0,6442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8692" calcext:value-type="float">
            <text:p>0,586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81717" calcext:value-type="float">
            <text:p>1,817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29697" calcext:value-type="float">
            <text:p>0,6296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41176" calcext:value-type="float">
            <text:p>0,6411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83224" calcext:value-type="float">
            <text:p>1,832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17539" calcext:value-type="float">
            <text:p>0,6175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31128" calcext:value-type="float">
            <text:p>0,6311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83059" calcext:value-type="float">
            <text:p>1,830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12473" calcext:value-type="float">
            <text:p>0,6124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30724" calcext:value-type="float">
            <text:p>0,6307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8082" calcext:value-type="float">
            <text:p>1,80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11689" calcext:value-type="float">
            <text:p>0,6116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26718" calcext:value-type="float">
            <text:p>0,6267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83439" calcext:value-type="float">
            <text:p>1,834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2348" calcext:value-type="float">
            <text:p>0,623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34685" calcext:value-type="float">
            <text:p>0,6346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8871" calcext:value-type="float">
            <text:p>1,788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17933" calcext:value-type="float">
            <text:p>0,6179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26285" calcext:value-type="float">
            <text:p>0,6262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6795" calcext:value-type="float">
            <text:p>1,767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17081" calcext:value-type="float">
            <text:p>0,6170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2324" calcext:value-type="float">
            <text:p>0,623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7555" calcext:value-type="float">
            <text:p>1,775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22139" calcext:value-type="float">
            <text:p>0,6221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34268" calcext:value-type="float">
            <text:p>0,6342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4398" calcext:value-type="float">
            <text:p>1,743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35451" calcext:value-type="float">
            <text:p>0,6354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30031" calcext:value-type="float">
            <text:p>0,6300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9" calcext:value-type="float">
            <text:p>0,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5929" calcext:value-type="float">
            <text:p>1,759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43643" calcext:value-type="float">
            <text:p>0,6436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29169" calcext:value-type="float">
            <text:p>0,6291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3388" calcext:value-type="float">
            <text:p>1,733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93498" calcext:value-type="float">
            <text:p>0,5934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26753" calcext:value-type="float">
            <text:p>0,6267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5302" calcext:value-type="float">
            <text:p>1,753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04913" calcext:value-type="float">
            <text:p>0,6049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28995" calcext:value-type="float">
            <text:p>0,6289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5785" calcext:value-type="float">
            <text:p>1,757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90273" calcext:value-type="float">
            <text:p>0,5902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25384" calcext:value-type="float">
            <text:p>0,6253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4962" calcext:value-type="float">
            <text:p>1,749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93154" calcext:value-type="float">
            <text:p>0,5931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89702" calcext:value-type="float">
            <text:p>0,5897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7688" calcext:value-type="float">
            <text:p>1,776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84914" calcext:value-type="float">
            <text:p>0,5849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0199" calcext:value-type="float">
            <text:p>0,601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83649" calcext:value-type="float">
            <text:p>1,836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79169" calcext:value-type="float">
            <text:p>0,5791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66243" calcext:value-type="float">
            <text:p>0,5662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81187" calcext:value-type="float">
            <text:p>1,811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96255" calcext:value-type="float">
            <text:p>0,5962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62446" calcext:value-type="float">
            <text:p>0,5624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82762" calcext:value-type="float">
            <text:p>1,827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32457" calcext:value-type="float">
            <text:p>0,6324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80923" calcext:value-type="float">
            <text:p>0,5809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91713" calcext:value-type="float">
            <text:p>1,917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25917" calcext:value-type="float">
            <text:p>0,6259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41186" calcext:value-type="float">
            <text:p>0,6411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8" calcext:value-type="float">
            <text:p>0,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93711" calcext:value-type="float">
            <text:p>1,937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69298" calcext:value-type="float">
            <text:p>0,5692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54616" calcext:value-type="float">
            <text:p>0,5546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6577" calcext:value-type="float">
            <text:p>1,765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56173" calcext:value-type="float">
            <text:p>0,5561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58531" calcext:value-type="float">
            <text:p>0,5585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8676" calcext:value-type="float">
            <text:p>1,786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89482" calcext:value-type="float">
            <text:p>0,5894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48727" calcext:value-type="float">
            <text:p>0,5487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6113" calcext:value-type="float">
            <text:p>1,761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27183" calcext:value-type="float">
            <text:p>0,6271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57375" calcext:value-type="float">
            <text:p>0,5573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00956" calcext:value-type="float">
            <text:p>2,009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55442" calcext:value-type="float">
            <text:p>0,6554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80231" calcext:value-type="float">
            <text:p>0,5802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3421" calcext:value-type="float">
            <text:p>1,734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09865" calcext:value-type="float">
            <text:p>0,6098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48341" calcext:value-type="float">
            <text:p>0,5483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6216" calcext:value-type="float">
            <text:p>1,762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12126" calcext:value-type="float">
            <text:p>0,6121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04154" calcext:value-type="float">
            <text:p>0,6041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7445" calcext:value-type="float">
            <text:p>1,774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11334" calcext:value-type="float">
            <text:p>0,6113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94249" calcext:value-type="float">
            <text:p>0,5942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8749" calcext:value-type="float">
            <text:p>1,787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29026" calcext:value-type="float">
            <text:p>0,6290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05822" calcext:value-type="float">
            <text:p>0,6058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7" calcext:value-type="float">
            <text:p>0,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3603" calcext:value-type="float">
            <text:p>1,736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12235" calcext:value-type="float">
            <text:p>0,6122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9998" calcext:value-type="float">
            <text:p>0,599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2397" calcext:value-type="float">
            <text:p>1,723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24895" calcext:value-type="float">
            <text:p>0,6248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05921" calcext:value-type="float">
            <text:p>0,6059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062" calcext:value-type="float">
            <text:p>1,70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19652" calcext:value-type="float">
            <text:p>0,6196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01611" calcext:value-type="float">
            <text:p>0,6016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2025" calcext:value-type="float">
            <text:p>1,720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58267" calcext:value-type="float">
            <text:p>0,5582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03826" calcext:value-type="float">
            <text:p>0,6038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0218" calcext:value-type="float">
            <text:p>1,702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72415" calcext:value-type="float">
            <text:p>0,5724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06231" calcext:value-type="float">
            <text:p>0,6062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4309" calcext:value-type="float">
            <text:p>1,743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61127" calcext:value-type="float">
            <text:p>0,5611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1256" calcext:value-type="float">
            <text:p>0,612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7943" calcext:value-type="float">
            <text:p>1,779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49563" calcext:value-type="float">
            <text:p>0,5495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92454" calcext:value-type="float">
            <text:p>0,5924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4748" calcext:value-type="float">
            <text:p>1,747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63489" calcext:value-type="float">
            <text:p>0,5634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60506" calcext:value-type="float">
            <text:p>0,5605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4143" calcext:value-type="float">
            <text:p>1,741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65977" calcext:value-type="float">
            <text:p>0,5659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45025" calcext:value-type="float">
            <text:p>0,5450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5429" calcext:value-type="float">
            <text:p>1,754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45204" calcext:value-type="float">
            <text:p>0,6452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56672" calcext:value-type="float">
            <text:p>0,5566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7813" calcext:value-type="float">
            <text:p>1,778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17863" calcext:value-type="float">
            <text:p>0,6178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51289" calcext:value-type="float">
            <text:p>0,5512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3134" calcext:value-type="float">
            <text:p>1,731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24477" calcext:value-type="float">
            <text:p>0,6244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59875" calcext:value-type="float">
            <text:p>0,5598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7465" calcext:value-type="float">
            <text:p>1,774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27702" calcext:value-type="float">
            <text:p>0,6277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00582" calcext:value-type="float">
            <text:p>0,6005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1081" calcext:value-type="float">
            <text:p>1,710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58558" calcext:value-type="float">
            <text:p>0,5585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50542" calcext:value-type="float">
            <text:p>0,5505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6227" calcext:value-type="float">
            <text:p>1,762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20964" calcext:value-type="float">
            <text:p>0,6209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10216" calcext:value-type="float">
            <text:p>0,6102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69663" calcext:value-type="float">
            <text:p>1,696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18467" calcext:value-type="float">
            <text:p>0,6184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01679" calcext:value-type="float">
            <text:p>0,6016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69693" calcext:value-type="float">
            <text:p>1,696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28481" calcext:value-type="float">
            <text:p>0,6284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05543" calcext:value-type="float">
            <text:p>0,6055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0213" calcext:value-type="float">
            <text:p>1,702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25209" calcext:value-type="float">
            <text:p>0,6252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04515" calcext:value-type="float">
            <text:p>0,6045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2171" calcext:value-type="float">
            <text:p>1,721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0065" calcext:value-type="float">
            <text:p>0,600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08266" calcext:value-type="float">
            <text:p>0,6082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6106" calcext:value-type="float">
            <text:p>1,761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56319" calcext:value-type="float">
            <text:p>0,5563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53436" calcext:value-type="float">
            <text:p>0,5534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1" calcext:value-type="float">
            <text:p>0,0000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0446" calcext:value-type="float">
            <text:p>1,704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5855" calcext:value-type="float">
            <text:p>0,558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71955" calcext:value-type="float">
            <text:p>0,5719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4337" calcext:value-type="float">
            <text:p>1,743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68553" calcext:value-type="float">
            <text:p>0,5685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59895" calcext:value-type="float">
            <text:p>0,5598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5617" calcext:value-type="float">
            <text:p>1,756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55557" calcext:value-type="float">
            <text:p>0,5555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4679" calcext:value-type="float">
            <text:p>0,546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4799" calcext:value-type="float">
            <text:p>1,747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24922" calcext:value-type="float">
            <text:p>0,6249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63057" calcext:value-type="float">
            <text:p>0,5630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6135" calcext:value-type="float">
            <text:p>1,761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11598" calcext:value-type="float">
            <text:p>0,6115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52675" calcext:value-type="float">
            <text:p>0,5526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4567" calcext:value-type="float">
            <text:p>1,745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22148" calcext:value-type="float">
            <text:p>0,6221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15982" calcext:value-type="float">
            <text:p>0,6159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6934" calcext:value-type="float">
            <text:p>1,769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15115" calcext:value-type="float">
            <text:p>0,6151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90635" calcext:value-type="float">
            <text:p>0,5906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6177" calcext:value-type="float">
            <text:p>1,761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26601" calcext:value-type="float">
            <text:p>0,6266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626" calcext:value-type="float">
            <text:p>0,66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5982" calcext:value-type="float">
            <text:p>1,759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17975" calcext:value-type="float">
            <text:p>0,6179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95781" calcext:value-type="float">
            <text:p>0,5957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0042" calcext:value-type="float">
            <text:p>1,700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22474" calcext:value-type="float">
            <text:p>0,6224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09384" calcext:value-type="float">
            <text:p>0,6093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3146" calcext:value-type="float">
            <text:p>1,731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14075" calcext:value-type="float">
            <text:p>0,6140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97876" calcext:value-type="float">
            <text:p>0,5978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3586" calcext:value-type="float">
            <text:p>1,735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30324" calcext:value-type="float">
            <text:p>0,6303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03697" calcext:value-type="float">
            <text:p>0,6036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6987" calcext:value-type="float">
            <text:p>1,69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8782" calcext:value-type="float">
            <text:p>0,587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02808" calcext:value-type="float">
            <text:p>0,6028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1764" calcext:value-type="float">
            <text:p>1,717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73072" calcext:value-type="float">
            <text:p>0,5730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03818" calcext:value-type="float">
            <text:p>0,6038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498" calcext:value-type="float">
            <text:p>1,74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59313" calcext:value-type="float">
            <text:p>0,5593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97871" calcext:value-type="float">
            <text:p>0,5978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1569" calcext:value-type="float">
            <text:p>1,715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60044" calcext:value-type="float">
            <text:p>0,5600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57788" calcext:value-type="float">
            <text:p>0,5577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80263" calcext:value-type="float">
            <text:p>1,802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65206" calcext:value-type="float">
            <text:p>0,5652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56319" calcext:value-type="float">
            <text:p>0,5563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8456" calcext:value-type="float">
            <text:p>1,784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21308" calcext:value-type="float">
            <text:p>0,6213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60661" calcext:value-type="float">
            <text:p>0,5606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9069" calcext:value-type="float">
            <text:p>1,790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25366" calcext:value-type="float">
            <text:p>0,6253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48396" calcext:value-type="float">
            <text:p>0,5483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6192" calcext:value-type="float">
            <text:p>1,761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3151" calcext:value-type="float">
            <text:p>0,631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88474" calcext:value-type="float">
            <text:p>0,5884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5168" calcext:value-type="float">
            <text:p>1,751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04751" calcext:value-type="float">
            <text:p>0,6047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00167" calcext:value-type="float">
            <text:p>0,6001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69564" calcext:value-type="float">
            <text:p>1,695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61797" calcext:value-type="float">
            <text:p>0,5617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48974" calcext:value-type="float">
            <text:p>0,5489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2388" calcext:value-type="float">
            <text:p>1,723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14804" calcext:value-type="float">
            <text:p>0,6148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07424" calcext:value-type="float">
            <text:p>0,6074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1659" calcext:value-type="float">
            <text:p>1,716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23154" calcext:value-type="float">
            <text:p>0,6231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05879" calcext:value-type="float">
            <text:p>0,6058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4597" calcext:value-type="float">
            <text:p>1,745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06908" calcext:value-type="float">
            <text:p>0,6069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00688" calcext:value-type="float">
            <text:p>0,6006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134" calcext:value-type="float">
            <text:p>1,71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95899" calcext:value-type="float">
            <text:p>0,5958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99676" calcext:value-type="float">
            <text:p>0,5996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1683" calcext:value-type="float">
            <text:p>1,716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89886" calcext:value-type="float">
            <text:p>0,5898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15932" calcext:value-type="float">
            <text:p>0,6159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31" calcext:value-type="float">
            <text:p>0,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9929" calcext:value-type="float">
            <text:p>1,799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53665" calcext:value-type="float">
            <text:p>0,6536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13958" calcext:value-type="float">
            <text:p>0,6139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6847" calcext:value-type="float">
            <text:p>1,768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46711" calcext:value-type="float">
            <text:p>0,6467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09004" calcext:value-type="float">
            <text:p>0,6090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6131" calcext:value-type="float">
            <text:p>1,761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00196" calcext:value-type="float">
            <text:p>0,6001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88615" calcext:value-type="float">
            <text:p>0,5886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4" calcext:value-type="float">
            <text:p>0,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83238" calcext:value-type="float">
            <text:p>1,832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57052" calcext:value-type="float">
            <text:p>0,6570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29376" calcext:value-type="float">
            <text:p>0,6293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4752" calcext:value-type="float">
            <text:p>1,747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53104" calcext:value-type="float">
            <text:p>0,6531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08827" calcext:value-type="float">
            <text:p>0,6088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8638" calcext:value-type="float">
            <text:p>1,786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59137" calcext:value-type="float">
            <text:p>0,6591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07773" calcext:value-type="float">
            <text:p>0,6077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6469" calcext:value-type="float">
            <text:p>1,764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57467" calcext:value-type="float">
            <text:p>0,6574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13803" calcext:value-type="float">
            <text:p>0,6138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86647" calcext:value-type="float">
            <text:p>1,866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5416" calcext:value-type="float">
            <text:p>0,654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17406" calcext:value-type="float">
            <text:p>0,6174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2" calcext:value-type="float">
            <text:p>0,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84245" calcext:value-type="float">
            <text:p>1,842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06591" calcext:value-type="float">
            <text:p>0,6065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74615" calcext:value-type="float">
            <text:p>0,5746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4862" calcext:value-type="float">
            <text:p>1,748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52649" calcext:value-type="float">
            <text:p>0,6526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22183" calcext:value-type="float">
            <text:p>0,6221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5431" calcext:value-type="float">
            <text:p>1,754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52671" calcext:value-type="float">
            <text:p>0,6526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27798" calcext:value-type="float">
            <text:p>0,6277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3329" calcext:value-type="float">
            <text:p>1,733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35921" calcext:value-type="float">
            <text:p>0,6359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30683" calcext:value-type="float">
            <text:p>0,6306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86699" calcext:value-type="float">
            <text:p>1,866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17453" calcext:value-type="float">
            <text:p>0,6174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9708" calcext:value-type="float">
            <text:p>0,597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1175" calcext:value-type="float">
            <text:p>1,711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59309" calcext:value-type="float">
            <text:p>0,5593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02021" calcext:value-type="float">
            <text:p>0,6020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80158" calcext:value-type="float">
            <text:p>1,801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69769" calcext:value-type="float">
            <text:p>0,5697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03455" calcext:value-type="float">
            <text:p>0,6034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83268" calcext:value-type="float">
            <text:p>1,832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89923" calcext:value-type="float">
            <text:p>0,5899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14528" calcext:value-type="float">
            <text:p>0,6145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.74102" calcext:value-type="float">
            <text:p>1,741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65913" calcext:value-type="float">
            <text:p>0,5659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64081" calcext:value-type="float">
            <text:p>0,5640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8231" calcext:value-type="float">
            <text:p>3,282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40786" calcext:value-type="float">
            <text:p>0,8407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0106" calcext:value-type="float">
            <text:p>0,8901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" calcext:value-type="float">
            <text:p>0,000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6307" calcext:value-type="float">
            <text:p>3,263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31422" calcext:value-type="float">
            <text:p>0,8314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02026" calcext:value-type="float">
            <text:p>0,9020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2116" calcext:value-type="float">
            <text:p>3,221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29701" calcext:value-type="float">
            <text:p>0,8297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9549" calcext:value-type="float">
            <text:p>0,8995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19663" calcext:value-type="float">
            <text:p>3,196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8448" calcext:value-type="float">
            <text:p>0,884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00328" calcext:value-type="float">
            <text:p>0,9003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5297" calcext:value-type="float">
            <text:p>3,252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9222" calcext:value-type="float">
            <text:p>0,8992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4826" calcext:value-type="float">
            <text:p>0,8948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2303" calcext:value-type="float">
            <text:p>3,223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46191" calcext:value-type="float">
            <text:p>0,8461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48554" calcext:value-type="float">
            <text:p>0,8485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18266" calcext:value-type="float">
            <text:p>3,182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6414" calcext:value-type="float">
            <text:p>0,8964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6293" calcext:value-type="float">
            <text:p>0,8962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6507" calcext:value-type="float">
            <text:p>3,265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7445" calcext:value-type="float">
            <text:p>0,8974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0343" calcext:value-type="float">
            <text:p>0,8903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1489" calcext:value-type="float">
            <text:p>3,214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6043" calcext:value-type="float">
            <text:p>0,8960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14072" calcext:value-type="float">
            <text:p>0,9140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6818" calcext:value-type="float">
            <text:p>3,268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921" calcext:value-type="float">
            <text:p>0,899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35859" calcext:value-type="float">
            <text:p>0,8358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472" calcext:value-type="float">
            <text:p>3,24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8376" calcext:value-type="float">
            <text:p>0,8983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49892" calcext:value-type="float">
            <text:p>0,8498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5543" calcext:value-type="float">
            <text:p>3,255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84783" calcext:value-type="float">
            <text:p>0,8847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81797" calcext:value-type="float">
            <text:p>0,8817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3974" calcext:value-type="float">
            <text:p>3,239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18978" calcext:value-type="float">
            <text:p>0,8189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41127" calcext:value-type="float">
            <text:p>0,8411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7067" calcext:value-type="float">
            <text:p>3,270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34499" calcext:value-type="float">
            <text:p>0,8344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50734" calcext:value-type="float">
            <text:p>0,8507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2401" calcext:value-type="float">
            <text:p>3,224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2883" calcext:value-type="float">
            <text:p>0,828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43631" calcext:value-type="float">
            <text:p>0,8436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445" calcext:value-type="float">
            <text:p>3,24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23571" calcext:value-type="float">
            <text:p>0,8235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51242" calcext:value-type="float">
            <text:p>0,8512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8512" calcext:value-type="float">
            <text:p>3,285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44663" calcext:value-type="float">
            <text:p>0,8446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05436" calcext:value-type="float">
            <text:p>0,9054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386" calcext:value-type="float">
            <text:p>3,23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40392" calcext:value-type="float">
            <text:p>0,8403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7239" calcext:value-type="float">
            <text:p>0,8972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18141" calcext:value-type="float">
            <text:p>3,181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40785" calcext:value-type="float">
            <text:p>0,8407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7786" calcext:value-type="float">
            <text:p>0,8977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0991" calcext:value-type="float">
            <text:p>3,209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37762" calcext:value-type="float">
            <text:p>0,8377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53483" calcext:value-type="float">
            <text:p>0,8534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18846" calcext:value-type="float">
            <text:p>3,188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8826" calcext:value-type="float">
            <text:p>0,8988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8557" calcext:value-type="float">
            <text:p>0,8985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737" calcext:value-type="float">
            <text:p>3,27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11162" calcext:value-type="float">
            <text:p>0,9111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8967" calcext:value-type="float">
            <text:p>0,889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0959" calcext:value-type="float">
            <text:p>3,209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01042" calcext:value-type="float">
            <text:p>0,9010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89555" calcext:value-type="float">
            <text:p>0,8895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4013" calcext:value-type="float">
            <text:p>3,240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8922" calcext:value-type="float">
            <text:p>0,889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26867" calcext:value-type="float">
            <text:p>0,9268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38315" calcext:value-type="float">
            <text:p>3,383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0185" calcext:value-type="float">
            <text:p>0,901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04774" calcext:value-type="float">
            <text:p>0,9047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5553" calcext:value-type="float">
            <text:p>3,255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39198" calcext:value-type="float">
            <text:p>0,8391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51816" calcext:value-type="float">
            <text:p>0,8518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5697" calcext:value-type="float">
            <text:p>3,256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31084" calcext:value-type="float">
            <text:p>0,8310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41268" calcext:value-type="float">
            <text:p>0,8412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9089" calcext:value-type="float">
            <text:p>3,290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4219" calcext:value-type="float">
            <text:p>0,842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4778" calcext:value-type="float">
            <text:p>0,8947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5715" calcext:value-type="float">
            <text:p>3,257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27733" calcext:value-type="float">
            <text:p>0,8277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3591" calcext:value-type="float">
            <text:p>0,8935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2566" calcext:value-type="float">
            <text:p>3,225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29022" calcext:value-type="float">
            <text:p>0,8290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14118" calcext:value-type="float">
            <text:p>0,9141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19433" calcext:value-type="float">
            <text:p>3,194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1301" calcext:value-type="float">
            <text:p>0,8913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01987" calcext:value-type="float">
            <text:p>0,9019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18041" calcext:value-type="float">
            <text:p>3,180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2344" calcext:value-type="float">
            <text:p>0,8923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8817" calcext:value-type="float">
            <text:p>0,8988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2182" calcext:value-type="float">
            <text:p>3,221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49517" calcext:value-type="float">
            <text:p>0,8495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39998" calcext:value-type="float">
            <text:p>0,8399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0098" calcext:value-type="float">
            <text:p>3,200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85673" calcext:value-type="float">
            <text:p>0,8856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6703" calcext:value-type="float">
            <text:p>0,8967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5262" calcext:value-type="float">
            <text:p>3,252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4681" calcext:value-type="float">
            <text:p>0,8946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3014" calcext:value-type="float">
            <text:p>0,8930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1964" calcext:value-type="float">
            <text:p>3,219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40403" calcext:value-type="float">
            <text:p>0,8404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78495" calcext:value-type="float">
            <text:p>0,8784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1798" calcext:value-type="float">
            <text:p>3,217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74331" calcext:value-type="float">
            <text:p>0,8743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28487" calcext:value-type="float">
            <text:p>0,9284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1" calcext:value-type="float">
            <text:p>0,0000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55087" calcext:value-type="float">
            <text:p>3,550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60909" calcext:value-type="float">
            <text:p>0,9609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5368" calcext:value-type="float">
            <text:p>0,953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3296" calcext:value-type="float">
            <text:p>3,32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59719" calcext:value-type="float">
            <text:p>0,8597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65651" calcext:value-type="float">
            <text:p>0,8656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33719" calcext:value-type="float">
            <text:p>3,337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52564" calcext:value-type="float">
            <text:p>0,8525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80656" calcext:value-type="float">
            <text:p>0,8806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48074" calcext:value-type="float">
            <text:p>3,480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51103" calcext:value-type="float">
            <text:p>0,8511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26269" calcext:value-type="float">
            <text:p>0,9262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33974" calcext:value-type="float">
            <text:p>3,339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80226" calcext:value-type="float">
            <text:p>0,8802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11425" calcext:value-type="float">
            <text:p>0,9114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7461" calcext:value-type="float">
            <text:p>3,274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8741" calcext:value-type="float">
            <text:p>0,8987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26837" calcext:value-type="float">
            <text:p>0,9268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30407" calcext:value-type="float">
            <text:p>3,304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18604" calcext:value-type="float">
            <text:p>0,9186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31049" calcext:value-type="float">
            <text:p>0,9310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41693" calcext:value-type="float">
            <text:p>3,416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36123" calcext:value-type="float">
            <text:p>0,9361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27437" calcext:value-type="float">
            <text:p>0,9274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9849" calcext:value-type="float">
            <text:p>3,298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30057" calcext:value-type="float">
            <text:p>0,9300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05422" calcext:value-type="float">
            <text:p>0,9054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39791" calcext:value-type="float">
            <text:p>3,397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0047" calcext:value-type="float">
            <text:p>0,900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79561" calcext:value-type="float">
            <text:p>0,8795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52444" calcext:value-type="float">
            <text:p>3,524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10066" calcext:value-type="float">
            <text:p>1,100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5254" calcext:value-type="float">
            <text:p>0,952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63336" calcext:value-type="float">
            <text:p>3,633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65712" calcext:value-type="float">
            <text:p>0,8657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58174" calcext:value-type="float">
            <text:p>0,9581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30146" calcext:value-type="float">
            <text:p>3,301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7633" calcext:value-type="float">
            <text:p>0,876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18519" calcext:value-type="float">
            <text:p>0,9185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9827" calcext:value-type="float">
            <text:p>3,298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78731" calcext:value-type="float">
            <text:p>0,8787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14923" calcext:value-type="float">
            <text:p>0,9149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8961" calcext:value-type="float">
            <text:p>3,289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3503" calcext:value-type="float">
            <text:p>0,8935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34911" calcext:value-type="float">
            <text:p>0,9349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7339" calcext:value-type="float">
            <text:p>3,273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17513" calcext:value-type="float">
            <text:p>0,9175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32843" calcext:value-type="float">
            <text:p>0,9328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31676" calcext:value-type="float">
            <text:p>3,316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86703" calcext:value-type="float">
            <text:p>0,8867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37782" calcext:value-type="float">
            <text:p>0,9377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33122" calcext:value-type="float">
            <text:p>3,331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1476" calcext:value-type="float">
            <text:p>0,914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49949" calcext:value-type="float">
            <text:p>0,8499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32176" calcext:value-type="float">
            <text:p>3,321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19565" calcext:value-type="float">
            <text:p>0,9195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84719" calcext:value-type="float">
            <text:p>0,8847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31728" calcext:value-type="float">
            <text:p>3,317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35936" calcext:value-type="float">
            <text:p>0,8359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71353" calcext:value-type="float">
            <text:p>0,8713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8261" calcext:value-type="float">
            <text:p>3,282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68825" calcext:value-type="float">
            <text:p>0,8688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03231" calcext:value-type="float">
            <text:p>0,9032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36473" calcext:value-type="float">
            <text:p>3,364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58433" calcext:value-type="float">
            <text:p>0,8584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14426" calcext:value-type="float">
            <text:p>0,9144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861" calcext:value-type="float">
            <text:p>3,28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75407" calcext:value-type="float">
            <text:p>0,8754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23748" calcext:value-type="float">
            <text:p>0,9237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7809" calcext:value-type="float">
            <text:p>3,278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09414" calcext:value-type="float">
            <text:p>0,9094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0532" calcext:value-type="float">
            <text:p>0,905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32519" calcext:value-type="float">
            <text:p>3,325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7175" calcext:value-type="float">
            <text:p>0,8971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30903" calcext:value-type="float">
            <text:p>0,9309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8639" calcext:value-type="float">
            <text:p>3,286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03947" calcext:value-type="float">
            <text:p>0,9039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17468" calcext:value-type="float">
            <text:p>0,9174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30658" calcext:value-type="float">
            <text:p>3,306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14319" calcext:value-type="float">
            <text:p>0,9143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23554" calcext:value-type="float">
            <text:p>0,9235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3435" calcext:value-type="float">
            <text:p>3,34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1299" calcext:value-type="float">
            <text:p>0,912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79001" calcext:value-type="float">
            <text:p>0,8790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30893" calcext:value-type="float">
            <text:p>3,308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32148" calcext:value-type="float">
            <text:p>0,9321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7441" calcext:value-type="float">
            <text:p>0,874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30634" calcext:value-type="float">
            <text:p>3,306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56995" calcext:value-type="float">
            <text:p>0,8569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61554" calcext:value-type="float">
            <text:p>0,8615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36154" calcext:value-type="float">
            <text:p>3,361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59229" calcext:value-type="float">
            <text:p>0,8592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66729" calcext:value-type="float">
            <text:p>0,8667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44429" calcext:value-type="float">
            <text:p>3,444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46361" calcext:value-type="float">
            <text:p>0,8463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10921" calcext:value-type="float">
            <text:p>0,9109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30614" calcext:value-type="float">
            <text:p>3,306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038" calcext:value-type="float">
            <text:p>0,90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7945" calcext:value-type="float">
            <text:p>0,8979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1" calcext:value-type="float">
            <text:p>0,0000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30231" calcext:value-type="float">
            <text:p>3,302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16991" calcext:value-type="float">
            <text:p>0,9169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23576" calcext:value-type="float">
            <text:p>0,9235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31968" calcext:value-type="float">
            <text:p>3,319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36237" calcext:value-type="float">
            <text:p>0,8362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80961" calcext:value-type="float">
            <text:p>0,8809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31177" calcext:value-type="float">
            <text:p>3,311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08962" calcext:value-type="float">
            <text:p>0,9089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14824" calcext:value-type="float">
            <text:p>0,9148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34174" calcext:value-type="float">
            <text:p>3,341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22347" calcext:value-type="float">
            <text:p>0,9223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37372" calcext:value-type="float">
            <text:p>0,9373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39466" calcext:value-type="float">
            <text:p>3,394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24023" calcext:value-type="float">
            <text:p>0,9240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69915" calcext:value-type="float">
            <text:p>0,8699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35009" calcext:value-type="float">
            <text:p>3,350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41108" calcext:value-type="float">
            <text:p>0,9411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6731" calcext:value-type="float">
            <text:p>0,867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31895" calcext:value-type="float">
            <text:p>3,318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58513" calcext:value-type="float">
            <text:p>0,8585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74498" calcext:value-type="float">
            <text:p>0,8744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3242" calcext:value-type="float">
            <text:p>3,32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21631" calcext:value-type="float">
            <text:p>0,8216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6716" calcext:value-type="float">
            <text:p>0,8967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57325" calcext:value-type="float">
            <text:p>3,573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07971" calcext:value-type="float">
            <text:p>0,9079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50896" calcext:value-type="float">
            <text:p>0,9508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3209" calcext:value-type="float">
            <text:p>3,32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22889" calcext:value-type="float">
            <text:p>0,9228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2484" calcext:value-type="float">
            <text:p>0,8924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31025" calcext:value-type="float">
            <text:p>3,310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0376" calcext:value-type="float">
            <text:p>0,903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19433" calcext:value-type="float">
            <text:p>0,9194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955" calcext:value-type="float">
            <text:p>3,29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20372" calcext:value-type="float">
            <text:p>0,9203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00373" calcext:value-type="float">
            <text:p>0,9003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36451" calcext:value-type="float">
            <text:p>3,364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08464" calcext:value-type="float">
            <text:p>0,9084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81882" calcext:value-type="float">
            <text:p>0,9818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37028" calcext:value-type="float">
            <text:p>3,370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5275" calcext:value-type="float">
            <text:p>0,8952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78082" calcext:value-type="float">
            <text:p>0,8780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6" calcext:value-type="float">
            <text:p>0,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9727" calcext:value-type="float">
            <text:p>3,297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54479" calcext:value-type="float">
            <text:p>0,9544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63714" calcext:value-type="float">
            <text:p>0,8637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6" calcext:value-type="float">
            <text:p>0,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35404" calcext:value-type="float">
            <text:p>3,354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47164" calcext:value-type="float">
            <text:p>0,8471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70434" calcext:value-type="float">
            <text:p>0,8704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3347" calcext:value-type="float">
            <text:p>3,33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40119" calcext:value-type="float">
            <text:p>0,8401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01405" calcext:value-type="float">
            <text:p>0,9014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41889" calcext:value-type="float">
            <text:p>3,418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66373" calcext:value-type="float">
            <text:p>0,8663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8382" calcext:value-type="float">
            <text:p>0,8983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30956" calcext:value-type="float">
            <text:p>3,309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5217" calcext:value-type="float">
            <text:p>0,8952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31095" calcext:value-type="float">
            <text:p>0,9310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7402" calcext:value-type="float">
            <text:p>3,274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34339" calcext:value-type="float">
            <text:p>0,9343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26795" calcext:value-type="float">
            <text:p>0,9267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8947" calcext:value-type="float">
            <text:p>3,289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09648" calcext:value-type="float">
            <text:p>0,9096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07292" calcext:value-type="float">
            <text:p>0,9072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30534" calcext:value-type="float">
            <text:p>3,305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11106" calcext:value-type="float">
            <text:p>0,9111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25084" calcext:value-type="float">
            <text:p>0,9250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8843" calcext:value-type="float">
            <text:p>3,288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31083" calcext:value-type="float">
            <text:p>0,9310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45748" calcext:value-type="float">
            <text:p>0,9457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38035" calcext:value-type="float">
            <text:p>3,380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46654" calcext:value-type="float">
            <text:p>0,9466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69288" calcext:value-type="float">
            <text:p>0,8692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33753" calcext:value-type="float">
            <text:p>3,337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64863" calcext:value-type="float">
            <text:p>0,8648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2422" calcext:value-type="float">
            <text:p>0,824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9716" calcext:value-type="float">
            <text:p>3,297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47743" calcext:value-type="float">
            <text:p>0,8477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5262" calcext:value-type="float">
            <text:p>0,8952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32119" calcext:value-type="float">
            <text:p>3,321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74482" calcext:value-type="float">
            <text:p>0,8744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0034" calcext:value-type="float">
            <text:p>0,8900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56305" calcext:value-type="float">
            <text:p>3,563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33815" calcext:value-type="float">
            <text:p>0,9338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2763" calcext:value-type="float">
            <text:p>0,8927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1459" calcext:value-type="float">
            <text:p>3,214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00089" calcext:value-type="float">
            <text:p>0,9000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08983" calcext:value-type="float">
            <text:p>0,9089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3.21315" calcext:value-type="float">
            <text:p>3,213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14961" calcext:value-type="float">
            <text:p>0,9149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7139" calcext:value-type="float">
            <text:p>0,8971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3.99461" calcext:value-type="float">
            <text:p>3,994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274" calcext:value-type="float">
            <text:p>1,02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54" calcext:value-type="float">
            <text:p>1,05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01944" calcext:value-type="float">
            <text:p>4,019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2297" calcext:value-type="float">
            <text:p>1,022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3786" calcext:value-type="float">
            <text:p>1,037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6" calcext:value-type="float">
            <text:p>0,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38978" calcext:value-type="float">
            <text:p>4,389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6954" calcext:value-type="float">
            <text:p>1,169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1387" calcext:value-type="float">
            <text:p>1,113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30494" calcext:value-type="float">
            <text:p>4,304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989093" calcext:value-type="float">
            <text:p>0,9890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7336" calcext:value-type="float">
            <text:p>1,073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0481" calcext:value-type="float">
            <text:p>4,104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018" calcext:value-type="float">
            <text:p>1,00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4994" calcext:value-type="float">
            <text:p>1,049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05997" calcext:value-type="float">
            <text:p>4,059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0504" calcext:value-type="float">
            <text:p>1,005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998673" calcext:value-type="float">
            <text:p>0,9986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08153" calcext:value-type="float">
            <text:p>4,081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4184" calcext:value-type="float">
            <text:p>1,041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644" calcext:value-type="float">
            <text:p>1,056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09622" calcext:value-type="float">
            <text:p>4,096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685" calcext:value-type="float">
            <text:p>1,056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999566" calcext:value-type="float">
            <text:p>0,9995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07994" calcext:value-type="float">
            <text:p>4,079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991262" calcext:value-type="float">
            <text:p>0,9912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051" calcext:value-type="float">
            <text:p>1,00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4" calcext:value-type="float">
            <text:p>4,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965944" calcext:value-type="float">
            <text:p>0,9659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2657" calcext:value-type="float">
            <text:p>1,026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09032" calcext:value-type="float">
            <text:p>4,090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4903" calcext:value-type="float">
            <text:p>1,049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4411" calcext:value-type="float">
            <text:p>1,044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08642" calcext:value-type="float">
            <text:p>4,086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2477" calcext:value-type="float">
            <text:p>1,024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6534" calcext:value-type="float">
            <text:p>1,065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08195" calcext:value-type="float">
            <text:p>4,081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707" calcext:value-type="float">
            <text:p>1,057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9975" calcext:value-type="float">
            <text:p>1,099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5773" calcext:value-type="float">
            <text:p>4,157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015" calcext:value-type="float">
            <text:p>1,050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1043" calcext:value-type="float">
            <text:p>1,010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09824" calcext:value-type="float">
            <text:p>4,098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0952" calcext:value-type="float">
            <text:p>1,009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0808" calcext:value-type="float">
            <text:p>1,008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06368" calcext:value-type="float">
            <text:p>4,063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989477" calcext:value-type="float">
            <text:p>0,9894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2704" calcext:value-type="float">
            <text:p>1,027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1" calcext:value-type="float">
            <text:p>0,0000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1683" calcext:value-type="float">
            <text:p>4,116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0604" calcext:value-type="float">
            <text:p>1,006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6536" calcext:value-type="float">
            <text:p>1,065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03786" calcext:value-type="float">
            <text:p>4,037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673" calcext:value-type="float">
            <text:p>1,056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194" calcext:value-type="float">
            <text:p>1,051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2599" calcext:value-type="float">
            <text:p>4,125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4564" calcext:value-type="float">
            <text:p>1,045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176" calcext:value-type="float">
            <text:p>1,051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09947" calcext:value-type="float">
            <text:p>4,099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4114" calcext:value-type="float">
            <text:p>1,041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997952" calcext:value-type="float">
            <text:p>0,9979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2867" calcext:value-type="float">
            <text:p>4,128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992526" calcext:value-type="float">
            <text:p>0,9925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1033" calcext:value-type="float">
            <text:p>1,010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2168" calcext:value-type="float">
            <text:p>4,121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994102" calcext:value-type="float">
            <text:p>0,9941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2777" calcext:value-type="float">
            <text:p>1,027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1835" calcext:value-type="float">
            <text:p>4,118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4842" calcext:value-type="float">
            <text:p>1,048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404" calcext:value-type="float">
            <text:p>1,054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06918" calcext:value-type="float">
            <text:p>4,069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355" calcext:value-type="float">
            <text:p>1,03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611" calcext:value-type="float">
            <text:p>1,056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08466" calcext:value-type="float">
            <text:p>4,084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993311" calcext:value-type="float">
            <text:p>0,9933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0234" calcext:value-type="float">
            <text:p>1,002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4756" calcext:value-type="float">
            <text:p>4,147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4956" calcext:value-type="float">
            <text:p>1,049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1744" calcext:value-type="float">
            <text:p>1,017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09036" calcext:value-type="float">
            <text:p>4,090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0616" calcext:value-type="float">
            <text:p>1,006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998065" calcext:value-type="float">
            <text:p>0,9980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07806" calcext:value-type="float">
            <text:p>4,078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974075" calcext:value-type="float">
            <text:p>0,9740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4338" calcext:value-type="float">
            <text:p>1,043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0244" calcext:value-type="float">
            <text:p>4,102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2405" calcext:value-type="float">
            <text:p>1,024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561" calcext:value-type="float">
            <text:p>1,055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2" calcext:value-type="float">
            <text:p>0,0001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08793" calcext:value-type="float">
            <text:p>4,087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991869" calcext:value-type="float">
            <text:p>0,9918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999029" calcext:value-type="float">
            <text:p>0,9990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07415" calcext:value-type="float">
            <text:p>4,074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4074" calcext:value-type="float">
            <text:p>1,040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974" calcext:value-type="float">
            <text:p>1,059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2303" calcext:value-type="float">
            <text:p>4,123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4702" calcext:value-type="float">
            <text:p>1,047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141" calcext:value-type="float">
            <text:p>1,01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09663" calcext:value-type="float">
            <text:p>4,096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998855" calcext:value-type="float">
            <text:p>0,9988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0082" calcext:value-type="float">
            <text:p>1,000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321" calcext:value-type="float">
            <text:p>4,13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977513" calcext:value-type="float">
            <text:p>0,9775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8944" calcext:value-type="float">
            <text:p>1,089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6888" calcext:value-type="float">
            <text:p>4,168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1599" calcext:value-type="float">
            <text:p>1,015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6033" calcext:value-type="float">
            <text:p>1,060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0054" calcext:value-type="float">
            <text:p>4,100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6412" calcext:value-type="float">
            <text:p>1,064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769" calcext:value-type="float">
            <text:p>1,057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1236" calcext:value-type="float">
            <text:p>4,112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4742" calcext:value-type="float">
            <text:p>1,047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6509" calcext:value-type="float">
            <text:p>1,065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1715" calcext:value-type="float">
            <text:p>4,117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3914" calcext:value-type="float">
            <text:p>1,039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0841" calcext:value-type="float">
            <text:p>1,008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2952" calcext:value-type="float">
            <text:p>4,129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167" calcext:value-type="float">
            <text:p>1,01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99988" calcext:value-type="float">
            <text:p>0,999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0045" calcext:value-type="float">
            <text:p>4,100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994869" calcext:value-type="float">
            <text:p>0,9948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256" calcext:value-type="float">
            <text:p>1,052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25312" calcext:value-type="float">
            <text:p>4,253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2658" calcext:value-type="float">
            <text:p>1,026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6584" calcext:value-type="float">
            <text:p>1,065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03965" calcext:value-type="float">
            <text:p>4,039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988429" calcext:value-type="float">
            <text:p>0,9884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1335" calcext:value-type="float">
            <text:p>1,013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0792" calcext:value-type="float">
            <text:p>4,107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4512" calcext:value-type="float">
            <text:p>1,045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568" calcext:value-type="float">
            <text:p>1,055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0732" calcext:value-type="float">
            <text:p>4,07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4345" calcext:value-type="float">
            <text:p>1,043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0686" calcext:value-type="float">
            <text:p>1,006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5554" calcext:value-type="float">
            <text:p>4,155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0802" calcext:value-type="float">
            <text:p>1,008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0468" calcext:value-type="float">
            <text:p>1,004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3819" calcext:value-type="float">
            <text:p>4,138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980631" calcext:value-type="float">
            <text:p>0,9806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6754" calcext:value-type="float">
            <text:p>1,067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7892" calcext:value-type="float">
            <text:p>4,178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3912" calcext:value-type="float">
            <text:p>1,039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6889" calcext:value-type="float">
            <text:p>1,068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448" calcext:value-type="float">
            <text:p>4,14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6273" calcext:value-type="float">
            <text:p>1,062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4568" calcext:value-type="float">
            <text:p>1,045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4062" calcext:value-type="float">
            <text:p>4,140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3027" calcext:value-type="float">
            <text:p>1,030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508" calcext:value-type="float">
            <text:p>1,055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0299" calcext:value-type="float">
            <text:p>4,102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7082" calcext:value-type="float">
            <text:p>1,070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0111" calcext:value-type="float">
            <text:p>1,001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1799" calcext:value-type="float">
            <text:p>4,117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994303" calcext:value-type="float">
            <text:p>0,9943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1822" calcext:value-type="float">
            <text:p>1,018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26085" calcext:value-type="float">
            <text:p>4,260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985374" calcext:value-type="float">
            <text:p>0,9853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1087" calcext:value-type="float">
            <text:p>1,010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05198" calcext:value-type="float">
            <text:p>4,051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7196" calcext:value-type="float">
            <text:p>1,071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4708" calcext:value-type="float">
            <text:p>1,047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08235" calcext:value-type="float">
            <text:p>4,082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4833" calcext:value-type="float">
            <text:p>1,048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1483" calcext:value-type="float">
            <text:p>1,114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4371" calcext:value-type="float">
            <text:p>4,43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9599" calcext:value-type="float">
            <text:p>1,095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8665" calcext:value-type="float">
            <text:p>1,086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24946" calcext:value-type="float">
            <text:p>4,249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098" calcext:value-type="float">
            <text:p>1,00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0299" calcext:value-type="float">
            <text:p>1,002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52272" calcext:value-type="float">
            <text:p>4,522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3508" calcext:value-type="float">
            <text:p>1,035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0226" calcext:value-type="float">
            <text:p>1,102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08136" calcext:value-type="float">
            <text:p>4,081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3663" calcext:value-type="float">
            <text:p>1,036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6015" calcext:value-type="float">
            <text:p>1,060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05751" calcext:value-type="float">
            <text:p>4,057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2551" calcext:value-type="float">
            <text:p>1,025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0727" calcext:value-type="float">
            <text:p>1,007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4938" calcext:value-type="float">
            <text:p>4,149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3806" calcext:value-type="float">
            <text:p>1,038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0325" calcext:value-type="float">
            <text:p>1,003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3042" calcext:value-type="float">
            <text:p>4,130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3222" calcext:value-type="float">
            <text:p>1,032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2408" calcext:value-type="float">
            <text:p>1,024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1481" calcext:value-type="float">
            <text:p>4,114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98436" calcext:value-type="float">
            <text:p>0,984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1153" calcext:value-type="float">
            <text:p>1,011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21911" calcext:value-type="float">
            <text:p>4,219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9992" calcext:value-type="float">
            <text:p>0,99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731" calcext:value-type="float">
            <text:p>1,07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05003" calcext:value-type="float">
            <text:p>4,050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3412" calcext:value-type="float">
            <text:p>1,034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6358" calcext:value-type="float">
            <text:p>1,063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05679" calcext:value-type="float">
            <text:p>4,056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621" calcext:value-type="float">
            <text:p>1,056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4475" calcext:value-type="float">
            <text:p>1,044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1314" calcext:value-type="float">
            <text:p>4,113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4957" calcext:value-type="float">
            <text:p>1,049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224" calcext:value-type="float">
            <text:p>1,02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1655" calcext:value-type="float">
            <text:p>4,116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4988" calcext:value-type="float">
            <text:p>1,049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0945" calcext:value-type="float">
            <text:p>1,009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1362" calcext:value-type="float">
            <text:p>4,113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972701" calcext:value-type="float">
            <text:p>0,9727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327" calcext:value-type="float">
            <text:p>1,03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0136" calcext:value-type="float">
            <text:p>4,101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99062" calcext:value-type="float">
            <text:p>0,990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9969" calcext:value-type="float">
            <text:p>0,99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1877" calcext:value-type="float">
            <text:p>4,118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8735" calcext:value-type="float">
            <text:p>1,087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7426" calcext:value-type="float">
            <text:p>1,074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06247" calcext:value-type="float">
            <text:p>4,062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3748" calcext:value-type="float">
            <text:p>1,037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314" calcext:value-type="float">
            <text:p>1,053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289" calcext:value-type="float">
            <text:p>4,12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022" calcext:value-type="float">
            <text:p>1,050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3385" calcext:value-type="float">
            <text:p>1,033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3612" calcext:value-type="float">
            <text:p>4,136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6527" calcext:value-type="float">
            <text:p>1,065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17" calcext:value-type="float">
            <text:p>1,0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6" calcext:value-type="float">
            <text:p>0,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1054" calcext:value-type="float">
            <text:p>4,110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999608" calcext:value-type="float">
            <text:p>0,9996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1471" calcext:value-type="float">
            <text:p>1,014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4917" calcext:value-type="float">
            <text:p>4,149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984883" calcext:value-type="float">
            <text:p>0,9848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804" calcext:value-type="float">
            <text:p>1,058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06261" calcext:value-type="float">
            <text:p>4,062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2829" calcext:value-type="float">
            <text:p>1,028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61" calcext:value-type="float">
            <text:p>1,05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0396" calcext:value-type="float">
            <text:p>4,103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509" calcext:value-type="float">
            <text:p>1,055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4882" calcext:value-type="float">
            <text:p>1,048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20639" calcext:value-type="float">
            <text:p>4,206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4356" calcext:value-type="float">
            <text:p>1,143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1537" calcext:value-type="float">
            <text:p>1,115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1886" calcext:value-type="float">
            <text:p>4,118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995367" calcext:value-type="float">
            <text:p>0,9953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4795" calcext:value-type="float">
            <text:p>1,047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06381" calcext:value-type="float">
            <text:p>4,063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993647" calcext:value-type="float">
            <text:p>0,9936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0469" calcext:value-type="float">
            <text:p>1,104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1261" calcext:value-type="float">
            <text:p>4,112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7099" calcext:value-type="float">
            <text:p>1,070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896" calcext:value-type="float">
            <text:p>1,058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07187" calcext:value-type="float">
            <text:p>4,071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4663" calcext:value-type="float">
            <text:p>1,046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9523" calcext:value-type="float">
            <text:p>1,095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08145" calcext:value-type="float">
            <text:p>4,081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4534" calcext:value-type="float">
            <text:p>1,045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7382" calcext:value-type="float">
            <text:p>1,073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09842" calcext:value-type="float">
            <text:p>4,098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162" calcext:value-type="float">
            <text:p>1,051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993352" calcext:value-type="float">
            <text:p>0,9933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0903" calcext:value-type="float">
            <text:p>4,09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975579" calcext:value-type="float">
            <text:p>0,9755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2375" calcext:value-type="float">
            <text:p>1,023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156" calcext:value-type="float">
            <text:p>4,11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98931" calcext:value-type="float">
            <text:p>0,989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99" calcext:value-type="float">
            <text:p>1,05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26523" calcext:value-type="float">
            <text:p>4,265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2532" calcext:value-type="float">
            <text:p>1,025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7689" calcext:value-type="float">
            <text:p>1,076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06489" calcext:value-type="float">
            <text:p>4,064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4538" calcext:value-type="float">
            <text:p>1,045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701" calcext:value-type="float">
            <text:p>1,057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5422" calcext:value-type="float">
            <text:p>4,154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124" calcext:value-type="float">
            <text:p>1,051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781" calcext:value-type="float">
            <text:p>1,07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4" calcext:value-type="float">
            <text:p>0,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2785" calcext:value-type="float">
            <text:p>4,127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4559" calcext:value-type="float">
            <text:p>1,045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0295" calcext:value-type="float">
            <text:p>1,002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1265" calcext:value-type="float">
            <text:p>4,112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994815" calcext:value-type="float">
            <text:p>0,9948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0651" calcext:value-type="float">
            <text:p>1,006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25179" calcext:value-type="float">
            <text:p>4,251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990841" calcext:value-type="float">
            <text:p>0,9908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6071" calcext:value-type="float">
            <text:p>1,060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08197" calcext:value-type="float">
            <text:p>4,081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3993" calcext:value-type="float">
            <text:p>1,039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346" calcext:value-type="float">
            <text:p>1,053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09034" calcext:value-type="float">
            <text:p>4,090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4782" calcext:value-type="float">
            <text:p>1,047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612" calcext:value-type="float">
            <text:p>1,06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3117" calcext:value-type="float">
            <text:p>4,131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3752" calcext:value-type="float">
            <text:p>1,037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811" calcext:value-type="float">
            <text:p>1,058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3598" calcext:value-type="float">
            <text:p>4,135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992965" calcext:value-type="float">
            <text:p>0,9929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1705" calcext:value-type="float">
            <text:p>1,017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3009" calcext:value-type="float">
            <text:p>4,130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990082" calcext:value-type="float">
            <text:p>0,9900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984943" calcext:value-type="float">
            <text:p>0,9849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5345" calcext:value-type="float">
            <text:p>4,153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976858" calcext:value-type="float">
            <text:p>0,9768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6861" calcext:value-type="float">
            <text:p>1,068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2236" calcext:value-type="float">
            <text:p>4,122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054" calcext:value-type="float">
            <text:p>1,050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6115" calcext:value-type="float">
            <text:p>1,061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10562" calcext:value-type="float">
            <text:p>4,105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4885" calcext:value-type="float">
            <text:p>1,048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001" calcext:value-type="float">
            <text:p>1,050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90011" calcext:value-type="float">
            <text:p>4,900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1938" calcext:value-type="float">
            <text:p>1,119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4622" calcext:value-type="float">
            <text:p>1,146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6863" calcext:value-type="float">
            <text:p>4,868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1392" calcext:value-type="float">
            <text:p>1,113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2599" calcext:value-type="float">
            <text:p>1,125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99535" calcext:value-type="float">
            <text:p>4,995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1605" calcext:value-type="float">
            <text:p>1,116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941" calcext:value-type="float">
            <text:p>1,19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75154" calcext:value-type="float">
            <text:p>4,751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6433" calcext:value-type="float">
            <text:p>1,164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7855" calcext:value-type="float">
            <text:p>1,178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9526" calcext:value-type="float">
            <text:p>4,895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6955" calcext:value-type="float">
            <text:p>1,169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9972" calcext:value-type="float">
            <text:p>1,199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00178" calcext:value-type="float">
            <text:p>5,001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2156" calcext:value-type="float">
            <text:p>1,321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21655" calcext:value-type="float">
            <text:p>1,216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39861" calcext:value-type="float">
            <text:p>5,398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27175" calcext:value-type="float">
            <text:p>1,271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22428" calcext:value-type="float">
            <text:p>1,224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4136" calcext:value-type="float">
            <text:p>4,841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746" calcext:value-type="float">
            <text:p>1,17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978" calcext:value-type="float">
            <text:p>1,19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5303" calcext:value-type="float">
            <text:p>4,853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9299" calcext:value-type="float">
            <text:p>1,192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5726" calcext:value-type="float">
            <text:p>1,157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90442" calcext:value-type="float">
            <text:p>4,904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0932" calcext:value-type="float">
            <text:p>1,109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2555" calcext:value-type="float">
            <text:p>1,125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75734" calcext:value-type="float">
            <text:p>4,757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8818" calcext:value-type="float">
            <text:p>1,088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7679" calcext:value-type="float">
            <text:p>1,176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70142" calcext:value-type="float">
            <text:p>4,701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5927" calcext:value-type="float">
            <text:p>1,159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8838" calcext:value-type="float">
            <text:p>1,188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5329" calcext:value-type="float">
            <text:p>4,853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6409" calcext:value-type="float">
            <text:p>1,164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22046" calcext:value-type="float">
            <text:p>1,220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9624" calcext:value-type="float">
            <text:p>4,896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7796" calcext:value-type="float">
            <text:p>1,177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3882" calcext:value-type="float">
            <text:p>1,138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75142" calcext:value-type="float">
            <text:p>4,751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8459" calcext:value-type="float">
            <text:p>1,084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4036" calcext:value-type="float">
            <text:p>1,140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0192" calcext:value-type="float">
            <text:p>4,801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0694" calcext:value-type="float">
            <text:p>1,106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6741" calcext:value-type="float">
            <text:p>1,167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66248" calcext:value-type="float">
            <text:p>4,662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0103" calcext:value-type="float">
            <text:p>1,101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9468" calcext:value-type="float">
            <text:p>1,094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732" calcext:value-type="float">
            <text:p>4,7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5684" calcext:value-type="float">
            <text:p>1,156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2149" calcext:value-type="float">
            <text:p>1,21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69012" calcext:value-type="float">
            <text:p>4,690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4022" calcext:value-type="float">
            <text:p>1,140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0619" calcext:value-type="float">
            <text:p>1,106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059" calcext:value-type="float">
            <text:p>4,80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8012" calcext:value-type="float">
            <text:p>1,080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0632" calcext:value-type="float">
            <text:p>1,106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70092" calcext:value-type="float">
            <text:p>4,700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72" calcext:value-type="float">
            <text:p>1,0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69" calcext:value-type="float">
            <text:p>1,1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69445" calcext:value-type="float">
            <text:p>4,694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5843" calcext:value-type="float">
            <text:p>1,158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7246" calcext:value-type="float">
            <text:p>1,172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69116" calcext:value-type="float">
            <text:p>4,691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54" calcext:value-type="float">
            <text:p>1,1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21175" calcext:value-type="float">
            <text:p>1,211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73914" calcext:value-type="float">
            <text:p>4,739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4739" calcext:value-type="float">
            <text:p>1,147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5309" calcext:value-type="float">
            <text:p>1,153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6994" calcext:value-type="float">
            <text:p>4,69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7736" calcext:value-type="float">
            <text:p>1,077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3418" calcext:value-type="float">
            <text:p>1,134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1062" calcext:value-type="float">
            <text:p>4,810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828" calcext:value-type="float">
            <text:p>1,08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8711" calcext:value-type="float">
            <text:p>1,187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68785" calcext:value-type="float">
            <text:p>4,687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5102" calcext:value-type="float">
            <text:p>1,151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7616" calcext:value-type="float">
            <text:p>1,176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66945" calcext:value-type="float">
            <text:p>4,669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9484" calcext:value-type="float">
            <text:p>1,094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0042" calcext:value-type="float">
            <text:p>1,100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72105" calcext:value-type="float">
            <text:p>4,721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5053" calcext:value-type="float">
            <text:p>1,150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8635" calcext:value-type="float">
            <text:p>1,186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77757" calcext:value-type="float">
            <text:p>4,777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3173" calcext:value-type="float">
            <text:p>1,131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0227" calcext:value-type="float">
            <text:p>1,102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3804" calcext:value-type="float">
            <text:p>4,838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7688" calcext:value-type="float">
            <text:p>1,076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2261" calcext:value-type="float">
            <text:p>1,122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72241" calcext:value-type="float">
            <text:p>4,722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0428" calcext:value-type="float">
            <text:p>1,104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6814" calcext:value-type="float">
            <text:p>1,168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67904" calcext:value-type="float">
            <text:p>4,679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8573" calcext:value-type="float">
            <text:p>1,085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9592" calcext:value-type="float">
            <text:p>1,095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6663" calcext:value-type="float">
            <text:p>4,66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9268" calcext:value-type="float">
            <text:p>1,092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0888" calcext:value-type="float">
            <text:p>1,108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76536" calcext:value-type="float">
            <text:p>4,765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4174" calcext:value-type="float">
            <text:p>1,141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0366" calcext:value-type="float">
            <text:p>1,103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79153" calcext:value-type="float">
            <text:p>4,791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0742" calcext:value-type="float">
            <text:p>1,107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1043" calcext:value-type="float">
            <text:p>1,110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68872" calcext:value-type="float">
            <text:p>4,688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8189" calcext:value-type="float">
            <text:p>1,081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5972" calcext:value-type="float">
            <text:p>1,159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69178" calcext:value-type="float">
            <text:p>4,691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3869" calcext:value-type="float">
            <text:p>1,138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6241" calcext:value-type="float">
            <text:p>1,162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68311" calcext:value-type="float">
            <text:p>4,683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1029" calcext:value-type="float">
            <text:p>1,110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0415" calcext:value-type="float">
            <text:p>1,104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75979" calcext:value-type="float">
            <text:p>4,759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3756" calcext:value-type="float">
            <text:p>1,137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0829" calcext:value-type="float">
            <text:p>1,108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9771" calcext:value-type="float">
            <text:p>4,897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1637" calcext:value-type="float">
            <text:p>1,116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4886" calcext:value-type="float">
            <text:p>1,148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3841" calcext:value-type="float">
            <text:p>4,838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0382" calcext:value-type="float">
            <text:p>1,103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22538" calcext:value-type="float">
            <text:p>1,225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3496" calcext:value-type="float">
            <text:p>4,834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7488" calcext:value-type="float">
            <text:p>1,174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892" calcext:value-type="float">
            <text:p>1,18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7394" calcext:value-type="float">
            <text:p>4,873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8138" calcext:value-type="float">
            <text:p>1,181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21437" calcext:value-type="float">
            <text:p>1,214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5694" calcext:value-type="float">
            <text:p>4,856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7829" calcext:value-type="float">
            <text:p>1,178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4312" calcext:value-type="float">
            <text:p>1,143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90607" calcext:value-type="float">
            <text:p>4,906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0456" calcext:value-type="float">
            <text:p>1,104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9595" calcext:value-type="float">
            <text:p>1,195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5699" calcext:value-type="float">
            <text:p>4,856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432" calcext:value-type="float">
            <text:p>1,14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7746" calcext:value-type="float">
            <text:p>1,177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4438" calcext:value-type="float">
            <text:p>4,844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0637" calcext:value-type="float">
            <text:p>1,106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7291" calcext:value-type="float">
            <text:p>1,172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9253" calcext:value-type="float">
            <text:p>4,92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6187" calcext:value-type="float">
            <text:p>1,161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3584" calcext:value-type="float">
            <text:p>1,135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5795" calcext:value-type="float">
            <text:p>4,857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0446" calcext:value-type="float">
            <text:p>1,104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4692" calcext:value-type="float">
            <text:p>1,146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9285" calcext:value-type="float">
            <text:p>4,92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0147" calcext:value-type="float">
            <text:p>1,101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8842" calcext:value-type="float">
            <text:p>1,188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1802" calcext:value-type="float">
            <text:p>4,818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20308" calcext:value-type="float">
            <text:p>1,203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21383" calcext:value-type="float">
            <text:p>1,213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0573" calcext:value-type="float">
            <text:p>4,805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1889" calcext:value-type="float">
            <text:p>1,118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4611" calcext:value-type="float">
            <text:p>1,146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34" calcext:value-type="float">
            <text:p>0,00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74435" calcext:value-type="float">
            <text:p>4,744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3763" calcext:value-type="float">
            <text:p>1,137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7859" calcext:value-type="float">
            <text:p>1,178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7355" calcext:value-type="float">
            <text:p>4,73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8393" calcext:value-type="float">
            <text:p>1,183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21537" calcext:value-type="float">
            <text:p>1,215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77991" calcext:value-type="float">
            <text:p>4,779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6918" calcext:value-type="float">
            <text:p>1,169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21374" calcext:value-type="float">
            <text:p>1,213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39538" calcext:value-type="float">
            <text:p>5,395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6808" calcext:value-type="float">
            <text:p>1,168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7629" calcext:value-type="float">
            <text:p>1,176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00372" calcext:value-type="float">
            <text:p>5,003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1006" calcext:value-type="float">
            <text:p>1,110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9089" calcext:value-type="float">
            <text:p>1,190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7701" calcext:value-type="float">
            <text:p>4,877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5995" calcext:value-type="float">
            <text:p>1,159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8335" calcext:value-type="float">
            <text:p>1,183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3179" calcext:value-type="float">
            <text:p>4,831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1598" calcext:value-type="float">
            <text:p>1,115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5061" calcext:value-type="float">
            <text:p>1,150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90307" calcext:value-type="float">
            <text:p>4,903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6594" calcext:value-type="float">
            <text:p>1,165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4061" calcext:value-type="float">
            <text:p>1,140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90703" calcext:value-type="float">
            <text:p>4,907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179" calcext:value-type="float">
            <text:p>1,11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3139" calcext:value-type="float">
            <text:p>1,131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92885" calcext:value-type="float">
            <text:p>4,928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5325" calcext:value-type="float">
            <text:p>1,153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8118" calcext:value-type="float">
            <text:p>1,181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5482" calcext:value-type="float">
            <text:p>4,854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9291" calcext:value-type="float">
            <text:p>1,192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9546" calcext:value-type="float">
            <text:p>1,195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8638" calcext:value-type="float">
            <text:p>4,886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583" calcext:value-type="float">
            <text:p>1,15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3929" calcext:value-type="float">
            <text:p>1,139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9621" calcext:value-type="float">
            <text:p>4,896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5395" calcext:value-type="float">
            <text:p>1,153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3557" calcext:value-type="float">
            <text:p>1,135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99271" calcext:value-type="float">
            <text:p>4,992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1043" calcext:value-type="float">
            <text:p>1,110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937" calcext:value-type="float">
            <text:p>1,19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2142" calcext:value-type="float">
            <text:p>4,821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834" calcext:value-type="float">
            <text:p>1,18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8659" calcext:value-type="float">
            <text:p>1,186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2871" calcext:value-type="float">
            <text:p>4,828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0478" calcext:value-type="float">
            <text:p>1,104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3151" calcext:value-type="float">
            <text:p>1,131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9245" calcext:value-type="float">
            <text:p>4,892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7182" calcext:value-type="float">
            <text:p>1,171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4947" calcext:value-type="float">
            <text:p>1,149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93348" calcext:value-type="float">
            <text:p>4,933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0507" calcext:value-type="float">
            <text:p>1,105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969" calcext:value-type="float">
            <text:p>1,19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0552" calcext:value-type="float">
            <text:p>4,805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7178" calcext:value-type="float">
            <text:p>1,171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20606" calcext:value-type="float">
            <text:p>1,206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3171" calcext:value-type="float">
            <text:p>4,831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67" calcext:value-type="float">
            <text:p>1,1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8301" calcext:value-type="float">
            <text:p>1,183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5823" calcext:value-type="float">
            <text:p>4,858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6442" calcext:value-type="float">
            <text:p>1,164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518" calcext:value-type="float">
            <text:p>1,15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28" calcext:value-type="float">
            <text:p>0,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05352" calcext:value-type="float">
            <text:p>5,053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24059" calcext:value-type="float">
            <text:p>1,240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20525" calcext:value-type="float">
            <text:p>1,205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9809" calcext:value-type="float">
            <text:p>4,898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7342" calcext:value-type="float">
            <text:p>1,173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8805" calcext:value-type="float">
            <text:p>1,188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1566" calcext:value-type="float">
            <text:p>4,815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8812" calcext:value-type="float">
            <text:p>1,188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20083" calcext:value-type="float">
            <text:p>1,200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6861" calcext:value-type="float">
            <text:p>4,868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7445" calcext:value-type="float">
            <text:p>1,174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4073" calcext:value-type="float">
            <text:p>1,140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7739" calcext:value-type="float">
            <text:p>4,877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3044" calcext:value-type="float">
            <text:p>1,130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4955" calcext:value-type="float">
            <text:p>1,149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7387" calcext:value-type="float">
            <text:p>4,873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1593" calcext:value-type="float">
            <text:p>1,115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8968" calcext:value-type="float">
            <text:p>1,189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3197" calcext:value-type="float">
            <text:p>4,831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20245" calcext:value-type="float">
            <text:p>1,202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20489" calcext:value-type="float">
            <text:p>1,204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0582" calcext:value-type="float">
            <text:p>5,05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4892" calcext:value-type="float">
            <text:p>1,148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4609" calcext:value-type="float">
            <text:p>1,146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3896" calcext:value-type="float">
            <text:p>4,838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9829" calcext:value-type="float">
            <text:p>1,098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4077" calcext:value-type="float">
            <text:p>1,140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6917" calcext:value-type="float">
            <text:p>4,869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3997" calcext:value-type="float">
            <text:p>1,139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22452" calcext:value-type="float">
            <text:p>1,224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7698" calcext:value-type="float">
            <text:p>4,876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2615" calcext:value-type="float">
            <text:p>1,126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3747" calcext:value-type="float">
            <text:p>1,137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5696" calcext:value-type="float">
            <text:p>4,856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6968" calcext:value-type="float">
            <text:p>1,169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5821" calcext:value-type="float">
            <text:p>1,158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4797" calcext:value-type="float">
            <text:p>4,847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7182" calcext:value-type="float">
            <text:p>1,171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7856" calcext:value-type="float">
            <text:p>1,178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01821" calcext:value-type="float">
            <text:p>5,018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1366" calcext:value-type="float">
            <text:p>1,113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9375" calcext:value-type="float">
            <text:p>1,193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1241" calcext:value-type="float">
            <text:p>4,812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6876" calcext:value-type="float">
            <text:p>1,168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9546" calcext:value-type="float">
            <text:p>1,195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0001" calcext:value-type="float">
            <text:p>4,800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1484" calcext:value-type="float">
            <text:p>1,114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375" calcext:value-type="float">
            <text:p>1,13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6" calcext:value-type="float">
            <text:p>0,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8465" calcext:value-type="float">
            <text:p>4,884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20152" calcext:value-type="float">
            <text:p>1,201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3079" calcext:value-type="float">
            <text:p>1,130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5949" calcext:value-type="float">
            <text:p>4,859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1885" calcext:value-type="float">
            <text:p>1,118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7497" calcext:value-type="float">
            <text:p>1,174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7766" calcext:value-type="float">
            <text:p>4,877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6216" calcext:value-type="float">
            <text:p>1,162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667" calcext:value-type="float">
            <text:p>1,16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4119" calcext:value-type="float">
            <text:p>4,841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6136" calcext:value-type="float">
            <text:p>1,161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21418" calcext:value-type="float">
            <text:p>1,214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29" calcext:value-type="float">
            <text:p>0,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92673" calcext:value-type="float">
            <text:p>4,926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718" calcext:value-type="float">
            <text:p>1,17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7112" calcext:value-type="float">
            <text:p>1,171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7202" calcext:value-type="float">
            <text:p>4,872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1288" calcext:value-type="float">
            <text:p>1,112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4369" calcext:value-type="float">
            <text:p>1,143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146" calcext:value-type="float">
            <text:p>4,81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3622" calcext:value-type="float">
            <text:p>1,136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21607" calcext:value-type="float">
            <text:p>1,216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0649" calcext:value-type="float">
            <text:p>4,806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8505" calcext:value-type="float">
            <text:p>1,185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7894" calcext:value-type="float">
            <text:p>1,178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5378" calcext:value-type="float">
            <text:p>4,853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155" calcext:value-type="float">
            <text:p>1,11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5346" calcext:value-type="float">
            <text:p>1,153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4.84523" calcext:value-type="float">
            <text:p>4,845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0944" calcext:value-type="float">
            <text:p>1,109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4228" calcext:value-type="float">
            <text:p>1,142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69872" calcext:value-type="float">
            <text:p>5,698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4053" calcext:value-type="float">
            <text:p>1,240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2937" calcext:value-type="float">
            <text:p>1,329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57847" calcext:value-type="float">
            <text:p>5,578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3926" calcext:value-type="float">
            <text:p>1,339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1361" calcext:value-type="float">
            <text:p>1,313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59502" calcext:value-type="float">
            <text:p>5,595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9863" calcext:value-type="float">
            <text:p>1,298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9908" calcext:value-type="float">
            <text:p>1,299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5847" calcext:value-type="float">
            <text:p>5,58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4307" calcext:value-type="float">
            <text:p>1,243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164" calcext:value-type="float">
            <text:p>1,31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24038" calcext:value-type="float">
            <text:p>6,240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3051" calcext:value-type="float">
            <text:p>1,430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8356" calcext:value-type="float">
            <text:p>1,483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17303" calcext:value-type="float">
            <text:p>6,173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0416" calcext:value-type="float">
            <text:p>1,404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3308" calcext:value-type="float">
            <text:p>1,333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60328" calcext:value-type="float">
            <text:p>5,603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0579" calcext:value-type="float">
            <text:p>1,305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496" calcext:value-type="float">
            <text:p>1,34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5479" calcext:value-type="float">
            <text:p>5,54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487" calcext:value-type="float">
            <text:p>1,24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6447" calcext:value-type="float">
            <text:p>1,264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56999" calcext:value-type="float">
            <text:p>5,569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4241" calcext:value-type="float">
            <text:p>1,342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5434" calcext:value-type="float">
            <text:p>1,254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59497" calcext:value-type="float">
            <text:p>5,594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4109" calcext:value-type="float">
            <text:p>1,241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1243" calcext:value-type="float">
            <text:p>1,312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53712" calcext:value-type="float">
            <text:p>5,537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3195" calcext:value-type="float">
            <text:p>1,331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4779" calcext:value-type="float">
            <text:p>1,347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56316" calcext:value-type="float">
            <text:p>5,563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0082" calcext:value-type="float">
            <text:p>1,300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7637" calcext:value-type="float">
            <text:p>1,276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61906" calcext:value-type="float">
            <text:p>5,619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396" calcext:value-type="float">
            <text:p>1,23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2135" calcext:value-type="float">
            <text:p>1,321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60318" calcext:value-type="float">
            <text:p>5,603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9104" calcext:value-type="float">
            <text:p>1,291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7021" calcext:value-type="float">
            <text:p>1,370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62168" calcext:value-type="float">
            <text:p>5,621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0208" calcext:value-type="float">
            <text:p>1,302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2605" calcext:value-type="float">
            <text:p>1,326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61675" calcext:value-type="float">
            <text:p>5,616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5935" calcext:value-type="float">
            <text:p>1,259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9886" calcext:value-type="float">
            <text:p>1,298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57973" calcext:value-type="float">
            <text:p>5,579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4231" calcext:value-type="float">
            <text:p>1,242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941" calcext:value-type="float">
            <text:p>1,39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58234" calcext:value-type="float">
            <text:p>5,582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7799" calcext:value-type="float">
            <text:p>1,277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868" calcext:value-type="float">
            <text:p>1,28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62924" calcext:value-type="float">
            <text:p>5,629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1145" calcext:value-type="float">
            <text:p>1,311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7294" calcext:value-type="float">
            <text:p>1,272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67991" calcext:value-type="float">
            <text:p>5,679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3962" calcext:value-type="float">
            <text:p>1,239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3598" calcext:value-type="float">
            <text:p>1,335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65036" calcext:value-type="float">
            <text:p>5,650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1879" calcext:value-type="float">
            <text:p>1,318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1867" calcext:value-type="float">
            <text:p>1,318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22" calcext:value-type="float">
            <text:p>0,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61958" calcext:value-type="float">
            <text:p>5,619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1907" calcext:value-type="float">
            <text:p>1,319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326" calcext:value-type="float">
            <text:p>1,33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58022" calcext:value-type="float">
            <text:p>5,580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4223" calcext:value-type="float">
            <text:p>1,242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6757" calcext:value-type="float">
            <text:p>1,267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49552" calcext:value-type="float">
            <text:p>5,495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4449" calcext:value-type="float">
            <text:p>1,244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1874" calcext:value-type="float">
            <text:p>1,318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58633" calcext:value-type="float">
            <text:p>5,586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1556" calcext:value-type="float">
            <text:p>1,315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3796" calcext:value-type="float">
            <text:p>1,337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60408" calcext:value-type="float">
            <text:p>5,604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2831" calcext:value-type="float">
            <text:p>1,328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8461" calcext:value-type="float">
            <text:p>1,284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68973" calcext:value-type="float">
            <text:p>5,689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4731" calcext:value-type="float">
            <text:p>1,247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3377" calcext:value-type="float">
            <text:p>1,333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54004" calcext:value-type="float">
            <text:p>5,540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8119" calcext:value-type="float">
            <text:p>1,281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9095" calcext:value-type="float">
            <text:p>1,290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03691" calcext:value-type="float">
            <text:p>6,036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6376" calcext:value-type="float">
            <text:p>1,463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0545" calcext:value-type="float">
            <text:p>1,305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68935" calcext:value-type="float">
            <text:p>5,689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3463" calcext:value-type="float">
            <text:p>1,234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1045" calcext:value-type="float">
            <text:p>1,310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50969" calcext:value-type="float">
            <text:p>5,509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3913" calcext:value-type="float">
            <text:p>1,239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2494" calcext:value-type="float">
            <text:p>1,324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62723" calcext:value-type="float">
            <text:p>5,627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8241" calcext:value-type="float">
            <text:p>1,282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9719" calcext:value-type="float">
            <text:p>1,297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63103" calcext:value-type="float">
            <text:p>5,631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4964" calcext:value-type="float">
            <text:p>1,249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3036" calcext:value-type="float">
            <text:p>1,330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58524" calcext:value-type="float">
            <text:p>5,585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9096" calcext:value-type="float">
            <text:p>1,290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7668" calcext:value-type="float">
            <text:p>1,376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52768" calcext:value-type="float">
            <text:p>5,527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0052" calcext:value-type="float">
            <text:p>1,300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3113" calcext:value-type="float">
            <text:p>1,331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59696" calcext:value-type="float">
            <text:p>5,596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1351" calcext:value-type="float">
            <text:p>1,313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1382" calcext:value-type="float">
            <text:p>1,313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57651" calcext:value-type="float">
            <text:p>5,576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4024" calcext:value-type="float">
            <text:p>1,240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4233" calcext:value-type="float">
            <text:p>1,342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58555" calcext:value-type="float">
            <text:p>5,585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2991" calcext:value-type="float">
            <text:p>1,329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5036" calcext:value-type="float">
            <text:p>1,350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60427" calcext:value-type="float">
            <text:p>5,604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0097" calcext:value-type="float">
            <text:p>1,300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8347" calcext:value-type="float">
            <text:p>1,283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61943" calcext:value-type="float">
            <text:p>5,619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6244" calcext:value-type="float">
            <text:p>1,262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1658" calcext:value-type="float">
            <text:p>1,316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59809" calcext:value-type="float">
            <text:p>5,598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4991" calcext:value-type="float">
            <text:p>1,249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6552" calcext:value-type="float">
            <text:p>1,265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52396" calcext:value-type="float">
            <text:p>5,523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9312" calcext:value-type="float">
            <text:p>1,293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2119" calcext:value-type="float">
            <text:p>1,321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58848" calcext:value-type="float">
            <text:p>5,588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4707" calcext:value-type="float">
            <text:p>1,247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1468" calcext:value-type="float">
            <text:p>1,314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59778" calcext:value-type="float">
            <text:p>5,597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5787" calcext:value-type="float">
            <text:p>1,257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1508" calcext:value-type="float">
            <text:p>1,315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58305" calcext:value-type="float">
            <text:p>5,583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4622" calcext:value-type="float">
            <text:p>1,346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409" calcext:value-type="float">
            <text:p>1,34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62599" calcext:value-type="float">
            <text:p>5,625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2093" calcext:value-type="float">
            <text:p>1,320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6943" calcext:value-type="float">
            <text:p>1,269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61894" calcext:value-type="float">
            <text:p>5,618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5362" calcext:value-type="float">
            <text:p>1,253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3292" calcext:value-type="float">
            <text:p>1,332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57406" calcext:value-type="float">
            <text:p>5,574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0368" calcext:value-type="float">
            <text:p>1,303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2273" calcext:value-type="float">
            <text:p>1,322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61262" calcext:value-type="float">
            <text:p>5,612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3247" calcext:value-type="float">
            <text:p>1,332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8713" calcext:value-type="float">
            <text:p>1,287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59523" calcext:value-type="float">
            <text:p>5,595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4032" calcext:value-type="float">
            <text:p>1,240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0844" calcext:value-type="float">
            <text:p>1,308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70999" calcext:value-type="float">
            <text:p>5,709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3983" calcext:value-type="float">
            <text:p>1,339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2716" calcext:value-type="float">
            <text:p>1,327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90219" calcext:value-type="float">
            <text:p>5,902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2147" calcext:value-type="float">
            <text:p>1,421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6616" calcext:value-type="float">
            <text:p>1,466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22" calcext:value-type="float">
            <text:p>0,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85219" calcext:value-type="float">
            <text:p>5,852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1148" calcext:value-type="float">
            <text:p>1,211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8199" calcext:value-type="float">
            <text:p>1,281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49139" calcext:value-type="float">
            <text:p>5,491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9435" calcext:value-type="float">
            <text:p>1,294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1688" calcext:value-type="float">
            <text:p>1,316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3847" calcext:value-type="float">
            <text:p>5,38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7747" calcext:value-type="float">
            <text:p>1,277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0123" calcext:value-type="float">
            <text:p>1,301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52377" calcext:value-type="float">
            <text:p>5,523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8142" calcext:value-type="float">
            <text:p>1,281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4797" calcext:value-type="float">
            <text:p>1,247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39" calcext:value-type="float">
            <text:p>0,0000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49213" calcext:value-type="float">
            <text:p>5,492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2466" calcext:value-type="float">
            <text:p>1,224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4015" calcext:value-type="float">
            <text:p>1,340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22" calcext:value-type="float">
            <text:p>0,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4088" calcext:value-type="float">
            <text:p>5,40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7182" calcext:value-type="float">
            <text:p>1,271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0076" calcext:value-type="float">
            <text:p>1,300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56776" calcext:value-type="float">
            <text:p>5,567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3859" calcext:value-type="float">
            <text:p>1,238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6175" calcext:value-type="float">
            <text:p>1,261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5723" calcext:value-type="float">
            <text:p>5,57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6317" calcext:value-type="float">
            <text:p>1,263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612" calcext:value-type="float">
            <text:p>1,26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59359" calcext:value-type="float">
            <text:p>5,593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8435" calcext:value-type="float">
            <text:p>1,284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3276" calcext:value-type="float">
            <text:p>1,332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5055" calcext:value-type="float">
            <text:p>5,50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4568" calcext:value-type="float">
            <text:p>1,245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6273" calcext:value-type="float">
            <text:p>1,262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6112" calcext:value-type="float">
            <text:p>5,61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1945" calcext:value-type="float">
            <text:p>1,319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1388" calcext:value-type="float">
            <text:p>1,313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62542" calcext:value-type="float">
            <text:p>5,625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3327" calcext:value-type="float">
            <text:p>1,233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3529" calcext:value-type="float">
            <text:p>1,335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70149" calcext:value-type="float">
            <text:p>5,701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1237" calcext:value-type="float">
            <text:p>1,312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183" calcext:value-type="float">
            <text:p>1,31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58237" calcext:value-type="float">
            <text:p>5,582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275" calcext:value-type="float">
            <text:p>1,32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9341" calcext:value-type="float">
            <text:p>1,293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6363" calcext:value-type="float">
            <text:p>5,63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4718" calcext:value-type="float">
            <text:p>1,247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8271" calcext:value-type="float">
            <text:p>1,282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61747" calcext:value-type="float">
            <text:p>5,617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7427" calcext:value-type="float">
            <text:p>1,274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289" calcext:value-type="float">
            <text:p>1,32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60535" calcext:value-type="float">
            <text:p>5,605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9669" calcext:value-type="float">
            <text:p>1,296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3649" calcext:value-type="float">
            <text:p>1,336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57619" calcext:value-type="float">
            <text:p>5,576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2797" calcext:value-type="float">
            <text:p>1,327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4514" calcext:value-type="float">
            <text:p>1,445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6351" calcext:value-type="float">
            <text:p>5,63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8773" calcext:value-type="float">
            <text:p>1,287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3279" calcext:value-type="float">
            <text:p>1,332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53474" calcext:value-type="float">
            <text:p>5,534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272" calcext:value-type="float">
            <text:p>1,22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7979" calcext:value-type="float">
            <text:p>1,279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64464" calcext:value-type="float">
            <text:p>5,644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1387" calcext:value-type="float">
            <text:p>1,313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6632" calcext:value-type="float">
            <text:p>1,266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59556" calcext:value-type="float">
            <text:p>5,595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4101" calcext:value-type="float">
            <text:p>1,241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3765" calcext:value-type="float">
            <text:p>1,337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59607" calcext:value-type="float">
            <text:p>5,596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7836" calcext:value-type="float">
            <text:p>1,278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025" calcext:value-type="float">
            <text:p>1,30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43639" calcext:value-type="float">
            <text:p>5,436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7991" calcext:value-type="float">
            <text:p>1,279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9901" calcext:value-type="float">
            <text:p>1,299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47802" calcext:value-type="float">
            <text:p>5,478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2592" calcext:value-type="float">
            <text:p>1,225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4259" calcext:value-type="float">
            <text:p>1,242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45548" calcext:value-type="float">
            <text:p>5,455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4668" calcext:value-type="float">
            <text:p>1,246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1921" calcext:value-type="float">
            <text:p>1,319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40168" calcext:value-type="float">
            <text:p>5,401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1849" calcext:value-type="float">
            <text:p>1,218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4384" calcext:value-type="float">
            <text:p>1,243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48985" calcext:value-type="float">
            <text:p>5,489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9223" calcext:value-type="float">
            <text:p>1,292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0464" calcext:value-type="float">
            <text:p>1,304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47684" calcext:value-type="float">
            <text:p>5,476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8235" calcext:value-type="float">
            <text:p>1,282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3751" calcext:value-type="float">
            <text:p>1,237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45357" calcext:value-type="float">
            <text:p>5,453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9774" calcext:value-type="float">
            <text:p>1,197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0866" calcext:value-type="float">
            <text:p>1,308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38243" calcext:value-type="float">
            <text:p>5,382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3091" calcext:value-type="float">
            <text:p>1,330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9301" calcext:value-type="float">
            <text:p>1,293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47979" calcext:value-type="float">
            <text:p>5,479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9253" calcext:value-type="float">
            <text:p>1,292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4632" calcext:value-type="float">
            <text:p>1,246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48017" calcext:value-type="float">
            <text:p>5,480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0905" calcext:value-type="float">
            <text:p>1,209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2626" calcext:value-type="float">
            <text:p>1,226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39143" calcext:value-type="float">
            <text:p>5,391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0545" calcext:value-type="float">
            <text:p>1,205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9907" calcext:value-type="float">
            <text:p>1,299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41124" calcext:value-type="float">
            <text:p>5,411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6604" calcext:value-type="float">
            <text:p>1,266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0064" calcext:value-type="float">
            <text:p>1,300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39494" calcext:value-type="float">
            <text:p>5,394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1252" calcext:value-type="float">
            <text:p>1,212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3571" calcext:value-type="float">
            <text:p>1,235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55502" calcext:value-type="float">
            <text:p>5,555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0782" calcext:value-type="float">
            <text:p>1,207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3801" calcext:value-type="float">
            <text:p>1,238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47041" calcext:value-type="float">
            <text:p>5,470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1047" calcext:value-type="float">
            <text:p>1,210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5268" calcext:value-type="float">
            <text:p>1,252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39483" calcext:value-type="float">
            <text:p>5,394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826" calcext:value-type="float">
            <text:p>1,28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0141" calcext:value-type="float">
            <text:p>1,301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42104" calcext:value-type="float">
            <text:p>5,421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9064" calcext:value-type="float">
            <text:p>1,290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9893" calcext:value-type="float">
            <text:p>1,298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49656" calcext:value-type="float">
            <text:p>5,496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1737" calcext:value-type="float">
            <text:p>1,217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3841" calcext:value-type="float">
            <text:p>1,238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49181" calcext:value-type="float">
            <text:p>5,491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2347" calcext:value-type="float">
            <text:p>1,223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9323" calcext:value-type="float">
            <text:p>1,293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35973" calcext:value-type="float">
            <text:p>5,359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5176" calcext:value-type="float">
            <text:p>1,251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0445" calcext:value-type="float">
            <text:p>1,304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41495" calcext:value-type="float">
            <text:p>5,414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7456" calcext:value-type="float">
            <text:p>1,274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4606" calcext:value-type="float">
            <text:p>1,246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42536" calcext:value-type="float">
            <text:p>5,425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1473" calcext:value-type="float">
            <text:p>1,214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6334" calcext:value-type="float">
            <text:p>1,263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48046" calcext:value-type="float">
            <text:p>5,480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1401" calcext:value-type="float">
            <text:p>1,314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8645" calcext:value-type="float">
            <text:p>1,286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5.41194" calcext:value-type="float">
            <text:p>5,411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4813" calcext:value-type="float">
            <text:p>1,248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4292" calcext:value-type="float">
            <text:p>1,342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03278" calcext:value-type="float">
            <text:p>6,032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4779" calcext:value-type="float">
            <text:p>1,547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5221" calcext:value-type="float">
            <text:p>1,352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52835" calcext:value-type="float">
            <text:p>6,528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7695" calcext:value-type="float">
            <text:p>1,376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5536" calcext:value-type="float">
            <text:p>1,455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29785" calcext:value-type="float">
            <text:p>6,297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3114" calcext:value-type="float">
            <text:p>1,431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5809" calcext:value-type="float">
            <text:p>1,458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3496" calcext:value-type="float">
            <text:p>6,334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7047" calcext:value-type="float">
            <text:p>1,370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3289" calcext:value-type="float">
            <text:p>1,432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27631" calcext:value-type="float">
            <text:p>6,276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0237" calcext:value-type="float">
            <text:p>1,402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8348" calcext:value-type="float">
            <text:p>1,483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2871" calcext:value-type="float">
            <text:p>6,28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4025" calcext:value-type="float">
            <text:p>1,440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6297" calcext:value-type="float">
            <text:p>1,462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6761" calcext:value-type="float">
            <text:p>6,367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9554" calcext:value-type="float">
            <text:p>1,395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5672" calcext:value-type="float">
            <text:p>1,456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44637" calcext:value-type="float">
            <text:p>6,446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951" calcext:value-type="float">
            <text:p>1,429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7905" calcext:value-type="float">
            <text:p>1,479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27902" calcext:value-type="float">
            <text:p>6,279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034" calcext:value-type="float">
            <text:p>1,40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3365" calcext:value-type="float">
            <text:p>1,433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3452" calcext:value-type="float">
            <text:p>6,334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5953" calcext:value-type="float">
            <text:p>1,359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4271" calcext:value-type="float">
            <text:p>1,442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0846" calcext:value-type="float">
            <text:p>6,308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6607" calcext:value-type="float">
            <text:p>1,366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0457" calcext:value-type="float">
            <text:p>1,404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26627" calcext:value-type="float">
            <text:p>6,266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4461" calcext:value-type="float">
            <text:p>1,444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835" calcext:value-type="float">
            <text:p>1,428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4828" calcext:value-type="float">
            <text:p>6,348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4914" calcext:value-type="float">
            <text:p>1,349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5358" calcext:value-type="float">
            <text:p>1,453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1217" calcext:value-type="float">
            <text:p>6,312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5975" calcext:value-type="float">
            <text:p>1,459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56176" calcext:value-type="float">
            <text:p>1,561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2745" calcext:value-type="float">
            <text:p>6,27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7347" calcext:value-type="float">
            <text:p>1,473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6358" calcext:value-type="float">
            <text:p>1,463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28258" calcext:value-type="float">
            <text:p>6,282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8512" calcext:value-type="float">
            <text:p>1,385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3377" calcext:value-type="float">
            <text:p>1,433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25319" calcext:value-type="float">
            <text:p>6,253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6845" calcext:value-type="float">
            <text:p>1,368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947" calcext:value-type="float">
            <text:p>1,39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44773" calcext:value-type="float">
            <text:p>6,447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0209" calcext:value-type="float">
            <text:p>1,402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216" calcext:value-type="float">
            <text:p>1,422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8587" calcext:value-type="float">
            <text:p>6,385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1723" calcext:value-type="float">
            <text:p>1,417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9473" calcext:value-type="float">
            <text:p>1,494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1715" calcext:value-type="float">
            <text:p>6,317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4225" calcext:value-type="float">
            <text:p>1,442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632" calcext:value-type="float">
            <text:p>1,46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57" calcext:value-type="float">
            <text:p>0,0001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9518" calcext:value-type="float">
            <text:p>6,395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7673" calcext:value-type="float">
            <text:p>1,376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681" calcext:value-type="float">
            <text:p>1,426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4027" calcext:value-type="float">
            <text:p>6,40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5548" calcext:value-type="float">
            <text:p>1,455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5721" calcext:value-type="float">
            <text:p>1,457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25522" calcext:value-type="float">
            <text:p>6,255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1993" calcext:value-type="float">
            <text:p>1,419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845" calcext:value-type="float">
            <text:p>1,48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1" calcext:value-type="float">
            <text:p>0,0000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425" calcext:value-type="float">
            <text:p>6,34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8901" calcext:value-type="float">
            <text:p>1,389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7373" calcext:value-type="float">
            <text:p>1,473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53336" calcext:value-type="float">
            <text:p>6,533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558" calcext:value-type="float">
            <text:p>1,425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7783" calcext:value-type="float">
            <text:p>1,477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28239" calcext:value-type="float">
            <text:p>6,282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7992" calcext:value-type="float">
            <text:p>1,379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3424" calcext:value-type="float">
            <text:p>1,434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9073" calcext:value-type="float">
            <text:p>6,390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9474" calcext:value-type="float">
            <text:p>1,394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9368" calcext:value-type="float">
            <text:p>1,493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2389" calcext:value-type="float">
            <text:p>6,323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6447" calcext:value-type="float">
            <text:p>1,364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0242" calcext:value-type="float">
            <text:p>1,402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1542" calcext:value-type="float">
            <text:p>6,315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3815" calcext:value-type="float">
            <text:p>1,438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117" calcext:value-type="float">
            <text:p>1,421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43791" calcext:value-type="float">
            <text:p>6,437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6707" calcext:value-type="float">
            <text:p>1,367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4803" calcext:value-type="float">
            <text:p>1,448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29033" calcext:value-type="float">
            <text:p>6,290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8258" calcext:value-type="float">
            <text:p>1,382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3009" calcext:value-type="float">
            <text:p>1,430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5879" calcext:value-type="float">
            <text:p>6,358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4246" calcext:value-type="float">
            <text:p>1,442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1083" calcext:value-type="float">
            <text:p>1,410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4448" calcext:value-type="float">
            <text:p>6,344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7246" calcext:value-type="float">
            <text:p>1,372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7159" calcext:value-type="float">
            <text:p>1,471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26847" calcext:value-type="float">
            <text:p>6,268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9155" calcext:value-type="float">
            <text:p>1,391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564" calcext:value-type="float">
            <text:p>1,425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5648" calcext:value-type="float">
            <text:p>6,356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609" calcext:value-type="float">
            <text:p>1,426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9563" calcext:value-type="float">
            <text:p>1,395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0297" calcext:value-type="float">
            <text:p>6,302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1452" calcext:value-type="float">
            <text:p>1,414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9239" calcext:value-type="float">
            <text:p>1,492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26894" calcext:value-type="float">
            <text:p>6,268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8267" calcext:value-type="float">
            <text:p>1,382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949" calcext:value-type="float">
            <text:p>1,429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7898" calcext:value-type="float">
            <text:p>6,378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55957" calcext:value-type="float">
            <text:p>1,559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9062" calcext:value-type="float">
            <text:p>1,390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6596" calcext:value-type="float">
            <text:p>6,365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0655" calcext:value-type="float">
            <text:p>1,406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877" calcext:value-type="float">
            <text:p>1,48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28737" calcext:value-type="float">
            <text:p>6,287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767" calcext:value-type="float">
            <text:p>1,427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8945" calcext:value-type="float">
            <text:p>1,489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4179" calcext:value-type="float">
            <text:p>6,341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7616" calcext:value-type="float">
            <text:p>1,376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1278" calcext:value-type="float">
            <text:p>1,412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57923" calcext:value-type="float">
            <text:p>6,579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6503" calcext:value-type="float">
            <text:p>1,465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8714" calcext:value-type="float">
            <text:p>1,487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0672" calcext:value-type="float">
            <text:p>6,306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4106" calcext:value-type="float">
            <text:p>1,341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0508" calcext:value-type="float">
            <text:p>1,405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27748" calcext:value-type="float">
            <text:p>6,277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576" calcext:value-type="float">
            <text:p>1,35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6814" calcext:value-type="float">
            <text:p>1,468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45909" calcext:value-type="float">
            <text:p>6,459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5147" calcext:value-type="float">
            <text:p>1,51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58765" calcext:value-type="float">
            <text:p>1,587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6" calcext:value-type="float">
            <text:p>0,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58136" calcext:value-type="float">
            <text:p>6,581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9781" calcext:value-type="float">
            <text:p>1,497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016" calcext:value-type="float">
            <text:p>1,420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3483" calcext:value-type="float">
            <text:p>6,334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0171" calcext:value-type="float">
            <text:p>1,401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7017" calcext:value-type="float">
            <text:p>1,470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6" calcext:value-type="float">
            <text:p>0,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1414" calcext:value-type="float">
            <text:p>6,314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186" calcext:value-type="float">
            <text:p>1,41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7907" calcext:value-type="float">
            <text:p>1,479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0603" calcext:value-type="float">
            <text:p>6,306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6022" calcext:value-type="float">
            <text:p>1,360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9966" calcext:value-type="float">
            <text:p>1,399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28" calcext:value-type="float">
            <text:p>0,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49758" calcext:value-type="float">
            <text:p>6,497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511" calcext:value-type="float">
            <text:p>1,425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715" calcext:value-type="float">
            <text:p>1,47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4211" calcext:value-type="float">
            <text:p>6,342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0202" calcext:value-type="float">
            <text:p>1,402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1159" calcext:value-type="float">
            <text:p>1,411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2053" calcext:value-type="float">
            <text:p>6,320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9623" calcext:value-type="float">
            <text:p>1,396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8359" calcext:value-type="float">
            <text:p>1,483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0424" calcext:value-type="float">
            <text:p>6,304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751" calcext:value-type="float">
            <text:p>1,427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5078" calcext:value-type="float">
            <text:p>1,450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25179" calcext:value-type="float">
            <text:p>6,251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926" calcext:value-type="float">
            <text:p>1,429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9883" calcext:value-type="float">
            <text:p>1,398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2646" calcext:value-type="float">
            <text:p>6,326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6489" calcext:value-type="float">
            <text:p>1,364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1095" calcext:value-type="float">
            <text:p>1,410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3055" calcext:value-type="float">
            <text:p>6,330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431" calcext:value-type="float">
            <text:p>1,424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3056" calcext:value-type="float">
            <text:p>1,430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0018" calcext:value-type="float">
            <text:p>6,300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271" calcext:value-type="float">
            <text:p>1,422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8997" calcext:value-type="float">
            <text:p>1,389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7648" calcext:value-type="float">
            <text:p>6,376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8724" calcext:value-type="float">
            <text:p>1,387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622" calcext:value-type="float">
            <text:p>1,46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27363" calcext:value-type="float">
            <text:p>6,273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5617" calcext:value-type="float">
            <text:p>1,356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8612" calcext:value-type="float">
            <text:p>1,386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2775" calcext:value-type="float">
            <text:p>6,327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4521" calcext:value-type="float">
            <text:p>1,445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186" calcext:value-type="float">
            <text:p>1,421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7884" calcext:value-type="float">
            <text:p>6,378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9547" calcext:value-type="float">
            <text:p>1,395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9297" calcext:value-type="float">
            <text:p>1,492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23209" calcext:value-type="float">
            <text:p>6,232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7044" calcext:value-type="float">
            <text:p>1,370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8722" calcext:value-type="float">
            <text:p>1,387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29699" calcext:value-type="float">
            <text:p>6,296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654" calcext:value-type="float">
            <text:p>1,426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0704" calcext:value-type="float">
            <text:p>1,407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41927" calcext:value-type="float">
            <text:p>6,419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0617" calcext:value-type="float">
            <text:p>1,406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5256" calcext:value-type="float">
            <text:p>1,452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28403" calcext:value-type="float">
            <text:p>6,284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64" calcext:value-type="float">
            <text:p>1,3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9879" calcext:value-type="float">
            <text:p>1,398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0119" calcext:value-type="float">
            <text:p>6,301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8205" calcext:value-type="float">
            <text:p>1,482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3039" calcext:value-type="float">
            <text:p>1,430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3" calcext:value-type="float">
            <text:p>0,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42003" calcext:value-type="float">
            <text:p>6,420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7794" calcext:value-type="float">
            <text:p>1,377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50915" calcext:value-type="float">
            <text:p>1,509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23363" calcext:value-type="float">
            <text:p>6,233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7355" calcext:value-type="float">
            <text:p>1,373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401" calcext:value-type="float">
            <text:p>1,424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6789" calcext:value-type="float">
            <text:p>6,367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8479" calcext:value-type="float">
            <text:p>1,384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05" calcext:value-type="float">
            <text:p>1,42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485" calcext:value-type="float">
            <text:p>6,34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992" calcext:value-type="float">
            <text:p>1,49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5635" calcext:value-type="float">
            <text:p>1,456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27712" calcext:value-type="float">
            <text:p>6,277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0577" calcext:value-type="float">
            <text:p>1,405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6412" calcext:value-type="float">
            <text:p>1,464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22" calcext:value-type="float">
            <text:p>0,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4256" calcext:value-type="float">
            <text:p>6,342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797" calcext:value-type="float">
            <text:p>1,37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3508" calcext:value-type="float">
            <text:p>1,435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40285" calcext:value-type="float">
            <text:p>6,402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722" calcext:value-type="float">
            <text:p>1,427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52488" calcext:value-type="float">
            <text:p>1,524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29464" calcext:value-type="float">
            <text:p>6,294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143" calcext:value-type="float">
            <text:p>1,41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429" calcext:value-type="float">
            <text:p>1,424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28367" calcext:value-type="float">
            <text:p>6,283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6525" calcext:value-type="float">
            <text:p>1,365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8261" calcext:value-type="float">
            <text:p>1,482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29141" calcext:value-type="float">
            <text:p>6,291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791" calcext:value-type="float">
            <text:p>1,427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3772" calcext:value-type="float">
            <text:p>1,437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23609" calcext:value-type="float">
            <text:p>6,236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508" calcext:value-type="float">
            <text:p>1,45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3517" calcext:value-type="float">
            <text:p>1,435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5182" calcext:value-type="float">
            <text:p>6,351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6614" calcext:value-type="float">
            <text:p>1,366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6188" calcext:value-type="float">
            <text:p>1,461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8963" calcext:value-type="float">
            <text:p>6,389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378" calcext:value-type="float">
            <text:p>1,43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7048" calcext:value-type="float">
            <text:p>1,470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1704" calcext:value-type="float">
            <text:p>6,317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0172" calcext:value-type="float">
            <text:p>1,401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7687" calcext:value-type="float">
            <text:p>1,376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7383" calcext:value-type="float">
            <text:p>6,373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9348" calcext:value-type="float">
            <text:p>1,393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8173" calcext:value-type="float">
            <text:p>1,481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26105" calcext:value-type="float">
            <text:p>6,261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158" calcext:value-type="float">
            <text:p>1,421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9806" calcext:value-type="float">
            <text:p>1,498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7488" calcext:value-type="float">
            <text:p>6,374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56372" calcext:value-type="float">
            <text:p>1,563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9299" calcext:value-type="float">
            <text:p>1,392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5216" calcext:value-type="float">
            <text:p>6,352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7244" calcext:value-type="float">
            <text:p>1,372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8865" calcext:value-type="float">
            <text:p>1,488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0113" calcext:value-type="float">
            <text:p>6,301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963" calcext:value-type="float">
            <text:p>1,39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5295" calcext:value-type="float">
            <text:p>1,452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33" calcext:value-type="float">
            <text:p>0,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29314" calcext:value-type="float">
            <text:p>6,293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5469" calcext:value-type="float">
            <text:p>1,354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9929" calcext:value-type="float">
            <text:p>1,399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6657" calcext:value-type="float">
            <text:p>6,66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9991" calcext:value-type="float">
            <text:p>1,499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6829" calcext:value-type="float">
            <text:p>1,468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2771" calcext:value-type="float">
            <text:p>6,327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164" calcext:value-type="float">
            <text:p>1,421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0719" calcext:value-type="float">
            <text:p>1,407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37254" calcext:value-type="float">
            <text:p>6,372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0033" calcext:value-type="float">
            <text:p>1,400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6032" calcext:value-type="float">
            <text:p>1,460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3237" calcext:value-type="float">
            <text:p>7,532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89843" calcext:value-type="float">
            <text:p>2,898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55164" calcext:value-type="float">
            <text:p>1,551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28" calcext:value-type="float">
            <text:p>0,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17304" calcext:value-type="float">
            <text:p>6,173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1042" calcext:value-type="float">
            <text:p>1,410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3911" calcext:value-type="float">
            <text:p>1,439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18119" calcext:value-type="float">
            <text:p>6,181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9501" calcext:value-type="float">
            <text:p>1,395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5549" calcext:value-type="float">
            <text:p>1,355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20089" calcext:value-type="float">
            <text:p>6,200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3147" calcext:value-type="float">
            <text:p>1,331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4842" calcext:value-type="float">
            <text:p>1,448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09455" calcext:value-type="float">
            <text:p>6,094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8975" calcext:value-type="float">
            <text:p>1,389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1663" calcext:value-type="float">
            <text:p>1,416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05982" calcext:value-type="float">
            <text:p>6,059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7433" calcext:value-type="float">
            <text:p>1,374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8951" calcext:value-type="float">
            <text:p>1,389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14037" calcext:value-type="float">
            <text:p>6,140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9404" calcext:value-type="float">
            <text:p>1,394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7407" calcext:value-type="float">
            <text:p>1,374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14624" calcext:value-type="float">
            <text:p>6,146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405" calcext:value-type="float">
            <text:p>1,34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1664" calcext:value-type="float">
            <text:p>1,416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06348" calcext:value-type="float">
            <text:p>6,063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4209" calcext:value-type="float">
            <text:p>1,342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7121" calcext:value-type="float">
            <text:p>1,371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20742" calcext:value-type="float">
            <text:p>6,207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8051" calcext:value-type="float">
            <text:p>1,380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5038" calcext:value-type="float">
            <text:p>1,350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4" calcext:value-type="float">
            <text:p>0,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18071" calcext:value-type="float">
            <text:p>6,180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3257" calcext:value-type="float">
            <text:p>1,332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1867" calcext:value-type="float">
            <text:p>1,418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6.10209" calcext:value-type="float">
            <text:p>6,102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381" calcext:value-type="float">
            <text:p>1,33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37721" calcext:value-type="float">
            <text:p>1,377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</table:table>
      <table:table table:name="Tabla dinámica_search_by_userid_fakeusers_1" table:style-name="ta1">
        <table:shapes>
          <draw:frame draw:z-index="0" draw:style-name="gr1" draw:text-style-name="P1" svg:width="15.999cm" svg:height="8.999cm" svg:x="18.1cm" svg:y="0.422cm">
            <draw:object draw:notify-on-update-of-ranges="PT@categories PT@label 0 PT@data 0 PT@label 1 PT@data 1 PT@label 2 PT@data 2 PT@label 3 PT@data 3 PT@label 4 PT@data 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"/>
        <table:table-column table:style-name="co4" table:default-cell-style-name="ce9"/>
        <table:table-column table:style-name="co4" table:number-columns-repeated="3" table:default-cell-style-name="ce15"/>
        <table:table-column table:style-name="co4" table:default-cell-style-name="ce19"/>
        <table:table-column table:style-name="co4" table:default-cell-style-name="ce25"/>
        <table:table-row table:style-name="ro1">
          <table:table-cell table:style-name="ce1" office:value-type="string" calcext:value-type="string">
            <text:p>Promedio - <text:s/>Tiempo(ms)</text:p>
          </table:table-cell>
          <table:table-cell table:style-name="ce6" office:value-type="string" calcext:value-type="string">
            <text:p>Tipo de hasheo</text:p>
          </table:table-cell>
          <table:table-cell table:style-name="ce12" table:number-columns-repeated="4"/>
          <table:table-cell table:style-name="ce22"/>
        </table:table-row>
        <table:table-row table:style-name="ro1">
          <table:table-cell table:style-name="ce2" office:value-type="string" calcext:value-type="string">
            <text:p><text:s/>Número de busquedas</text:p>
          </table:table-cell>
          <table:table-cell table:style-name="ce7" office:value-type="string" calcext:value-type="string">
            <text:p>chaining</text:p>
          </table:table-cell>
          <table:table-cell table:style-name="ce13" office:value-type="string" calcext:value-type="string">
            <text:p>double hashing</text:p>
          </table:table-cell>
          <table:table-cell table:style-name="ce13" office:value-type="string" calcext:value-type="string">
            <text:p>lineal probing</text:p>
          </table:table-cell>
          <table:table-cell table:style-name="ce13" office:value-type="string" calcext:value-type="string">
            <text:p>quadratic probing</text:p>
          </table:table-cell>
          <table:table-cell table:style-name="ce13" office:value-type="string" calcext:value-type="string">
            <text:p>STL unordered map</text:p>
          </table:table-cell>
          <table:table-cell table:style-name="ce23" office:value-type="string" calcext:value-type="string">
            <text:p>Total Resultado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8" office:value-type="float" office:value="0.00001495" calcext:value-type="float">
            <text:p>0,00001495</text:p>
          </table:table-cell>
          <table:table-cell table:style-name="ce14" office:value-type="float" office:value="0.18134261" calcext:value-type="float">
            <text:p>0,18134261</text:p>
          </table:table-cell>
          <table:table-cell table:style-name="ce14" office:value-type="float" office:value="0.49782504" calcext:value-type="float">
            <text:p>0,49782504</text:p>
          </table:table-cell>
          <table:table-cell table:style-name="ce14" office:value-type="float" office:value="0.18637092" calcext:value-type="float">
            <text:p>0,18637092</text:p>
          </table:table-cell>
          <table:table-cell table:style-name="ce18" office:value-type="float" office:value="0.00001352" calcext:value-type="float">
            <text:p>0,00001352</text:p>
          </table:table-cell>
          <table:table-cell table:style-name="ce24" office:value-type="float" office:value="0.173113408" calcext:value-type="float">
            <text:p>0,17311340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001373" calcext:value-type="float">
            <text:p>0,00001373</text:p>
          </table:table-cell>
          <table:table-cell office:value-type="float" office:value="0.38388743" calcext:value-type="float">
            <text:p>0,38388743</text:p>
          </table:table-cell>
          <table:table-cell office:value-type="float" office:value="1.0119821" calcext:value-type="float">
            <text:p>1,0119821</text:p>
          </table:table-cell>
          <table:table-cell office:value-type="float" office:value="0.38903225" calcext:value-type="float">
            <text:p>0,38903225</text:p>
          </table:table-cell>
          <table:table-cell office:value-type="float" office:value="0.00001444" calcext:value-type="float">
            <text:p>0,00001444</text:p>
          </table:table-cell>
          <table:table-cell office:value-type="float" office:value="0.356985989999999" calcext:value-type="float">
            <text:p>0,35698598999999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1483" calcext:value-type="float">
            <text:p>0,00001483</text:p>
          </table:table-cell>
          <table:table-cell office:value-type="float" office:value="0.60858192" calcext:value-type="float">
            <text:p>0,60858192</text:p>
          </table:table-cell>
          <table:table-cell office:value-type="float" office:value="1.7674695" calcext:value-type="float">
            <text:p>1,7674695</text:p>
          </table:table-cell>
          <table:table-cell office:value-type="float" office:value="0.59447151" calcext:value-type="float">
            <text:p>0,59447151</text:p>
          </table:table-cell>
          <table:table-cell office:value-type="float" office:value="0.00001365" calcext:value-type="float">
            <text:p>0,00001365</text:p>
          </table:table-cell>
          <table:table-cell office:value-type="float" office:value="0.594110282" calcext:value-type="float">
            <text:p>0,59411028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1501" calcext:value-type="float">
            <text:p>0,00001501</text:p>
          </table:table-cell>
          <table:table-cell office:value-type="float" office:value="0.8855078" calcext:value-type="float">
            <text:p>0,8855078</text:p>
          </table:table-cell>
          <table:table-cell office:value-type="float" office:value="3.3047053" calcext:value-type="float">
            <text:p>3,3047053</text:p>
          </table:table-cell>
          <table:table-cell office:value-type="float" office:value="0.89695688" calcext:value-type="float">
            <text:p>0,89695688</text:p>
          </table:table-cell>
          <table:table-cell office:value-type="float" office:value="0.00001348" calcext:value-type="float">
            <text:p>0,00001348</text:p>
          </table:table-cell>
          <table:table-cell office:value-type="float" office:value="1.017439694" calcext:value-type="float">
            <text:p>1,017439694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00001456" calcext:value-type="float">
            <text:p>0,00001456</text:p>
          </table:table-cell>
          <table:table-cell office:value-type="float" office:value="1.02716319" calcext:value-type="float">
            <text:p>1,02716319</text:p>
          </table:table-cell>
          <table:table-cell office:value-type="float" office:value="4.1253437" calcext:value-type="float">
            <text:p>4,1253437</text:p>
          </table:table-cell>
          <table:table-cell office:value-type="float" office:value="1.0419313" calcext:value-type="float">
            <text:p>1,0419313</text:p>
          </table:table-cell>
          <table:table-cell office:value-type="float" office:value="0.00001348" calcext:value-type="float">
            <text:p>0,00001348</text:p>
          </table:table-cell>
          <table:table-cell office:value-type="float" office:value="1.238893246" calcext:value-type="float">
            <text:p>1,238893246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001501" calcext:value-type="float">
            <text:p>0,00001501</text:p>
          </table:table-cell>
          <table:table-cell office:value-type="float" office:value="1.1422662" calcext:value-type="float">
            <text:p>1,1422662</text:p>
          </table:table-cell>
          <table:table-cell office:value-type="float" office:value="4.8427288" calcext:value-type="float">
            <text:p>4,8427288</text:p>
          </table:table-cell>
          <table:table-cell office:value-type="float" office:value="1.1657059" calcext:value-type="float">
            <text:p>1,1657059</text:p>
          </table:table-cell>
          <table:table-cell office:value-type="float" office:value="0.00001348" calcext:value-type="float">
            <text:p>0,00001348</text:p>
          </table:table-cell>
          <table:table-cell office:value-type="float" office:value="1.430145878" calcext:value-type="float">
            <text:p>1,430145878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00001344" calcext:value-type="float">
            <text:p>0,00001344</text:p>
          </table:table-cell>
          <table:table-cell office:value-type="float" office:value="1.2812497" calcext:value-type="float">
            <text:p>1,2812497</text:p>
          </table:table-cell>
          <table:table-cell office:value-type="float" office:value="5.5814547" calcext:value-type="float">
            <text:p>5,5814547</text:p>
          </table:table-cell>
          <table:table-cell office:value-type="float" office:value="1.3078052" calcext:value-type="float">
            <text:p>1,3078052</text:p>
          </table:table-cell>
          <table:table-cell office:value-type="float" office:value="0.00001393" calcext:value-type="float">
            <text:p>0,00001393</text:p>
          </table:table-cell>
          <table:table-cell office:value-type="float" office:value="1.634107394" calcext:value-type="float">
            <text:p>1,634107394</text:p>
          </table:table-cell>
        </table:table-row>
        <table:table-row table:style-name="ro1">
          <table:table-cell office:value-type="float" office:value="19908" calcext:value-type="float">
            <text:p>19908</text:p>
          </table:table-cell>
          <table:table-cell table:style-name="ce10" office:value-type="float" office:value="0.00001464" calcext:value-type="float">
            <text:p>0,00001464</text:p>
          </table:table-cell>
          <table:table-cell table:style-name="ce16" office:value-type="float" office:value="1.4205616" calcext:value-type="float">
            <text:p>1,4205616</text:p>
          </table:table-cell>
          <table:table-cell table:style-name="ce16" office:value-type="float" office:value="6.3327593" calcext:value-type="float">
            <text:p>6,3327593</text:p>
          </table:table-cell>
          <table:table-cell table:style-name="ce16" office:value-type="float" office:value="1.442667" calcext:value-type="float">
            <text:p>1,442667</text:p>
          </table:table-cell>
          <table:table-cell table:style-name="ce20" office:value-type="float" office:value="0.00001487" calcext:value-type="float">
            <text:p>0,00001487</text:p>
          </table:table-cell>
          <table:table-cell table:style-name="ce26" office:value-type="float" office:value="1.839203482" calcext:value-type="float">
            <text:p>1,839203482</text:p>
          </table:table-cell>
        </table:table-row>
        <table:table-row table:style-name="ro1">
          <table:table-cell table:style-name="ce5" office:value-type="string" calcext:value-type="string">
            <text:p>Total Resultado</text:p>
          </table:table-cell>
          <table:table-cell table:style-name="ce11" office:value-type="float" office:value="0.0000145212500000001" calcext:value-type="float">
            <text:p>1,45212500000001E-05</text:p>
          </table:table-cell>
          <table:table-cell table:style-name="ce17" office:value-type="float" office:value="0.86632005625" calcext:value-type="float">
            <text:p>0,86632005625</text:p>
          </table:table-cell>
          <table:table-cell table:style-name="ce17" office:value-type="float" office:value="3.433033555" calcext:value-type="float">
            <text:p>3,433033555</text:p>
          </table:table-cell>
          <table:table-cell table:style-name="ce17" office:value-type="float" office:value="0.878117620000001" calcext:value-type="float">
            <text:p>0,878117620000001</text:p>
          </table:table-cell>
          <table:table-cell table:style-name="ce21" office:value-type="float" office:value="0.0000138562500000001" calcext:value-type="float">
            <text:p>1,38562500000001E-05</text:p>
          </table:table-cell>
          <table:table-cell table:style-name="ce27" office:value-type="float" office:value="1.03549992174999" calcext:value-type="float">
            <text:p>1,03549992174999</text:p>
          </table:table-cell>
        </table:table-row>
      </table:table>
      <table:table table:name="Tabla dinámica_search_by_userid_fakeusers_2" table:style-name="ta1">
        <table:table-column table:style-name="co4" table:default-cell-style-name="ce4"/>
        <table:table-column table:style-name="co4" table:default-cell-style-name="ce9"/>
        <table:table-column table:style-name="co4" table:number-columns-repeated="3" table:default-cell-style-name="ce15"/>
        <table:table-column table:style-name="co4" table:default-cell-style-name="ce19"/>
        <table:table-column table:style-name="co4" table:default-cell-style-name="ce25"/>
        <table:table-row table:style-name="ro1">
          <table:table-cell table:style-name="ce1" office:value-type="string" calcext:value-type="string">
            <text:p>Desviación típica - <text:s/>Tiempo(ms)</text:p>
          </table:table-cell>
          <table:table-cell table:style-name="ce6" office:value-type="string" calcext:value-type="string">
            <text:p>Tipo de hasheo</text:p>
          </table:table-cell>
          <table:table-cell table:style-name="ce12" table:number-columns-repeated="4"/>
          <table:table-cell table:style-name="ce22"/>
        </table:table-row>
        <table:table-row table:style-name="ro1">
          <table:table-cell table:style-name="ce2" office:value-type="string" calcext:value-type="string">
            <text:p><text:s/>Número de busquedas</text:p>
          </table:table-cell>
          <table:table-cell table:style-name="ce7" office:value-type="string" calcext:value-type="string">
            <text:p>chaining</text:p>
          </table:table-cell>
          <table:table-cell table:style-name="ce13" office:value-type="string" calcext:value-type="string">
            <text:p>double hashing</text:p>
          </table:table-cell>
          <table:table-cell table:style-name="ce13" office:value-type="string" calcext:value-type="string">
            <text:p>lineal probing</text:p>
          </table:table-cell>
          <table:table-cell table:style-name="ce13" office:value-type="string" calcext:value-type="string">
            <text:p>quadratic probing</text:p>
          </table:table-cell>
          <table:table-cell table:style-name="ce13" office:value-type="string" calcext:value-type="string">
            <text:p>STL unordered map</text:p>
          </table:table-cell>
          <table:table-cell table:style-name="ce23" office:value-type="string" calcext:value-type="string">
            <text:p>Total Resultado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8" office:value-type="float" office:value="0.0000031984055371072" calcext:value-type="float">
            <text:p>3,1984055371072E-06</text:p>
          </table:table-cell>
          <table:table-cell table:style-name="ce14" office:value-type="float" office:value="0.0119560779310286" calcext:value-type="float">
            <text:p>0,0119560779310286</text:p>
          </table:table-cell>
          <table:table-cell table:style-name="ce14" office:value-type="float" office:value="0.024252848824404" calcext:value-type="float">
            <text:p>0,024252848824404</text:p>
          </table:table-cell>
          <table:table-cell table:style-name="ce14" office:value-type="float" office:value="0.0157268688264525" calcext:value-type="float">
            <text:p>0,0157268688264525</text:p>
          </table:table-cell>
          <table:table-cell table:style-name="ce18" office:value-type="float" office:value="0.00000207184102974269" calcext:value-type="float">
            <text:p>2,07184102974269E-06</text:p>
          </table:table-cell>
          <table:table-cell table:style-name="ce24" office:value-type="float" office:value="0.182707575858643" calcext:value-type="float">
            <text:p>0,18270757585864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000200431353018252" calcext:value-type="float">
            <text:p>2,00431353018252E-06</text:p>
          </table:table-cell>
          <table:table-cell office:value-type="float" office:value="0.0249185940656204" calcext:value-type="float">
            <text:p>0,0249185940656204</text:p>
          </table:table-cell>
          <table:table-cell office:value-type="float" office:value="0.0315696152027627" calcext:value-type="float">
            <text:p>0,0315696152027627</text:p>
          </table:table-cell>
          <table:table-cell office:value-type="float" office:value="0.0218269447175858" calcext:value-type="float">
            <text:p>0,0218269447175858</text:p>
          </table:table-cell>
          <table:table-cell office:value-type="float" office:value="0.00000300612170025894" calcext:value-type="float">
            <text:p>3,00612170025894E-06</text:p>
          </table:table-cell>
          <table:table-cell office:value-type="float" office:value="0.371235679352816" calcext:value-type="float">
            <text:p>0,37123567935281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0410236443278677" calcext:value-type="float">
            <text:p>4,10236443278677E-06</text:p>
          </table:table-cell>
          <table:table-cell office:value-type="float" office:value="0.030702310137042" calcext:value-type="float">
            <text:p>0,030702310137042</text:p>
          </table:table-cell>
          <table:table-cell office:value-type="float" office:value="0.0517349625714827" calcext:value-type="float">
            <text:p>0,0517349625714827</text:p>
          </table:table-cell>
          <table:table-cell office:value-type="float" office:value="0.0275261961064512" calcext:value-type="float">
            <text:p>0,0275261961064512</text:p>
          </table:table-cell>
          <table:table-cell office:value-type="float" office:value="0.00000221735578260835" calcext:value-type="float">
            <text:p>2,21735578260835E-06</text:p>
          </table:table-cell>
          <table:table-cell office:value-type="float" office:value="0.646745310591908" calcext:value-type="float">
            <text:p>0,64674531059190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0450251332731245" calcext:value-type="float">
            <text:p>4,50251332731245E-06</text:p>
          </table:table-cell>
          <table:table-cell office:value-type="float" office:value="0.0414097353834247" calcext:value-type="float">
            <text:p>0,0414097353834247</text:p>
          </table:table-cell>
          <table:table-cell office:value-type="float" office:value="0.0854583008652626" calcext:value-type="float">
            <text:p>0,0854583008652626</text:p>
          </table:table-cell>
          <table:table-cell office:value-type="float" office:value="0.0305263781053023" calcext:value-type="float">
            <text:p>0,0305263781053023</text:p>
          </table:table-cell>
          <table:table-cell office:value-type="float" office:value="0.00000165437894600049" calcext:value-type="float">
            <text:p>1,65437894600049E-06</text:p>
          </table:table-cell>
          <table:table-cell office:value-type="float" office:value="1.21312671952442" calcext:value-type="float">
            <text:p>1,21312671952442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0000100164712833261" calcext:value-type="float">
            <text:p>1,00164712833261E-05</text:p>
          </table:table-cell>
          <table:table-cell office:value-type="float" office:value="0.0348678421496894" calcext:value-type="float">
            <text:p>0,0348678421496894</text:p>
          </table:table-cell>
          <table:table-cell office:value-type="float" office:value="0.0780510882245752" calcext:value-type="float">
            <text:p>0,0780510882245752</text:p>
          </table:table-cell>
          <table:table-cell office:value-type="float" office:value="0.0317325918138154" calcext:value-type="float">
            <text:p>0,0317325918138154</text:p>
          </table:table-cell>
          <table:table-cell office:value-type="float" office:value="0.00000212479351343783" calcext:value-type="float">
            <text:p>2,12479351343783E-06</text:p>
          </table:table-cell>
          <table:table-cell office:value-type="float" office:value="1.51763810738769" calcext:value-type="float">
            <text:p>1,51763810738769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000374029383602385" calcext:value-type="float">
            <text:p>3,74029383602385E-06</text:p>
          </table:table-cell>
          <table:table-cell office:value-type="float" office:value="0.0419131201169681" calcext:value-type="float">
            <text:p>0,0419131201169681</text:p>
          </table:table-cell>
          <table:table-cell office:value-type="float" office:value="0.118982585893988" calcext:value-type="float">
            <text:p>0,118982585893988</text:p>
          </table:table-cell>
          <table:table-cell office:value-type="float" office:value="0.034835235096556" calcext:value-type="float">
            <text:p>0,034835235096556</text:p>
          </table:table-cell>
          <table:table-cell office:value-type="float" office:value="0.00000203742757199148" calcext:value-type="float">
            <text:p>2,03742757199148E-06</text:p>
          </table:table-cell>
          <table:table-cell office:value-type="float" office:value="1.78538007126307" calcext:value-type="float">
            <text:p>1,78538007126307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00000156553795575486" calcext:value-type="float">
            <text:p>1,56553795575486E-06</text:p>
          </table:table-cell>
          <table:table-cell office:value-type="float" office:value="0.0560793214100179" calcext:value-type="float">
            <text:p>0,0560793214100179</text:p>
          </table:table-cell>
          <table:table-cell office:value-type="float" office:value="0.146193222600272" calcext:value-type="float">
            <text:p>0,146193222600272</text:p>
          </table:table-cell>
          <table:table-cell office:value-type="float" office:value="0.0440564361773222" calcext:value-type="float">
            <text:p>0,0440564361773222</text:p>
          </table:table-cell>
          <table:table-cell office:value-type="float" office:value="0.00000321378030337854" calcext:value-type="float">
            <text:p>3,21378030337854E-06</text:p>
          </table:table-cell>
          <table:table-cell office:value-type="float" office:value="2.06017931505594" calcext:value-type="float">
            <text:p>2,06017931505594</text:p>
          </table:table-cell>
        </table:table-row>
        <table:table-row table:style-name="ro1">
          <table:table-cell office:value-type="float" office:value="19908" calcext:value-type="float">
            <text:p>19908</text:p>
          </table:table-cell>
          <table:table-cell table:style-name="ce10" office:value-type="float" office:value="0.00000446879189603868" calcext:value-type="float">
            <text:p>4,46879189603868E-06</text:p>
          </table:table-cell>
          <table:table-cell table:style-name="ce16" office:value-type="float" office:value="0.155756823251289" calcext:value-type="float">
            <text:p>0,155756823251289</text:p>
          </table:table-cell>
          <table:table-cell table:style-name="ce16" office:value-type="float" office:value="0.156909159341842" calcext:value-type="float">
            <text:p>0,156909159341842</text:p>
          </table:table-cell>
          <table:table-cell table:style-name="ce16" office:value-type="float" office:value="0.0430074035792241" calcext:value-type="float">
            <text:p>0,0430074035792241</text:p>
          </table:table-cell>
          <table:table-cell table:style-name="ce20" office:value-type="float" office:value="0.0000144827692814809" calcext:value-type="float">
            <text:p>1,44827692814809E-05</text:p>
          </table:table-cell>
          <table:table-cell table:style-name="ce26" office:value-type="float" office:value="2.34071736985398" calcext:value-type="float">
            <text:p>2,34071736985398</text:p>
          </table:table-cell>
        </table:table-row>
        <table:table-row table:style-name="ro1">
          <table:table-cell table:style-name="ce5" office:value-type="string" calcext:value-type="string">
            <text:p>Total Resultado</text:p>
          </table:table-cell>
          <table:table-cell table:style-name="ce11" office:value-type="float" office:value="0.00000486071822517833" calcext:value-type="float">
            <text:p>4,86071822517833E-06</text:p>
          </table:table-cell>
          <table:table-cell table:style-name="ce17" office:value-type="float" office:value="0.416126784507064" calcext:value-type="float">
            <text:p>0,416126784507064</text:p>
          </table:table-cell>
          <table:table-cell table:style-name="ce17" office:value-type="float" office:value="2.02719915496329" calcext:value-type="float">
            <text:p>2,02719915496329</text:p>
          </table:table-cell>
          <table:table-cell table:style-name="ce17" office:value-type="float" office:value="0.421535055165941" calcext:value-type="float">
            <text:p>0,421535055165941</text:p>
          </table:table-cell>
          <table:table-cell table:style-name="ce21" office:value-type="float" office:value="0.00000558453845673198" calcext:value-type="float">
            <text:p>5,58453845673198E-06</text:p>
          </table:table-cell>
          <table:table-cell table:style-name="ce27" office:value-type="float" office:value="1.5750514378237" calcext:value-type="float">
            <text:p>1,5750514378237</text:p>
          </table:table-cell>
        </table:table-row>
      </table:table>
      <table:named-expressions/>
      <table:data-pilot-tables>
        <table:data-pilot-table table:name="DataPilot1" table:application-data="" table:target-range-address="'Tabla dinámica_search_by_userid_fakeusers_1'.A1:'Tabla dinámica_search_by_userid_fakeusers_1'.G11" table:buttons="'Tabla dinámica_search_by_userid_fakeusers_1'.A2 'Tabla dinámica_search_by_userid_fakeusers_1'.B1" table:show-filter-button="false" table:drill-down-on-double-click="false">
          <table:source-cell-range table:cell-range-address="search_by_userid_fakeusers.A1:search_by_userid_fakeusers.C4001"/>
          <table:data-pilot-field table:source-field-name="Tipo de hasheo" table:orientation="column" table:used-hierarchy="0" table:function="auto">
            <table:data-pilot-level table:show-empty="false" calcext:repeat-item-labels="false">
              <table:data-pilot-members>
                <table:data-pilot-member table:name="chaining" table:display="true" table:show-details="true"/>
                <table:data-pilot-member table:name="double hashing" table:display="true" table:show-details="true"/>
                <table:data-pilot-member table:name="lineal probing" table:display="true" table:show-details="true"/>
                <table:data-pilot-member table:name="quadratic probing" table:display="true" table:show-details="true"/>
                <table:data-pilot-member table:name="STL unordered ma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 Número de busquedas" table:orientation="row" table:used-hierarchy="0" table:function="auto">
            <table:data-pilot-level table:show-empty="false" calcext:repeat-item-labels="false">
              <table:data-pilot-members>
                <table:data-pilot-member table:name="1000" table:display="true" table:show-details="true"/>
                <table:data-pilot-member table:name="2500" table:display="true" table:show-details="true"/>
                <table:data-pilot-member table:name="5000" table:display="true" table:show-details="true"/>
                <table:data-pilot-member table:name="10000" table:display="true" table:show-details="true"/>
                <table:data-pilot-member table:name="12500" table:display="true" table:show-details="true"/>
                <table:data-pilot-member table:name="15000" table:display="true" table:show-details="true"/>
                <table:data-pilot-member table:name="17500" table:display="true" table:show-details="true"/>
                <table:data-pilot-member table:name="199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Tiempo(ms)" table:orientation="data" table:used-hierarchy="0" table:function="average">
            <table:data-pilot-level table:show-empty="false" calcext:repeat-item-labels="false">
              <table:data-pilot-members>
                <table:data-pilot-member table:name="0,000011" table:display="true" table:show-details="true"/>
                <table:data-pilot-member table:name="0,000012" table:display="true" table:show-details="true"/>
                <table:data-pilot-member table:name="0,000013" table:display="true" table:show-details="true"/>
                <table:data-pilot-member table:name="0,000014" table:display="true" table:show-details="true"/>
                <table:data-pilot-member table:name="0,000015" table:display="true" table:show-details="true"/>
                <table:data-pilot-member table:name="0,000016" table:display="true" table:show-details="true"/>
                <table:data-pilot-member table:name="0,000017" table:display="true" table:show-details="true"/>
                <table:data-pilot-member table:name="0,000018" table:display="true" table:show-details="true"/>
                <table:data-pilot-member table:name="0,000019" table:display="true" table:show-details="true"/>
                <table:data-pilot-member table:name="0,00002" table:display="true" table:show-details="true"/>
                <table:data-pilot-member table:name="0,000021" table:display="true" table:show-details="true"/>
                <table:data-pilot-member table:name="0,000022" table:display="true" table:show-details="true"/>
                <table:data-pilot-member table:name="0,000023" table:display="true" table:show-details="true"/>
                <table:data-pilot-member table:name="0,000024" table:display="true" table:show-details="true"/>
                <table:data-pilot-member table:name="0,000026" table:display="true" table:show-details="true"/>
                <table:data-pilot-member table:name="0,000027" table:display="true" table:show-details="true"/>
                <table:data-pilot-member table:name="0,000028" table:display="true" table:show-details="true"/>
                <table:data-pilot-member table:name="0,000029" table:display="true" table:show-details="true"/>
                <table:data-pilot-member table:name="0,00003" table:display="true" table:show-details="true"/>
                <table:data-pilot-member table:name="0,000031" table:display="true" table:show-details="true"/>
                <table:data-pilot-member table:name="0,000033" table:display="true" table:show-details="true"/>
                <table:data-pilot-member table:name="0,000034" table:display="true" table:show-details="true"/>
                <table:data-pilot-member table:name="0,000039" table:display="true" table:show-details="true"/>
                <table:data-pilot-member table:name="0,00004" table:display="true" table:show-details="true"/>
                <table:data-pilot-member table:name="0,00005" table:display="true" table:show-details="true"/>
                <table:data-pilot-member table:name="0,000112" table:display="true" table:show-details="true"/>
                <table:data-pilot-member table:name="0,000157" table:display="true" table:show-details="true"/>
                <table:data-pilot-member table:name="0,164881" table:display="true" table:show-details="true"/>
                <table:data-pilot-member table:name="0,165188" table:display="true" table:show-details="true"/>
                <table:data-pilot-member table:name="0,165755" table:display="true" table:show-details="true"/>
                <table:data-pilot-member table:name="0,166405" table:display="true" table:show-details="true"/>
                <table:data-pilot-member table:name="0,166474" table:display="true" table:show-details="true"/>
                <table:data-pilot-member table:name="0,166479" table:display="true" table:show-details="true"/>
                <table:data-pilot-member table:name="0,166534" table:display="true" table:show-details="true"/>
                <table:data-pilot-member table:name="0,166596" table:display="true" table:show-details="true"/>
                <table:data-pilot-member table:name="0,166637" table:display="true" table:show-details="true"/>
                <table:data-pilot-member table:name="0,166838" table:display="true" table:show-details="true"/>
                <table:data-pilot-member table:name="0,167031" table:display="true" table:show-details="true"/>
                <table:data-pilot-member table:name="0,167063" table:display="true" table:show-details="true"/>
                <table:data-pilot-member table:name="0,16709" table:display="true" table:show-details="true"/>
                <table:data-pilot-member table:name="0,167565" table:display="true" table:show-details="true"/>
                <table:data-pilot-member table:name="0,167599" table:display="true" table:show-details="true"/>
                <table:data-pilot-member table:name="0,167751" table:display="true" table:show-details="true"/>
                <table:data-pilot-member table:name="0,167775" table:display="true" table:show-details="true"/>
                <table:data-pilot-member table:name="0,167963" table:display="true" table:show-details="true"/>
                <table:data-pilot-member table:name="0,167976" table:display="true" table:show-details="true"/>
                <table:data-pilot-member table:name="0,168042" table:display="true" table:show-details="true"/>
                <table:data-pilot-member table:name="0,168396" table:display="true" table:show-details="true"/>
                <table:data-pilot-member table:name="0,168497" table:display="true" table:show-details="true"/>
                <table:data-pilot-member table:name="0,168761" table:display="true" table:show-details="true"/>
                <table:data-pilot-member table:name="0,168942" table:display="true" table:show-details="true"/>
                <table:data-pilot-member table:name="0,169206" table:display="true" table:show-details="true"/>
                <table:data-pilot-member table:name="0,169378" table:display="true" table:show-details="true"/>
                <table:data-pilot-member table:name="0,169418" table:display="true" table:show-details="true"/>
                <table:data-pilot-member table:name="0,169586" table:display="true" table:show-details="true"/>
                <table:data-pilot-member table:name="0,169744" table:display="true" table:show-details="true"/>
                <table:data-pilot-member table:name="0,16982" table:display="true" table:show-details="true"/>
                <table:data-pilot-member table:name="0,169963" table:display="true" table:show-details="true"/>
                <table:data-pilot-member table:name="0,169969" table:display="true" table:show-details="true"/>
                <table:data-pilot-member table:name="0,170027" table:display="true" table:show-details="true"/>
                <table:data-pilot-member table:name="0,170102" table:display="true" table:show-details="true"/>
                <table:data-pilot-member table:name="0,170414" table:display="true" table:show-details="true"/>
                <table:data-pilot-member table:name="0,170563" table:display="true" table:show-details="true"/>
                <table:data-pilot-member table:name="0,170714" table:display="true" table:show-details="true"/>
                <table:data-pilot-member table:name="0,170755" table:display="true" table:show-details="true"/>
                <table:data-pilot-member table:name="0,170846" table:display="true" table:show-details="true"/>
                <table:data-pilot-member table:name="0,170894" table:display="true" table:show-details="true"/>
                <table:data-pilot-member table:name="0,170906" table:display="true" table:show-details="true"/>
                <table:data-pilot-member table:name="0,170974" table:display="true" table:show-details="true"/>
                <table:data-pilot-member table:name="0,171652" table:display="true" table:show-details="true"/>
                <table:data-pilot-member table:name="0,171662" table:display="true" table:show-details="true"/>
                <table:data-pilot-member table:name="0,17182" table:display="true" table:show-details="true"/>
                <table:data-pilot-member table:name="0,171875" table:display="true" table:show-details="true"/>
                <table:data-pilot-member table:name="0,171941" table:display="true" table:show-details="true"/>
                <table:data-pilot-member table:name="0,172009" table:display="true" table:show-details="true"/>
                <table:data-pilot-member table:name="0,172236" table:display="true" table:show-details="true"/>
                <table:data-pilot-member table:name="0,17224" table:display="true" table:show-details="true"/>
                <table:data-pilot-member table:name="0,17245" table:display="true" table:show-details="true"/>
                <table:data-pilot-member table:name="0,17255" table:display="true" table:show-details="true"/>
                <table:data-pilot-member table:name="0,172681" table:display="true" table:show-details="true"/>
                <table:data-pilot-member table:name="0,172735" table:display="true" table:show-details="true"/>
                <table:data-pilot-member table:name="0,172795" table:display="true" table:show-details="true"/>
                <table:data-pilot-member table:name="0,172796" table:display="true" table:show-details="true"/>
                <table:data-pilot-member table:name="0,173168" table:display="true" table:show-details="true"/>
                <table:data-pilot-member table:name="0,173619" table:display="true" table:show-details="true"/>
                <table:data-pilot-member table:name="0,173624" table:display="true" table:show-details="true"/>
                <table:data-pilot-member table:name="0,173985" table:display="true" table:show-details="true"/>
                <table:data-pilot-member table:name="0,174183" table:display="true" table:show-details="true"/>
                <table:data-pilot-member table:name="0,174216" table:display="true" table:show-details="true"/>
                <table:data-pilot-member table:name="0,174641" table:display="true" table:show-details="true"/>
                <table:data-pilot-member table:name="0,174738" table:display="true" table:show-details="true"/>
                <table:data-pilot-member table:name="0,174867" table:display="true" table:show-details="true"/>
                <table:data-pilot-member table:name="0,175787" table:display="true" table:show-details="true"/>
                <table:data-pilot-member table:name="0,178468" table:display="true" table:show-details="true"/>
                <table:data-pilot-member table:name="0,178553" table:display="true" table:show-details="true"/>
                <table:data-pilot-member table:name="0,179763" table:display="true" table:show-details="true"/>
                <table:data-pilot-member table:name="0,181035" table:display="true" table:show-details="true"/>
                <table:data-pilot-member table:name="0,181101" table:display="true" table:show-details="true"/>
                <table:data-pilot-member table:name="0,181108" table:display="true" table:show-details="true"/>
                <table:data-pilot-member table:name="0,18116" table:display="true" table:show-details="true"/>
                <table:data-pilot-member table:name="0,181242" table:display="true" table:show-details="true"/>
                <table:data-pilot-member table:name="0,181288" table:display="true" table:show-details="true"/>
                <table:data-pilot-member table:name="0,181351" table:display="true" table:show-details="true"/>
                <table:data-pilot-member table:name="0,181434" table:display="true" table:show-details="true"/>
                <table:data-pilot-member table:name="0,181493" table:display="true" table:show-details="true"/>
                <table:data-pilot-member table:name="0,181538" table:display="true" table:show-details="true"/>
                <table:data-pilot-member table:name="0,181727" table:display="true" table:show-details="true"/>
                <table:data-pilot-member table:name="0,182115" table:display="true" table:show-details="true"/>
                <table:data-pilot-member table:name="0,182212" table:display="true" table:show-details="true"/>
                <table:data-pilot-member table:name="0,182313" table:display="true" table:show-details="true"/>
                <table:data-pilot-member table:name="0,182335" table:display="true" table:show-details="true"/>
                <table:data-pilot-member table:name="0,182574" table:display="true" table:show-details="true"/>
                <table:data-pilot-member table:name="0,182602" table:display="true" table:show-details="true"/>
                <table:data-pilot-member table:name="0,182638" table:display="true" table:show-details="true"/>
                <table:data-pilot-member table:name="0,182739" table:display="true" table:show-details="true"/>
                <table:data-pilot-member table:name="0,182823" table:display="true" table:show-details="true"/>
                <table:data-pilot-member table:name="0,182876" table:display="true" table:show-details="true"/>
                <table:data-pilot-member table:name="0,182957" table:display="true" table:show-details="true"/>
                <table:data-pilot-member table:name="0,182958" table:display="true" table:show-details="true"/>
                <table:data-pilot-member table:name="0,183005" table:display="true" table:show-details="true"/>
                <table:data-pilot-member table:name="0,183064" table:display="true" table:show-details="true"/>
                <table:data-pilot-member table:name="0,183471" table:display="true" table:show-details="true"/>
                <table:data-pilot-member table:name="0,183514" table:display="true" table:show-details="true"/>
                <table:data-pilot-member table:name="0,183615" table:display="true" table:show-details="true"/>
                <table:data-pilot-member table:name="0,183825" table:display="true" table:show-details="true"/>
                <table:data-pilot-member table:name="0,1839" table:display="true" table:show-details="true"/>
                <table:data-pilot-member table:name="0,183962" table:display="true" table:show-details="true"/>
                <table:data-pilot-member table:name="0,183979" table:display="true" table:show-details="true"/>
                <table:data-pilot-member table:name="0,183989" table:display="true" table:show-details="true"/>
                <table:data-pilot-member table:name="0,184216" table:display="true" table:show-details="true"/>
                <table:data-pilot-member table:name="0,184598" table:display="true" table:show-details="true"/>
                <table:data-pilot-member table:name="0,184783" table:display="true" table:show-details="true"/>
                <table:data-pilot-member table:name="0,184895" table:display="true" table:show-details="true"/>
                <table:data-pilot-member table:name="0,185013" table:display="true" table:show-details="true"/>
                <table:data-pilot-member table:name="0,185047" table:display="true" table:show-details="true"/>
                <table:data-pilot-member table:name="0,185195" table:display="true" table:show-details="true"/>
                <table:data-pilot-member table:name="0,185241" table:display="true" table:show-details="true"/>
                <table:data-pilot-member table:name="0,185345" table:display="true" table:show-details="true"/>
                <table:data-pilot-member table:name="0,185371" table:display="true" table:show-details="true"/>
                <table:data-pilot-member table:name="0,185458" table:display="true" table:show-details="true"/>
                <table:data-pilot-member table:name="0,185459" table:display="true" table:show-details="true"/>
                <table:data-pilot-member table:name="0,185526" table:display="true" table:show-details="true"/>
                <table:data-pilot-member table:name="0,185558" table:display="true" table:show-details="true"/>
                <table:data-pilot-member table:name="0,185616" table:display="true" table:show-details="true"/>
                <table:data-pilot-member table:name="0,185734" table:display="true" table:show-details="true"/>
                <table:data-pilot-member table:name="0,185863" table:display="true" table:show-details="true"/>
                <table:data-pilot-member table:name="0,185877" table:display="true" table:show-details="true"/>
                <table:data-pilot-member table:name="0,18619" table:display="true" table:show-details="true"/>
                <table:data-pilot-member table:name="0,186205" table:display="true" table:show-details="true"/>
                <table:data-pilot-member table:name="0,186233" table:display="true" table:show-details="true"/>
                <table:data-pilot-member table:name="0,186249" table:display="true" table:show-details="true"/>
                <table:data-pilot-member table:name="0,186255" table:display="true" table:show-details="true"/>
                <table:data-pilot-member table:name="0,186624" table:display="true" table:show-details="true"/>
                <table:data-pilot-member table:name="0,186683" table:display="true" table:show-details="true"/>
                <table:data-pilot-member table:name="0,186714" table:display="true" table:show-details="true"/>
                <table:data-pilot-member table:name="0,18679" table:display="true" table:show-details="true"/>
                <table:data-pilot-member table:name="0,186792" table:display="true" table:show-details="true"/>
                <table:data-pilot-member table:name="0,186836" table:display="true" table:show-details="true"/>
                <table:data-pilot-member table:name="0,186932" table:display="true" table:show-details="true"/>
                <table:data-pilot-member table:name="0,186944" table:display="true" table:show-details="true"/>
                <table:data-pilot-member table:name="0,186955" table:display="true" table:show-details="true"/>
                <table:data-pilot-member table:name="0,187256" table:display="true" table:show-details="true"/>
                <table:data-pilot-member table:name="0,187283" table:display="true" table:show-details="true"/>
                <table:data-pilot-member table:name="0,187312" table:display="true" table:show-details="true"/>
                <table:data-pilot-member table:name="0,187341" table:display="true" table:show-details="true"/>
                <table:data-pilot-member table:name="0,1874" table:display="true" table:show-details="true"/>
                <table:data-pilot-member table:name="0,187568" table:display="true" table:show-details="true"/>
                <table:data-pilot-member table:name="0,187689" table:display="true" table:show-details="true"/>
                <table:data-pilot-member table:name="0,187811" table:display="true" table:show-details="true"/>
                <table:data-pilot-member table:name="0,187822" table:display="true" table:show-details="true"/>
                <table:data-pilot-member table:name="0,187846" table:display="true" table:show-details="true"/>
                <table:data-pilot-member table:name="0,187967" table:display="true" table:show-details="true"/>
                <table:data-pilot-member table:name="0,187969" table:display="true" table:show-details="true"/>
                <table:data-pilot-member table:name="0,188202" table:display="true" table:show-details="true"/>
                <table:data-pilot-member table:name="0,188294" table:display="true" table:show-details="true"/>
                <table:data-pilot-member table:name="0,188375" table:display="true" table:show-details="true"/>
                <table:data-pilot-member table:name="0,188433" table:display="true" table:show-details="true"/>
                <table:data-pilot-member table:name="0,188488" table:display="true" table:show-details="true"/>
                <table:data-pilot-member table:name="0,188795" table:display="true" table:show-details="true"/>
                <table:data-pilot-member table:name="0,188873" table:display="true" table:show-details="true"/>
                <table:data-pilot-member table:name="0,188946" table:display="true" table:show-details="true"/>
                <table:data-pilot-member table:name="0,189111" table:display="true" table:show-details="true"/>
                <table:data-pilot-member table:name="0,189793" table:display="true" table:show-details="true"/>
                <table:data-pilot-member table:name="0,189831" table:display="true" table:show-details="true"/>
                <table:data-pilot-member table:name="0,189992" table:display="true" table:show-details="true"/>
                <table:data-pilot-member table:name="0,190732" table:display="true" table:show-details="true"/>
                <table:data-pilot-member table:name="0,1908" table:display="true" table:show-details="true"/>
                <table:data-pilot-member table:name="0,191438" table:display="true" table:show-details="true"/>
                <table:data-pilot-member table:name="0,191471" table:display="true" table:show-details="true"/>
                <table:data-pilot-member table:name="0,191758" table:display="true" table:show-details="true"/>
                <table:data-pilot-member table:name="0,192199" table:display="true" table:show-details="true"/>
                <table:data-pilot-member table:name="0,192211" table:display="true" table:show-details="true"/>
                <table:data-pilot-member table:name="0,192294" table:display="true" table:show-details="true"/>
                <table:data-pilot-member table:name="0,192745" table:display="true" table:show-details="true"/>
                <table:data-pilot-member table:name="0,192876" table:display="true" table:show-details="true"/>
                <table:data-pilot-member table:name="0,193085" table:display="true" table:show-details="true"/>
                <table:data-pilot-member table:name="0,19316" table:display="true" table:show-details="true"/>
                <table:data-pilot-member table:name="0,193321" table:display="true" table:show-details="true"/>
                <table:data-pilot-member table:name="0,193547" table:display="true" table:show-details="true"/>
                <table:data-pilot-member table:name="0,193752" table:display="true" table:show-details="true"/>
                <table:data-pilot-member table:name="0,194001" table:display="true" table:show-details="true"/>
                <table:data-pilot-member table:name="0,194031" table:display="true" table:show-details="true"/>
                <table:data-pilot-member table:name="0,194503" table:display="true" table:show-details="true"/>
                <table:data-pilot-member table:name="0,194712" table:display="true" table:show-details="true"/>
                <table:data-pilot-member table:name="0,194833" table:display="true" table:show-details="true"/>
                <table:data-pilot-member table:name="0,195728" table:display="true" table:show-details="true"/>
                <table:data-pilot-member table:name="0,200481" table:display="true" table:show-details="true"/>
                <table:data-pilot-member table:name="0,200818" table:display="true" table:show-details="true"/>
                <table:data-pilot-member table:name="0,20123" table:display="true" table:show-details="true"/>
                <table:data-pilot-member table:name="0,201298" table:display="true" table:show-details="true"/>
                <table:data-pilot-member table:name="0,202751" table:display="true" table:show-details="true"/>
                <table:data-pilot-member table:name="0,203081" table:display="true" table:show-details="true"/>
                <table:data-pilot-member table:name="0,203687" table:display="true" table:show-details="true"/>
                <table:data-pilot-member table:name="0,203835" table:display="true" table:show-details="true"/>
                <table:data-pilot-member table:name="0,203907" table:display="true" table:show-details="true"/>
                <table:data-pilot-member table:name="0,205369" table:display="true" table:show-details="true"/>
                <table:data-pilot-member table:name="0,205513" table:display="true" table:show-details="true"/>
                <table:data-pilot-member table:name="0,206084" table:display="true" table:show-details="true"/>
                <table:data-pilot-member table:name="0,20746" table:display="true" table:show-details="true"/>
                <table:data-pilot-member table:name="0,209316" table:display="true" table:show-details="true"/>
                <table:data-pilot-member table:name="0,209963" table:display="true" table:show-details="true"/>
                <table:data-pilot-member table:name="0,213273" table:display="true" table:show-details="true"/>
                <table:data-pilot-member table:name="0,213331" table:display="true" table:show-details="true"/>
                <table:data-pilot-member table:name="0,220464" table:display="true" table:show-details="true"/>
                <table:data-pilot-member table:name="0,223385" table:display="true" table:show-details="true"/>
                <table:data-pilot-member table:name="0,250105" table:display="true" table:show-details="true"/>
                <table:data-pilot-member table:name="0,278697" table:display="true" table:show-details="true"/>
                <table:data-pilot-member table:name="0,346968" table:display="true" table:show-details="true"/>
                <table:data-pilot-member table:name="0,347597" table:display="true" table:show-details="true"/>
                <table:data-pilot-member table:name="0,347743" table:display="true" table:show-details="true"/>
                <table:data-pilot-member table:name="0,348068" table:display="true" table:show-details="true"/>
                <table:data-pilot-member table:name="0,348742" table:display="true" table:show-details="true"/>
                <table:data-pilot-member table:name="0,349138" table:display="true" table:show-details="true"/>
                <table:data-pilot-member table:name="0,34923" table:display="true" table:show-details="true"/>
                <table:data-pilot-member table:name="0,349239" table:display="true" table:show-details="true"/>
                <table:data-pilot-member table:name="0,349383" table:display="true" table:show-details="true"/>
                <table:data-pilot-member table:name="0,349521" table:display="true" table:show-details="true"/>
                <table:data-pilot-member table:name="0,349825" table:display="true" table:show-details="true"/>
                <table:data-pilot-member table:name="0,350377" table:display="true" table:show-details="true"/>
                <table:data-pilot-member table:name="0,350397" table:display="true" table:show-details="true"/>
                <table:data-pilot-member table:name="0,350442" table:display="true" table:show-details="true"/>
                <table:data-pilot-member table:name="0,350997" table:display="true" table:show-details="true"/>
                <table:data-pilot-member table:name="0,351077" table:display="true" table:show-details="true"/>
                <table:data-pilot-member table:name="0,351278" table:display="true" table:show-details="true"/>
                <table:data-pilot-member table:name="0,351285" table:display="true" table:show-details="true"/>
                <table:data-pilot-member table:name="0,351372" table:display="true" table:show-details="true"/>
                <table:data-pilot-member table:name="0,351484" table:display="true" table:show-details="true"/>
                <table:data-pilot-member table:name="0,352791" table:display="true" table:show-details="true"/>
                <table:data-pilot-member table:name="0,352826" table:display="true" table:show-details="true"/>
                <table:data-pilot-member table:name="0,352969" table:display="true" table:show-details="true"/>
                <table:data-pilot-member table:name="0,353231" table:display="true" table:show-details="true"/>
                <table:data-pilot-member table:name="0,353558" table:display="true" table:show-details="true"/>
                <table:data-pilot-member table:name="0,353804" table:display="true" table:show-details="true"/>
                <table:data-pilot-member table:name="0,353812" table:display="true" table:show-details="true"/>
                <table:data-pilot-member table:name="0,353855" table:display="true" table:show-details="true"/>
                <table:data-pilot-member table:name="0,353879" table:display="true" table:show-details="true"/>
                <table:data-pilot-member table:name="0,353916" table:display="true" table:show-details="true"/>
                <table:data-pilot-member table:name="0,353967" table:display="true" table:show-details="true"/>
                <table:data-pilot-member table:name="0,354139" table:display="true" table:show-details="true"/>
                <table:data-pilot-member table:name="0,354457" table:display="true" table:show-details="true"/>
                <table:data-pilot-member table:name="0,354677" table:display="true" table:show-details="true"/>
                <table:data-pilot-member table:name="0,355034" table:display="true" table:show-details="true"/>
                <table:data-pilot-member table:name="0,355279" table:display="true" table:show-details="true"/>
                <table:data-pilot-member table:name="0,35528" table:display="true" table:show-details="true"/>
                <table:data-pilot-member table:name="0,356161" table:display="true" table:show-details="true"/>
                <table:data-pilot-member table:name="0,35636" table:display="true" table:show-details="true"/>
                <table:data-pilot-member table:name="0,357133" table:display="true" table:show-details="true"/>
                <table:data-pilot-member table:name="0,357611" table:display="true" table:show-details="true"/>
                <table:data-pilot-member table:name="0,357653" table:display="true" table:show-details="true"/>
                <table:data-pilot-member table:name="0,359291" table:display="true" table:show-details="true"/>
                <table:data-pilot-member table:name="0,359688" table:display="true" table:show-details="true"/>
                <table:data-pilot-member table:name="0,360394" table:display="true" table:show-details="true"/>
                <table:data-pilot-member table:name="0,360846" table:display="true" table:show-details="true"/>
                <table:data-pilot-member table:name="0,362672" table:display="true" table:show-details="true"/>
                <table:data-pilot-member table:name="0,366852" table:display="true" table:show-details="true"/>
                <table:data-pilot-member table:name="0,370472" table:display="true" table:show-details="true"/>
                <table:data-pilot-member table:name="0,370657" table:display="true" table:show-details="true"/>
                <table:data-pilot-member table:name="0,370676" table:display="true" table:show-details="true"/>
                <table:data-pilot-member table:name="0,372923" table:display="true" table:show-details="true"/>
                <table:data-pilot-member table:name="0,373352" table:display="true" table:show-details="true"/>
                <table:data-pilot-member table:name="0,376971" table:display="true" table:show-details="true"/>
                <table:data-pilot-member table:name="0,377627" table:display="true" table:show-details="true"/>
                <table:data-pilot-member table:name="0,379228" table:display="true" table:show-details="true"/>
                <table:data-pilot-member table:name="0,379236" table:display="true" table:show-details="true"/>
                <table:data-pilot-member table:name="0,379834" table:display="true" table:show-details="true"/>
                <table:data-pilot-member table:name="0,380298" table:display="true" table:show-details="true"/>
                <table:data-pilot-member table:name="0,380521" table:display="true" table:show-details="true"/>
                <table:data-pilot-member table:name="0,380946" table:display="true" table:show-details="true"/>
                <table:data-pilot-member table:name="0,381163" table:display="true" table:show-details="true"/>
                <table:data-pilot-member table:name="0,38145" table:display="true" table:show-details="true"/>
                <table:data-pilot-member table:name="0,381753" table:display="true" table:show-details="true"/>
                <table:data-pilot-member table:name="0,381829" table:display="true" table:show-details="true"/>
                <table:data-pilot-member table:name="0,381891" table:display="true" table:show-details="true"/>
                <table:data-pilot-member table:name="0,382129" table:display="true" table:show-details="true"/>
                <table:data-pilot-member table:name="0,382297" table:display="true" table:show-details="true"/>
                <table:data-pilot-member table:name="0,382314" table:display="true" table:show-details="true"/>
                <table:data-pilot-member table:name="0,382898" table:display="true" table:show-details="true"/>
                <table:data-pilot-member table:name="0,38296" table:display="true" table:show-details="true"/>
                <table:data-pilot-member table:name="0,383032" table:display="true" table:show-details="true"/>
                <table:data-pilot-member table:name="0,383067" table:display="true" table:show-details="true"/>
                <table:data-pilot-member table:name="0,38326" table:display="true" table:show-details="true"/>
                <table:data-pilot-member table:name="0,383462" table:display="true" table:show-details="true"/>
                <table:data-pilot-member table:name="0,383815" table:display="true" table:show-details="true"/>
                <table:data-pilot-member table:name="0,383819" table:display="true" table:show-details="true"/>
                <table:data-pilot-member table:name="0,384159" table:display="true" table:show-details="true"/>
                <table:data-pilot-member table:name="0,384203" table:display="true" table:show-details="true"/>
                <table:data-pilot-member table:name="0,384211" table:display="true" table:show-details="true"/>
                <table:data-pilot-member table:name="0,384213" table:display="true" table:show-details="true"/>
                <table:data-pilot-member table:name="0,384351" table:display="true" table:show-details="true"/>
                <table:data-pilot-member table:name="0,384406" table:display="true" table:show-details="true"/>
                <table:data-pilot-member table:name="0,38445" table:display="true" table:show-details="true"/>
                <table:data-pilot-member table:name="0,384743" table:display="true" table:show-details="true"/>
                <table:data-pilot-member table:name="0,384746" table:display="true" table:show-details="true"/>
                <table:data-pilot-member table:name="0,384897" table:display="true" table:show-details="true"/>
                <table:data-pilot-member table:name="0,385119" table:display="true" table:show-details="true"/>
                <table:data-pilot-member table:name="0,385352" table:display="true" table:show-details="true"/>
                <table:data-pilot-member table:name="0,385403" table:display="true" table:show-details="true"/>
                <table:data-pilot-member table:name="0,385599" table:display="true" table:show-details="true"/>
                <table:data-pilot-member table:name="0,385621" table:display="true" table:show-details="true"/>
                <table:data-pilot-member table:name="0,385716" table:display="true" table:show-details="true"/>
                <table:data-pilot-member table:name="0,386002" table:display="true" table:show-details="true"/>
                <table:data-pilot-member table:name="0,386305" table:display="true" table:show-details="true"/>
                <table:data-pilot-member table:name="0,386584" table:display="true" table:show-details="true"/>
                <table:data-pilot-member table:name="0,386648" table:display="true" table:show-details="true"/>
                <table:data-pilot-member table:name="0,386937" table:display="true" table:show-details="true"/>
                <table:data-pilot-member table:name="0,387046" table:display="true" table:show-details="true"/>
                <table:data-pilot-member table:name="0,387108" table:display="true" table:show-details="true"/>
                <table:data-pilot-member table:name="0,387124" table:display="true" table:show-details="true"/>
                <table:data-pilot-member table:name="0,387125" table:display="true" table:show-details="true"/>
                <table:data-pilot-member table:name="0,387175" table:display="true" table:show-details="true"/>
                <table:data-pilot-member table:name="0,387482" table:display="true" table:show-details="true"/>
                <table:data-pilot-member table:name="0,387522" table:display="true" table:show-details="true"/>
                <table:data-pilot-member table:name="0,387629" table:display="true" table:show-details="true"/>
                <table:data-pilot-member table:name="0,38802" table:display="true" table:show-details="true"/>
                <table:data-pilot-member table:name="0,38804" table:display="true" table:show-details="true"/>
                <table:data-pilot-member table:name="0,388096" table:display="true" table:show-details="true"/>
                <table:data-pilot-member table:name="0,388171" table:display="true" table:show-details="true"/>
                <table:data-pilot-member table:name="0,388235" table:display="true" table:show-details="true"/>
                <table:data-pilot-member table:name="0,388653" table:display="true" table:show-details="true"/>
                <table:data-pilot-member table:name="0,388865" table:display="true" table:show-details="true"/>
                <table:data-pilot-member table:name="0,389042" table:display="true" table:show-details="true"/>
                <table:data-pilot-member table:name="0,38906" table:display="true" table:show-details="true"/>
                <table:data-pilot-member table:name="0,389177" table:display="true" table:show-details="true"/>
                <table:data-pilot-member table:name="0,389431" table:display="true" table:show-details="true"/>
                <table:data-pilot-member table:name="0,389464" table:display="true" table:show-details="true"/>
                <table:data-pilot-member table:name="0,38951" table:display="true" table:show-details="true"/>
                <table:data-pilot-member table:name="0,389627" table:display="true" table:show-details="true"/>
                <table:data-pilot-member table:name="0,389673" table:display="true" table:show-details="true"/>
                <table:data-pilot-member table:name="0,38971" table:display="true" table:show-details="true"/>
                <table:data-pilot-member table:name="0,389876" table:display="true" table:show-details="true"/>
                <table:data-pilot-member table:name="0,389885" table:display="true" table:show-details="true"/>
                <table:data-pilot-member table:name="0,389949" table:display="true" table:show-details="true"/>
                <table:data-pilot-member table:name="0,390073" table:display="true" table:show-details="true"/>
                <table:data-pilot-member table:name="0,390151" table:display="true" table:show-details="true"/>
                <table:data-pilot-member table:name="0,390467" table:display="true" table:show-details="true"/>
                <table:data-pilot-member table:name="0,39089" table:display="true" table:show-details="true"/>
                <table:data-pilot-member table:name="0,391176" table:display="true" table:show-details="true"/>
                <table:data-pilot-member table:name="0,391576" table:display="true" table:show-details="true"/>
                <table:data-pilot-member table:name="0,392201" table:display="true" table:show-details="true"/>
                <table:data-pilot-member table:name="0,392549" table:display="true" table:show-details="true"/>
                <table:data-pilot-member table:name="0,392723" table:display="true" table:show-details="true"/>
                <table:data-pilot-member table:name="0,39329" table:display="true" table:show-details="true"/>
                <table:data-pilot-member table:name="0,393347" table:display="true" table:show-details="true"/>
                <table:data-pilot-member table:name="0,393362" table:display="true" table:show-details="true"/>
                <table:data-pilot-member table:name="0,393515" table:display="true" table:show-details="true"/>
                <table:data-pilot-member table:name="0,393629" table:display="true" table:show-details="true"/>
                <table:data-pilot-member table:name="0,393894" table:display="true" table:show-details="true"/>
                <table:data-pilot-member table:name="0,39555" table:display="true" table:show-details="true"/>
                <table:data-pilot-member table:name="0,396787" table:display="true" table:show-details="true"/>
                <table:data-pilot-member table:name="0,39813" table:display="true" table:show-details="true"/>
                <table:data-pilot-member table:name="0,402076" table:display="true" table:show-details="true"/>
                <table:data-pilot-member table:name="0,402437" table:display="true" table:show-details="true"/>
                <table:data-pilot-member table:name="0,40277" table:display="true" table:show-details="true"/>
                <table:data-pilot-member table:name="0,403466" table:display="true" table:show-details="true"/>
                <table:data-pilot-member table:name="0,40468" table:display="true" table:show-details="true"/>
                <table:data-pilot-member table:name="0,405046" table:display="true" table:show-details="true"/>
                <table:data-pilot-member table:name="0,405626" table:display="true" table:show-details="true"/>
                <table:data-pilot-member table:name="0,40676" table:display="true" table:show-details="true"/>
                <table:data-pilot-member table:name="0,407017" table:display="true" table:show-details="true"/>
                <table:data-pilot-member table:name="0,407554" table:display="true" table:show-details="true"/>
                <table:data-pilot-member table:name="0,40759" table:display="true" table:show-details="true"/>
                <table:data-pilot-member table:name="0,40771" table:display="true" table:show-details="true"/>
                <table:data-pilot-member table:name="0,407891" table:display="true" table:show-details="true"/>
                <table:data-pilot-member table:name="0,407928" table:display="true" table:show-details="true"/>
                <table:data-pilot-member table:name="0,408387" table:display="true" table:show-details="true"/>
                <table:data-pilot-member table:name="0,408518" table:display="true" table:show-details="true"/>
                <table:data-pilot-member table:name="0,409179" table:display="true" table:show-details="true"/>
                <table:data-pilot-member table:name="0,409251" table:display="true" table:show-details="true"/>
                <table:data-pilot-member table:name="0,40927" table:display="true" table:show-details="true"/>
                <table:data-pilot-member table:name="0,409381" table:display="true" table:show-details="true"/>
                <table:data-pilot-member table:name="0,409589" table:display="true" table:show-details="true"/>
                <table:data-pilot-member table:name="0,409791" table:display="true" table:show-details="true"/>
                <table:data-pilot-member table:name="0,410248" table:display="true" table:show-details="true"/>
                <table:data-pilot-member table:name="0,410328" table:display="true" table:show-details="true"/>
                <table:data-pilot-member table:name="0,410366" table:display="true" table:show-details="true"/>
                <table:data-pilot-member table:name="0,410652" table:display="true" table:show-details="true"/>
                <table:data-pilot-member table:name="0,411133" table:display="true" table:show-details="true"/>
                <table:data-pilot-member table:name="0,411321" table:display="true" table:show-details="true"/>
                <table:data-pilot-member table:name="0,411631" table:display="true" table:show-details="true"/>
                <table:data-pilot-member table:name="0,412361" table:display="true" table:show-details="true"/>
                <table:data-pilot-member table:name="0,412536" table:display="true" table:show-details="true"/>
                <table:data-pilot-member table:name="0,412627" table:display="true" table:show-details="true"/>
                <table:data-pilot-member table:name="0,412755" table:display="true" table:show-details="true"/>
                <table:data-pilot-member table:name="0,412835" table:display="true" table:show-details="true"/>
                <table:data-pilot-member table:name="0,413598" table:display="true" table:show-details="true"/>
                <table:data-pilot-member table:name="0,414305" table:display="true" table:show-details="true"/>
                <table:data-pilot-member table:name="0,414917" table:display="true" table:show-details="true"/>
                <table:data-pilot-member table:name="0,415473" table:display="true" table:show-details="true"/>
                <table:data-pilot-member table:name="0,415844" table:display="true" table:show-details="true"/>
                <table:data-pilot-member table:name="0,415888" table:display="true" table:show-details="true"/>
                <table:data-pilot-member table:name="0,416317" table:display="true" table:show-details="true"/>
                <table:data-pilot-member table:name="0,416389" table:display="true" table:show-details="true"/>
                <table:data-pilot-member table:name="0,416746" table:display="true" table:show-details="true"/>
                <table:data-pilot-member table:name="0,417094" table:display="true" table:show-details="true"/>
                <table:data-pilot-member table:name="0,41784" table:display="true" table:show-details="true"/>
                <table:data-pilot-member table:name="0,41794" table:display="true" table:show-details="true"/>
                <table:data-pilot-member table:name="0,418204" table:display="true" table:show-details="true"/>
                <table:data-pilot-member table:name="0,418995" table:display="true" table:show-details="true"/>
                <table:data-pilot-member table:name="0,419305" table:display="true" table:show-details="true"/>
                <table:data-pilot-member table:name="0,41938" table:display="true" table:show-details="true"/>
                <table:data-pilot-member table:name="0,419564" table:display="true" table:show-details="true"/>
                <table:data-pilot-member table:name="0,425491" table:display="true" table:show-details="true"/>
                <table:data-pilot-member table:name="0,426083" table:display="true" table:show-details="true"/>
                <table:data-pilot-member table:name="0,439806" table:display="true" table:show-details="true"/>
                <table:data-pilot-member table:name="0,443319" table:display="true" table:show-details="true"/>
                <table:data-pilot-member table:name="0,444552" table:display="true" table:show-details="true"/>
                <table:data-pilot-member table:name="0,451993" table:display="true" table:show-details="true"/>
                <table:data-pilot-member table:name="0,452075" table:display="true" table:show-details="true"/>
                <table:data-pilot-member table:name="0,456803" table:display="true" table:show-details="true"/>
                <table:data-pilot-member table:name="0,45986" table:display="true" table:show-details="true"/>
                <table:data-pilot-member table:name="0,46036" table:display="true" table:show-details="true"/>
                <table:data-pilot-member table:name="0,463148" table:display="true" table:show-details="true"/>
                <table:data-pilot-member table:name="0,464493" table:display="true" table:show-details="true"/>
                <table:data-pilot-member table:name="0,466731" table:display="true" table:show-details="true"/>
                <table:data-pilot-member table:name="0,471614" table:display="true" table:show-details="true"/>
                <table:data-pilot-member table:name="0,471961" table:display="true" table:show-details="true"/>
                <table:data-pilot-member table:name="0,472443" table:display="true" table:show-details="true"/>
                <table:data-pilot-member table:name="0,473595" table:display="true" table:show-details="true"/>
                <table:data-pilot-member table:name="0,473868" table:display="true" table:show-details="true"/>
                <table:data-pilot-member table:name="0,475147" table:display="true" table:show-details="true"/>
                <table:data-pilot-member table:name="0,475236" table:display="true" table:show-details="true"/>
                <table:data-pilot-member table:name="0,475621" table:display="true" table:show-details="true"/>
                <table:data-pilot-member table:name="0,47641" table:display="true" table:show-details="true"/>
                <table:data-pilot-member table:name="0,476834" table:display="true" table:show-details="true"/>
                <table:data-pilot-member table:name="0,477289" table:display="true" table:show-details="true"/>
                <table:data-pilot-member table:name="0,477477" table:display="true" table:show-details="true"/>
                <table:data-pilot-member table:name="0,477765" table:display="true" table:show-details="true"/>
                <table:data-pilot-member table:name="0,47838" table:display="true" table:show-details="true"/>
                <table:data-pilot-member table:name="0,479706" table:display="true" table:show-details="true"/>
                <table:data-pilot-member table:name="0,480054" table:display="true" table:show-details="true"/>
                <table:data-pilot-member table:name="0,480373" table:display="true" table:show-details="true"/>
                <table:data-pilot-member table:name="0,480719" table:display="true" table:show-details="true"/>
                <table:data-pilot-member table:name="0,480771" table:display="true" table:show-details="true"/>
                <table:data-pilot-member table:name="0,481231" table:display="true" table:show-details="true"/>
                <table:data-pilot-member table:name="0,482312" table:display="true" table:show-details="true"/>
                <table:data-pilot-member table:name="0,482442" table:display="true" table:show-details="true"/>
                <table:data-pilot-member table:name="0,48406" table:display="true" table:show-details="true"/>
                <table:data-pilot-member table:name="0,484535" table:display="true" table:show-details="true"/>
                <table:data-pilot-member table:name="0,484849" table:display="true" table:show-details="true"/>
                <table:data-pilot-member table:name="0,485212" table:display="true" table:show-details="true"/>
                <table:data-pilot-member table:name="0,485509" table:display="true" table:show-details="true"/>
                <table:data-pilot-member table:name="0,485798" table:display="true" table:show-details="true"/>
                <table:data-pilot-member table:name="0,485869" table:display="true" table:show-details="true"/>
                <table:data-pilot-member table:name="0,485992" table:display="true" table:show-details="true"/>
                <table:data-pilot-member table:name="0,486289" table:display="true" table:show-details="true"/>
                <table:data-pilot-member table:name="0,486576" table:display="true" table:show-details="true"/>
                <table:data-pilot-member table:name="0,486652" table:display="true" table:show-details="true"/>
                <table:data-pilot-member table:name="0,487302" table:display="true" table:show-details="true"/>
                <table:data-pilot-member table:name="0,48785" table:display="true" table:show-details="true"/>
                <table:data-pilot-member table:name="0,489335" table:display="true" table:show-details="true"/>
                <table:data-pilot-member table:name="0,48966" table:display="true" table:show-details="true"/>
                <table:data-pilot-member table:name="0,490649" table:display="true" table:show-details="true"/>
                <table:data-pilot-member table:name="0,491283" table:display="true" table:show-details="true"/>
                <table:data-pilot-member table:name="0,49235" table:display="true" table:show-details="true"/>
                <table:data-pilot-member table:name="0,494083" table:display="true" table:show-details="true"/>
                <table:data-pilot-member table:name="0,496706" table:display="true" table:show-details="true"/>
                <table:data-pilot-member table:name="0,497786" table:display="true" table:show-details="true"/>
                <table:data-pilot-member table:name="0,497912" table:display="true" table:show-details="true"/>
                <table:data-pilot-member table:name="0,498366" table:display="true" table:show-details="true"/>
                <table:data-pilot-member table:name="0,498388" table:display="true" table:show-details="true"/>
                <table:data-pilot-member table:name="0,499303" table:display="true" table:show-details="true"/>
                <table:data-pilot-member table:name="0,499762" table:display="true" table:show-details="true"/>
                <table:data-pilot-member table:name="0,500092" table:display="true" table:show-details="true"/>
                <table:data-pilot-member table:name="0,500726" table:display="true" table:show-details="true"/>
                <table:data-pilot-member table:name="0,501499" table:display="true" table:show-details="true"/>
                <table:data-pilot-member table:name="0,501641" table:display="true" table:show-details="true"/>
                <table:data-pilot-member table:name="0,50175" table:display="true" table:show-details="true"/>
                <table:data-pilot-member table:name="0,502621" table:display="true" table:show-details="true"/>
                <table:data-pilot-member table:name="0,502787" table:display="true" table:show-details="true"/>
                <table:data-pilot-member table:name="0,504052" table:display="true" table:show-details="true"/>
                <table:data-pilot-member table:name="0,504776" table:display="true" table:show-details="true"/>
                <table:data-pilot-member table:name="0,505746" table:display="true" table:show-details="true"/>
                <table:data-pilot-member table:name="0,505988" table:display="true" table:show-details="true"/>
                <table:data-pilot-member table:name="0,506811" table:display="true" table:show-details="true"/>
                <table:data-pilot-member table:name="0,507929" table:display="true" table:show-details="true"/>
                <table:data-pilot-member table:name="0,508345" table:display="true" table:show-details="true"/>
                <table:data-pilot-member table:name="0,508509" table:display="true" table:show-details="true"/>
                <table:data-pilot-member table:name="0,509629" table:display="true" table:show-details="true"/>
                <table:data-pilot-member table:name="0,509857" table:display="true" table:show-details="true"/>
                <table:data-pilot-member table:name="0,510322" table:display="true" table:show-details="true"/>
                <table:data-pilot-member table:name="0,511412" table:display="true" table:show-details="true"/>
                <table:data-pilot-member table:name="0,512835" table:display="true" table:show-details="true"/>
                <table:data-pilot-member table:name="0,513003" table:display="true" table:show-details="true"/>
                <table:data-pilot-member table:name="0,513215" table:display="true" table:show-details="true"/>
                <table:data-pilot-member table:name="0,51352" table:display="true" table:show-details="true"/>
                <table:data-pilot-member table:name="0,517231" table:display="true" table:show-details="true"/>
                <table:data-pilot-member table:name="0,517346" table:display="true" table:show-details="true"/>
                <table:data-pilot-member table:name="0,517887" table:display="true" table:show-details="true"/>
                <table:data-pilot-member table:name="0,520665" table:display="true" table:show-details="true"/>
                <table:data-pilot-member table:name="0,523473" table:display="true" table:show-details="true"/>
                <table:data-pilot-member table:name="0,523574" table:display="true" table:show-details="true"/>
                <table:data-pilot-member table:name="0,523697" table:display="true" table:show-details="true"/>
                <table:data-pilot-member table:name="0,526781" table:display="true" table:show-details="true"/>
                <table:data-pilot-member table:name="0,527905" table:display="true" table:show-details="true"/>
                <table:data-pilot-member table:name="0,527996" table:display="true" table:show-details="true"/>
                <table:data-pilot-member table:name="0,529423" table:display="true" table:show-details="true"/>
                <table:data-pilot-member table:name="0,52967" table:display="true" table:show-details="true"/>
                <table:data-pilot-member table:name="0,532563" table:display="true" table:show-details="true"/>
                <table:data-pilot-member table:name="0,534201" table:display="true" table:show-details="true"/>
                <table:data-pilot-member table:name="0,535341" table:display="true" table:show-details="true"/>
                <table:data-pilot-member table:name="0,536397" table:display="true" table:show-details="true"/>
                <table:data-pilot-member table:name="0,536532" table:display="true" table:show-details="true"/>
                <table:data-pilot-member table:name="0,538066" table:display="true" table:show-details="true"/>
                <table:data-pilot-member table:name="0,538401" table:display="true" table:show-details="true"/>
                <table:data-pilot-member table:name="0,544221" table:display="true" table:show-details="true"/>
                <table:data-pilot-member table:name="0,545025" table:display="true" table:show-details="true"/>
                <table:data-pilot-member table:name="0,54679" table:display="true" table:show-details="true"/>
                <table:data-pilot-member table:name="0,547159" table:display="true" table:show-details="true"/>
                <table:data-pilot-member table:name="0,548341" table:display="true" table:show-details="true"/>
                <table:data-pilot-member table:name="0,548396" table:display="true" table:show-details="true"/>
                <table:data-pilot-member table:name="0,548727" table:display="true" table:show-details="true"/>
                <table:data-pilot-member table:name="0,548974" table:display="true" table:show-details="true"/>
                <table:data-pilot-member table:name="0,549563" table:display="true" table:show-details="true"/>
                <table:data-pilot-member table:name="0,550542" table:display="true" table:show-details="true"/>
                <table:data-pilot-member table:name="0,551289" table:display="true" table:show-details="true"/>
                <table:data-pilot-member table:name="0,552492" table:display="true" table:show-details="true"/>
                <table:data-pilot-member table:name="0,552675" table:display="true" table:show-details="true"/>
                <table:data-pilot-member table:name="0,553436" table:display="true" table:show-details="true"/>
                <table:data-pilot-member table:name="0,554616" table:display="true" table:show-details="true"/>
                <table:data-pilot-member table:name="0,555557" table:display="true" table:show-details="true"/>
                <table:data-pilot-member table:name="0,556173" table:display="true" table:show-details="true"/>
                <table:data-pilot-member table:name="0,556319" table:display="true" table:show-details="true"/>
                <table:data-pilot-member table:name="0,556672" table:display="true" table:show-details="true"/>
                <table:data-pilot-member table:name="0,557375" table:display="true" table:show-details="true"/>
                <table:data-pilot-member table:name="0,557788" table:display="true" table:show-details="true"/>
                <table:data-pilot-member table:name="0,558267" table:display="true" table:show-details="true"/>
                <table:data-pilot-member table:name="0,558531" table:display="true" table:show-details="true"/>
                <table:data-pilot-member table:name="0,55855" table:display="true" table:show-details="true"/>
                <table:data-pilot-member table:name="0,558558" table:display="true" table:show-details="true"/>
                <table:data-pilot-member table:name="0,559309" table:display="true" table:show-details="true"/>
                <table:data-pilot-member table:name="0,559313" table:display="true" table:show-details="true"/>
                <table:data-pilot-member table:name="0,559875" table:display="true" table:show-details="true"/>
                <table:data-pilot-member table:name="0,559895" table:display="true" table:show-details="true"/>
                <table:data-pilot-member table:name="0,560044" table:display="true" table:show-details="true"/>
                <table:data-pilot-member table:name="0,560506" table:display="true" table:show-details="true"/>
                <table:data-pilot-member table:name="0,560661" table:display="true" table:show-details="true"/>
                <table:data-pilot-member table:name="0,561127" table:display="true" table:show-details="true"/>
                <table:data-pilot-member table:name="0,561797" table:display="true" table:show-details="true"/>
                <table:data-pilot-member table:name="0,562446" table:display="true" table:show-details="true"/>
                <table:data-pilot-member table:name="0,563057" table:display="true" table:show-details="true"/>
                <table:data-pilot-member table:name="0,563489" table:display="true" table:show-details="true"/>
                <table:data-pilot-member table:name="0,564081" table:display="true" table:show-details="true"/>
                <table:data-pilot-member table:name="0,565206" table:display="true" table:show-details="true"/>
                <table:data-pilot-member table:name="0,565913" table:display="true" table:show-details="true"/>
                <table:data-pilot-member table:name="0,565977" table:display="true" table:show-details="true"/>
                <table:data-pilot-member table:name="0,566243" table:display="true" table:show-details="true"/>
                <table:data-pilot-member table:name="0,568483" table:display="true" table:show-details="true"/>
                <table:data-pilot-member table:name="0,568553" table:display="true" table:show-details="true"/>
                <table:data-pilot-member table:name="0,569298" table:display="true" table:show-details="true"/>
                <table:data-pilot-member table:name="0,569769" table:display="true" table:show-details="true"/>
                <table:data-pilot-member table:name="0,571955" table:display="true" table:show-details="true"/>
                <table:data-pilot-member table:name="0,572415" table:display="true" table:show-details="true"/>
                <table:data-pilot-member table:name="0,573072" table:display="true" table:show-details="true"/>
                <table:data-pilot-member table:name="0,573903" table:display="true" table:show-details="true"/>
                <table:data-pilot-member table:name="0,574615" table:display="true" table:show-details="true"/>
                <table:data-pilot-member table:name="0,579169" table:display="true" table:show-details="true"/>
                <table:data-pilot-member table:name="0,58009" table:display="true" table:show-details="true"/>
                <table:data-pilot-member table:name="0,580231" table:display="true" table:show-details="true"/>
                <table:data-pilot-member table:name="0,580923" table:display="true" table:show-details="true"/>
                <table:data-pilot-member table:name="0,582505" table:display="true" table:show-details="true"/>
                <table:data-pilot-member table:name="0,582853" table:display="true" table:show-details="true"/>
                <table:data-pilot-member table:name="0,583881" table:display="true" table:show-details="true"/>
                <table:data-pilot-member table:name="0,584914" table:display="true" table:show-details="true"/>
                <table:data-pilot-member table:name="0,585175" table:display="true" table:show-details="true"/>
                <table:data-pilot-member table:name="0,585319" table:display="true" table:show-details="true"/>
                <table:data-pilot-member table:name="0,586192" table:display="true" table:show-details="true"/>
                <table:data-pilot-member table:name="0,58692" table:display="true" table:show-details="true"/>
                <table:data-pilot-member table:name="0,58782" table:display="true" table:show-details="true"/>
                <table:data-pilot-member table:name="0,588474" table:display="true" table:show-details="true"/>
                <table:data-pilot-member table:name="0,588615" table:display="true" table:show-details="true"/>
                <table:data-pilot-member table:name="0,589482" table:display="true" table:show-details="true"/>
                <table:data-pilot-member table:name="0,589702" table:display="true" table:show-details="true"/>
                <table:data-pilot-member table:name="0,589886" table:display="true" table:show-details="true"/>
                <table:data-pilot-member table:name="0,589923" table:display="true" table:show-details="true"/>
                <table:data-pilot-member table:name="0,590273" table:display="true" table:show-details="true"/>
                <table:data-pilot-member table:name="0,590635" table:display="true" table:show-details="true"/>
                <table:data-pilot-member table:name="0,592454" table:display="true" table:show-details="true"/>
                <table:data-pilot-member table:name="0,593154" table:display="true" table:show-details="true"/>
                <table:data-pilot-member table:name="0,593498" table:display="true" table:show-details="true"/>
                <table:data-pilot-member table:name="0,594249" table:display="true" table:show-details="true"/>
                <table:data-pilot-member table:name="0,594703" table:display="true" table:show-details="true"/>
                <table:data-pilot-member table:name="0,595781" table:display="true" table:show-details="true"/>
                <table:data-pilot-member table:name="0,595899" table:display="true" table:show-details="true"/>
                <table:data-pilot-member table:name="0,596255" table:display="true" table:show-details="true"/>
                <table:data-pilot-member table:name="0,59708" table:display="true" table:show-details="true"/>
                <table:data-pilot-member table:name="0,597871" table:display="true" table:show-details="true"/>
                <table:data-pilot-member table:name="0,597876" table:display="true" table:show-details="true"/>
                <table:data-pilot-member table:name="0,599676" table:display="true" table:show-details="true"/>
                <table:data-pilot-member table:name="0,59998" table:display="true" table:show-details="true"/>
                <table:data-pilot-member table:name="0,600167" table:display="true" table:show-details="true"/>
                <table:data-pilot-member table:name="0,600196" table:display="true" table:show-details="true"/>
                <table:data-pilot-member table:name="0,600582" table:display="true" table:show-details="true"/>
                <table:data-pilot-member table:name="0,60065" table:display="true" table:show-details="true"/>
                <table:data-pilot-member table:name="0,600688" table:display="true" table:show-details="true"/>
                <table:data-pilot-member table:name="0,601611" table:display="true" table:show-details="true"/>
                <table:data-pilot-member table:name="0,601679" table:display="true" table:show-details="true"/>
                <table:data-pilot-member table:name="0,60199" table:display="true" table:show-details="true"/>
                <table:data-pilot-member table:name="0,602021" table:display="true" table:show-details="true"/>
                <table:data-pilot-member table:name="0,602808" table:display="true" table:show-details="true"/>
                <table:data-pilot-member table:name="0,603455" table:display="true" table:show-details="true"/>
                <table:data-pilot-member table:name="0,603697" table:display="true" table:show-details="true"/>
                <table:data-pilot-member table:name="0,603818" table:display="true" table:show-details="true"/>
                <table:data-pilot-member table:name="0,603826" table:display="true" table:show-details="true"/>
                <table:data-pilot-member table:name="0,604154" table:display="true" table:show-details="true"/>
                <table:data-pilot-member table:name="0,604515" table:display="true" table:show-details="true"/>
                <table:data-pilot-member table:name="0,604751" table:display="true" table:show-details="true"/>
                <table:data-pilot-member table:name="0,604913" table:display="true" table:show-details="true"/>
                <table:data-pilot-member table:name="0,605543" table:display="true" table:show-details="true"/>
                <table:data-pilot-member table:name="0,605822" table:display="true" table:show-details="true"/>
                <table:data-pilot-member table:name="0,605879" table:display="true" table:show-details="true"/>
                <table:data-pilot-member table:name="0,605921" table:display="true" table:show-details="true"/>
                <table:data-pilot-member table:name="0,606231" table:display="true" table:show-details="true"/>
                <table:data-pilot-member table:name="0,606591" table:display="true" table:show-details="true"/>
                <table:data-pilot-member table:name="0,606908" table:display="true" table:show-details="true"/>
                <table:data-pilot-member table:name="0,607424" table:display="true" table:show-details="true"/>
                <table:data-pilot-member table:name="0,607773" table:display="true" table:show-details="true"/>
                <table:data-pilot-member table:name="0,608266" table:display="true" table:show-details="true"/>
                <table:data-pilot-member table:name="0,608827" table:display="true" table:show-details="true"/>
                <table:data-pilot-member table:name="0,609004" table:display="true" table:show-details="true"/>
                <table:data-pilot-member table:name="0,609384" table:display="true" table:show-details="true"/>
                <table:data-pilot-member table:name="0,609865" table:display="true" table:show-details="true"/>
                <table:data-pilot-member table:name="0,610216" table:display="true" table:show-details="true"/>
                <table:data-pilot-member table:name="0,611334" table:display="true" table:show-details="true"/>
                <table:data-pilot-member table:name="0,611598" table:display="true" table:show-details="true"/>
                <table:data-pilot-member table:name="0,611689" table:display="true" table:show-details="true"/>
                <table:data-pilot-member table:name="0,612126" table:display="true" table:show-details="true"/>
                <table:data-pilot-member table:name="0,612235" table:display="true" table:show-details="true"/>
                <table:data-pilot-member table:name="0,612473" table:display="true" table:show-details="true"/>
                <table:data-pilot-member table:name="0,61256" table:display="true" table:show-details="true"/>
                <table:data-pilot-member table:name="0,613803" table:display="true" table:show-details="true"/>
                <table:data-pilot-member table:name="0,613958" table:display="true" table:show-details="true"/>
                <table:data-pilot-member table:name="0,614075" table:display="true" table:show-details="true"/>
                <table:data-pilot-member table:name="0,614528" table:display="true" table:show-details="true"/>
                <table:data-pilot-member table:name="0,614804" table:display="true" table:show-details="true"/>
                <table:data-pilot-member table:name="0,615115" table:display="true" table:show-details="true"/>
                <table:data-pilot-member table:name="0,615932" table:display="true" table:show-details="true"/>
                <table:data-pilot-member table:name="0,615982" table:display="true" table:show-details="true"/>
                <table:data-pilot-member table:name="0,617081" table:display="true" table:show-details="true"/>
                <table:data-pilot-member table:name="0,617406" table:display="true" table:show-details="true"/>
                <table:data-pilot-member table:name="0,617453" table:display="true" table:show-details="true"/>
                <table:data-pilot-member table:name="0,617539" table:display="true" table:show-details="true"/>
                <table:data-pilot-member table:name="0,617863" table:display="true" table:show-details="true"/>
                <table:data-pilot-member table:name="0,617933" table:display="true" table:show-details="true"/>
                <table:data-pilot-member table:name="0,617975" table:display="true" table:show-details="true"/>
                <table:data-pilot-member table:name="0,618467" table:display="true" table:show-details="true"/>
                <table:data-pilot-member table:name="0,619652" table:display="true" table:show-details="true"/>
                <table:data-pilot-member table:name="0,620964" table:display="true" table:show-details="true"/>
                <table:data-pilot-member table:name="0,621308" table:display="true" table:show-details="true"/>
                <table:data-pilot-member table:name="0,622139" table:display="true" table:show-details="true"/>
                <table:data-pilot-member table:name="0,622148" table:display="true" table:show-details="true"/>
                <table:data-pilot-member table:name="0,622183" table:display="true" table:show-details="true"/>
                <table:data-pilot-member table:name="0,622474" table:display="true" table:show-details="true"/>
                <table:data-pilot-member table:name="0,623154" table:display="true" table:show-details="true"/>
                <table:data-pilot-member table:name="0,62324" table:display="true" table:show-details="true"/>
                <table:data-pilot-member table:name="0,62348" table:display="true" table:show-details="true"/>
                <table:data-pilot-member table:name="0,624477" table:display="true" table:show-details="true"/>
                <table:data-pilot-member table:name="0,624895" table:display="true" table:show-details="true"/>
                <table:data-pilot-member table:name="0,624922" table:display="true" table:show-details="true"/>
                <table:data-pilot-member table:name="0,625209" table:display="true" table:show-details="true"/>
                <table:data-pilot-member table:name="0,625366" table:display="true" table:show-details="true"/>
                <table:data-pilot-member table:name="0,625384" table:display="true" table:show-details="true"/>
                <table:data-pilot-member table:name="0,625917" table:display="true" table:show-details="true"/>
                <table:data-pilot-member table:name="0,626285" table:display="true" table:show-details="true"/>
                <table:data-pilot-member table:name="0,626601" table:display="true" table:show-details="true"/>
                <table:data-pilot-member table:name="0,626718" table:display="true" table:show-details="true"/>
                <table:data-pilot-member table:name="0,626753" table:display="true" table:show-details="true"/>
                <table:data-pilot-member table:name="0,627183" table:display="true" table:show-details="true"/>
                <table:data-pilot-member table:name="0,627702" table:display="true" table:show-details="true"/>
                <table:data-pilot-member table:name="0,627798" table:display="true" table:show-details="true"/>
                <table:data-pilot-member table:name="0,628481" table:display="true" table:show-details="true"/>
                <table:data-pilot-member table:name="0,628995" table:display="true" table:show-details="true"/>
                <table:data-pilot-member table:name="0,629026" table:display="true" table:show-details="true"/>
                <table:data-pilot-member table:name="0,629169" table:display="true" table:show-details="true"/>
                <table:data-pilot-member table:name="0,629376" table:display="true" table:show-details="true"/>
                <table:data-pilot-member table:name="0,629697" table:display="true" table:show-details="true"/>
                <table:data-pilot-member table:name="0,630031" table:display="true" table:show-details="true"/>
                <table:data-pilot-member table:name="0,630324" table:display="true" table:show-details="true"/>
                <table:data-pilot-member table:name="0,630683" table:display="true" table:show-details="true"/>
                <table:data-pilot-member table:name="0,630724" table:display="true" table:show-details="true"/>
                <table:data-pilot-member table:name="0,631128" table:display="true" table:show-details="true"/>
                <table:data-pilot-member table:name="0,63151" table:display="true" table:show-details="true"/>
                <table:data-pilot-member table:name="0,632457" table:display="true" table:show-details="true"/>
                <table:data-pilot-member table:name="0,633587" table:display="true" table:show-details="true"/>
                <table:data-pilot-member table:name="0,634268" table:display="true" table:show-details="true"/>
                <table:data-pilot-member table:name="0,634685" table:display="true" table:show-details="true"/>
                <table:data-pilot-member table:name="0,635451" table:display="true" table:show-details="true"/>
                <table:data-pilot-member table:name="0,635921" table:display="true" table:show-details="true"/>
                <table:data-pilot-member table:name="0,641176" table:display="true" table:show-details="true"/>
                <table:data-pilot-member table:name="0,641186" table:display="true" table:show-details="true"/>
                <table:data-pilot-member table:name="0,643643" table:display="true" table:show-details="true"/>
                <table:data-pilot-member table:name="0,643731" table:display="true" table:show-details="true"/>
                <table:data-pilot-member table:name="0,644214" table:display="true" table:show-details="true"/>
                <table:data-pilot-member table:name="0,645204" table:display="true" table:show-details="true"/>
                <table:data-pilot-member table:name="0,646711" table:display="true" table:show-details="true"/>
                <table:data-pilot-member table:name="0,652649" table:display="true" table:show-details="true"/>
                <table:data-pilot-member table:name="0,652671" table:display="true" table:show-details="true"/>
                <table:data-pilot-member table:name="0,653104" table:display="true" table:show-details="true"/>
                <table:data-pilot-member table:name="0,653665" table:display="true" table:show-details="true"/>
                <table:data-pilot-member table:name="0,65416" table:display="true" table:show-details="true"/>
                <table:data-pilot-member table:name="0,655442" table:display="true" table:show-details="true"/>
                <table:data-pilot-member table:name="0,657052" table:display="true" table:show-details="true"/>
                <table:data-pilot-member table:name="0,657467" table:display="true" table:show-details="true"/>
                <table:data-pilot-member table:name="0,6589" table:display="true" table:show-details="true"/>
                <table:data-pilot-member table:name="0,659137" table:display="true" table:show-details="true"/>
                <table:data-pilot-member table:name="0,6626" table:display="true" table:show-details="true"/>
                <table:data-pilot-member table:name="0,66311" table:display="true" table:show-details="true"/>
                <table:data-pilot-member table:name="0,818978" table:display="true" table:show-details="true"/>
                <table:data-pilot-member table:name="0,821631" table:display="true" table:show-details="true"/>
                <table:data-pilot-member table:name="0,823571" table:display="true" table:show-details="true"/>
                <table:data-pilot-member table:name="0,82422" table:display="true" table:show-details="true"/>
                <table:data-pilot-member table:name="0,827733" table:display="true" table:show-details="true"/>
                <table:data-pilot-member table:name="0,82883" table:display="true" table:show-details="true"/>
                <table:data-pilot-member table:name="0,829022" table:display="true" table:show-details="true"/>
                <table:data-pilot-member table:name="0,829701" table:display="true" table:show-details="true"/>
                <table:data-pilot-member table:name="0,831084" table:display="true" table:show-details="true"/>
                <table:data-pilot-member table:name="0,831422" table:display="true" table:show-details="true"/>
                <table:data-pilot-member table:name="0,834499" table:display="true" table:show-details="true"/>
                <table:data-pilot-member table:name="0,835859" table:display="true" table:show-details="true"/>
                <table:data-pilot-member table:name="0,835936" table:display="true" table:show-details="true"/>
                <table:data-pilot-member table:name="0,836237" table:display="true" table:show-details="true"/>
                <table:data-pilot-member table:name="0,837762" table:display="true" table:show-details="true"/>
                <table:data-pilot-member table:name="0,839198" table:display="true" table:show-details="true"/>
                <table:data-pilot-member table:name="0,839998" table:display="true" table:show-details="true"/>
                <table:data-pilot-member table:name="0,840119" table:display="true" table:show-details="true"/>
                <table:data-pilot-member table:name="0,840392" table:display="true" table:show-details="true"/>
                <table:data-pilot-member table:name="0,840403" table:display="true" table:show-details="true"/>
                <table:data-pilot-member table:name="0,840785" table:display="true" table:show-details="true"/>
                <table:data-pilot-member table:name="0,840786" table:display="true" table:show-details="true"/>
                <table:data-pilot-member table:name="0,841127" table:display="true" table:show-details="true"/>
                <table:data-pilot-member table:name="0,841268" table:display="true" table:show-details="true"/>
                <table:data-pilot-member table:name="0,84219" table:display="true" table:show-details="true"/>
                <table:data-pilot-member table:name="0,843631" table:display="true" table:show-details="true"/>
                <table:data-pilot-member table:name="0,844663" table:display="true" table:show-details="true"/>
                <table:data-pilot-member table:name="0,846191" table:display="true" table:show-details="true"/>
                <table:data-pilot-member table:name="0,846361" table:display="true" table:show-details="true"/>
                <table:data-pilot-member table:name="0,847164" table:display="true" table:show-details="true"/>
                <table:data-pilot-member table:name="0,847743" table:display="true" table:show-details="true"/>
                <table:data-pilot-member table:name="0,848554" table:display="true" table:show-details="true"/>
                <table:data-pilot-member table:name="0,849517" table:display="true" table:show-details="true"/>
                <table:data-pilot-member table:name="0,849892" table:display="true" table:show-details="true"/>
                <table:data-pilot-member table:name="0,849949" table:display="true" table:show-details="true"/>
                <table:data-pilot-member table:name="0,850734" table:display="true" table:show-details="true"/>
                <table:data-pilot-member table:name="0,851103" table:display="true" table:show-details="true"/>
                <table:data-pilot-member table:name="0,851242" table:display="true" table:show-details="true"/>
                <table:data-pilot-member table:name="0,851816" table:display="true" table:show-details="true"/>
                <table:data-pilot-member table:name="0,852564" table:display="true" table:show-details="true"/>
                <table:data-pilot-member table:name="0,853483" table:display="true" table:show-details="true"/>
                <table:data-pilot-member table:name="0,856995" table:display="true" table:show-details="true"/>
                <table:data-pilot-member table:name="0,858433" table:display="true" table:show-details="true"/>
                <table:data-pilot-member table:name="0,858513" table:display="true" table:show-details="true"/>
                <table:data-pilot-member table:name="0,859229" table:display="true" table:show-details="true"/>
                <table:data-pilot-member table:name="0,859719" table:display="true" table:show-details="true"/>
                <table:data-pilot-member table:name="0,861554" table:display="true" table:show-details="true"/>
                <table:data-pilot-member table:name="0,863714" table:display="true" table:show-details="true"/>
                <table:data-pilot-member table:name="0,864863" table:display="true" table:show-details="true"/>
                <table:data-pilot-member table:name="0,865651" table:display="true" table:show-details="true"/>
                <table:data-pilot-member table:name="0,865712" table:display="true" table:show-details="true"/>
                <table:data-pilot-member table:name="0,866373" table:display="true" table:show-details="true"/>
                <table:data-pilot-member table:name="0,866729" table:display="true" table:show-details="true"/>
                <table:data-pilot-member table:name="0,86731" table:display="true" table:show-details="true"/>
                <table:data-pilot-member table:name="0,868825" table:display="true" table:show-details="true"/>
                <table:data-pilot-member table:name="0,869288" table:display="true" table:show-details="true"/>
                <table:data-pilot-member table:name="0,869915" table:display="true" table:show-details="true"/>
                <table:data-pilot-member table:name="0,870434" table:display="true" table:show-details="true"/>
                <table:data-pilot-member table:name="0,871353" table:display="true" table:show-details="true"/>
                <table:data-pilot-member table:name="0,874331" table:display="true" table:show-details="true"/>
                <table:data-pilot-member table:name="0,87441" table:display="true" table:show-details="true"/>
                <table:data-pilot-member table:name="0,874482" table:display="true" table:show-details="true"/>
                <table:data-pilot-member table:name="0,874498" table:display="true" table:show-details="true"/>
                <table:data-pilot-member table:name="0,875407" table:display="true" table:show-details="true"/>
                <table:data-pilot-member table:name="0,87633" table:display="true" table:show-details="true"/>
                <table:data-pilot-member table:name="0,878082" table:display="true" table:show-details="true"/>
                <table:data-pilot-member table:name="0,878495" table:display="true" table:show-details="true"/>
                <table:data-pilot-member table:name="0,878731" table:display="true" table:show-details="true"/>
                <table:data-pilot-member table:name="0,879001" table:display="true" table:show-details="true"/>
                <table:data-pilot-member table:name="0,879561" table:display="true" table:show-details="true"/>
                <table:data-pilot-member table:name="0,880226" table:display="true" table:show-details="true"/>
                <table:data-pilot-member table:name="0,880656" table:display="true" table:show-details="true"/>
                <table:data-pilot-member table:name="0,880961" table:display="true" table:show-details="true"/>
                <table:data-pilot-member table:name="0,881797" table:display="true" table:show-details="true"/>
                <table:data-pilot-member table:name="0,88448" table:display="true" table:show-details="true"/>
                <table:data-pilot-member table:name="0,884719" table:display="true" table:show-details="true"/>
                <table:data-pilot-member table:name="0,884783" table:display="true" table:show-details="true"/>
                <table:data-pilot-member table:name="0,885673" table:display="true" table:show-details="true"/>
                <table:data-pilot-member table:name="0,886703" table:display="true" table:show-details="true"/>
                <table:data-pilot-member table:name="0,88922" table:display="true" table:show-details="true"/>
                <table:data-pilot-member table:name="0,889555" table:display="true" table:show-details="true"/>
                <table:data-pilot-member table:name="0,88967" table:display="true" table:show-details="true"/>
                <table:data-pilot-member table:name="0,890034" table:display="true" table:show-details="true"/>
                <table:data-pilot-member table:name="0,890106" table:display="true" table:show-details="true"/>
                <table:data-pilot-member table:name="0,890343" table:display="true" table:show-details="true"/>
                <table:data-pilot-member table:name="0,891301" table:display="true" table:show-details="true"/>
                <table:data-pilot-member table:name="0,892344" table:display="true" table:show-details="true"/>
                <table:data-pilot-member table:name="0,892484" table:display="true" table:show-details="true"/>
                <table:data-pilot-member table:name="0,892763" table:display="true" table:show-details="true"/>
                <table:data-pilot-member table:name="0,893014" table:display="true" table:show-details="true"/>
                <table:data-pilot-member table:name="0,893503" table:display="true" table:show-details="true"/>
                <table:data-pilot-member table:name="0,893591" table:display="true" table:show-details="true"/>
                <table:data-pilot-member table:name="0,894681" table:display="true" table:show-details="true"/>
                <table:data-pilot-member table:name="0,894778" table:display="true" table:show-details="true"/>
                <table:data-pilot-member table:name="0,894826" table:display="true" table:show-details="true"/>
                <table:data-pilot-member table:name="0,895217" table:display="true" table:show-details="true"/>
                <table:data-pilot-member table:name="0,895262" table:display="true" table:show-details="true"/>
                <table:data-pilot-member table:name="0,895275" table:display="true" table:show-details="true"/>
                <table:data-pilot-member table:name="0,896043" table:display="true" table:show-details="true"/>
                <table:data-pilot-member table:name="0,896293" table:display="true" table:show-details="true"/>
                <table:data-pilot-member table:name="0,896414" table:display="true" table:show-details="true"/>
                <table:data-pilot-member table:name="0,896703" table:display="true" table:show-details="true"/>
                <table:data-pilot-member table:name="0,896716" table:display="true" table:show-details="true"/>
                <table:data-pilot-member table:name="0,897139" table:display="true" table:show-details="true"/>
                <table:data-pilot-member table:name="0,897175" table:display="true" table:show-details="true"/>
                <table:data-pilot-member table:name="0,897239" table:display="true" table:show-details="true"/>
                <table:data-pilot-member table:name="0,897445" table:display="true" table:show-details="true"/>
                <table:data-pilot-member table:name="0,897786" table:display="true" table:show-details="true"/>
                <table:data-pilot-member table:name="0,897945" table:display="true" table:show-details="true"/>
                <table:data-pilot-member table:name="0,898376" table:display="true" table:show-details="true"/>
                <table:data-pilot-member table:name="0,898382" table:display="true" table:show-details="true"/>
                <table:data-pilot-member table:name="0,898557" table:display="true" table:show-details="true"/>
                <table:data-pilot-member table:name="0,898741" table:display="true" table:show-details="true"/>
                <table:data-pilot-member table:name="0,898817" table:display="true" table:show-details="true"/>
                <table:data-pilot-member table:name="0,898826" table:display="true" table:show-details="true"/>
                <table:data-pilot-member table:name="0,89921" table:display="true" table:show-details="true"/>
                <table:data-pilot-member table:name="0,899222" table:display="true" table:show-details="true"/>
                <table:data-pilot-member table:name="0,899549" table:display="true" table:show-details="true"/>
                <table:data-pilot-member table:name="0,900089" table:display="true" table:show-details="true"/>
                <table:data-pilot-member table:name="0,900328" table:display="true" table:show-details="true"/>
                <table:data-pilot-member table:name="0,900373" table:display="true" table:show-details="true"/>
                <table:data-pilot-member table:name="0,90047" table:display="true" table:show-details="true"/>
                <table:data-pilot-member table:name="0,901042" table:display="true" table:show-details="true"/>
                <table:data-pilot-member table:name="0,901405" table:display="true" table:show-details="true"/>
                <table:data-pilot-member table:name="0,90185" table:display="true" table:show-details="true"/>
                <table:data-pilot-member table:name="0,901987" table:display="true" table:show-details="true"/>
                <table:data-pilot-member table:name="0,902026" table:display="true" table:show-details="true"/>
                <table:data-pilot-member table:name="0,903231" table:display="true" table:show-details="true"/>
                <table:data-pilot-member table:name="0,90376" table:display="true" table:show-details="true"/>
                <table:data-pilot-member table:name="0,9038" table:display="true" table:show-details="true"/>
                <table:data-pilot-member table:name="0,903947" table:display="true" table:show-details="true"/>
                <table:data-pilot-member table:name="0,904774" table:display="true" table:show-details="true"/>
                <table:data-pilot-member table:name="0,90532" table:display="true" table:show-details="true"/>
                <table:data-pilot-member table:name="0,905422" table:display="true" table:show-details="true"/>
                <table:data-pilot-member table:name="0,905436" table:display="true" table:show-details="true"/>
                <table:data-pilot-member table:name="0,907292" table:display="true" table:show-details="true"/>
                <table:data-pilot-member table:name="0,907971" table:display="true" table:show-details="true"/>
                <table:data-pilot-member table:name="0,908464" table:display="true" table:show-details="true"/>
                <table:data-pilot-member table:name="0,908962" table:display="true" table:show-details="true"/>
                <table:data-pilot-member table:name="0,908983" table:display="true" table:show-details="true"/>
                <table:data-pilot-member table:name="0,909414" table:display="true" table:show-details="true"/>
                <table:data-pilot-member table:name="0,909648" table:display="true" table:show-details="true"/>
                <table:data-pilot-member table:name="0,910921" table:display="true" table:show-details="true"/>
                <table:data-pilot-member table:name="0,911106" table:display="true" table:show-details="true"/>
                <table:data-pilot-member table:name="0,911162" table:display="true" table:show-details="true"/>
                <table:data-pilot-member table:name="0,911425" table:display="true" table:show-details="true"/>
                <table:data-pilot-member table:name="0,91299" table:display="true" table:show-details="true"/>
                <table:data-pilot-member table:name="0,914072" table:display="true" table:show-details="true"/>
                <table:data-pilot-member table:name="0,914118" table:display="true" table:show-details="true"/>
                <table:data-pilot-member table:name="0,914319" table:display="true" table:show-details="true"/>
                <table:data-pilot-member table:name="0,914426" table:display="true" table:show-details="true"/>
                <table:data-pilot-member table:name="0,91476" table:display="true" table:show-details="true"/>
                <table:data-pilot-member table:name="0,914824" table:display="true" table:show-details="true"/>
                <table:data-pilot-member table:name="0,914923" table:display="true" table:show-details="true"/>
                <table:data-pilot-member table:name="0,914961" table:display="true" table:show-details="true"/>
                <table:data-pilot-member table:name="0,916991" table:display="true" table:show-details="true"/>
                <table:data-pilot-member table:name="0,917468" table:display="true" table:show-details="true"/>
                <table:data-pilot-member table:name="0,917513" table:display="true" table:show-details="true"/>
                <table:data-pilot-member table:name="0,918519" table:display="true" table:show-details="true"/>
                <table:data-pilot-member table:name="0,918604" table:display="true" table:show-details="true"/>
                <table:data-pilot-member table:name="0,919433" table:display="true" table:show-details="true"/>
                <table:data-pilot-member table:name="0,919565" table:display="true" table:show-details="true"/>
                <table:data-pilot-member table:name="0,920372" table:display="true" table:show-details="true"/>
                <table:data-pilot-member table:name="0,922347" table:display="true" table:show-details="true"/>
                <table:data-pilot-member table:name="0,922889" table:display="true" table:show-details="true"/>
                <table:data-pilot-member table:name="0,923554" table:display="true" table:show-details="true"/>
                <table:data-pilot-member table:name="0,923576" table:display="true" table:show-details="true"/>
                <table:data-pilot-member table:name="0,923748" table:display="true" table:show-details="true"/>
                <table:data-pilot-member table:name="0,924023" table:display="true" table:show-details="true"/>
                <table:data-pilot-member table:name="0,925084" table:display="true" table:show-details="true"/>
                <table:data-pilot-member table:name="0,926269" table:display="true" table:show-details="true"/>
                <table:data-pilot-member table:name="0,926795" table:display="true" table:show-details="true"/>
                <table:data-pilot-member table:name="0,926837" table:display="true" table:show-details="true"/>
                <table:data-pilot-member table:name="0,926867" table:display="true" table:show-details="true"/>
                <table:data-pilot-member table:name="0,927437" table:display="true" table:show-details="true"/>
                <table:data-pilot-member table:name="0,928487" table:display="true" table:show-details="true"/>
                <table:data-pilot-member table:name="0,930057" table:display="true" table:show-details="true"/>
                <table:data-pilot-member table:name="0,930903" table:display="true" table:show-details="true"/>
                <table:data-pilot-member table:name="0,931049" table:display="true" table:show-details="true"/>
                <table:data-pilot-member table:name="0,931083" table:display="true" table:show-details="true"/>
                <table:data-pilot-member table:name="0,931095" table:display="true" table:show-details="true"/>
                <table:data-pilot-member table:name="0,932148" table:display="true" table:show-details="true"/>
                <table:data-pilot-member table:name="0,932843" table:display="true" table:show-details="true"/>
                <table:data-pilot-member table:name="0,933815" table:display="true" table:show-details="true"/>
                <table:data-pilot-member table:name="0,934339" table:display="true" table:show-details="true"/>
                <table:data-pilot-member table:name="0,934911" table:display="true" table:show-details="true"/>
                <table:data-pilot-member table:name="0,936123" table:display="true" table:show-details="true"/>
                <table:data-pilot-member table:name="0,937372" table:display="true" table:show-details="true"/>
                <table:data-pilot-member table:name="0,937782" table:display="true" table:show-details="true"/>
                <table:data-pilot-member table:name="0,941108" table:display="true" table:show-details="true"/>
                <table:data-pilot-member table:name="0,945748" table:display="true" table:show-details="true"/>
                <table:data-pilot-member table:name="0,946654" table:display="true" table:show-details="true"/>
                <table:data-pilot-member table:name="0,950896" table:display="true" table:show-details="true"/>
                <table:data-pilot-member table:name="0,95254" table:display="true" table:show-details="true"/>
                <table:data-pilot-member table:name="0,95368" table:display="true" table:show-details="true"/>
                <table:data-pilot-member table:name="0,954479" table:display="true" table:show-details="true"/>
                <table:data-pilot-member table:name="0,95452" table:display="true" table:show-details="true"/>
                <table:data-pilot-member table:name="0,956276" table:display="true" table:show-details="true"/>
                <table:data-pilot-member table:name="0,958174" table:display="true" table:show-details="true"/>
                <table:data-pilot-member table:name="0,960909" table:display="true" table:show-details="true"/>
                <table:data-pilot-member table:name="0,961362" table:display="true" table:show-details="true"/>
                <table:data-pilot-member table:name="0,965944" table:display="true" table:show-details="true"/>
                <table:data-pilot-member table:name="0,972701" table:display="true" table:show-details="true"/>
                <table:data-pilot-member table:name="0,973274" table:display="true" table:show-details="true"/>
                <table:data-pilot-member table:name="0,973607" table:display="true" table:show-details="true"/>
                <table:data-pilot-member table:name="0,974075" table:display="true" table:show-details="true"/>
                <table:data-pilot-member table:name="0,975037" table:display="true" table:show-details="true"/>
                <table:data-pilot-member table:name="0,975579" table:display="true" table:show-details="true"/>
                <table:data-pilot-member table:name="0,976858" table:display="true" table:show-details="true"/>
                <table:data-pilot-member table:name="0,977513" table:display="true" table:show-details="true"/>
                <table:data-pilot-member table:name="0,977986" table:display="true" table:show-details="true"/>
                <table:data-pilot-member table:name="0,978485" table:display="true" table:show-details="true"/>
                <table:data-pilot-member table:name="0,980631" table:display="true" table:show-details="true"/>
                <table:data-pilot-member table:name="0,981882" table:display="true" table:show-details="true"/>
                <table:data-pilot-member table:name="0,98192" table:display="true" table:show-details="true"/>
                <table:data-pilot-member table:name="0,98436" table:display="true" table:show-details="true"/>
                <table:data-pilot-member table:name="0,984883" table:display="true" table:show-details="true"/>
                <table:data-pilot-member table:name="0,984943" table:display="true" table:show-details="true"/>
                <table:data-pilot-member table:name="0,985374" table:display="true" table:show-details="true"/>
                <table:data-pilot-member table:name="0,986192" table:display="true" table:show-details="true"/>
                <table:data-pilot-member table:name="0,986323" table:display="true" table:show-details="true"/>
                <table:data-pilot-member table:name="0,986555" table:display="true" table:show-details="true"/>
                <table:data-pilot-member table:name="0,987742" table:display="true" table:show-details="true"/>
                <table:data-pilot-member table:name="0,987815" table:display="true" table:show-details="true"/>
                <table:data-pilot-member table:name="0,988271" table:display="true" table:show-details="true"/>
                <table:data-pilot-member table:name="0,988429" table:display="true" table:show-details="true"/>
                <table:data-pilot-member table:name="0,988631" table:display="true" table:show-details="true"/>
                <table:data-pilot-member table:name="0,989093" table:display="true" table:show-details="true"/>
                <table:data-pilot-member table:name="0,98931" table:display="true" table:show-details="true"/>
                <table:data-pilot-member table:name="0,989385" table:display="true" table:show-details="true"/>
                <table:data-pilot-member table:name="0,989436" table:display="true" table:show-details="true"/>
                <table:data-pilot-member table:name="0,989477" table:display="true" table:show-details="true"/>
                <table:data-pilot-member table:name="0,989891" table:display="true" table:show-details="true"/>
                <table:data-pilot-member table:name="0,990082" table:display="true" table:show-details="true"/>
                <table:data-pilot-member table:name="0,99062" table:display="true" table:show-details="true"/>
                <table:data-pilot-member table:name="0,990841" table:display="true" table:show-details="true"/>
                <table:data-pilot-member table:name="0,991033" table:display="true" table:show-details="true"/>
                <table:data-pilot-member table:name="0,991262" table:display="true" table:show-details="true"/>
                <table:data-pilot-member table:name="0,991869" table:display="true" table:show-details="true"/>
                <table:data-pilot-member table:name="0,992004" table:display="true" table:show-details="true"/>
                <table:data-pilot-member table:name="0,992333" table:display="true" table:show-details="true"/>
                <table:data-pilot-member table:name="0,992503" table:display="true" table:show-details="true"/>
                <table:data-pilot-member table:name="0,992526" table:display="true" table:show-details="true"/>
                <table:data-pilot-member table:name="0,992918" table:display="true" table:show-details="true"/>
                <table:data-pilot-member table:name="0,992965" table:display="true" table:show-details="true"/>
                <table:data-pilot-member table:name="0,993311" table:display="true" table:show-details="true"/>
                <table:data-pilot-member table:name="0,993352" table:display="true" table:show-details="true"/>
                <table:data-pilot-member table:name="0,993481" table:display="true" table:show-details="true"/>
                <table:data-pilot-member table:name="0,993647" table:display="true" table:show-details="true"/>
                <table:data-pilot-member table:name="0,994102" table:display="true" table:show-details="true"/>
                <table:data-pilot-member table:name="0,994141" table:display="true" table:show-details="true"/>
                <table:data-pilot-member table:name="0,994303" table:display="true" table:show-details="true"/>
                <table:data-pilot-member table:name="0,994571" table:display="true" table:show-details="true"/>
                <table:data-pilot-member table:name="0,994815" table:display="true" table:show-details="true"/>
                <table:data-pilot-member table:name="0,994869" table:display="true" table:show-details="true"/>
                <table:data-pilot-member table:name="0,995261" table:display="true" table:show-details="true"/>
                <table:data-pilot-member table:name="0,995358" table:display="true" table:show-details="true"/>
                <table:data-pilot-member table:name="0,995367" table:display="true" table:show-details="true"/>
                <table:data-pilot-member table:name="0,995778" table:display="true" table:show-details="true"/>
                <table:data-pilot-member table:name="0,995805" table:display="true" table:show-details="true"/>
                <table:data-pilot-member table:name="0,996066" table:display="true" table:show-details="true"/>
                <table:data-pilot-member table:name="0,996096" table:display="true" table:show-details="true"/>
                <table:data-pilot-member table:name="0,996683" table:display="true" table:show-details="true"/>
                <table:data-pilot-member table:name="0,996816" table:display="true" table:show-details="true"/>
                <table:data-pilot-member table:name="0,9969" table:display="true" table:show-details="true"/>
                <table:data-pilot-member table:name="0,997736" table:display="true" table:show-details="true"/>
                <table:data-pilot-member table:name="0,997818" table:display="true" table:show-details="true"/>
                <table:data-pilot-member table:name="0,997897" table:display="true" table:show-details="true"/>
                <table:data-pilot-member table:name="0,997952" table:display="true" table:show-details="true"/>
                <table:data-pilot-member table:name="0,998012" table:display="true" table:show-details="true"/>
                <table:data-pilot-member table:name="0,998065" table:display="true" table:show-details="true"/>
                <table:data-pilot-member table:name="0,998241" table:display="true" table:show-details="true"/>
                <table:data-pilot-member table:name="0,998673" table:display="true" table:show-details="true"/>
                <table:data-pilot-member table:name="0,998855" table:display="true" table:show-details="true"/>
                <table:data-pilot-member table:name="0,999029" table:display="true" table:show-details="true"/>
                <table:data-pilot-member table:name="0,999186" table:display="true" table:show-details="true"/>
                <table:data-pilot-member table:name="0,9992" table:display="true" table:show-details="true"/>
                <table:data-pilot-member table:name="0,999295" table:display="true" table:show-details="true"/>
                <table:data-pilot-member table:name="0,999566" table:display="true" table:show-details="true"/>
                <table:data-pilot-member table:name="0,999608" table:display="true" table:show-details="true"/>
                <table:data-pilot-member table:name="0,99988" table:display="true" table:show-details="true"/>
                <table:data-pilot-member table:name="1,00006" table:display="true" table:show-details="true"/>
                <table:data-pilot-member table:name="1,00074" table:display="true" table:show-details="true"/>
                <table:data-pilot-member table:name="1,00082" table:display="true" table:show-details="true"/>
                <table:data-pilot-member table:name="1,00108" table:display="true" table:show-details="true"/>
                <table:data-pilot-member table:name="1,00111" table:display="true" table:show-details="true"/>
                <table:data-pilot-member table:name="1,00129" table:display="true" table:show-details="true"/>
                <table:data-pilot-member table:name="1,00171" table:display="true" table:show-details="true"/>
                <table:data-pilot-member table:name="1,0018" table:display="true" table:show-details="true"/>
                <table:data-pilot-member table:name="1,00234" table:display="true" table:show-details="true"/>
                <table:data-pilot-member table:name="1,00295" table:display="true" table:show-details="true"/>
                <table:data-pilot-member table:name="1,00299" table:display="true" table:show-details="true"/>
                <table:data-pilot-member table:name="1,00324" table:display="true" table:show-details="true"/>
                <table:data-pilot-member table:name="1,00325" table:display="true" table:show-details="true"/>
                <table:data-pilot-member table:name="1,00362" table:display="true" table:show-details="true"/>
                <table:data-pilot-member table:name="1,00452" table:display="true" table:show-details="true"/>
                <table:data-pilot-member table:name="1,00468" table:display="true" table:show-details="true"/>
                <table:data-pilot-member table:name="1,00504" table:display="true" table:show-details="true"/>
                <table:data-pilot-member table:name="1,0051" table:display="true" table:show-details="true"/>
                <table:data-pilot-member table:name="1,00578" table:display="true" table:show-details="true"/>
                <table:data-pilot-member table:name="1,00588" table:display="true" table:show-details="true"/>
                <table:data-pilot-member table:name="1,00604" table:display="true" table:show-details="true"/>
                <table:data-pilot-member table:name="1,00616" table:display="true" table:show-details="true"/>
                <table:data-pilot-member table:name="1,00651" table:display="true" table:show-details="true"/>
                <table:data-pilot-member table:name="1,00667" table:display="true" table:show-details="true"/>
                <table:data-pilot-member table:name="1,00686" table:display="true" table:show-details="true"/>
                <table:data-pilot-member table:name="1,00727" table:display="true" table:show-details="true"/>
                <table:data-pilot-member table:name="1,00734" table:display="true" table:show-details="true"/>
                <table:data-pilot-member table:name="1,0078" table:display="true" table:show-details="true"/>
                <table:data-pilot-member table:name="1,00802" table:display="true" table:show-details="true"/>
                <table:data-pilot-member table:name="1,00808" table:display="true" table:show-details="true"/>
                <table:data-pilot-member table:name="1,00841" table:display="true" table:show-details="true"/>
                <table:data-pilot-member table:name="1,00935" table:display="true" table:show-details="true"/>
                <table:data-pilot-member table:name="1,00945" table:display="true" table:show-details="true"/>
                <table:data-pilot-member table:name="1,00952" table:display="true" table:show-details="true"/>
                <table:data-pilot-member table:name="1,0098" table:display="true" table:show-details="true"/>
                <table:data-pilot-member table:name="1,0099" table:display="true" table:show-details="true"/>
                <table:data-pilot-member table:name="1,01033" table:display="true" table:show-details="true"/>
                <table:data-pilot-member table:name="1,01043" table:display="true" table:show-details="true"/>
                <table:data-pilot-member table:name="1,01048" table:display="true" table:show-details="true"/>
                <table:data-pilot-member table:name="1,01087" table:display="true" table:show-details="true"/>
                <table:data-pilot-member table:name="1,01153" table:display="true" table:show-details="true"/>
                <table:data-pilot-member table:name="1,01219" table:display="true" table:show-details="true"/>
                <table:data-pilot-member table:name="1,01286" table:display="true" table:show-details="true"/>
                <table:data-pilot-member table:name="1,01335" table:display="true" table:show-details="true"/>
                <table:data-pilot-member table:name="1,0141" table:display="true" table:show-details="true"/>
                <table:data-pilot-member table:name="1,01471" table:display="true" table:show-details="true"/>
                <table:data-pilot-member table:name="1,01536" table:display="true" table:show-details="true"/>
                <table:data-pilot-member table:name="1,01594" table:display="true" table:show-details="true"/>
                <table:data-pilot-member table:name="1,01599" table:display="true" table:show-details="true"/>
                <table:data-pilot-member table:name="1,0163" table:display="true" table:show-details="true"/>
                <table:data-pilot-member table:name="1,01638" table:display="true" table:show-details="true"/>
                <table:data-pilot-member table:name="1,0165" table:display="true" table:show-details="true"/>
                <table:data-pilot-member table:name="1,0167" table:display="true" table:show-details="true"/>
                <table:data-pilot-member table:name="1,01696" table:display="true" table:show-details="true"/>
                <table:data-pilot-member table:name="1,017" table:display="true" table:show-details="true"/>
                <table:data-pilot-member table:name="1,01705" table:display="true" table:show-details="true"/>
                <table:data-pilot-member table:name="1,0174" table:display="true" table:show-details="true"/>
                <table:data-pilot-member table:name="1,01744" table:display="true" table:show-details="true"/>
                <table:data-pilot-member table:name="1,01822" table:display="true" table:show-details="true"/>
                <table:data-pilot-member table:name="1,02054" table:display="true" table:show-details="true"/>
                <table:data-pilot-member table:name="1,02076" table:display="true" table:show-details="true"/>
                <table:data-pilot-member table:name="1,02229" table:display="true" table:show-details="true"/>
                <table:data-pilot-member table:name="1,0224" table:display="true" table:show-details="true"/>
                <table:data-pilot-member table:name="1,02288" table:display="true" table:show-details="true"/>
                <table:data-pilot-member table:name="1,02297" table:display="true" table:show-details="true"/>
                <table:data-pilot-member table:name="1,02301" table:display="true" table:show-details="true"/>
                <table:data-pilot-member table:name="1,0233" table:display="true" table:show-details="true"/>
                <table:data-pilot-member table:name="1,02341" table:display="true" table:show-details="true"/>
                <table:data-pilot-member table:name="1,02375" table:display="true" table:show-details="true"/>
                <table:data-pilot-member table:name="1,02394" table:display="true" table:show-details="true"/>
                <table:data-pilot-member table:name="1,02405" table:display="true" table:show-details="true"/>
                <table:data-pilot-member table:name="1,02408" table:display="true" table:show-details="true"/>
                <table:data-pilot-member table:name="1,0244" table:display="true" table:show-details="true"/>
                <table:data-pilot-member table:name="1,02477" table:display="true" table:show-details="true"/>
                <table:data-pilot-member table:name="1,0248" table:display="true" table:show-details="true"/>
                <table:data-pilot-member table:name="1,02532" table:display="true" table:show-details="true"/>
                <table:data-pilot-member table:name="1,02551" table:display="true" table:show-details="true"/>
                <table:data-pilot-member table:name="1,02608" table:display="true" table:show-details="true"/>
                <table:data-pilot-member table:name="1,02657" table:display="true" table:show-details="true"/>
                <table:data-pilot-member table:name="1,02658" table:display="true" table:show-details="true"/>
                <table:data-pilot-member table:name="1,02688" table:display="true" table:show-details="true"/>
                <table:data-pilot-member table:name="1,02704" table:display="true" table:show-details="true"/>
                <table:data-pilot-member table:name="1,0274" table:display="true" table:show-details="true"/>
                <table:data-pilot-member table:name="1,02777" table:display="true" table:show-details="true"/>
                <table:data-pilot-member table:name="1,02829" table:display="true" table:show-details="true"/>
                <table:data-pilot-member table:name="1,03016" table:display="true" table:show-details="true"/>
                <table:data-pilot-member table:name="1,03027" table:display="true" table:show-details="true"/>
                <table:data-pilot-member table:name="1,03129" table:display="true" table:show-details="true"/>
                <table:data-pilot-member table:name="1,03197" table:display="true" table:show-details="true"/>
                <table:data-pilot-member table:name="1,03222" table:display="true" table:show-details="true"/>
                <table:data-pilot-member table:name="1,0327" table:display="true" table:show-details="true"/>
                <table:data-pilot-member table:name="1,03385" table:display="true" table:show-details="true"/>
                <table:data-pilot-member table:name="1,03403" table:display="true" table:show-details="true"/>
                <table:data-pilot-member table:name="1,03412" table:display="true" table:show-details="true"/>
                <table:data-pilot-member table:name="1,03464" table:display="true" table:show-details="true"/>
                <table:data-pilot-member table:name="1,03508" table:display="true" table:show-details="true"/>
                <table:data-pilot-member table:name="1,0355" table:display="true" table:show-details="true"/>
                <table:data-pilot-member table:name="1,03582" table:display="true" table:show-details="true"/>
                <table:data-pilot-member table:name="1,03589" table:display="true" table:show-details="true"/>
                <table:data-pilot-member table:name="1,03663" table:display="true" table:show-details="true"/>
                <table:data-pilot-member table:name="1,03712" table:display="true" table:show-details="true"/>
                <table:data-pilot-member table:name="1,03748" table:display="true" table:show-details="true"/>
                <table:data-pilot-member table:name="1,03752" table:display="true" table:show-details="true"/>
                <table:data-pilot-member table:name="1,03786" table:display="true" table:show-details="true"/>
                <table:data-pilot-member table:name="1,03806" table:display="true" table:show-details="true"/>
                <table:data-pilot-member table:name="1,03912" table:display="true" table:show-details="true"/>
                <table:data-pilot-member table:name="1,03914" table:display="true" table:show-details="true"/>
                <table:data-pilot-member table:name="1,03993" table:display="true" table:show-details="true"/>
                <table:data-pilot-member table:name="1,04044" table:display="true" table:show-details="true"/>
                <table:data-pilot-member table:name="1,04063" table:display="true" table:show-details="true"/>
                <table:data-pilot-member table:name="1,04074" table:display="true" table:show-details="true"/>
                <table:data-pilot-member table:name="1,04114" table:display="true" table:show-details="true"/>
                <table:data-pilot-member table:name="1,04164" table:display="true" table:show-details="true"/>
                <table:data-pilot-member table:name="1,04184" table:display="true" table:show-details="true"/>
                <table:data-pilot-member table:name="1,04338" table:display="true" table:show-details="true"/>
                <table:data-pilot-member table:name="1,04345" table:display="true" table:show-details="true"/>
                <table:data-pilot-member table:name="1,04383" table:display="true" table:show-details="true"/>
                <table:data-pilot-member table:name="1,04411" table:display="true" table:show-details="true"/>
                <table:data-pilot-member table:name="1,04475" table:display="true" table:show-details="true"/>
                <table:data-pilot-member table:name="1,04512" table:display="true" table:show-details="true"/>
                <table:data-pilot-member table:name="1,04534" table:display="true" table:show-details="true"/>
                <table:data-pilot-member table:name="1,04538" table:display="true" table:show-details="true"/>
                <table:data-pilot-member table:name="1,04555" table:display="true" table:show-details="true"/>
                <table:data-pilot-member table:name="1,04559" table:display="true" table:show-details="true"/>
                <table:data-pilot-member table:name="1,04564" table:display="true" table:show-details="true"/>
                <table:data-pilot-member table:name="1,04568" table:display="true" table:show-details="true"/>
                <table:data-pilot-member table:name="1,04663" table:display="true" table:show-details="true"/>
                <table:data-pilot-member table:name="1,04702" table:display="true" table:show-details="true"/>
                <table:data-pilot-member table:name="1,04708" table:display="true" table:show-details="true"/>
                <table:data-pilot-member table:name="1,04729" table:display="true" table:show-details="true"/>
                <table:data-pilot-member table:name="1,04742" table:display="true" table:show-details="true"/>
                <table:data-pilot-member table:name="1,04782" table:display="true" table:show-details="true"/>
                <table:data-pilot-member table:name="1,04795" table:display="true" table:show-details="true"/>
                <table:data-pilot-member table:name="1,04833" table:display="true" table:show-details="true"/>
                <table:data-pilot-member table:name="1,04842" table:display="true" table:show-details="true"/>
                <table:data-pilot-member table:name="1,04882" table:display="true" table:show-details="true"/>
                <table:data-pilot-member table:name="1,04885" table:display="true" table:show-details="true"/>
                <table:data-pilot-member table:name="1,04903" table:display="true" table:show-details="true"/>
                <table:data-pilot-member table:name="1,04948" table:display="true" table:show-details="true"/>
                <table:data-pilot-member table:name="1,04956" table:display="true" table:show-details="true"/>
                <table:data-pilot-member table:name="1,04957" table:display="true" table:show-details="true"/>
                <table:data-pilot-member table:name="1,04988" table:display="true" table:show-details="true"/>
                <table:data-pilot-member table:name="1,04994" table:display="true" table:show-details="true"/>
                <table:data-pilot-member table:name="1,05001" table:display="true" table:show-details="true"/>
                <table:data-pilot-member table:name="1,05015" table:display="true" table:show-details="true"/>
                <table:data-pilot-member table:name="1,05022" table:display="true" table:show-details="true"/>
                <table:data-pilot-member table:name="1,05054" table:display="true" table:show-details="true"/>
                <table:data-pilot-member table:name="1,05124" table:display="true" table:show-details="true"/>
                <table:data-pilot-member table:name="1,05162" table:display="true" table:show-details="true"/>
                <table:data-pilot-member table:name="1,05176" table:display="true" table:show-details="true"/>
                <table:data-pilot-member table:name="1,05194" table:display="true" table:show-details="true"/>
                <table:data-pilot-member table:name="1,05256" table:display="true" table:show-details="true"/>
                <table:data-pilot-member table:name="1,05314" table:display="true" table:show-details="true"/>
                <table:data-pilot-member table:name="1,05346" table:display="true" table:show-details="true"/>
                <table:data-pilot-member table:name="1,05404" table:display="true" table:show-details="true"/>
                <table:data-pilot-member table:name="1,05508" table:display="true" table:show-details="true"/>
                <table:data-pilot-member table:name="1,05509" table:display="true" table:show-details="true"/>
                <table:data-pilot-member table:name="1,0554" table:display="true" table:show-details="true"/>
                <table:data-pilot-member table:name="1,05561" table:display="true" table:show-details="true"/>
                <table:data-pilot-member table:name="1,05568" table:display="true" table:show-details="true"/>
                <table:data-pilot-member table:name="1,0561" table:display="true" table:show-details="true"/>
                <table:data-pilot-member table:name="1,05611" table:display="true" table:show-details="true"/>
                <table:data-pilot-member table:name="1,05621" table:display="true" table:show-details="true"/>
                <table:data-pilot-member table:name="1,05644" table:display="true" table:show-details="true"/>
                <table:data-pilot-member table:name="1,05673" table:display="true" table:show-details="true"/>
                <table:data-pilot-member table:name="1,05685" table:display="true" table:show-details="true"/>
                <table:data-pilot-member table:name="1,05701" table:display="true" table:show-details="true"/>
                <table:data-pilot-member table:name="1,05707" table:display="true" table:show-details="true"/>
                <table:data-pilot-member table:name="1,05769" table:display="true" table:show-details="true"/>
                <table:data-pilot-member table:name="1,05793" table:display="true" table:show-details="true"/>
                <table:data-pilot-member table:name="1,05804" table:display="true" table:show-details="true"/>
                <table:data-pilot-member table:name="1,05811" table:display="true" table:show-details="true"/>
                <table:data-pilot-member table:name="1,05831" table:display="true" table:show-details="true"/>
                <table:data-pilot-member table:name="1,05896" table:display="true" table:show-details="true"/>
                <table:data-pilot-member table:name="1,05974" table:display="true" table:show-details="true"/>
                <table:data-pilot-member table:name="1,0599" table:display="true" table:show-details="true"/>
                <table:data-pilot-member table:name="1,06015" table:display="true" table:show-details="true"/>
                <table:data-pilot-member table:name="1,06033" table:display="true" table:show-details="true"/>
                <table:data-pilot-member table:name="1,06071" table:display="true" table:show-details="true"/>
                <table:data-pilot-member table:name="1,06115" table:display="true" table:show-details="true"/>
                <table:data-pilot-member table:name="1,0612" table:display="true" table:show-details="true"/>
                <table:data-pilot-member table:name="1,06273" table:display="true" table:show-details="true"/>
                <table:data-pilot-member table:name="1,06358" table:display="true" table:show-details="true"/>
                <table:data-pilot-member table:name="1,06412" table:display="true" table:show-details="true"/>
                <table:data-pilot-member table:name="1,06509" table:display="true" table:show-details="true"/>
                <table:data-pilot-member table:name="1,06527" table:display="true" table:show-details="true"/>
                <table:data-pilot-member table:name="1,06534" table:display="true" table:show-details="true"/>
                <table:data-pilot-member table:name="1,06536" table:display="true" table:show-details="true"/>
                <table:data-pilot-member table:name="1,06584" table:display="true" table:show-details="true"/>
                <table:data-pilot-member table:name="1,06754" table:display="true" table:show-details="true"/>
                <table:data-pilot-member table:name="1,06861" table:display="true" table:show-details="true"/>
                <table:data-pilot-member table:name="1,06889" table:display="true" table:show-details="true"/>
                <table:data-pilot-member table:name="1,07082" table:display="true" table:show-details="true"/>
                <table:data-pilot-member table:name="1,07099" table:display="true" table:show-details="true"/>
                <table:data-pilot-member table:name="1,07196" table:display="true" table:show-details="true"/>
                <table:data-pilot-member table:name="1,072" table:display="true" table:show-details="true"/>
                <table:data-pilot-member table:name="1,0731" table:display="true" table:show-details="true"/>
                <table:data-pilot-member table:name="1,07336" table:display="true" table:show-details="true"/>
                <table:data-pilot-member table:name="1,07382" table:display="true" table:show-details="true"/>
                <table:data-pilot-member table:name="1,07426" table:display="true" table:show-details="true"/>
                <table:data-pilot-member table:name="1,07688" table:display="true" table:show-details="true"/>
                <table:data-pilot-member table:name="1,07689" table:display="true" table:show-details="true"/>
                <table:data-pilot-member table:name="1,07736" table:display="true" table:show-details="true"/>
                <table:data-pilot-member table:name="1,0781" table:display="true" table:show-details="true"/>
                <table:data-pilot-member table:name="1,08012" table:display="true" table:show-details="true"/>
                <table:data-pilot-member table:name="1,08189" table:display="true" table:show-details="true"/>
                <table:data-pilot-member table:name="1,0828" table:display="true" table:show-details="true"/>
                <table:data-pilot-member table:name="1,08311" table:display="true" table:show-details="true"/>
                <table:data-pilot-member table:name="1,08459" table:display="true" table:show-details="true"/>
                <table:data-pilot-member table:name="1,08573" table:display="true" table:show-details="true"/>
                <table:data-pilot-member table:name="1,08665" table:display="true" table:show-details="true"/>
                <table:data-pilot-member table:name="1,08735" table:display="true" table:show-details="true"/>
                <table:data-pilot-member table:name="1,08818" table:display="true" table:show-details="true"/>
                <table:data-pilot-member table:name="1,08944" table:display="true" table:show-details="true"/>
                <table:data-pilot-member table:name="1,09268" table:display="true" table:show-details="true"/>
                <table:data-pilot-member table:name="1,09468" table:display="true" table:show-details="true"/>
                <table:data-pilot-member table:name="1,09484" table:display="true" table:show-details="true"/>
                <table:data-pilot-member table:name="1,09523" table:display="true" table:show-details="true"/>
                <table:data-pilot-member table:name="1,09592" table:display="true" table:show-details="true"/>
                <table:data-pilot-member table:name="1,09599" table:display="true" table:show-details="true"/>
                <table:data-pilot-member table:name="1,09829" table:display="true" table:show-details="true"/>
                <table:data-pilot-member table:name="1,09975" table:display="true" table:show-details="true"/>
                <table:data-pilot-member table:name="1,10042" table:display="true" table:show-details="true"/>
                <table:data-pilot-member table:name="1,10066" table:display="true" table:show-details="true"/>
                <table:data-pilot-member table:name="1,10103" table:display="true" table:show-details="true"/>
                <table:data-pilot-member table:name="1,10147" table:display="true" table:show-details="true"/>
                <table:data-pilot-member table:name="1,10226" table:display="true" table:show-details="true"/>
                <table:data-pilot-member table:name="1,10227" table:display="true" table:show-details="true"/>
                <table:data-pilot-member table:name="1,10366" table:display="true" table:show-details="true"/>
                <table:data-pilot-member table:name="1,10382" table:display="true" table:show-details="true"/>
                <table:data-pilot-member table:name="1,10415" table:display="true" table:show-details="true"/>
                <table:data-pilot-member table:name="1,10428" table:display="true" table:show-details="true"/>
                <table:data-pilot-member table:name="1,10446" table:display="true" table:show-details="true"/>
                <table:data-pilot-member table:name="1,10456" table:display="true" table:show-details="true"/>
                <table:data-pilot-member table:name="1,10469" table:display="true" table:show-details="true"/>
                <table:data-pilot-member table:name="1,10478" table:display="true" table:show-details="true"/>
                <table:data-pilot-member table:name="1,10507" table:display="true" table:show-details="true"/>
                <table:data-pilot-member table:name="1,10604" table:display="true" table:show-details="true"/>
                <table:data-pilot-member table:name="1,10619" table:display="true" table:show-details="true"/>
                <table:data-pilot-member table:name="1,10632" table:display="true" table:show-details="true"/>
                <table:data-pilot-member table:name="1,10637" table:display="true" table:show-details="true"/>
                <table:data-pilot-member table:name="1,10694" table:display="true" table:show-details="true"/>
                <table:data-pilot-member table:name="1,10742" table:display="true" table:show-details="true"/>
                <table:data-pilot-member table:name="1,10829" table:display="true" table:show-details="true"/>
                <table:data-pilot-member table:name="1,10888" table:display="true" table:show-details="true"/>
                <table:data-pilot-member table:name="1,10932" table:display="true" table:show-details="true"/>
                <table:data-pilot-member table:name="1,10944" table:display="true" table:show-details="true"/>
                <table:data-pilot-member table:name="1,11006" table:display="true" table:show-details="true"/>
                <table:data-pilot-member table:name="1,11029" table:display="true" table:show-details="true"/>
                <table:data-pilot-member table:name="1,11043" table:display="true" table:show-details="true"/>
                <table:data-pilot-member table:name="1,11288" table:display="true" table:show-details="true"/>
                <table:data-pilot-member table:name="1,11366" table:display="true" table:show-details="true"/>
                <table:data-pilot-member table:name="1,11387" table:display="true" table:show-details="true"/>
                <table:data-pilot-member table:name="1,11392" table:display="true" table:show-details="true"/>
                <table:data-pilot-member table:name="1,11483" table:display="true" table:show-details="true"/>
                <table:data-pilot-member table:name="1,11484" table:display="true" table:show-details="true"/>
                <table:data-pilot-member table:name="1,11537" table:display="true" table:show-details="true"/>
                <table:data-pilot-member table:name="1,1155" table:display="true" table:show-details="true"/>
                <table:data-pilot-member table:name="1,11593" table:display="true" table:show-details="true"/>
                <table:data-pilot-member table:name="1,11598" table:display="true" table:show-details="true"/>
                <table:data-pilot-member table:name="1,11605" table:display="true" table:show-details="true"/>
                <table:data-pilot-member table:name="1,11637" table:display="true" table:show-details="true"/>
                <table:data-pilot-member table:name="1,1179" table:display="true" table:show-details="true"/>
                <table:data-pilot-member table:name="1,11885" table:display="true" table:show-details="true"/>
                <table:data-pilot-member table:name="1,11889" table:display="true" table:show-details="true"/>
                <table:data-pilot-member table:name="1,11938" table:display="true" table:show-details="true"/>
                <table:data-pilot-member table:name="1,12261" table:display="true" table:show-details="true"/>
                <table:data-pilot-member table:name="1,12555" table:display="true" table:show-details="true"/>
                <table:data-pilot-member table:name="1,12599" table:display="true" table:show-details="true"/>
                <table:data-pilot-member table:name="1,12615" table:display="true" table:show-details="true"/>
                <table:data-pilot-member table:name="1,13044" table:display="true" table:show-details="true"/>
                <table:data-pilot-member table:name="1,13079" table:display="true" table:show-details="true"/>
                <table:data-pilot-member table:name="1,13139" table:display="true" table:show-details="true"/>
                <table:data-pilot-member table:name="1,13151" table:display="true" table:show-details="true"/>
                <table:data-pilot-member table:name="1,13173" table:display="true" table:show-details="true"/>
                <table:data-pilot-member table:name="1,13418" table:display="true" table:show-details="true"/>
                <table:data-pilot-member table:name="1,13557" table:display="true" table:show-details="true"/>
                <table:data-pilot-member table:name="1,13584" table:display="true" table:show-details="true"/>
                <table:data-pilot-member table:name="1,13622" table:display="true" table:show-details="true"/>
                <table:data-pilot-member table:name="1,13747" table:display="true" table:show-details="true"/>
                <table:data-pilot-member table:name="1,1375" table:display="true" table:show-details="true"/>
                <table:data-pilot-member table:name="1,13756" table:display="true" table:show-details="true"/>
                <table:data-pilot-member table:name="1,13763" table:display="true" table:show-details="true"/>
                <table:data-pilot-member table:name="1,13869" table:display="true" table:show-details="true"/>
                <table:data-pilot-member table:name="1,13882" table:display="true" table:show-details="true"/>
                <table:data-pilot-member table:name="1,13929" table:display="true" table:show-details="true"/>
                <table:data-pilot-member table:name="1,13997" table:display="true" table:show-details="true"/>
                <table:data-pilot-member table:name="1,14022" table:display="true" table:show-details="true"/>
                <table:data-pilot-member table:name="1,14036" table:display="true" table:show-details="true"/>
                <table:data-pilot-member table:name="1,14061" table:display="true" table:show-details="true"/>
                <table:data-pilot-member table:name="1,14073" table:display="true" table:show-details="true"/>
                <table:data-pilot-member table:name="1,14077" table:display="true" table:show-details="true"/>
                <table:data-pilot-member table:name="1,14174" table:display="true" table:show-details="true"/>
                <table:data-pilot-member table:name="1,14228" table:display="true" table:show-details="true"/>
                <table:data-pilot-member table:name="1,14312" table:display="true" table:show-details="true"/>
                <table:data-pilot-member table:name="1,1432" table:display="true" table:show-details="true"/>
                <table:data-pilot-member table:name="1,14356" table:display="true" table:show-details="true"/>
                <table:data-pilot-member table:name="1,14369" table:display="true" table:show-details="true"/>
                <table:data-pilot-member table:name="1,14506" table:display="true" table:show-details="true"/>
                <table:data-pilot-member table:name="1,14609" table:display="true" table:show-details="true"/>
                <table:data-pilot-member table:name="1,14611" table:display="true" table:show-details="true"/>
                <table:data-pilot-member table:name="1,14622" table:display="true" table:show-details="true"/>
                <table:data-pilot-member table:name="1,14692" table:display="true" table:show-details="true"/>
                <table:data-pilot-member table:name="1,14739" table:display="true" table:show-details="true"/>
                <table:data-pilot-member table:name="1,14886" table:display="true" table:show-details="true"/>
                <table:data-pilot-member table:name="1,14892" table:display="true" table:show-details="true"/>
                <table:data-pilot-member table:name="1,14947" table:display="true" table:show-details="true"/>
                <table:data-pilot-member table:name="1,14955" table:display="true" table:show-details="true"/>
                <table:data-pilot-member table:name="1,15053" table:display="true" table:show-details="true"/>
                <table:data-pilot-member table:name="1,15061" table:display="true" table:show-details="true"/>
                <table:data-pilot-member table:name="1,15102" table:display="true" table:show-details="true"/>
                <table:data-pilot-member table:name="1,1518" table:display="true" table:show-details="true"/>
                <table:data-pilot-member table:name="1,15309" table:display="true" table:show-details="true"/>
                <table:data-pilot-member table:name="1,15325" table:display="true" table:show-details="true"/>
                <table:data-pilot-member table:name="1,15346" table:display="true" table:show-details="true"/>
                <table:data-pilot-member table:name="1,15395" table:display="true" table:show-details="true"/>
                <table:data-pilot-member table:name="1,154" table:display="true" table:show-details="true"/>
                <table:data-pilot-member table:name="1,1546" table:display="true" table:show-details="true"/>
                <table:data-pilot-member table:name="1,15684" table:display="true" table:show-details="true"/>
                <table:data-pilot-member table:name="1,15726" table:display="true" table:show-details="true"/>
                <table:data-pilot-member table:name="1,15821" table:display="true" table:show-details="true"/>
                <table:data-pilot-member table:name="1,1583" table:display="true" table:show-details="true"/>
                <table:data-pilot-member table:name="1,15843" table:display="true" table:show-details="true"/>
                <table:data-pilot-member table:name="1,15927" table:display="true" table:show-details="true"/>
                <table:data-pilot-member table:name="1,15972" table:display="true" table:show-details="true"/>
                <table:data-pilot-member table:name="1,15995" table:display="true" table:show-details="true"/>
                <table:data-pilot-member table:name="1,16136" table:display="true" table:show-details="true"/>
                <table:data-pilot-member table:name="1,16187" table:display="true" table:show-details="true"/>
                <table:data-pilot-member table:name="1,16216" table:display="true" table:show-details="true"/>
                <table:data-pilot-member table:name="1,16241" table:display="true" table:show-details="true"/>
                <table:data-pilot-member table:name="1,16409" table:display="true" table:show-details="true"/>
                <table:data-pilot-member table:name="1,16433" table:display="true" table:show-details="true"/>
                <table:data-pilot-member table:name="1,16442" table:display="true" table:show-details="true"/>
                <table:data-pilot-member table:name="1,16594" table:display="true" table:show-details="true"/>
                <table:data-pilot-member table:name="1,1667" table:display="true" table:show-details="true"/>
                <table:data-pilot-member table:name="1,167" table:display="true" table:show-details="true"/>
                <table:data-pilot-member table:name="1,16741" table:display="true" table:show-details="true"/>
                <table:data-pilot-member table:name="1,16808" table:display="true" table:show-details="true"/>
                <table:data-pilot-member table:name="1,16814" table:display="true" table:show-details="true"/>
                <table:data-pilot-member table:name="1,16876" table:display="true" table:show-details="true"/>
                <table:data-pilot-member table:name="1,169" table:display="true" table:show-details="true"/>
                <table:data-pilot-member table:name="1,16918" table:display="true" table:show-details="true"/>
                <table:data-pilot-member table:name="1,16954" table:display="true" table:show-details="true"/>
                <table:data-pilot-member table:name="1,16955" table:display="true" table:show-details="true"/>
                <table:data-pilot-member table:name="1,16968" table:display="true" table:show-details="true"/>
                <table:data-pilot-member table:name="1,17112" table:display="true" table:show-details="true"/>
                <table:data-pilot-member table:name="1,17178" table:display="true" table:show-details="true"/>
                <table:data-pilot-member table:name="1,1718" table:display="true" table:show-details="true"/>
                <table:data-pilot-member table:name="1,17182" table:display="true" table:show-details="true"/>
                <table:data-pilot-member table:name="1,17246" table:display="true" table:show-details="true"/>
                <table:data-pilot-member table:name="1,17291" table:display="true" table:show-details="true"/>
                <table:data-pilot-member table:name="1,17342" table:display="true" table:show-details="true"/>
                <table:data-pilot-member table:name="1,17445" table:display="true" table:show-details="true"/>
                <table:data-pilot-member table:name="1,1746" table:display="true" table:show-details="true"/>
                <table:data-pilot-member table:name="1,17488" table:display="true" table:show-details="true"/>
                <table:data-pilot-member table:name="1,17497" table:display="true" table:show-details="true"/>
                <table:data-pilot-member table:name="1,17616" table:display="true" table:show-details="true"/>
                <table:data-pilot-member table:name="1,17629" table:display="true" table:show-details="true"/>
                <table:data-pilot-member table:name="1,17679" table:display="true" table:show-details="true"/>
                <table:data-pilot-member table:name="1,17746" table:display="true" table:show-details="true"/>
                <table:data-pilot-member table:name="1,17796" table:display="true" table:show-details="true"/>
                <table:data-pilot-member table:name="1,17829" table:display="true" table:show-details="true"/>
                <table:data-pilot-member table:name="1,17855" table:display="true" table:show-details="true"/>
                <table:data-pilot-member table:name="1,17856" table:display="true" table:show-details="true"/>
                <table:data-pilot-member table:name="1,17859" table:display="true" table:show-details="true"/>
                <table:data-pilot-member table:name="1,17894" table:display="true" table:show-details="true"/>
                <table:data-pilot-member table:name="1,18118" table:display="true" table:show-details="true"/>
                <table:data-pilot-member table:name="1,18138" table:display="true" table:show-details="true"/>
                <table:data-pilot-member table:name="1,18301" table:display="true" table:show-details="true"/>
                <table:data-pilot-member table:name="1,18335" table:display="true" table:show-details="true"/>
                <table:data-pilot-member table:name="1,1834" table:display="true" table:show-details="true"/>
                <table:data-pilot-member table:name="1,18393" table:display="true" table:show-details="true"/>
                <table:data-pilot-member table:name="1,18505" table:display="true" table:show-details="true"/>
                <table:data-pilot-member table:name="1,18635" table:display="true" table:show-details="true"/>
                <table:data-pilot-member table:name="1,18659" table:display="true" table:show-details="true"/>
                <table:data-pilot-member table:name="1,18711" table:display="true" table:show-details="true"/>
                <table:data-pilot-member table:name="1,18805" table:display="true" table:show-details="true"/>
                <table:data-pilot-member table:name="1,18812" table:display="true" table:show-details="true"/>
                <table:data-pilot-member table:name="1,18838" table:display="true" table:show-details="true"/>
                <table:data-pilot-member table:name="1,18842" table:display="true" table:show-details="true"/>
                <table:data-pilot-member table:name="1,1892" table:display="true" table:show-details="true"/>
                <table:data-pilot-member table:name="1,18968" table:display="true" table:show-details="true"/>
                <table:data-pilot-member table:name="1,19089" table:display="true" table:show-details="true"/>
                <table:data-pilot-member table:name="1,19291" table:display="true" table:show-details="true"/>
                <table:data-pilot-member table:name="1,19299" table:display="true" table:show-details="true"/>
                <table:data-pilot-member table:name="1,1937" table:display="true" table:show-details="true"/>
                <table:data-pilot-member table:name="1,19375" table:display="true" table:show-details="true"/>
                <table:data-pilot-member table:name="1,1941" table:display="true" table:show-details="true"/>
                <table:data-pilot-member table:name="1,19546" table:display="true" table:show-details="true"/>
                <table:data-pilot-member table:name="1,19595" table:display="true" table:show-details="true"/>
                <table:data-pilot-member table:name="1,1969" table:display="true" table:show-details="true"/>
                <table:data-pilot-member table:name="1,19774" table:display="true" table:show-details="true"/>
                <table:data-pilot-member table:name="1,1978" table:display="true" table:show-details="true"/>
                <table:data-pilot-member table:name="1,19972" table:display="true" table:show-details="true"/>
                <table:data-pilot-member table:name="1,20083" table:display="true" table:show-details="true"/>
                <table:data-pilot-member table:name="1,20152" table:display="true" table:show-details="true"/>
                <table:data-pilot-member table:name="1,20245" table:display="true" table:show-details="true"/>
                <table:data-pilot-member table:name="1,20308" table:display="true" table:show-details="true"/>
                <table:data-pilot-member table:name="1,20489" table:display="true" table:show-details="true"/>
                <table:data-pilot-member table:name="1,20525" table:display="true" table:show-details="true"/>
                <table:data-pilot-member table:name="1,20545" table:display="true" table:show-details="true"/>
                <table:data-pilot-member table:name="1,20606" table:display="true" table:show-details="true"/>
                <table:data-pilot-member table:name="1,20782" table:display="true" table:show-details="true"/>
                <table:data-pilot-member table:name="1,20905" table:display="true" table:show-details="true"/>
                <table:data-pilot-member table:name="1,21047" table:display="true" table:show-details="true"/>
                <table:data-pilot-member table:name="1,21148" table:display="true" table:show-details="true"/>
                <table:data-pilot-member table:name="1,21175" table:display="true" table:show-details="true"/>
                <table:data-pilot-member table:name="1,21252" table:display="true" table:show-details="true"/>
                <table:data-pilot-member table:name="1,21374" table:display="true" table:show-details="true"/>
                <table:data-pilot-member table:name="1,21383" table:display="true" table:show-details="true"/>
                <table:data-pilot-member table:name="1,21418" table:display="true" table:show-details="true"/>
                <table:data-pilot-member table:name="1,21437" table:display="true" table:show-details="true"/>
                <table:data-pilot-member table:name="1,21473" table:display="true" table:show-details="true"/>
                <table:data-pilot-member table:name="1,2149" table:display="true" table:show-details="true"/>
                <table:data-pilot-member table:name="1,21537" table:display="true" table:show-details="true"/>
                <table:data-pilot-member table:name="1,21607" table:display="true" table:show-details="true"/>
                <table:data-pilot-member table:name="1,21655" table:display="true" table:show-details="true"/>
                <table:data-pilot-member table:name="1,21737" table:display="true" table:show-details="true"/>
                <table:data-pilot-member table:name="1,21849" table:display="true" table:show-details="true"/>
                <table:data-pilot-member table:name="1,22046" table:display="true" table:show-details="true"/>
                <table:data-pilot-member table:name="1,22347" table:display="true" table:show-details="true"/>
                <table:data-pilot-member table:name="1,22428" table:display="true" table:show-details="true"/>
                <table:data-pilot-member table:name="1,22452" table:display="true" table:show-details="true"/>
                <table:data-pilot-member table:name="1,22466" table:display="true" table:show-details="true"/>
                <table:data-pilot-member table:name="1,22538" table:display="true" table:show-details="true"/>
                <table:data-pilot-member table:name="1,22592" table:display="true" table:show-details="true"/>
                <table:data-pilot-member table:name="1,22626" table:display="true" table:show-details="true"/>
                <table:data-pilot-member table:name="1,2272" table:display="true" table:show-details="true"/>
                <table:data-pilot-member table:name="1,23327" table:display="true" table:show-details="true"/>
                <table:data-pilot-member table:name="1,23463" table:display="true" table:show-details="true"/>
                <table:data-pilot-member table:name="1,23571" table:display="true" table:show-details="true"/>
                <table:data-pilot-member table:name="1,23751" table:display="true" table:show-details="true"/>
                <table:data-pilot-member table:name="1,23801" table:display="true" table:show-details="true"/>
                <table:data-pilot-member table:name="1,23841" table:display="true" table:show-details="true"/>
                <table:data-pilot-member table:name="1,23859" table:display="true" table:show-details="true"/>
                <table:data-pilot-member table:name="1,23913" table:display="true" table:show-details="true"/>
                <table:data-pilot-member table:name="1,2396" table:display="true" table:show-details="true"/>
                <table:data-pilot-member table:name="1,23962" table:display="true" table:show-details="true"/>
                <table:data-pilot-member table:name="1,24024" table:display="true" table:show-details="true"/>
                <table:data-pilot-member table:name="1,24032" table:display="true" table:show-details="true"/>
                <table:data-pilot-member table:name="1,24053" table:display="true" table:show-details="true"/>
                <table:data-pilot-member table:name="1,24059" table:display="true" table:show-details="true"/>
                <table:data-pilot-member table:name="1,24101" table:display="true" table:show-details="true"/>
                <table:data-pilot-member table:name="1,24109" table:display="true" table:show-details="true"/>
                <table:data-pilot-member table:name="1,24223" table:display="true" table:show-details="true"/>
                <table:data-pilot-member table:name="1,24231" table:display="true" table:show-details="true"/>
                <table:data-pilot-member table:name="1,24259" table:display="true" table:show-details="true"/>
                <table:data-pilot-member table:name="1,24307" table:display="true" table:show-details="true"/>
                <table:data-pilot-member table:name="1,24384" table:display="true" table:show-details="true"/>
                <table:data-pilot-member table:name="1,24449" table:display="true" table:show-details="true"/>
                <table:data-pilot-member table:name="1,24568" table:display="true" table:show-details="true"/>
                <table:data-pilot-member table:name="1,24606" table:display="true" table:show-details="true"/>
                <table:data-pilot-member table:name="1,24632" table:display="true" table:show-details="true"/>
                <table:data-pilot-member table:name="1,24668" table:display="true" table:show-details="true"/>
                <table:data-pilot-member table:name="1,24707" table:display="true" table:show-details="true"/>
                <table:data-pilot-member table:name="1,24718" table:display="true" table:show-details="true"/>
                <table:data-pilot-member table:name="1,24731" table:display="true" table:show-details="true"/>
                <table:data-pilot-member table:name="1,24797" table:display="true" table:show-details="true"/>
                <table:data-pilot-member table:name="1,24813" table:display="true" table:show-details="true"/>
                <table:data-pilot-member table:name="1,2487" table:display="true" table:show-details="true"/>
                <table:data-pilot-member table:name="1,24964" table:display="true" table:show-details="true"/>
                <table:data-pilot-member table:name="1,24991" table:display="true" table:show-details="true"/>
                <table:data-pilot-member table:name="1,25176" table:display="true" table:show-details="true"/>
                <table:data-pilot-member table:name="1,25268" table:display="true" table:show-details="true"/>
                <table:data-pilot-member table:name="1,25362" table:display="true" table:show-details="true"/>
                <table:data-pilot-member table:name="1,25434" table:display="true" table:show-details="true"/>
                <table:data-pilot-member table:name="1,25787" table:display="true" table:show-details="true"/>
                <table:data-pilot-member table:name="1,25935" table:display="true" table:show-details="true"/>
                <table:data-pilot-member table:name="1,2612" table:display="true" table:show-details="true"/>
                <table:data-pilot-member table:name="1,26175" table:display="true" table:show-details="true"/>
                <table:data-pilot-member table:name="1,26244" table:display="true" table:show-details="true"/>
                <table:data-pilot-member table:name="1,26273" table:display="true" table:show-details="true"/>
                <table:data-pilot-member table:name="1,26317" table:display="true" table:show-details="true"/>
                <table:data-pilot-member table:name="1,26334" table:display="true" table:show-details="true"/>
                <table:data-pilot-member table:name="1,26447" table:display="true" table:show-details="true"/>
                <table:data-pilot-member table:name="1,26552" table:display="true" table:show-details="true"/>
                <table:data-pilot-member table:name="1,26604" table:display="true" table:show-details="true"/>
                <table:data-pilot-member table:name="1,26632" table:display="true" table:show-details="true"/>
                <table:data-pilot-member table:name="1,26757" table:display="true" table:show-details="true"/>
                <table:data-pilot-member table:name="1,26943" table:display="true" table:show-details="true"/>
                <table:data-pilot-member table:name="1,27175" table:display="true" table:show-details="true"/>
                <table:data-pilot-member table:name="1,27182" table:display="true" table:show-details="true"/>
                <table:data-pilot-member table:name="1,27294" table:display="true" table:show-details="true"/>
                <table:data-pilot-member table:name="1,27427" table:display="true" table:show-details="true"/>
                <table:data-pilot-member table:name="1,27456" table:display="true" table:show-details="true"/>
                <table:data-pilot-member table:name="1,27637" table:display="true" table:show-details="true"/>
                <table:data-pilot-member table:name="1,27747" table:display="true" table:show-details="true"/>
                <table:data-pilot-member table:name="1,27799" table:display="true" table:show-details="true"/>
                <table:data-pilot-member table:name="1,27836" table:display="true" table:show-details="true"/>
                <table:data-pilot-member table:name="1,27979" table:display="true" table:show-details="true"/>
                <table:data-pilot-member table:name="1,27991" table:display="true" table:show-details="true"/>
                <table:data-pilot-member table:name="1,28119" table:display="true" table:show-details="true"/>
                <table:data-pilot-member table:name="1,28142" table:display="true" table:show-details="true"/>
                <table:data-pilot-member table:name="1,28199" table:display="true" table:show-details="true"/>
                <table:data-pilot-member table:name="1,28235" table:display="true" table:show-details="true"/>
                <table:data-pilot-member table:name="1,28241" table:display="true" table:show-details="true"/>
                <table:data-pilot-member table:name="1,2826" table:display="true" table:show-details="true"/>
                <table:data-pilot-member table:name="1,28271" table:display="true" table:show-details="true"/>
                <table:data-pilot-member table:name="1,28347" table:display="true" table:show-details="true"/>
                <table:data-pilot-member table:name="1,28435" table:display="true" table:show-details="true"/>
                <table:data-pilot-member table:name="1,28461" table:display="true" table:show-details="true"/>
                <table:data-pilot-member table:name="1,28645" table:display="true" table:show-details="true"/>
                <table:data-pilot-member table:name="1,2868" table:display="true" table:show-details="true"/>
                <table:data-pilot-member table:name="1,28713" table:display="true" table:show-details="true"/>
                <table:data-pilot-member table:name="1,28773" table:display="true" table:show-details="true"/>
                <table:data-pilot-member table:name="1,29064" table:display="true" table:show-details="true"/>
                <table:data-pilot-member table:name="1,29095" table:display="true" table:show-details="true"/>
                <table:data-pilot-member table:name="1,29096" table:display="true" table:show-details="true"/>
                <table:data-pilot-member table:name="1,29104" table:display="true" table:show-details="true"/>
                <table:data-pilot-member table:name="1,29223" table:display="true" table:show-details="true"/>
                <table:data-pilot-member table:name="1,29253" table:display="true" table:show-details="true"/>
                <table:data-pilot-member table:name="1,29301" table:display="true" table:show-details="true"/>
                <table:data-pilot-member table:name="1,29312" table:display="true" table:show-details="true"/>
                <table:data-pilot-member table:name="1,29323" table:display="true" table:show-details="true"/>
                <table:data-pilot-member table:name="1,29341" table:display="true" table:show-details="true"/>
                <table:data-pilot-member table:name="1,29435" table:display="true" table:show-details="true"/>
                <table:data-pilot-member table:name="1,29669" table:display="true" table:show-details="true"/>
                <table:data-pilot-member table:name="1,29719" table:display="true" table:show-details="true"/>
                <table:data-pilot-member table:name="1,29863" table:display="true" table:show-details="true"/>
                <table:data-pilot-member table:name="1,29886" table:display="true" table:show-details="true"/>
                <table:data-pilot-member table:name="1,29893" table:display="true" table:show-details="true"/>
                <table:data-pilot-member table:name="1,29901" table:display="true" table:show-details="true"/>
                <table:data-pilot-member table:name="1,29907" table:display="true" table:show-details="true"/>
                <table:data-pilot-member table:name="1,29908" table:display="true" table:show-details="true"/>
                <table:data-pilot-member table:name="1,30052" table:display="true" table:show-details="true"/>
                <table:data-pilot-member table:name="1,30064" table:display="true" table:show-details="true"/>
                <table:data-pilot-member table:name="1,30076" table:display="true" table:show-details="true"/>
                <table:data-pilot-member table:name="1,30082" table:display="true" table:show-details="true"/>
                <table:data-pilot-member table:name="1,30097" table:display="true" table:show-details="true"/>
                <table:data-pilot-member table:name="1,30123" table:display="true" table:show-details="true"/>
                <table:data-pilot-member table:name="1,30141" table:display="true" table:show-details="true"/>
                <table:data-pilot-member table:name="1,30208" table:display="true" table:show-details="true"/>
                <table:data-pilot-member table:name="1,3025" table:display="true" table:show-details="true"/>
                <table:data-pilot-member table:name="1,30368" table:display="true" table:show-details="true"/>
                <table:data-pilot-member table:name="1,30445" table:display="true" table:show-details="true"/>
                <table:data-pilot-member table:name="1,30464" table:display="true" table:show-details="true"/>
                <table:data-pilot-member table:name="1,30545" table:display="true" table:show-details="true"/>
                <table:data-pilot-member table:name="1,30579" table:display="true" table:show-details="true"/>
                <table:data-pilot-member table:name="1,30844" table:display="true" table:show-details="true"/>
                <table:data-pilot-member table:name="1,30866" table:display="true" table:show-details="true"/>
                <table:data-pilot-member table:name="1,31045" table:display="true" table:show-details="true"/>
                <table:data-pilot-member table:name="1,31145" table:display="true" table:show-details="true"/>
                <table:data-pilot-member table:name="1,31237" table:display="true" table:show-details="true"/>
                <table:data-pilot-member table:name="1,31243" table:display="true" table:show-details="true"/>
                <table:data-pilot-member table:name="1,31351" table:display="true" table:show-details="true"/>
                <table:data-pilot-member table:name="1,31361" table:display="true" table:show-details="true"/>
                <table:data-pilot-member table:name="1,31382" table:display="true" table:show-details="true"/>
                <table:data-pilot-member table:name="1,31387" table:display="true" table:show-details="true"/>
                <table:data-pilot-member table:name="1,31388" table:display="true" table:show-details="true"/>
                <table:data-pilot-member table:name="1,31401" table:display="true" table:show-details="true"/>
                <table:data-pilot-member table:name="1,31468" table:display="true" table:show-details="true"/>
                <table:data-pilot-member table:name="1,31508" table:display="true" table:show-details="true"/>
                <table:data-pilot-member table:name="1,31556" table:display="true" table:show-details="true"/>
                <table:data-pilot-member table:name="1,3164" table:display="true" table:show-details="true"/>
                <table:data-pilot-member table:name="1,31658" table:display="true" table:show-details="true"/>
                <table:data-pilot-member table:name="1,31688" table:display="true" table:show-details="true"/>
                <table:data-pilot-member table:name="1,3183" table:display="true" table:show-details="true"/>
                <table:data-pilot-member table:name="1,31867" table:display="true" table:show-details="true"/>
                <table:data-pilot-member table:name="1,31874" table:display="true" table:show-details="true"/>
                <table:data-pilot-member table:name="1,31879" table:display="true" table:show-details="true"/>
                <table:data-pilot-member table:name="1,31907" table:display="true" table:show-details="true"/>
                <table:data-pilot-member table:name="1,31921" table:display="true" table:show-details="true"/>
                <table:data-pilot-member table:name="1,31945" table:display="true" table:show-details="true"/>
                <table:data-pilot-member table:name="1,32093" table:display="true" table:show-details="true"/>
                <table:data-pilot-member table:name="1,32119" table:display="true" table:show-details="true"/>
                <table:data-pilot-member table:name="1,32135" table:display="true" table:show-details="true"/>
                <table:data-pilot-member table:name="1,32156" table:display="true" table:show-details="true"/>
                <table:data-pilot-member table:name="1,32273" table:display="true" table:show-details="true"/>
                <table:data-pilot-member table:name="1,32494" table:display="true" table:show-details="true"/>
                <table:data-pilot-member table:name="1,32605" table:display="true" table:show-details="true"/>
                <table:data-pilot-member table:name="1,32716" table:display="true" table:show-details="true"/>
                <table:data-pilot-member table:name="1,3275" table:display="true" table:show-details="true"/>
                <table:data-pilot-member table:name="1,32797" table:display="true" table:show-details="true"/>
                <table:data-pilot-member table:name="1,32831" table:display="true" table:show-details="true"/>
                <table:data-pilot-member table:name="1,3289" table:display="true" table:show-details="true"/>
                <table:data-pilot-member table:name="1,32937" table:display="true" table:show-details="true"/>
                <table:data-pilot-member table:name="1,32991" table:display="true" table:show-details="true"/>
                <table:data-pilot-member table:name="1,33036" table:display="true" table:show-details="true"/>
                <table:data-pilot-member table:name="1,33091" table:display="true" table:show-details="true"/>
                <table:data-pilot-member table:name="1,33113" table:display="true" table:show-details="true"/>
                <table:data-pilot-member table:name="1,33147" table:display="true" table:show-details="true"/>
                <table:data-pilot-member table:name="1,33195" table:display="true" table:show-details="true"/>
                <table:data-pilot-member table:name="1,33247" table:display="true" table:show-details="true"/>
                <table:data-pilot-member table:name="1,33257" table:display="true" table:show-details="true"/>
                <table:data-pilot-member table:name="1,3326" table:display="true" table:show-details="true"/>
                <table:data-pilot-member table:name="1,33276" table:display="true" table:show-details="true"/>
                <table:data-pilot-member table:name="1,33279" table:display="true" table:show-details="true"/>
                <table:data-pilot-member table:name="1,33292" table:display="true" table:show-details="true"/>
                <table:data-pilot-member table:name="1,33308" table:display="true" table:show-details="true"/>
                <table:data-pilot-member table:name="1,33377" table:display="true" table:show-details="true"/>
                <table:data-pilot-member table:name="1,33529" table:display="true" table:show-details="true"/>
                <table:data-pilot-member table:name="1,33598" table:display="true" table:show-details="true"/>
                <table:data-pilot-member table:name="1,33649" table:display="true" table:show-details="true"/>
                <table:data-pilot-member table:name="1,33765" table:display="true" table:show-details="true"/>
                <table:data-pilot-member table:name="1,33796" table:display="true" table:show-details="true"/>
                <table:data-pilot-member table:name="1,3381" table:display="true" table:show-details="true"/>
                <table:data-pilot-member table:name="1,33926" table:display="true" table:show-details="true"/>
                <table:data-pilot-member table:name="1,33983" table:display="true" table:show-details="true"/>
                <table:data-pilot-member table:name="1,34015" table:display="true" table:show-details="true"/>
                <table:data-pilot-member table:name="1,3405" table:display="true" table:show-details="true"/>
                <table:data-pilot-member table:name="1,3409" table:display="true" table:show-details="true"/>
                <table:data-pilot-member table:name="1,34106" table:display="true" table:show-details="true"/>
                <table:data-pilot-member table:name="1,34209" table:display="true" table:show-details="true"/>
                <table:data-pilot-member table:name="1,34233" table:display="true" table:show-details="true"/>
                <table:data-pilot-member table:name="1,34241" table:display="true" table:show-details="true"/>
                <table:data-pilot-member table:name="1,34292" table:display="true" table:show-details="true"/>
                <table:data-pilot-member table:name="1,34622" table:display="true" table:show-details="true"/>
                <table:data-pilot-member table:name="1,34779" table:display="true" table:show-details="true"/>
                <table:data-pilot-member table:name="1,34914" table:display="true" table:show-details="true"/>
                <table:data-pilot-member table:name="1,3496" table:display="true" table:show-details="true"/>
                <table:data-pilot-member table:name="1,35036" table:display="true" table:show-details="true"/>
                <table:data-pilot-member table:name="1,35038" table:display="true" table:show-details="true"/>
                <table:data-pilot-member table:name="1,35221" table:display="true" table:show-details="true"/>
                <table:data-pilot-member table:name="1,35469" table:display="true" table:show-details="true"/>
                <table:data-pilot-member table:name="1,35549" table:display="true" table:show-details="true"/>
                <table:data-pilot-member table:name="1,35617" table:display="true" table:show-details="true"/>
                <table:data-pilot-member table:name="1,3576" table:display="true" table:show-details="true"/>
                <table:data-pilot-member table:name="1,35953" table:display="true" table:show-details="true"/>
                <table:data-pilot-member table:name="1,36022" table:display="true" table:show-details="true"/>
                <table:data-pilot-member table:name="1,364" table:display="true" table:show-details="true"/>
                <table:data-pilot-member table:name="1,36447" table:display="true" table:show-details="true"/>
                <table:data-pilot-member table:name="1,36489" table:display="true" table:show-details="true"/>
                <table:data-pilot-member table:name="1,36525" table:display="true" table:show-details="true"/>
                <table:data-pilot-member table:name="1,36607" table:display="true" table:show-details="true"/>
                <table:data-pilot-member table:name="1,36614" table:display="true" table:show-details="true"/>
                <table:data-pilot-member table:name="1,36707" table:display="true" table:show-details="true"/>
                <table:data-pilot-member table:name="1,36845" table:display="true" table:show-details="true"/>
                <table:data-pilot-member table:name="1,37021" table:display="true" table:show-details="true"/>
                <table:data-pilot-member table:name="1,37044" table:display="true" table:show-details="true"/>
                <table:data-pilot-member table:name="1,37047" table:display="true" table:show-details="true"/>
                <table:data-pilot-member table:name="1,37121" table:display="true" table:show-details="true"/>
                <table:data-pilot-member table:name="1,37244" table:display="true" table:show-details="true"/>
                <table:data-pilot-member table:name="1,37246" table:display="true" table:show-details="true"/>
                <table:data-pilot-member table:name="1,37355" table:display="true" table:show-details="true"/>
                <table:data-pilot-member table:name="1,37407" table:display="true" table:show-details="true"/>
                <table:data-pilot-member table:name="1,37433" table:display="true" table:show-details="true"/>
                <table:data-pilot-member table:name="1,37616" table:display="true" table:show-details="true"/>
                <table:data-pilot-member table:name="1,37668" table:display="true" table:show-details="true"/>
                <table:data-pilot-member table:name="1,37673" table:display="true" table:show-details="true"/>
                <table:data-pilot-member table:name="1,37687" table:display="true" table:show-details="true"/>
                <table:data-pilot-member table:name="1,37695" table:display="true" table:show-details="true"/>
                <table:data-pilot-member table:name="1,37721" table:display="true" table:show-details="true"/>
                <table:data-pilot-member table:name="1,37794" table:display="true" table:show-details="true"/>
                <table:data-pilot-member table:name="1,3797" table:display="true" table:show-details="true"/>
                <table:data-pilot-member table:name="1,37992" table:display="true" table:show-details="true"/>
                <table:data-pilot-member table:name="1,38051" table:display="true" table:show-details="true"/>
                <table:data-pilot-member table:name="1,38258" table:display="true" table:show-details="true"/>
                <table:data-pilot-member table:name="1,38267" table:display="true" table:show-details="true"/>
                <table:data-pilot-member table:name="1,38479" table:display="true" table:show-details="true"/>
                <table:data-pilot-member table:name="1,38512" table:display="true" table:show-details="true"/>
                <table:data-pilot-member table:name="1,38612" table:display="true" table:show-details="true"/>
                <table:data-pilot-member table:name="1,38722" table:display="true" table:show-details="true"/>
                <table:data-pilot-member table:name="1,38724" table:display="true" table:show-details="true"/>
                <table:data-pilot-member table:name="1,38901" table:display="true" table:show-details="true"/>
                <table:data-pilot-member table:name="1,38951" table:display="true" table:show-details="true"/>
                <table:data-pilot-member table:name="1,38975" table:display="true" table:show-details="true"/>
                <table:data-pilot-member table:name="1,38997" table:display="true" table:show-details="true"/>
                <table:data-pilot-member table:name="1,39062" table:display="true" table:show-details="true"/>
                <table:data-pilot-member table:name="1,39155" table:display="true" table:show-details="true"/>
                <table:data-pilot-member table:name="1,39299" table:display="true" table:show-details="true"/>
                <table:data-pilot-member table:name="1,39348" table:display="true" table:show-details="true"/>
                <table:data-pilot-member table:name="1,39404" table:display="true" table:show-details="true"/>
                <table:data-pilot-member table:name="1,3941" table:display="true" table:show-details="true"/>
                <table:data-pilot-member table:name="1,3947" table:display="true" table:show-details="true"/>
                <table:data-pilot-member table:name="1,39474" table:display="true" table:show-details="true"/>
                <table:data-pilot-member table:name="1,39501" table:display="true" table:show-details="true"/>
                <table:data-pilot-member table:name="1,39547" table:display="true" table:show-details="true"/>
                <table:data-pilot-member table:name="1,39554" table:display="true" table:show-details="true"/>
                <table:data-pilot-member table:name="1,39563" table:display="true" table:show-details="true"/>
                <table:data-pilot-member table:name="1,39623" table:display="true" table:show-details="true"/>
                <table:data-pilot-member table:name="1,3963" table:display="true" table:show-details="true"/>
                <table:data-pilot-member table:name="1,39879" table:display="true" table:show-details="true"/>
                <table:data-pilot-member table:name="1,39883" table:display="true" table:show-details="true"/>
                <table:data-pilot-member table:name="1,39929" table:display="true" table:show-details="true"/>
                <table:data-pilot-member table:name="1,39966" table:display="true" table:show-details="true"/>
                <table:data-pilot-member table:name="1,40033" table:display="true" table:show-details="true"/>
                <table:data-pilot-member table:name="1,40171" table:display="true" table:show-details="true"/>
                <table:data-pilot-member table:name="1,40172" table:display="true" table:show-details="true"/>
                <table:data-pilot-member table:name="1,40202" table:display="true" table:show-details="true"/>
                <table:data-pilot-member table:name="1,40209" table:display="true" table:show-details="true"/>
                <table:data-pilot-member table:name="1,40237" table:display="true" table:show-details="true"/>
                <table:data-pilot-member table:name="1,40242" table:display="true" table:show-details="true"/>
                <table:data-pilot-member table:name="1,4034" table:display="true" table:show-details="true"/>
                <table:data-pilot-member table:name="1,40416" table:display="true" table:show-details="true"/>
                <table:data-pilot-member table:name="1,40457" table:display="true" table:show-details="true"/>
                <table:data-pilot-member table:name="1,40508" table:display="true" table:show-details="true"/>
                <table:data-pilot-member table:name="1,40577" table:display="true" table:show-details="true"/>
                <table:data-pilot-member table:name="1,40617" table:display="true" table:show-details="true"/>
                <table:data-pilot-member table:name="1,40655" table:display="true" table:show-details="true"/>
                <table:data-pilot-member table:name="1,40704" table:display="true" table:show-details="true"/>
                <table:data-pilot-member table:name="1,40719" table:display="true" table:show-details="true"/>
                <table:data-pilot-member table:name="1,41042" table:display="true" table:show-details="true"/>
                <table:data-pilot-member table:name="1,41083" table:display="true" table:show-details="true"/>
                <table:data-pilot-member table:name="1,41095" table:display="true" table:show-details="true"/>
                <table:data-pilot-member table:name="1,41159" table:display="true" table:show-details="true"/>
                <table:data-pilot-member table:name="1,41278" table:display="true" table:show-details="true"/>
                <table:data-pilot-member table:name="1,4143" table:display="true" table:show-details="true"/>
                <table:data-pilot-member table:name="1,41452" table:display="true" table:show-details="true"/>
                <table:data-pilot-member table:name="1,41663" table:display="true" table:show-details="true"/>
                <table:data-pilot-member table:name="1,41664" table:display="true" table:show-details="true"/>
                <table:data-pilot-member table:name="1,41723" table:display="true" table:show-details="true"/>
                <table:data-pilot-member table:name="1,4186" table:display="true" table:show-details="true"/>
                <table:data-pilot-member table:name="1,41867" table:display="true" table:show-details="true"/>
                <table:data-pilot-member table:name="1,41993" table:display="true" table:show-details="true"/>
                <table:data-pilot-member table:name="1,42016" table:display="true" table:show-details="true"/>
                <table:data-pilot-member table:name="1,4205" table:display="true" table:show-details="true"/>
                <table:data-pilot-member table:name="1,42117" table:display="true" table:show-details="true"/>
                <table:data-pilot-member table:name="1,42147" table:display="true" table:show-details="true"/>
                <table:data-pilot-member table:name="1,42158" table:display="true" table:show-details="true"/>
                <table:data-pilot-member table:name="1,42164" table:display="true" table:show-details="true"/>
                <table:data-pilot-member table:name="1,42186" table:display="true" table:show-details="true"/>
                <table:data-pilot-member table:name="1,42216" table:display="true" table:show-details="true"/>
                <table:data-pilot-member table:name="1,42271" table:display="true" table:show-details="true"/>
                <table:data-pilot-member table:name="1,42401" table:display="true" table:show-details="true"/>
                <table:data-pilot-member table:name="1,42429" table:display="true" table:show-details="true"/>
                <table:data-pilot-member table:name="1,42431" table:display="true" table:show-details="true"/>
                <table:data-pilot-member table:name="1,42511" table:display="true" table:show-details="true"/>
                <table:data-pilot-member table:name="1,42558" table:display="true" table:show-details="true"/>
                <table:data-pilot-member table:name="1,42564" table:display="true" table:show-details="true"/>
                <table:data-pilot-member table:name="1,42609" table:display="true" table:show-details="true"/>
                <table:data-pilot-member table:name="1,42654" table:display="true" table:show-details="true"/>
                <table:data-pilot-member table:name="1,42681" table:display="true" table:show-details="true"/>
                <table:data-pilot-member table:name="1,42722" table:display="true" table:show-details="true"/>
                <table:data-pilot-member table:name="1,42751" table:display="true" table:show-details="true"/>
                <table:data-pilot-member table:name="1,42767" table:display="true" table:show-details="true"/>
                <table:data-pilot-member table:name="1,42791" table:display="true" table:show-details="true"/>
                <table:data-pilot-member table:name="1,42835" table:display="true" table:show-details="true"/>
                <table:data-pilot-member table:name="1,42926" table:display="true" table:show-details="true"/>
                <table:data-pilot-member table:name="1,42949" table:display="true" table:show-details="true"/>
                <table:data-pilot-member table:name="1,42951" table:display="true" table:show-details="true"/>
                <table:data-pilot-member table:name="1,43009" table:display="true" table:show-details="true"/>
                <table:data-pilot-member table:name="1,43039" table:display="true" table:show-details="true"/>
                <table:data-pilot-member table:name="1,43051" table:display="true" table:show-details="true"/>
                <table:data-pilot-member table:name="1,43056" table:display="true" table:show-details="true"/>
                <table:data-pilot-member table:name="1,43114" table:display="true" table:show-details="true"/>
                <table:data-pilot-member table:name="1,43289" table:display="true" table:show-details="true"/>
                <table:data-pilot-member table:name="1,43365" table:display="true" table:show-details="true"/>
                <table:data-pilot-member table:name="1,43377" table:display="true" table:show-details="true"/>
                <table:data-pilot-member table:name="1,43424" table:display="true" table:show-details="true"/>
                <table:data-pilot-member table:name="1,43508" table:display="true" table:show-details="true"/>
                <table:data-pilot-member table:name="1,43517" table:display="true" table:show-details="true"/>
                <table:data-pilot-member table:name="1,43772" table:display="true" table:show-details="true"/>
                <table:data-pilot-member table:name="1,4378" table:display="true" table:show-details="true"/>
                <table:data-pilot-member table:name="1,43815" table:display="true" table:show-details="true"/>
                <table:data-pilot-member table:name="1,43911" table:display="true" table:show-details="true"/>
                <table:data-pilot-member table:name="1,44025" table:display="true" table:show-details="true"/>
                <table:data-pilot-member table:name="1,44225" table:display="true" table:show-details="true"/>
                <table:data-pilot-member table:name="1,44246" table:display="true" table:show-details="true"/>
                <table:data-pilot-member table:name="1,44271" table:display="true" table:show-details="true"/>
                <table:data-pilot-member table:name="1,44461" table:display="true" table:show-details="true"/>
                <table:data-pilot-member table:name="1,44514" table:display="true" table:show-details="true"/>
                <table:data-pilot-member table:name="1,44521" table:display="true" table:show-details="true"/>
                <table:data-pilot-member table:name="1,44803" table:display="true" table:show-details="true"/>
                <table:data-pilot-member table:name="1,44842" table:display="true" table:show-details="true"/>
                <table:data-pilot-member table:name="1,45078" table:display="true" table:show-details="true"/>
                <table:data-pilot-member table:name="1,4508" table:display="true" table:show-details="true"/>
                <table:data-pilot-member table:name="1,45256" table:display="true" table:show-details="true"/>
                <table:data-pilot-member table:name="1,45295" table:display="true" table:show-details="true"/>
                <table:data-pilot-member table:name="1,45358" table:display="true" table:show-details="true"/>
                <table:data-pilot-member table:name="1,45536" table:display="true" table:show-details="true"/>
                <table:data-pilot-member table:name="1,45548" table:display="true" table:show-details="true"/>
                <table:data-pilot-member table:name="1,45635" table:display="true" table:show-details="true"/>
                <table:data-pilot-member table:name="1,45672" table:display="true" table:show-details="true"/>
                <table:data-pilot-member table:name="1,45721" table:display="true" table:show-details="true"/>
                <table:data-pilot-member table:name="1,45809" table:display="true" table:show-details="true"/>
                <table:data-pilot-member table:name="1,45975" table:display="true" table:show-details="true"/>
                <table:data-pilot-member table:name="1,46032" table:display="true" table:show-details="true"/>
                <table:data-pilot-member table:name="1,46188" table:display="true" table:show-details="true"/>
                <table:data-pilot-member table:name="1,4622" table:display="true" table:show-details="true"/>
                <table:data-pilot-member table:name="1,46297" table:display="true" table:show-details="true"/>
                <table:data-pilot-member table:name="1,4632" table:display="true" table:show-details="true"/>
                <table:data-pilot-member table:name="1,46358" table:display="true" table:show-details="true"/>
                <table:data-pilot-member table:name="1,46376" table:display="true" table:show-details="true"/>
                <table:data-pilot-member table:name="1,46412" table:display="true" table:show-details="true"/>
                <table:data-pilot-member table:name="1,46503" table:display="true" table:show-details="true"/>
                <table:data-pilot-member table:name="1,46616" table:display="true" table:show-details="true"/>
                <table:data-pilot-member table:name="1,46814" table:display="true" table:show-details="true"/>
                <table:data-pilot-member table:name="1,46829" table:display="true" table:show-details="true"/>
                <table:data-pilot-member table:name="1,47017" table:display="true" table:show-details="true"/>
                <table:data-pilot-member table:name="1,47048" table:display="true" table:show-details="true"/>
                <table:data-pilot-member table:name="1,4715" table:display="true" table:show-details="true"/>
                <table:data-pilot-member table:name="1,47159" table:display="true" table:show-details="true"/>
                <table:data-pilot-member table:name="1,47347" table:display="true" table:show-details="true"/>
                <table:data-pilot-member table:name="1,47373" table:display="true" table:show-details="true"/>
                <table:data-pilot-member table:name="1,47783" table:display="true" table:show-details="true"/>
                <table:data-pilot-member table:name="1,47905" table:display="true" table:show-details="true"/>
                <table:data-pilot-member table:name="1,47907" table:display="true" table:show-details="true"/>
                <table:data-pilot-member table:name="1,48173" table:display="true" table:show-details="true"/>
                <table:data-pilot-member table:name="1,48205" table:display="true" table:show-details="true"/>
                <table:data-pilot-member table:name="1,48261" table:display="true" table:show-details="true"/>
                <table:data-pilot-member table:name="1,48348" table:display="true" table:show-details="true"/>
                <table:data-pilot-member table:name="1,48356" table:display="true" table:show-details="true"/>
                <table:data-pilot-member table:name="1,48359" table:display="true" table:show-details="true"/>
                <table:data-pilot-member table:name="1,4845" table:display="true" table:show-details="true"/>
                <table:data-pilot-member table:name="1,48714" table:display="true" table:show-details="true"/>
                <table:data-pilot-member table:name="1,4877" table:display="true" table:show-details="true"/>
                <table:data-pilot-member table:name="1,48865" table:display="true" table:show-details="true"/>
                <table:data-pilot-member table:name="1,48945" table:display="true" table:show-details="true"/>
                <table:data-pilot-member table:name="1,49239" table:display="true" table:show-details="true"/>
                <table:data-pilot-member table:name="1,49297" table:display="true" table:show-details="true"/>
                <table:data-pilot-member table:name="1,49368" table:display="true" table:show-details="true"/>
                <table:data-pilot-member table:name="1,49473" table:display="true" table:show-details="true"/>
                <table:data-pilot-member table:name="1,49781" table:display="true" table:show-details="true"/>
                <table:data-pilot-member table:name="1,49806" table:display="true" table:show-details="true"/>
                <table:data-pilot-member table:name="1,4992" table:display="true" table:show-details="true"/>
                <table:data-pilot-member table:name="1,49991" table:display="true" table:show-details="true"/>
                <table:data-pilot-member table:name="1,50915" table:display="true" table:show-details="true"/>
                <table:data-pilot-member table:name="1,5147" table:display="true" table:show-details="true"/>
                <table:data-pilot-member table:name="1,52488" table:display="true" table:show-details="true"/>
                <table:data-pilot-member table:name="1,54779" table:display="true" table:show-details="true"/>
                <table:data-pilot-member table:name="1,55164" table:display="true" table:show-details="true"/>
                <table:data-pilot-member table:name="1,55957" table:display="true" table:show-details="true"/>
                <table:data-pilot-member table:name="1,56176" table:display="true" table:show-details="true"/>
                <table:data-pilot-member table:name="1,56372" table:display="true" table:show-details="true"/>
                <table:data-pilot-member table:name="1,58765" table:display="true" table:show-details="true"/>
                <table:data-pilot-member table:name="1,69564" table:display="true" table:show-details="true"/>
                <table:data-pilot-member table:name="1,69663" table:display="true" table:show-details="true"/>
                <table:data-pilot-member table:name="1,69693" table:display="true" table:show-details="true"/>
                <table:data-pilot-member table:name="1,6987" table:display="true" table:show-details="true"/>
                <table:data-pilot-member table:name="1,70042" table:display="true" table:show-details="true"/>
                <table:data-pilot-member table:name="1,70213" table:display="true" table:show-details="true"/>
                <table:data-pilot-member table:name="1,70218" table:display="true" table:show-details="true"/>
                <table:data-pilot-member table:name="1,70446" table:display="true" table:show-details="true"/>
                <table:data-pilot-member table:name="1,7062" table:display="true" table:show-details="true"/>
                <table:data-pilot-member table:name="1,71081" table:display="true" table:show-details="true"/>
                <table:data-pilot-member table:name="1,71175" table:display="true" table:show-details="true"/>
                <table:data-pilot-member table:name="1,7134" table:display="true" table:show-details="true"/>
                <table:data-pilot-member table:name="1,71569" table:display="true" table:show-details="true"/>
                <table:data-pilot-member table:name="1,71659" table:display="true" table:show-details="true"/>
                <table:data-pilot-member table:name="1,71683" table:display="true" table:show-details="true"/>
                <table:data-pilot-member table:name="1,71764" table:display="true" table:show-details="true"/>
                <table:data-pilot-member table:name="1,72025" table:display="true" table:show-details="true"/>
                <table:data-pilot-member table:name="1,72171" table:display="true" table:show-details="true"/>
                <table:data-pilot-member table:name="1,72388" table:display="true" table:show-details="true"/>
                <table:data-pilot-member table:name="1,72397" table:display="true" table:show-details="true"/>
                <table:data-pilot-member table:name="1,73134" table:display="true" table:show-details="true"/>
                <table:data-pilot-member table:name="1,73146" table:display="true" table:show-details="true"/>
                <table:data-pilot-member table:name="1,73329" table:display="true" table:show-details="true"/>
                <table:data-pilot-member table:name="1,73388" table:display="true" table:show-details="true"/>
                <table:data-pilot-member table:name="1,73421" table:display="true" table:show-details="true"/>
                <table:data-pilot-member table:name="1,73586" table:display="true" table:show-details="true"/>
                <table:data-pilot-member table:name="1,73603" table:display="true" table:show-details="true"/>
                <table:data-pilot-member table:name="1,74102" table:display="true" table:show-details="true"/>
                <table:data-pilot-member table:name="1,74143" table:display="true" table:show-details="true"/>
                <table:data-pilot-member table:name="1,74309" table:display="true" table:show-details="true"/>
                <table:data-pilot-member table:name="1,74337" table:display="true" table:show-details="true"/>
                <table:data-pilot-member table:name="1,74398" table:display="true" table:show-details="true"/>
                <table:data-pilot-member table:name="1,74567" table:display="true" table:show-details="true"/>
                <table:data-pilot-member table:name="1,74597" table:display="true" table:show-details="true"/>
                <table:data-pilot-member table:name="1,74748" table:display="true" table:show-details="true"/>
                <table:data-pilot-member table:name="1,74752" table:display="true" table:show-details="true"/>
                <table:data-pilot-member table:name="1,74799" table:display="true" table:show-details="true"/>
                <table:data-pilot-member table:name="1,74862" table:display="true" table:show-details="true"/>
                <table:data-pilot-member table:name="1,74962" table:display="true" table:show-details="true"/>
                <table:data-pilot-member table:name="1,7498" table:display="true" table:show-details="true"/>
                <table:data-pilot-member table:name="1,75168" table:display="true" table:show-details="true"/>
                <table:data-pilot-member table:name="1,75302" table:display="true" table:show-details="true"/>
                <table:data-pilot-member table:name="1,75429" table:display="true" table:show-details="true"/>
                <table:data-pilot-member table:name="1,75431" table:display="true" table:show-details="true"/>
                <table:data-pilot-member table:name="1,75617" table:display="true" table:show-details="true"/>
                <table:data-pilot-member table:name="1,75734" table:display="true" table:show-details="true"/>
                <table:data-pilot-member table:name="1,75785" table:display="true" table:show-details="true"/>
                <table:data-pilot-member table:name="1,75929" table:display="true" table:show-details="true"/>
                <table:data-pilot-member table:name="1,75982" table:display="true" table:show-details="true"/>
                <table:data-pilot-member table:name="1,76106" table:display="true" table:show-details="true"/>
                <table:data-pilot-member table:name="1,76113" table:display="true" table:show-details="true"/>
                <table:data-pilot-member table:name="1,76131" table:display="true" table:show-details="true"/>
                <table:data-pilot-member table:name="1,76135" table:display="true" table:show-details="true"/>
                <table:data-pilot-member table:name="1,76177" table:display="true" table:show-details="true"/>
                <table:data-pilot-member table:name="1,76192" table:display="true" table:show-details="true"/>
                <table:data-pilot-member table:name="1,76216" table:display="true" table:show-details="true"/>
                <table:data-pilot-member table:name="1,76227" table:display="true" table:show-details="true"/>
                <table:data-pilot-member table:name="1,76465" table:display="true" table:show-details="true"/>
                <table:data-pilot-member table:name="1,76469" table:display="true" table:show-details="true"/>
                <table:data-pilot-member table:name="1,76521" table:display="true" table:show-details="true"/>
                <table:data-pilot-member table:name="1,76577" table:display="true" table:show-details="true"/>
                <table:data-pilot-member table:name="1,76795" table:display="true" table:show-details="true"/>
                <table:data-pilot-member table:name="1,76847" table:display="true" table:show-details="true"/>
                <table:data-pilot-member table:name="1,76934" table:display="true" table:show-details="true"/>
                <table:data-pilot-member table:name="1,77445" table:display="true" table:show-details="true"/>
                <table:data-pilot-member table:name="1,77465" table:display="true" table:show-details="true"/>
                <table:data-pilot-member table:name="1,77555" table:display="true" table:show-details="true"/>
                <table:data-pilot-member table:name="1,77688" table:display="true" table:show-details="true"/>
                <table:data-pilot-member table:name="1,77813" table:display="true" table:show-details="true"/>
                <table:data-pilot-member table:name="1,77943" table:display="true" table:show-details="true"/>
                <table:data-pilot-member table:name="1,77982" table:display="true" table:show-details="true"/>
                <table:data-pilot-member table:name="1,78164" table:display="true" table:show-details="true"/>
                <table:data-pilot-member table:name="1,78456" table:display="true" table:show-details="true"/>
                <table:data-pilot-member table:name="1,78638" table:display="true" table:show-details="true"/>
                <table:data-pilot-member table:name="1,78676" table:display="true" table:show-details="true"/>
                <table:data-pilot-member table:name="1,78749" table:display="true" table:show-details="true"/>
                <table:data-pilot-member table:name="1,78871" table:display="true" table:show-details="true"/>
                <table:data-pilot-member table:name="1,79069" table:display="true" table:show-details="true"/>
                <table:data-pilot-member table:name="1,79809" table:display="true" table:show-details="true"/>
                <table:data-pilot-member table:name="1,79929" table:display="true" table:show-details="true"/>
                <table:data-pilot-member table:name="1,80158" table:display="true" table:show-details="true"/>
                <table:data-pilot-member table:name="1,80263" table:display="true" table:show-details="true"/>
                <table:data-pilot-member table:name="1,80297" table:display="true" table:show-details="true"/>
                <table:data-pilot-member table:name="1,80365" table:display="true" table:show-details="true"/>
                <table:data-pilot-member table:name="1,8082" table:display="true" table:show-details="true"/>
                <table:data-pilot-member table:name="1,81187" table:display="true" table:show-details="true"/>
                <table:data-pilot-member table:name="1,81717" table:display="true" table:show-details="true"/>
                <table:data-pilot-member table:name="1,82762" table:display="true" table:show-details="true"/>
                <table:data-pilot-member table:name="1,83059" table:display="true" table:show-details="true"/>
                <table:data-pilot-member table:name="1,83224" table:display="true" table:show-details="true"/>
                <table:data-pilot-member table:name="1,83238" table:display="true" table:show-details="true"/>
                <table:data-pilot-member table:name="1,83268" table:display="true" table:show-details="true"/>
                <table:data-pilot-member table:name="1,83439" table:display="true" table:show-details="true"/>
                <table:data-pilot-member table:name="1,83649" table:display="true" table:show-details="true"/>
                <table:data-pilot-member table:name="1,84245" table:display="true" table:show-details="true"/>
                <table:data-pilot-member table:name="1,86647" table:display="true" table:show-details="true"/>
                <table:data-pilot-member table:name="1,86699" table:display="true" table:show-details="true"/>
                <table:data-pilot-member table:name="1,91713" table:display="true" table:show-details="true"/>
                <table:data-pilot-member table:name="1,93711" table:display="true" table:show-details="true"/>
                <table:data-pilot-member table:name="2,00956" table:display="true" table:show-details="true"/>
                <table:data-pilot-member table:name="2,89843" table:display="true" table:show-details="true"/>
                <table:data-pilot-member table:name="3,18041" table:display="true" table:show-details="true"/>
                <table:data-pilot-member table:name="3,18141" table:display="true" table:show-details="true"/>
                <table:data-pilot-member table:name="3,18266" table:display="true" table:show-details="true"/>
                <table:data-pilot-member table:name="3,18846" table:display="true" table:show-details="true"/>
                <table:data-pilot-member table:name="3,19433" table:display="true" table:show-details="true"/>
                <table:data-pilot-member table:name="3,19663" table:display="true" table:show-details="true"/>
                <table:data-pilot-member table:name="3,20098" table:display="true" table:show-details="true"/>
                <table:data-pilot-member table:name="3,20959" table:display="true" table:show-details="true"/>
                <table:data-pilot-member table:name="3,20991" table:display="true" table:show-details="true"/>
                <table:data-pilot-member table:name="3,21315" table:display="true" table:show-details="true"/>
                <table:data-pilot-member table:name="3,21459" table:display="true" table:show-details="true"/>
                <table:data-pilot-member table:name="3,21489" table:display="true" table:show-details="true"/>
                <table:data-pilot-member table:name="3,21798" table:display="true" table:show-details="true"/>
                <table:data-pilot-member table:name="3,21964" table:display="true" table:show-details="true"/>
                <table:data-pilot-member table:name="3,22116" table:display="true" table:show-details="true"/>
                <table:data-pilot-member table:name="3,22182" table:display="true" table:show-details="true"/>
                <table:data-pilot-member table:name="3,22303" table:display="true" table:show-details="true"/>
                <table:data-pilot-member table:name="3,22401" table:display="true" table:show-details="true"/>
                <table:data-pilot-member table:name="3,22566" table:display="true" table:show-details="true"/>
                <table:data-pilot-member table:name="3,2386" table:display="true" table:show-details="true"/>
                <table:data-pilot-member table:name="3,23974" table:display="true" table:show-details="true"/>
                <table:data-pilot-member table:name="3,24013" table:display="true" table:show-details="true"/>
                <table:data-pilot-member table:name="3,2445" table:display="true" table:show-details="true"/>
                <table:data-pilot-member table:name="3,2472" table:display="true" table:show-details="true"/>
                <table:data-pilot-member table:name="3,25262" table:display="true" table:show-details="true"/>
                <table:data-pilot-member table:name="3,25297" table:display="true" table:show-details="true"/>
                <table:data-pilot-member table:name="3,25543" table:display="true" table:show-details="true"/>
                <table:data-pilot-member table:name="3,25553" table:display="true" table:show-details="true"/>
                <table:data-pilot-member table:name="3,25697" table:display="true" table:show-details="true"/>
                <table:data-pilot-member table:name="3,25715" table:display="true" table:show-details="true"/>
                <table:data-pilot-member table:name="3,26307" table:display="true" table:show-details="true"/>
                <table:data-pilot-member table:name="3,26507" table:display="true" table:show-details="true"/>
                <table:data-pilot-member table:name="3,26818" table:display="true" table:show-details="true"/>
                <table:data-pilot-member table:name="3,27067" table:display="true" table:show-details="true"/>
                <table:data-pilot-member table:name="3,27339" table:display="true" table:show-details="true"/>
                <table:data-pilot-member table:name="3,2737" table:display="true" table:show-details="true"/>
                <table:data-pilot-member table:name="3,27402" table:display="true" table:show-details="true"/>
                <table:data-pilot-member table:name="3,27461" table:display="true" table:show-details="true"/>
                <table:data-pilot-member table:name="3,27809" table:display="true" table:show-details="true"/>
                <table:data-pilot-member table:name="3,28231" table:display="true" table:show-details="true"/>
                <table:data-pilot-member table:name="3,28261" table:display="true" table:show-details="true"/>
                <table:data-pilot-member table:name="3,28512" table:display="true" table:show-details="true"/>
                <table:data-pilot-member table:name="3,2861" table:display="true" table:show-details="true"/>
                <table:data-pilot-member table:name="3,28639" table:display="true" table:show-details="true"/>
                <table:data-pilot-member table:name="3,28843" table:display="true" table:show-details="true"/>
                <table:data-pilot-member table:name="3,28947" table:display="true" table:show-details="true"/>
                <table:data-pilot-member table:name="3,28961" table:display="true" table:show-details="true"/>
                <table:data-pilot-member table:name="3,29089" table:display="true" table:show-details="true"/>
                <table:data-pilot-member table:name="3,2955" table:display="true" table:show-details="true"/>
                <table:data-pilot-member table:name="3,29716" table:display="true" table:show-details="true"/>
                <table:data-pilot-member table:name="3,29727" table:display="true" table:show-details="true"/>
                <table:data-pilot-member table:name="3,29827" table:display="true" table:show-details="true"/>
                <table:data-pilot-member table:name="3,29849" table:display="true" table:show-details="true"/>
                <table:data-pilot-member table:name="3,30146" table:display="true" table:show-details="true"/>
                <table:data-pilot-member table:name="3,30231" table:display="true" table:show-details="true"/>
                <table:data-pilot-member table:name="3,30407" table:display="true" table:show-details="true"/>
                <table:data-pilot-member table:name="3,30534" table:display="true" table:show-details="true"/>
                <table:data-pilot-member table:name="3,30614" table:display="true" table:show-details="true"/>
                <table:data-pilot-member table:name="3,30634" table:display="true" table:show-details="true"/>
                <table:data-pilot-member table:name="3,30658" table:display="true" table:show-details="true"/>
                <table:data-pilot-member table:name="3,30893" table:display="true" table:show-details="true"/>
                <table:data-pilot-member table:name="3,30956" table:display="true" table:show-details="true"/>
                <table:data-pilot-member table:name="3,31025" table:display="true" table:show-details="true"/>
                <table:data-pilot-member table:name="3,31177" table:display="true" table:show-details="true"/>
                <table:data-pilot-member table:name="3,31676" table:display="true" table:show-details="true"/>
                <table:data-pilot-member table:name="3,31728" table:display="true" table:show-details="true"/>
                <table:data-pilot-member table:name="3,31895" table:display="true" table:show-details="true"/>
                <table:data-pilot-member table:name="3,31968" table:display="true" table:show-details="true"/>
                <table:data-pilot-member table:name="3,3209" table:display="true" table:show-details="true"/>
                <table:data-pilot-member table:name="3,32119" table:display="true" table:show-details="true"/>
                <table:data-pilot-member table:name="3,32176" table:display="true" table:show-details="true"/>
                <table:data-pilot-member table:name="3,3242" table:display="true" table:show-details="true"/>
                <table:data-pilot-member table:name="3,32519" table:display="true" table:show-details="true"/>
                <table:data-pilot-member table:name="3,3296" table:display="true" table:show-details="true"/>
                <table:data-pilot-member table:name="3,33122" table:display="true" table:show-details="true"/>
                <table:data-pilot-member table:name="3,3347" table:display="true" table:show-details="true"/>
                <table:data-pilot-member table:name="3,33719" table:display="true" table:show-details="true"/>
                <table:data-pilot-member table:name="3,33753" table:display="true" table:show-details="true"/>
                <table:data-pilot-member table:name="3,33974" table:display="true" table:show-details="true"/>
                <table:data-pilot-member table:name="3,34174" table:display="true" table:show-details="true"/>
                <table:data-pilot-member table:name="3,3435" table:display="true" table:show-details="true"/>
                <table:data-pilot-member table:name="3,35009" table:display="true" table:show-details="true"/>
                <table:data-pilot-member table:name="3,35404" table:display="true" table:show-details="true"/>
                <table:data-pilot-member table:name="3,36154" table:display="true" table:show-details="true"/>
                <table:data-pilot-member table:name="3,36451" table:display="true" table:show-details="true"/>
                <table:data-pilot-member table:name="3,36473" table:display="true" table:show-details="true"/>
                <table:data-pilot-member table:name="3,37028" table:display="true" table:show-details="true"/>
                <table:data-pilot-member table:name="3,38035" table:display="true" table:show-details="true"/>
                <table:data-pilot-member table:name="3,38315" table:display="true" table:show-details="true"/>
                <table:data-pilot-member table:name="3,39466" table:display="true" table:show-details="true"/>
                <table:data-pilot-member table:name="3,39791" table:display="true" table:show-details="true"/>
                <table:data-pilot-member table:name="3,41693" table:display="true" table:show-details="true"/>
                <table:data-pilot-member table:name="3,41889" table:display="true" table:show-details="true"/>
                <table:data-pilot-member table:name="3,44429" table:display="true" table:show-details="true"/>
                <table:data-pilot-member table:name="3,48074" table:display="true" table:show-details="true"/>
                <table:data-pilot-member table:name="3,52444" table:display="true" table:show-details="true"/>
                <table:data-pilot-member table:name="3,55087" table:display="true" table:show-details="true"/>
                <table:data-pilot-member table:name="3,56305" table:display="true" table:show-details="true"/>
                <table:data-pilot-member table:name="3,57325" table:display="true" table:show-details="true"/>
                <table:data-pilot-member table:name="3,63336" table:display="true" table:show-details="true"/>
                <table:data-pilot-member table:name="3,99461" table:display="true" table:show-details="true"/>
                <table:data-pilot-member table:name="4,01944" table:display="true" table:show-details="true"/>
                <table:data-pilot-member table:name="4,03786" table:display="true" table:show-details="true"/>
                <table:data-pilot-member table:name="4,03965" table:display="true" table:show-details="true"/>
                <table:data-pilot-member table:name="4,05003" table:display="true" table:show-details="true"/>
                <table:data-pilot-member table:name="4,05198" table:display="true" table:show-details="true"/>
                <table:data-pilot-member table:name="4,05679" table:display="true" table:show-details="true"/>
                <table:data-pilot-member table:name="4,05751" table:display="true" table:show-details="true"/>
                <table:data-pilot-member table:name="4,05997" table:display="true" table:show-details="true"/>
                <table:data-pilot-member table:name="4,06247" table:display="true" table:show-details="true"/>
                <table:data-pilot-member table:name="4,06261" table:display="true" table:show-details="true"/>
                <table:data-pilot-member table:name="4,06368" table:display="true" table:show-details="true"/>
                <table:data-pilot-member table:name="4,06381" table:display="true" table:show-details="true"/>
                <table:data-pilot-member table:name="4,06489" table:display="true" table:show-details="true"/>
                <table:data-pilot-member table:name="4,06918" table:display="true" table:show-details="true"/>
                <table:data-pilot-member table:name="4,07187" table:display="true" table:show-details="true"/>
                <table:data-pilot-member table:name="4,0732" table:display="true" table:show-details="true"/>
                <table:data-pilot-member table:name="4,07415" table:display="true" table:show-details="true"/>
                <table:data-pilot-member table:name="4,07806" table:display="true" table:show-details="true"/>
                <table:data-pilot-member table:name="4,07994" table:display="true" table:show-details="true"/>
                <table:data-pilot-member table:name="4,08136" table:display="true" table:show-details="true"/>
                <table:data-pilot-member table:name="4,08145" table:display="true" table:show-details="true"/>
                <table:data-pilot-member table:name="4,08153" table:display="true" table:show-details="true"/>
                <table:data-pilot-member table:name="4,08195" table:display="true" table:show-details="true"/>
                <table:data-pilot-member table:name="4,08197" table:display="true" table:show-details="true"/>
                <table:data-pilot-member table:name="4,08235" table:display="true" table:show-details="true"/>
                <table:data-pilot-member table:name="4,08466" table:display="true" table:show-details="true"/>
                <table:data-pilot-member table:name="4,08642" table:display="true" table:show-details="true"/>
                <table:data-pilot-member table:name="4,08793" table:display="true" table:show-details="true"/>
                <table:data-pilot-member table:name="4,0903" table:display="true" table:show-details="true"/>
                <table:data-pilot-member table:name="4,09032" table:display="true" table:show-details="true"/>
                <table:data-pilot-member table:name="4,09034" table:display="true" table:show-details="true"/>
                <table:data-pilot-member table:name="4,09036" table:display="true" table:show-details="true"/>
                <table:data-pilot-member table:name="4,09622" table:display="true" table:show-details="true"/>
                <table:data-pilot-member table:name="4,09663" table:display="true" table:show-details="true"/>
                <table:data-pilot-member table:name="4,09824" table:display="true" table:show-details="true"/>
                <table:data-pilot-member table:name="4,09842" table:display="true" table:show-details="true"/>
                <table:data-pilot-member table:name="4,09947" table:display="true" table:show-details="true"/>
                <table:data-pilot-member table:name="4,10045" table:display="true" table:show-details="true"/>
                <table:data-pilot-member table:name="4,10054" table:display="true" table:show-details="true"/>
                <table:data-pilot-member table:name="4,10136" table:display="true" table:show-details="true"/>
                <table:data-pilot-member table:name="4,10244" table:display="true" table:show-details="true"/>
                <table:data-pilot-member table:name="4,10299" table:display="true" table:show-details="true"/>
                <table:data-pilot-member table:name="4,10396" table:display="true" table:show-details="true"/>
                <table:data-pilot-member table:name="4,10481" table:display="true" table:show-details="true"/>
                <table:data-pilot-member table:name="4,10562" table:display="true" table:show-details="true"/>
                <table:data-pilot-member table:name="4,10792" table:display="true" table:show-details="true"/>
                <table:data-pilot-member table:name="4,11054" table:display="true" table:show-details="true"/>
                <table:data-pilot-member table:name="4,11236" table:display="true" table:show-details="true"/>
                <table:data-pilot-member table:name="4,11261" table:display="true" table:show-details="true"/>
                <table:data-pilot-member table:name="4,11265" table:display="true" table:show-details="true"/>
                <table:data-pilot-member table:name="4,11314" table:display="true" table:show-details="true"/>
                <table:data-pilot-member table:name="4,11362" table:display="true" table:show-details="true"/>
                <table:data-pilot-member table:name="4,11481" table:display="true" table:show-details="true"/>
                <table:data-pilot-member table:name="4,1156" table:display="true" table:show-details="true"/>
                <table:data-pilot-member table:name="4,11655" table:display="true" table:show-details="true"/>
                <table:data-pilot-member table:name="4,11683" table:display="true" table:show-details="true"/>
                <table:data-pilot-member table:name="4,11715" table:display="true" table:show-details="true"/>
                <table:data-pilot-member table:name="4,11799" table:display="true" table:show-details="true"/>
                <table:data-pilot-member table:name="4,11835" table:display="true" table:show-details="true"/>
                <table:data-pilot-member table:name="4,11877" table:display="true" table:show-details="true"/>
                <table:data-pilot-member table:name="4,11886" table:display="true" table:show-details="true"/>
                <table:data-pilot-member table:name="4,12168" table:display="true" table:show-details="true"/>
                <table:data-pilot-member table:name="4,12236" table:display="true" table:show-details="true"/>
                <table:data-pilot-member table:name="4,12303" table:display="true" table:show-details="true"/>
                <table:data-pilot-member table:name="4,12599" table:display="true" table:show-details="true"/>
                <table:data-pilot-member table:name="4,12785" table:display="true" table:show-details="true"/>
                <table:data-pilot-member table:name="4,12867" table:display="true" table:show-details="true"/>
                <table:data-pilot-member table:name="4,1289" table:display="true" table:show-details="true"/>
                <table:data-pilot-member table:name="4,12952" table:display="true" table:show-details="true"/>
                <table:data-pilot-member table:name="4,13009" table:display="true" table:show-details="true"/>
                <table:data-pilot-member table:name="4,13042" table:display="true" table:show-details="true"/>
                <table:data-pilot-member table:name="4,13117" table:display="true" table:show-details="true"/>
                <table:data-pilot-member table:name="4,1321" table:display="true" table:show-details="true"/>
                <table:data-pilot-member table:name="4,13598" table:display="true" table:show-details="true"/>
                <table:data-pilot-member table:name="4,13612" table:display="true" table:show-details="true"/>
                <table:data-pilot-member table:name="4,13819" table:display="true" table:show-details="true"/>
                <table:data-pilot-member table:name="4,14" table:display="true" table:show-details="true"/>
                <table:data-pilot-member table:name="4,14062" table:display="true" table:show-details="true"/>
                <table:data-pilot-member table:name="4,1448" table:display="true" table:show-details="true"/>
                <table:data-pilot-member table:name="4,14756" table:display="true" table:show-details="true"/>
                <table:data-pilot-member table:name="4,14917" table:display="true" table:show-details="true"/>
                <table:data-pilot-member table:name="4,14938" table:display="true" table:show-details="true"/>
                <table:data-pilot-member table:name="4,15345" table:display="true" table:show-details="true"/>
                <table:data-pilot-member table:name="4,15422" table:display="true" table:show-details="true"/>
                <table:data-pilot-member table:name="4,15554" table:display="true" table:show-details="true"/>
                <table:data-pilot-member table:name="4,15773" table:display="true" table:show-details="true"/>
                <table:data-pilot-member table:name="4,16888" table:display="true" table:show-details="true"/>
                <table:data-pilot-member table:name="4,17892" table:display="true" table:show-details="true"/>
                <table:data-pilot-member table:name="4,20639" table:display="true" table:show-details="true"/>
                <table:data-pilot-member table:name="4,21911" table:display="true" table:show-details="true"/>
                <table:data-pilot-member table:name="4,24946" table:display="true" table:show-details="true"/>
                <table:data-pilot-member table:name="4,25179" table:display="true" table:show-details="true"/>
                <table:data-pilot-member table:name="4,25312" table:display="true" table:show-details="true"/>
                <table:data-pilot-member table:name="4,26085" table:display="true" table:show-details="true"/>
                <table:data-pilot-member table:name="4,26523" table:display="true" table:show-details="true"/>
                <table:data-pilot-member table:name="4,30494" table:display="true" table:show-details="true"/>
                <table:data-pilot-member table:name="4,38978" table:display="true" table:show-details="true"/>
                <table:data-pilot-member table:name="4,4371" table:display="true" table:show-details="true"/>
                <table:data-pilot-member table:name="4,52272" table:display="true" table:show-details="true"/>
                <table:data-pilot-member table:name="4,66248" table:display="true" table:show-details="true"/>
                <table:data-pilot-member table:name="4,6663" table:display="true" table:show-details="true"/>
                <table:data-pilot-member table:name="4,66945" table:display="true" table:show-details="true"/>
                <table:data-pilot-member table:name="4,67904" table:display="true" table:show-details="true"/>
                <table:data-pilot-member table:name="4,68311" table:display="true" table:show-details="true"/>
                <table:data-pilot-member table:name="4,68785" table:display="true" table:show-details="true"/>
                <table:data-pilot-member table:name="4,68872" table:display="true" table:show-details="true"/>
                <table:data-pilot-member table:name="4,69012" table:display="true" table:show-details="true"/>
                <table:data-pilot-member table:name="4,69116" table:display="true" table:show-details="true"/>
                <table:data-pilot-member table:name="4,69178" table:display="true" table:show-details="true"/>
                <table:data-pilot-member table:name="4,69445" table:display="true" table:show-details="true"/>
                <table:data-pilot-member table:name="4,6994" table:display="true" table:show-details="true"/>
                <table:data-pilot-member table:name="4,70092" table:display="true" table:show-details="true"/>
                <table:data-pilot-member table:name="4,70142" table:display="true" table:show-details="true"/>
                <table:data-pilot-member table:name="4,72105" table:display="true" table:show-details="true"/>
                <table:data-pilot-member table:name="4,72241" table:display="true" table:show-details="true"/>
                <table:data-pilot-member table:name="4,732" table:display="true" table:show-details="true"/>
                <table:data-pilot-member table:name="4,7355" table:display="true" table:show-details="true"/>
                <table:data-pilot-member table:name="4,73914" table:display="true" table:show-details="true"/>
                <table:data-pilot-member table:name="4,74435" table:display="true" table:show-details="true"/>
                <table:data-pilot-member table:name="4,75142" table:display="true" table:show-details="true"/>
                <table:data-pilot-member table:name="4,75154" table:display="true" table:show-details="true"/>
                <table:data-pilot-member table:name="4,75734" table:display="true" table:show-details="true"/>
                <table:data-pilot-member table:name="4,75979" table:display="true" table:show-details="true"/>
                <table:data-pilot-member table:name="4,76536" table:display="true" table:show-details="true"/>
                <table:data-pilot-member table:name="4,77757" table:display="true" table:show-details="true"/>
                <table:data-pilot-member table:name="4,77991" table:display="true" table:show-details="true"/>
                <table:data-pilot-member table:name="4,79153" table:display="true" table:show-details="true"/>
                <table:data-pilot-member table:name="4,80001" table:display="true" table:show-details="true"/>
                <table:data-pilot-member table:name="4,80192" table:display="true" table:show-details="true"/>
                <table:data-pilot-member table:name="4,80552" table:display="true" table:show-details="true"/>
                <table:data-pilot-member table:name="4,80573" table:display="true" table:show-details="true"/>
                <table:data-pilot-member table:name="4,8059" table:display="true" table:show-details="true"/>
                <table:data-pilot-member table:name="4,80649" table:display="true" table:show-details="true"/>
                <table:data-pilot-member table:name="4,81062" table:display="true" table:show-details="true"/>
                <table:data-pilot-member table:name="4,81241" table:display="true" table:show-details="true"/>
                <table:data-pilot-member table:name="4,8146" table:display="true" table:show-details="true"/>
                <table:data-pilot-member table:name="4,81566" table:display="true" table:show-details="true"/>
                <table:data-pilot-member table:name="4,81802" table:display="true" table:show-details="true"/>
                <table:data-pilot-member table:name="4,82142" table:display="true" table:show-details="true"/>
                <table:data-pilot-member table:name="4,82871" table:display="true" table:show-details="true"/>
                <table:data-pilot-member table:name="4,83171" table:display="true" table:show-details="true"/>
                <table:data-pilot-member table:name="4,83179" table:display="true" table:show-details="true"/>
                <table:data-pilot-member table:name="4,83197" table:display="true" table:show-details="true"/>
                <table:data-pilot-member table:name="4,83496" table:display="true" table:show-details="true"/>
                <table:data-pilot-member table:name="4,83804" table:display="true" table:show-details="true"/>
                <table:data-pilot-member table:name="4,83841" table:display="true" table:show-details="true"/>
                <table:data-pilot-member table:name="4,83896" table:display="true" table:show-details="true"/>
                <table:data-pilot-member table:name="4,84119" table:display="true" table:show-details="true"/>
                <table:data-pilot-member table:name="4,84136" table:display="true" table:show-details="true"/>
                <table:data-pilot-member table:name="4,84438" table:display="true" table:show-details="true"/>
                <table:data-pilot-member table:name="4,84523" table:display="true" table:show-details="true"/>
                <table:data-pilot-member table:name="4,84797" table:display="true" table:show-details="true"/>
                <table:data-pilot-member table:name="4,85303" table:display="true" table:show-details="true"/>
                <table:data-pilot-member table:name="4,85329" table:display="true" table:show-details="true"/>
                <table:data-pilot-member table:name="4,85378" table:display="true" table:show-details="true"/>
                <table:data-pilot-member table:name="4,85482" table:display="true" table:show-details="true"/>
                <table:data-pilot-member table:name="4,85694" table:display="true" table:show-details="true"/>
                <table:data-pilot-member table:name="4,85696" table:display="true" table:show-details="true"/>
                <table:data-pilot-member table:name="4,85699" table:display="true" table:show-details="true"/>
                <table:data-pilot-member table:name="4,85795" table:display="true" table:show-details="true"/>
                <table:data-pilot-member table:name="4,85823" table:display="true" table:show-details="true"/>
                <table:data-pilot-member table:name="4,85949" table:display="true" table:show-details="true"/>
                <table:data-pilot-member table:name="4,86861" table:display="true" table:show-details="true"/>
                <table:data-pilot-member table:name="4,86863" table:display="true" table:show-details="true"/>
                <table:data-pilot-member table:name="4,86917" table:display="true" table:show-details="true"/>
                <table:data-pilot-member table:name="4,87202" table:display="true" table:show-details="true"/>
                <table:data-pilot-member table:name="4,87387" table:display="true" table:show-details="true"/>
                <table:data-pilot-member table:name="4,87394" table:display="true" table:show-details="true"/>
                <table:data-pilot-member table:name="4,87698" table:display="true" table:show-details="true"/>
                <table:data-pilot-member table:name="4,87701" table:display="true" table:show-details="true"/>
                <table:data-pilot-member table:name="4,87739" table:display="true" table:show-details="true"/>
                <table:data-pilot-member table:name="4,87766" table:display="true" table:show-details="true"/>
                <table:data-pilot-member table:name="4,88465" table:display="true" table:show-details="true"/>
                <table:data-pilot-member table:name="4,88638" table:display="true" table:show-details="true"/>
                <table:data-pilot-member table:name="4,89245" table:display="true" table:show-details="true"/>
                <table:data-pilot-member table:name="4,89526" table:display="true" table:show-details="true"/>
                <table:data-pilot-member table:name="4,89621" table:display="true" table:show-details="true"/>
                <table:data-pilot-member table:name="4,89624" table:display="true" table:show-details="true"/>
                <table:data-pilot-member table:name="4,89771" table:display="true" table:show-details="true"/>
                <table:data-pilot-member table:name="4,89809" table:display="true" table:show-details="true"/>
                <table:data-pilot-member table:name="4,90011" table:display="true" table:show-details="true"/>
                <table:data-pilot-member table:name="4,90307" table:display="true" table:show-details="true"/>
                <table:data-pilot-member table:name="4,90442" table:display="true" table:show-details="true"/>
                <table:data-pilot-member table:name="4,90607" table:display="true" table:show-details="true"/>
                <table:data-pilot-member table:name="4,90703" table:display="true" table:show-details="true"/>
                <table:data-pilot-member table:name="4,9253" table:display="true" table:show-details="true"/>
                <table:data-pilot-member table:name="4,92673" table:display="true" table:show-details="true"/>
                <table:data-pilot-member table:name="4,9285" table:display="true" table:show-details="true"/>
                <table:data-pilot-member table:name="4,92885" table:display="true" table:show-details="true"/>
                <table:data-pilot-member table:name="4,93348" table:display="true" table:show-details="true"/>
                <table:data-pilot-member table:name="4,99271" table:display="true" table:show-details="true"/>
                <table:data-pilot-member table:name="4,99535" table:display="true" table:show-details="true"/>
                <table:data-pilot-member table:name="5,00178" table:display="true" table:show-details="true"/>
                <table:data-pilot-member table:name="5,00372" table:display="true" table:show-details="true"/>
                <table:data-pilot-member table:name="5,01821" table:display="true" table:show-details="true"/>
                <table:data-pilot-member table:name="5,05352" table:display="true" table:show-details="true"/>
                <table:data-pilot-member table:name="5,0582" table:display="true" table:show-details="true"/>
                <table:data-pilot-member table:name="5,35973" table:display="true" table:show-details="true"/>
                <table:data-pilot-member table:name="5,38243" table:display="true" table:show-details="true"/>
                <table:data-pilot-member table:name="5,3847" table:display="true" table:show-details="true"/>
                <table:data-pilot-member table:name="5,39143" table:display="true" table:show-details="true"/>
                <table:data-pilot-member table:name="5,39483" table:display="true" table:show-details="true"/>
                <table:data-pilot-member table:name="5,39494" table:display="true" table:show-details="true"/>
                <table:data-pilot-member table:name="5,39538" table:display="true" table:show-details="true"/>
                <table:data-pilot-member table:name="5,39861" table:display="true" table:show-details="true"/>
                <table:data-pilot-member table:name="5,40168" table:display="true" table:show-details="true"/>
                <table:data-pilot-member table:name="5,4088" table:display="true" table:show-details="true"/>
                <table:data-pilot-member table:name="5,41124" table:display="true" table:show-details="true"/>
                <table:data-pilot-member table:name="5,41194" table:display="true" table:show-details="true"/>
                <table:data-pilot-member table:name="5,41495" table:display="true" table:show-details="true"/>
                <table:data-pilot-member table:name="5,42104" table:display="true" table:show-details="true"/>
                <table:data-pilot-member table:name="5,42536" table:display="true" table:show-details="true"/>
                <table:data-pilot-member table:name="5,43639" table:display="true" table:show-details="true"/>
                <table:data-pilot-member table:name="5,45357" table:display="true" table:show-details="true"/>
                <table:data-pilot-member table:name="5,45548" table:display="true" table:show-details="true"/>
                <table:data-pilot-member table:name="5,47041" table:display="true" table:show-details="true"/>
                <table:data-pilot-member table:name="5,47684" table:display="true" table:show-details="true"/>
                <table:data-pilot-member table:name="5,47802" table:display="true" table:show-details="true"/>
                <table:data-pilot-member table:name="5,47979" table:display="true" table:show-details="true"/>
                <table:data-pilot-member table:name="5,48017" table:display="true" table:show-details="true"/>
                <table:data-pilot-member table:name="5,48046" table:display="true" table:show-details="true"/>
                <table:data-pilot-member table:name="5,48985" table:display="true" table:show-details="true"/>
                <table:data-pilot-member table:name="5,49139" table:display="true" table:show-details="true"/>
                <table:data-pilot-member table:name="5,49181" table:display="true" table:show-details="true"/>
                <table:data-pilot-member table:name="5,49213" table:display="true" table:show-details="true"/>
                <table:data-pilot-member table:name="5,49552" table:display="true" table:show-details="true"/>
                <table:data-pilot-member table:name="5,49656" table:display="true" table:show-details="true"/>
                <table:data-pilot-member table:name="5,5055" table:display="true" table:show-details="true"/>
                <table:data-pilot-member table:name="5,50969" table:display="true" table:show-details="true"/>
                <table:data-pilot-member table:name="5,52377" table:display="true" table:show-details="true"/>
                <table:data-pilot-member table:name="5,52396" table:display="true" table:show-details="true"/>
                <table:data-pilot-member table:name="5,52768" table:display="true" table:show-details="true"/>
                <table:data-pilot-member table:name="5,53474" table:display="true" table:show-details="true"/>
                <table:data-pilot-member table:name="5,53712" table:display="true" table:show-details="true"/>
                <table:data-pilot-member table:name="5,54004" table:display="true" table:show-details="true"/>
                <table:data-pilot-member table:name="5,5479" table:display="true" table:show-details="true"/>
                <table:data-pilot-member table:name="5,55502" table:display="true" table:show-details="true"/>
                <table:data-pilot-member table:name="5,56316" table:display="true" table:show-details="true"/>
                <table:data-pilot-member table:name="5,56776" table:display="true" table:show-details="true"/>
                <table:data-pilot-member table:name="5,56999" table:display="true" table:show-details="true"/>
                <table:data-pilot-member table:name="5,5723" table:display="true" table:show-details="true"/>
                <table:data-pilot-member table:name="5,57406" table:display="true" table:show-details="true"/>
                <table:data-pilot-member table:name="5,57619" table:display="true" table:show-details="true"/>
                <table:data-pilot-member table:name="5,57651" table:display="true" table:show-details="true"/>
                <table:data-pilot-member table:name="5,57847" table:display="true" table:show-details="true"/>
                <table:data-pilot-member table:name="5,57973" table:display="true" table:show-details="true"/>
                <table:data-pilot-member table:name="5,58022" table:display="true" table:show-details="true"/>
                <table:data-pilot-member table:name="5,58234" table:display="true" table:show-details="true"/>
                <table:data-pilot-member table:name="5,58237" table:display="true" table:show-details="true"/>
                <table:data-pilot-member table:name="5,58305" table:display="true" table:show-details="true"/>
                <table:data-pilot-member table:name="5,5847" table:display="true" table:show-details="true"/>
                <table:data-pilot-member table:name="5,58524" table:display="true" table:show-details="true"/>
                <table:data-pilot-member table:name="5,58555" table:display="true" table:show-details="true"/>
                <table:data-pilot-member table:name="5,58633" table:display="true" table:show-details="true"/>
                <table:data-pilot-member table:name="5,58848" table:display="true" table:show-details="true"/>
                <table:data-pilot-member table:name="5,59359" table:display="true" table:show-details="true"/>
                <table:data-pilot-member table:name="5,59497" table:display="true" table:show-details="true"/>
                <table:data-pilot-member table:name="5,59502" table:display="true" table:show-details="true"/>
                <table:data-pilot-member table:name="5,59523" table:display="true" table:show-details="true"/>
                <table:data-pilot-member table:name="5,59556" table:display="true" table:show-details="true"/>
                <table:data-pilot-member table:name="5,59607" table:display="true" table:show-details="true"/>
                <table:data-pilot-member table:name="5,59696" table:display="true" table:show-details="true"/>
                <table:data-pilot-member table:name="5,59778" table:display="true" table:show-details="true"/>
                <table:data-pilot-member table:name="5,59809" table:display="true" table:show-details="true"/>
                <table:data-pilot-member table:name="5,60318" table:display="true" table:show-details="true"/>
                <table:data-pilot-member table:name="5,60328" table:display="true" table:show-details="true"/>
                <table:data-pilot-member table:name="5,60408" table:display="true" table:show-details="true"/>
                <table:data-pilot-member table:name="5,60427" table:display="true" table:show-details="true"/>
                <table:data-pilot-member table:name="5,60535" table:display="true" table:show-details="true"/>
                <table:data-pilot-member table:name="5,6112" table:display="true" table:show-details="true"/>
                <table:data-pilot-member table:name="5,61262" table:display="true" table:show-details="true"/>
                <table:data-pilot-member table:name="5,61675" table:display="true" table:show-details="true"/>
                <table:data-pilot-member table:name="5,61747" table:display="true" table:show-details="true"/>
                <table:data-pilot-member table:name="5,61894" table:display="true" table:show-details="true"/>
                <table:data-pilot-member table:name="5,61906" table:display="true" table:show-details="true"/>
                <table:data-pilot-member table:name="5,61943" table:display="true" table:show-details="true"/>
                <table:data-pilot-member table:name="5,61958" table:display="true" table:show-details="true"/>
                <table:data-pilot-member table:name="5,62168" table:display="true" table:show-details="true"/>
                <table:data-pilot-member table:name="5,62542" table:display="true" table:show-details="true"/>
                <table:data-pilot-member table:name="5,62599" table:display="true" table:show-details="true"/>
                <table:data-pilot-member table:name="5,62723" table:display="true" table:show-details="true"/>
                <table:data-pilot-member table:name="5,62924" table:display="true" table:show-details="true"/>
                <table:data-pilot-member table:name="5,63103" table:display="true" table:show-details="true"/>
                <table:data-pilot-member table:name="5,6351" table:display="true" table:show-details="true"/>
                <table:data-pilot-member table:name="5,6363" table:display="true" table:show-details="true"/>
                <table:data-pilot-member table:name="5,64464" table:display="true" table:show-details="true"/>
                <table:data-pilot-member table:name="5,65036" table:display="true" table:show-details="true"/>
                <table:data-pilot-member table:name="5,67991" table:display="true" table:show-details="true"/>
                <table:data-pilot-member table:name="5,68935" table:display="true" table:show-details="true"/>
                <table:data-pilot-member table:name="5,68973" table:display="true" table:show-details="true"/>
                <table:data-pilot-member table:name="5,69872" table:display="true" table:show-details="true"/>
                <table:data-pilot-member table:name="5,70149" table:display="true" table:show-details="true"/>
                <table:data-pilot-member table:name="5,70999" table:display="true" table:show-details="true"/>
                <table:data-pilot-member table:name="5,85219" table:display="true" table:show-details="true"/>
                <table:data-pilot-member table:name="5,90219" table:display="true" table:show-details="true"/>
                <table:data-pilot-member table:name="6,03278" table:display="true" table:show-details="true"/>
                <table:data-pilot-member table:name="6,03691" table:display="true" table:show-details="true"/>
                <table:data-pilot-member table:name="6,05982" table:display="true" table:show-details="true"/>
                <table:data-pilot-member table:name="6,06348" table:display="true" table:show-details="true"/>
                <table:data-pilot-member table:name="6,09455" table:display="true" table:show-details="true"/>
                <table:data-pilot-member table:name="6,10209" table:display="true" table:show-details="true"/>
                <table:data-pilot-member table:name="6,14037" table:display="true" table:show-details="true"/>
                <table:data-pilot-member table:name="6,14624" table:display="true" table:show-details="true"/>
                <table:data-pilot-member table:name="6,17303" table:display="true" table:show-details="true"/>
                <table:data-pilot-member table:name="6,17304" table:display="true" table:show-details="true"/>
                <table:data-pilot-member table:name="6,18071" table:display="true" table:show-details="true"/>
                <table:data-pilot-member table:name="6,18119" table:display="true" table:show-details="true"/>
                <table:data-pilot-member table:name="6,20089" table:display="true" table:show-details="true"/>
                <table:data-pilot-member table:name="6,20742" table:display="true" table:show-details="true"/>
                <table:data-pilot-member table:name="6,23209" table:display="true" table:show-details="true"/>
                <table:data-pilot-member table:name="6,23363" table:display="true" table:show-details="true"/>
                <table:data-pilot-member table:name="6,23609" table:display="true" table:show-details="true"/>
                <table:data-pilot-member table:name="6,24038" table:display="true" table:show-details="true"/>
                <table:data-pilot-member table:name="6,25179" table:display="true" table:show-details="true"/>
                <table:data-pilot-member table:name="6,25319" table:display="true" table:show-details="true"/>
                <table:data-pilot-member table:name="6,25522" table:display="true" table:show-details="true"/>
                <table:data-pilot-member table:name="6,26105" table:display="true" table:show-details="true"/>
                <table:data-pilot-member table:name="6,26627" table:display="true" table:show-details="true"/>
                <table:data-pilot-member table:name="6,26847" table:display="true" table:show-details="true"/>
                <table:data-pilot-member table:name="6,26894" table:display="true" table:show-details="true"/>
                <table:data-pilot-member table:name="6,27363" table:display="true" table:show-details="true"/>
                <table:data-pilot-member table:name="6,2745" table:display="true" table:show-details="true"/>
                <table:data-pilot-member table:name="6,27631" table:display="true" table:show-details="true"/>
                <table:data-pilot-member table:name="6,27712" table:display="true" table:show-details="true"/>
                <table:data-pilot-member table:name="6,27748" table:display="true" table:show-details="true"/>
                <table:data-pilot-member table:name="6,27902" table:display="true" table:show-details="true"/>
                <table:data-pilot-member table:name="6,28239" table:display="true" table:show-details="true"/>
                <table:data-pilot-member table:name="6,28258" table:display="true" table:show-details="true"/>
                <table:data-pilot-member table:name="6,28367" table:display="true" table:show-details="true"/>
                <table:data-pilot-member table:name="6,28403" table:display="true" table:show-details="true"/>
                <table:data-pilot-member table:name="6,2871" table:display="true" table:show-details="true"/>
                <table:data-pilot-member table:name="6,28737" table:display="true" table:show-details="true"/>
                <table:data-pilot-member table:name="6,29033" table:display="true" table:show-details="true"/>
                <table:data-pilot-member table:name="6,29141" table:display="true" table:show-details="true"/>
                <table:data-pilot-member table:name="6,29314" table:display="true" table:show-details="true"/>
                <table:data-pilot-member table:name="6,29464" table:display="true" table:show-details="true"/>
                <table:data-pilot-member table:name="6,29699" table:display="true" table:show-details="true"/>
                <table:data-pilot-member table:name="6,29785" table:display="true" table:show-details="true"/>
                <table:data-pilot-member table:name="6,30018" table:display="true" table:show-details="true"/>
                <table:data-pilot-member table:name="6,30113" table:display="true" table:show-details="true"/>
                <table:data-pilot-member table:name="6,30119" table:display="true" table:show-details="true"/>
                <table:data-pilot-member table:name="6,30297" table:display="true" table:show-details="true"/>
                <table:data-pilot-member table:name="6,30424" table:display="true" table:show-details="true"/>
                <table:data-pilot-member table:name="6,30603" table:display="true" table:show-details="true"/>
                <table:data-pilot-member table:name="6,30672" table:display="true" table:show-details="true"/>
                <table:data-pilot-member table:name="6,30846" table:display="true" table:show-details="true"/>
                <table:data-pilot-member table:name="6,31217" table:display="true" table:show-details="true"/>
                <table:data-pilot-member table:name="6,31414" table:display="true" table:show-details="true"/>
                <table:data-pilot-member table:name="6,31542" table:display="true" table:show-details="true"/>
                <table:data-pilot-member table:name="6,31704" table:display="true" table:show-details="true"/>
                <table:data-pilot-member table:name="6,31715" table:display="true" table:show-details="true"/>
                <table:data-pilot-member table:name="6,32053" table:display="true" table:show-details="true"/>
                <table:data-pilot-member table:name="6,32389" table:display="true" table:show-details="true"/>
                <table:data-pilot-member table:name="6,32646" table:display="true" table:show-details="true"/>
                <table:data-pilot-member table:name="6,32771" table:display="true" table:show-details="true"/>
                <table:data-pilot-member table:name="6,32775" table:display="true" table:show-details="true"/>
                <table:data-pilot-member table:name="6,33055" table:display="true" table:show-details="true"/>
                <table:data-pilot-member table:name="6,33452" table:display="true" table:show-details="true"/>
                <table:data-pilot-member table:name="6,33483" table:display="true" table:show-details="true"/>
                <table:data-pilot-member table:name="6,33496" table:display="true" table:show-details="true"/>
                <table:data-pilot-member table:name="6,34179" table:display="true" table:show-details="true"/>
                <table:data-pilot-member table:name="6,34211" table:display="true" table:show-details="true"/>
                <table:data-pilot-member table:name="6,3425" table:display="true" table:show-details="true"/>
                <table:data-pilot-member table:name="6,34256" table:display="true" table:show-details="true"/>
                <table:data-pilot-member table:name="6,34448" table:display="true" table:show-details="true"/>
                <table:data-pilot-member table:name="6,34828" table:display="true" table:show-details="true"/>
                <table:data-pilot-member table:name="6,3485" table:display="true" table:show-details="true"/>
                <table:data-pilot-member table:name="6,35182" table:display="true" table:show-details="true"/>
                <table:data-pilot-member table:name="6,35216" table:display="true" table:show-details="true"/>
                <table:data-pilot-member table:name="6,35648" table:display="true" table:show-details="true"/>
                <table:data-pilot-member table:name="6,35879" table:display="true" table:show-details="true"/>
                <table:data-pilot-member table:name="6,36596" table:display="true" table:show-details="true"/>
                <table:data-pilot-member table:name="6,36761" table:display="true" table:show-details="true"/>
                <table:data-pilot-member table:name="6,36789" table:display="true" table:show-details="true"/>
                <table:data-pilot-member table:name="6,37254" table:display="true" table:show-details="true"/>
                <table:data-pilot-member table:name="6,37383" table:display="true" table:show-details="true"/>
                <table:data-pilot-member table:name="6,37488" table:display="true" table:show-details="true"/>
                <table:data-pilot-member table:name="6,37648" table:display="true" table:show-details="true"/>
                <table:data-pilot-member table:name="6,37884" table:display="true" table:show-details="true"/>
                <table:data-pilot-member table:name="6,37898" table:display="true" table:show-details="true"/>
                <table:data-pilot-member table:name="6,38587" table:display="true" table:show-details="true"/>
                <table:data-pilot-member table:name="6,38963" table:display="true" table:show-details="true"/>
                <table:data-pilot-member table:name="6,39073" table:display="true" table:show-details="true"/>
                <table:data-pilot-member table:name="6,39518" table:display="true" table:show-details="true"/>
                <table:data-pilot-member table:name="6,4027" table:display="true" table:show-details="true"/>
                <table:data-pilot-member table:name="6,40285" table:display="true" table:show-details="true"/>
                <table:data-pilot-member table:name="6,41927" table:display="true" table:show-details="true"/>
                <table:data-pilot-member table:name="6,42003" table:display="true" table:show-details="true"/>
                <table:data-pilot-member table:name="6,43791" table:display="true" table:show-details="true"/>
                <table:data-pilot-member table:name="6,44637" table:display="true" table:show-details="true"/>
                <table:data-pilot-member table:name="6,44773" table:display="true" table:show-details="true"/>
                <table:data-pilot-member table:name="6,45909" table:display="true" table:show-details="true"/>
                <table:data-pilot-member table:name="6,49758" table:display="true" table:show-details="true"/>
                <table:data-pilot-member table:name="6,52835" table:display="true" table:show-details="true"/>
                <table:data-pilot-member table:name="6,53336" table:display="true" table:show-details="true"/>
                <table:data-pilot-member table:name="6,57923" table:display="true" table:show-details="true"/>
                <table:data-pilot-member table:name="6,58136" table:display="true" table:show-details="true"/>
                <table:data-pilot-member table:name="6,6657" table:display="true" table:show-details="true"/>
                <table:data-pilot-member table:name="7,532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a dinámica_search_by_userid_fakeusers_2'.A1:'Tabla dinámica_search_by_userid_fakeusers_2'.G11" table:buttons="'Tabla dinámica_search_by_userid_fakeusers_2'.A2 'Tabla dinámica_search_by_userid_fakeusers_2'.B1" table:show-filter-button="false" table:drill-down-on-double-click="false">
          <table:source-cell-range table:cell-range-address="search_by_userid_fakeusers.A1:search_by_userid_fakeusers.C4001"/>
          <table:data-pilot-field table:source-field-name="Tipo de hasheo" table:orientation="column" table:used-hierarchy="0" table:function="auto">
            <table:data-pilot-level table:show-empty="false" calcext:repeat-item-labels="false">
              <table:data-pilot-members>
                <table:data-pilot-member table:name="chaining" table:display="true" table:show-details="true"/>
                <table:data-pilot-member table:name="double hashing" table:display="true" table:show-details="true"/>
                <table:data-pilot-member table:name="lineal probing" table:display="true" table:show-details="true"/>
                <table:data-pilot-member table:name="quadratic probing" table:display="true" table:show-details="true"/>
                <table:data-pilot-member table:name="STL unordered ma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 Número de busquedas" table:orientation="row" table:used-hierarchy="0" table:function="auto">
            <table:data-pilot-level table:show-empty="false" calcext:repeat-item-labels="false">
              <table:data-pilot-members>
                <table:data-pilot-member table:name="1000" table:display="true" table:show-details="true"/>
                <table:data-pilot-member table:name="2500" table:display="true" table:show-details="true"/>
                <table:data-pilot-member table:name="5000" table:display="true" table:show-details="true"/>
                <table:data-pilot-member table:name="10000" table:display="true" table:show-details="true"/>
                <table:data-pilot-member table:name="12500" table:display="true" table:show-details="true"/>
                <table:data-pilot-member table:name="15000" table:display="true" table:show-details="true"/>
                <table:data-pilot-member table:name="17500" table:display="true" table:show-details="true"/>
                <table:data-pilot-member table:name="199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Tiempo(ms)" table:orientation="data" table:used-hierarchy="0" table:function="stdev">
            <table:data-pilot-level table:show-empty="false" calcext:repeat-item-labels="false">
              <table:data-pilot-members>
                <table:data-pilot-member table:name="0,000011" table:display="true" table:show-details="true"/>
                <table:data-pilot-member table:name="0,000012" table:display="true" table:show-details="true"/>
                <table:data-pilot-member table:name="0,000013" table:display="true" table:show-details="true"/>
                <table:data-pilot-member table:name="0,000014" table:display="true" table:show-details="true"/>
                <table:data-pilot-member table:name="0,000015" table:display="true" table:show-details="true"/>
                <table:data-pilot-member table:name="0,000016" table:display="true" table:show-details="true"/>
                <table:data-pilot-member table:name="0,000017" table:display="true" table:show-details="true"/>
                <table:data-pilot-member table:name="0,000018" table:display="true" table:show-details="true"/>
                <table:data-pilot-member table:name="0,000019" table:display="true" table:show-details="true"/>
                <table:data-pilot-member table:name="0,00002" table:display="true" table:show-details="true"/>
                <table:data-pilot-member table:name="0,000021" table:display="true" table:show-details="true"/>
                <table:data-pilot-member table:name="0,000022" table:display="true" table:show-details="true"/>
                <table:data-pilot-member table:name="0,000023" table:display="true" table:show-details="true"/>
                <table:data-pilot-member table:name="0,000024" table:display="true" table:show-details="true"/>
                <table:data-pilot-member table:name="0,000026" table:display="true" table:show-details="true"/>
                <table:data-pilot-member table:name="0,000027" table:display="true" table:show-details="true"/>
                <table:data-pilot-member table:name="0,000028" table:display="true" table:show-details="true"/>
                <table:data-pilot-member table:name="0,000029" table:display="true" table:show-details="true"/>
                <table:data-pilot-member table:name="0,00003" table:display="true" table:show-details="true"/>
                <table:data-pilot-member table:name="0,000031" table:display="true" table:show-details="true"/>
                <table:data-pilot-member table:name="0,000033" table:display="true" table:show-details="true"/>
                <table:data-pilot-member table:name="0,000034" table:display="true" table:show-details="true"/>
                <table:data-pilot-member table:name="0,000039" table:display="true" table:show-details="true"/>
                <table:data-pilot-member table:name="0,00004" table:display="true" table:show-details="true"/>
                <table:data-pilot-member table:name="0,00005" table:display="true" table:show-details="true"/>
                <table:data-pilot-member table:name="0,000112" table:display="true" table:show-details="true"/>
                <table:data-pilot-member table:name="0,000157" table:display="true" table:show-details="true"/>
                <table:data-pilot-member table:name="0,164881" table:display="true" table:show-details="true"/>
                <table:data-pilot-member table:name="0,165188" table:display="true" table:show-details="true"/>
                <table:data-pilot-member table:name="0,165755" table:display="true" table:show-details="true"/>
                <table:data-pilot-member table:name="0,166405" table:display="true" table:show-details="true"/>
                <table:data-pilot-member table:name="0,166474" table:display="true" table:show-details="true"/>
                <table:data-pilot-member table:name="0,166479" table:display="true" table:show-details="true"/>
                <table:data-pilot-member table:name="0,166534" table:display="true" table:show-details="true"/>
                <table:data-pilot-member table:name="0,166596" table:display="true" table:show-details="true"/>
                <table:data-pilot-member table:name="0,166637" table:display="true" table:show-details="true"/>
                <table:data-pilot-member table:name="0,166838" table:display="true" table:show-details="true"/>
                <table:data-pilot-member table:name="0,167031" table:display="true" table:show-details="true"/>
                <table:data-pilot-member table:name="0,167063" table:display="true" table:show-details="true"/>
                <table:data-pilot-member table:name="0,16709" table:display="true" table:show-details="true"/>
                <table:data-pilot-member table:name="0,167565" table:display="true" table:show-details="true"/>
                <table:data-pilot-member table:name="0,167599" table:display="true" table:show-details="true"/>
                <table:data-pilot-member table:name="0,167751" table:display="true" table:show-details="true"/>
                <table:data-pilot-member table:name="0,167775" table:display="true" table:show-details="true"/>
                <table:data-pilot-member table:name="0,167963" table:display="true" table:show-details="true"/>
                <table:data-pilot-member table:name="0,167976" table:display="true" table:show-details="true"/>
                <table:data-pilot-member table:name="0,168042" table:display="true" table:show-details="true"/>
                <table:data-pilot-member table:name="0,168396" table:display="true" table:show-details="true"/>
                <table:data-pilot-member table:name="0,168497" table:display="true" table:show-details="true"/>
                <table:data-pilot-member table:name="0,168761" table:display="true" table:show-details="true"/>
                <table:data-pilot-member table:name="0,168942" table:display="true" table:show-details="true"/>
                <table:data-pilot-member table:name="0,169206" table:display="true" table:show-details="true"/>
                <table:data-pilot-member table:name="0,169378" table:display="true" table:show-details="true"/>
                <table:data-pilot-member table:name="0,169418" table:display="true" table:show-details="true"/>
                <table:data-pilot-member table:name="0,169586" table:display="true" table:show-details="true"/>
                <table:data-pilot-member table:name="0,169744" table:display="true" table:show-details="true"/>
                <table:data-pilot-member table:name="0,16982" table:display="true" table:show-details="true"/>
                <table:data-pilot-member table:name="0,169963" table:display="true" table:show-details="true"/>
                <table:data-pilot-member table:name="0,169969" table:display="true" table:show-details="true"/>
                <table:data-pilot-member table:name="0,170027" table:display="true" table:show-details="true"/>
                <table:data-pilot-member table:name="0,170102" table:display="true" table:show-details="true"/>
                <table:data-pilot-member table:name="0,170414" table:display="true" table:show-details="true"/>
                <table:data-pilot-member table:name="0,170563" table:display="true" table:show-details="true"/>
                <table:data-pilot-member table:name="0,170714" table:display="true" table:show-details="true"/>
                <table:data-pilot-member table:name="0,170755" table:display="true" table:show-details="true"/>
                <table:data-pilot-member table:name="0,170846" table:display="true" table:show-details="true"/>
                <table:data-pilot-member table:name="0,170894" table:display="true" table:show-details="true"/>
                <table:data-pilot-member table:name="0,170906" table:display="true" table:show-details="true"/>
                <table:data-pilot-member table:name="0,170974" table:display="true" table:show-details="true"/>
                <table:data-pilot-member table:name="0,171652" table:display="true" table:show-details="true"/>
                <table:data-pilot-member table:name="0,171662" table:display="true" table:show-details="true"/>
                <table:data-pilot-member table:name="0,17182" table:display="true" table:show-details="true"/>
                <table:data-pilot-member table:name="0,171875" table:display="true" table:show-details="true"/>
                <table:data-pilot-member table:name="0,171941" table:display="true" table:show-details="true"/>
                <table:data-pilot-member table:name="0,172009" table:display="true" table:show-details="true"/>
                <table:data-pilot-member table:name="0,172236" table:display="true" table:show-details="true"/>
                <table:data-pilot-member table:name="0,17224" table:display="true" table:show-details="true"/>
                <table:data-pilot-member table:name="0,17245" table:display="true" table:show-details="true"/>
                <table:data-pilot-member table:name="0,17255" table:display="true" table:show-details="true"/>
                <table:data-pilot-member table:name="0,172681" table:display="true" table:show-details="true"/>
                <table:data-pilot-member table:name="0,172735" table:display="true" table:show-details="true"/>
                <table:data-pilot-member table:name="0,172795" table:display="true" table:show-details="true"/>
                <table:data-pilot-member table:name="0,172796" table:display="true" table:show-details="true"/>
                <table:data-pilot-member table:name="0,173168" table:display="true" table:show-details="true"/>
                <table:data-pilot-member table:name="0,173619" table:display="true" table:show-details="true"/>
                <table:data-pilot-member table:name="0,173624" table:display="true" table:show-details="true"/>
                <table:data-pilot-member table:name="0,173985" table:display="true" table:show-details="true"/>
                <table:data-pilot-member table:name="0,174183" table:display="true" table:show-details="true"/>
                <table:data-pilot-member table:name="0,174216" table:display="true" table:show-details="true"/>
                <table:data-pilot-member table:name="0,174641" table:display="true" table:show-details="true"/>
                <table:data-pilot-member table:name="0,174738" table:display="true" table:show-details="true"/>
                <table:data-pilot-member table:name="0,174867" table:display="true" table:show-details="true"/>
                <table:data-pilot-member table:name="0,175787" table:display="true" table:show-details="true"/>
                <table:data-pilot-member table:name="0,178468" table:display="true" table:show-details="true"/>
                <table:data-pilot-member table:name="0,178553" table:display="true" table:show-details="true"/>
                <table:data-pilot-member table:name="0,179763" table:display="true" table:show-details="true"/>
                <table:data-pilot-member table:name="0,181035" table:display="true" table:show-details="true"/>
                <table:data-pilot-member table:name="0,181101" table:display="true" table:show-details="true"/>
                <table:data-pilot-member table:name="0,181108" table:display="true" table:show-details="true"/>
                <table:data-pilot-member table:name="0,18116" table:display="true" table:show-details="true"/>
                <table:data-pilot-member table:name="0,181242" table:display="true" table:show-details="true"/>
                <table:data-pilot-member table:name="0,181288" table:display="true" table:show-details="true"/>
                <table:data-pilot-member table:name="0,181351" table:display="true" table:show-details="true"/>
                <table:data-pilot-member table:name="0,181434" table:display="true" table:show-details="true"/>
                <table:data-pilot-member table:name="0,181493" table:display="true" table:show-details="true"/>
                <table:data-pilot-member table:name="0,181538" table:display="true" table:show-details="true"/>
                <table:data-pilot-member table:name="0,181727" table:display="true" table:show-details="true"/>
                <table:data-pilot-member table:name="0,182115" table:display="true" table:show-details="true"/>
                <table:data-pilot-member table:name="0,182212" table:display="true" table:show-details="true"/>
                <table:data-pilot-member table:name="0,182313" table:display="true" table:show-details="true"/>
                <table:data-pilot-member table:name="0,182335" table:display="true" table:show-details="true"/>
                <table:data-pilot-member table:name="0,182574" table:display="true" table:show-details="true"/>
                <table:data-pilot-member table:name="0,182602" table:display="true" table:show-details="true"/>
                <table:data-pilot-member table:name="0,182638" table:display="true" table:show-details="true"/>
                <table:data-pilot-member table:name="0,182739" table:display="true" table:show-details="true"/>
                <table:data-pilot-member table:name="0,182823" table:display="true" table:show-details="true"/>
                <table:data-pilot-member table:name="0,182876" table:display="true" table:show-details="true"/>
                <table:data-pilot-member table:name="0,182957" table:display="true" table:show-details="true"/>
                <table:data-pilot-member table:name="0,182958" table:display="true" table:show-details="true"/>
                <table:data-pilot-member table:name="0,183005" table:display="true" table:show-details="true"/>
                <table:data-pilot-member table:name="0,183064" table:display="true" table:show-details="true"/>
                <table:data-pilot-member table:name="0,183471" table:display="true" table:show-details="true"/>
                <table:data-pilot-member table:name="0,183514" table:display="true" table:show-details="true"/>
                <table:data-pilot-member table:name="0,183615" table:display="true" table:show-details="true"/>
                <table:data-pilot-member table:name="0,183825" table:display="true" table:show-details="true"/>
                <table:data-pilot-member table:name="0,1839" table:display="true" table:show-details="true"/>
                <table:data-pilot-member table:name="0,183962" table:display="true" table:show-details="true"/>
                <table:data-pilot-member table:name="0,183979" table:display="true" table:show-details="true"/>
                <table:data-pilot-member table:name="0,183989" table:display="true" table:show-details="true"/>
                <table:data-pilot-member table:name="0,184216" table:display="true" table:show-details="true"/>
                <table:data-pilot-member table:name="0,184598" table:display="true" table:show-details="true"/>
                <table:data-pilot-member table:name="0,184783" table:display="true" table:show-details="true"/>
                <table:data-pilot-member table:name="0,184895" table:display="true" table:show-details="true"/>
                <table:data-pilot-member table:name="0,185013" table:display="true" table:show-details="true"/>
                <table:data-pilot-member table:name="0,185047" table:display="true" table:show-details="true"/>
                <table:data-pilot-member table:name="0,185195" table:display="true" table:show-details="true"/>
                <table:data-pilot-member table:name="0,185241" table:display="true" table:show-details="true"/>
                <table:data-pilot-member table:name="0,185345" table:display="true" table:show-details="true"/>
                <table:data-pilot-member table:name="0,185371" table:display="true" table:show-details="true"/>
                <table:data-pilot-member table:name="0,185458" table:display="true" table:show-details="true"/>
                <table:data-pilot-member table:name="0,185459" table:display="true" table:show-details="true"/>
                <table:data-pilot-member table:name="0,185526" table:display="true" table:show-details="true"/>
                <table:data-pilot-member table:name="0,185558" table:display="true" table:show-details="true"/>
                <table:data-pilot-member table:name="0,185616" table:display="true" table:show-details="true"/>
                <table:data-pilot-member table:name="0,185734" table:display="true" table:show-details="true"/>
                <table:data-pilot-member table:name="0,185863" table:display="true" table:show-details="true"/>
                <table:data-pilot-member table:name="0,185877" table:display="true" table:show-details="true"/>
                <table:data-pilot-member table:name="0,18619" table:display="true" table:show-details="true"/>
                <table:data-pilot-member table:name="0,186205" table:display="true" table:show-details="true"/>
                <table:data-pilot-member table:name="0,186233" table:display="true" table:show-details="true"/>
                <table:data-pilot-member table:name="0,186249" table:display="true" table:show-details="true"/>
                <table:data-pilot-member table:name="0,186255" table:display="true" table:show-details="true"/>
                <table:data-pilot-member table:name="0,186624" table:display="true" table:show-details="true"/>
                <table:data-pilot-member table:name="0,186683" table:display="true" table:show-details="true"/>
                <table:data-pilot-member table:name="0,186714" table:display="true" table:show-details="true"/>
                <table:data-pilot-member table:name="0,18679" table:display="true" table:show-details="true"/>
                <table:data-pilot-member table:name="0,186792" table:display="true" table:show-details="true"/>
                <table:data-pilot-member table:name="0,186836" table:display="true" table:show-details="true"/>
                <table:data-pilot-member table:name="0,186932" table:display="true" table:show-details="true"/>
                <table:data-pilot-member table:name="0,186944" table:display="true" table:show-details="true"/>
                <table:data-pilot-member table:name="0,186955" table:display="true" table:show-details="true"/>
                <table:data-pilot-member table:name="0,187256" table:display="true" table:show-details="true"/>
                <table:data-pilot-member table:name="0,187283" table:display="true" table:show-details="true"/>
                <table:data-pilot-member table:name="0,187312" table:display="true" table:show-details="true"/>
                <table:data-pilot-member table:name="0,187341" table:display="true" table:show-details="true"/>
                <table:data-pilot-member table:name="0,1874" table:display="true" table:show-details="true"/>
                <table:data-pilot-member table:name="0,187568" table:display="true" table:show-details="true"/>
                <table:data-pilot-member table:name="0,187689" table:display="true" table:show-details="true"/>
                <table:data-pilot-member table:name="0,187811" table:display="true" table:show-details="true"/>
                <table:data-pilot-member table:name="0,187822" table:display="true" table:show-details="true"/>
                <table:data-pilot-member table:name="0,187846" table:display="true" table:show-details="true"/>
                <table:data-pilot-member table:name="0,187967" table:display="true" table:show-details="true"/>
                <table:data-pilot-member table:name="0,187969" table:display="true" table:show-details="true"/>
                <table:data-pilot-member table:name="0,188202" table:display="true" table:show-details="true"/>
                <table:data-pilot-member table:name="0,188294" table:display="true" table:show-details="true"/>
                <table:data-pilot-member table:name="0,188375" table:display="true" table:show-details="true"/>
                <table:data-pilot-member table:name="0,188433" table:display="true" table:show-details="true"/>
                <table:data-pilot-member table:name="0,188488" table:display="true" table:show-details="true"/>
                <table:data-pilot-member table:name="0,188795" table:display="true" table:show-details="true"/>
                <table:data-pilot-member table:name="0,188873" table:display="true" table:show-details="true"/>
                <table:data-pilot-member table:name="0,188946" table:display="true" table:show-details="true"/>
                <table:data-pilot-member table:name="0,189111" table:display="true" table:show-details="true"/>
                <table:data-pilot-member table:name="0,189793" table:display="true" table:show-details="true"/>
                <table:data-pilot-member table:name="0,189831" table:display="true" table:show-details="true"/>
                <table:data-pilot-member table:name="0,189992" table:display="true" table:show-details="true"/>
                <table:data-pilot-member table:name="0,190732" table:display="true" table:show-details="true"/>
                <table:data-pilot-member table:name="0,1908" table:display="true" table:show-details="true"/>
                <table:data-pilot-member table:name="0,191438" table:display="true" table:show-details="true"/>
                <table:data-pilot-member table:name="0,191471" table:display="true" table:show-details="true"/>
                <table:data-pilot-member table:name="0,191758" table:display="true" table:show-details="true"/>
                <table:data-pilot-member table:name="0,192199" table:display="true" table:show-details="true"/>
                <table:data-pilot-member table:name="0,192211" table:display="true" table:show-details="true"/>
                <table:data-pilot-member table:name="0,192294" table:display="true" table:show-details="true"/>
                <table:data-pilot-member table:name="0,192745" table:display="true" table:show-details="true"/>
                <table:data-pilot-member table:name="0,192876" table:display="true" table:show-details="true"/>
                <table:data-pilot-member table:name="0,193085" table:display="true" table:show-details="true"/>
                <table:data-pilot-member table:name="0,19316" table:display="true" table:show-details="true"/>
                <table:data-pilot-member table:name="0,193321" table:display="true" table:show-details="true"/>
                <table:data-pilot-member table:name="0,193547" table:display="true" table:show-details="true"/>
                <table:data-pilot-member table:name="0,193752" table:display="true" table:show-details="true"/>
                <table:data-pilot-member table:name="0,194001" table:display="true" table:show-details="true"/>
                <table:data-pilot-member table:name="0,194031" table:display="true" table:show-details="true"/>
                <table:data-pilot-member table:name="0,194503" table:display="true" table:show-details="true"/>
                <table:data-pilot-member table:name="0,194712" table:display="true" table:show-details="true"/>
                <table:data-pilot-member table:name="0,194833" table:display="true" table:show-details="true"/>
                <table:data-pilot-member table:name="0,195728" table:display="true" table:show-details="true"/>
                <table:data-pilot-member table:name="0,200481" table:display="true" table:show-details="true"/>
                <table:data-pilot-member table:name="0,200818" table:display="true" table:show-details="true"/>
                <table:data-pilot-member table:name="0,20123" table:display="true" table:show-details="true"/>
                <table:data-pilot-member table:name="0,201298" table:display="true" table:show-details="true"/>
                <table:data-pilot-member table:name="0,202751" table:display="true" table:show-details="true"/>
                <table:data-pilot-member table:name="0,203081" table:display="true" table:show-details="true"/>
                <table:data-pilot-member table:name="0,203687" table:display="true" table:show-details="true"/>
                <table:data-pilot-member table:name="0,203835" table:display="true" table:show-details="true"/>
                <table:data-pilot-member table:name="0,203907" table:display="true" table:show-details="true"/>
                <table:data-pilot-member table:name="0,205369" table:display="true" table:show-details="true"/>
                <table:data-pilot-member table:name="0,205513" table:display="true" table:show-details="true"/>
                <table:data-pilot-member table:name="0,206084" table:display="true" table:show-details="true"/>
                <table:data-pilot-member table:name="0,20746" table:display="true" table:show-details="true"/>
                <table:data-pilot-member table:name="0,209316" table:display="true" table:show-details="true"/>
                <table:data-pilot-member table:name="0,209963" table:display="true" table:show-details="true"/>
                <table:data-pilot-member table:name="0,213273" table:display="true" table:show-details="true"/>
                <table:data-pilot-member table:name="0,213331" table:display="true" table:show-details="true"/>
                <table:data-pilot-member table:name="0,220464" table:display="true" table:show-details="true"/>
                <table:data-pilot-member table:name="0,223385" table:display="true" table:show-details="true"/>
                <table:data-pilot-member table:name="0,250105" table:display="true" table:show-details="true"/>
                <table:data-pilot-member table:name="0,278697" table:display="true" table:show-details="true"/>
                <table:data-pilot-member table:name="0,346968" table:display="true" table:show-details="true"/>
                <table:data-pilot-member table:name="0,347597" table:display="true" table:show-details="true"/>
                <table:data-pilot-member table:name="0,347743" table:display="true" table:show-details="true"/>
                <table:data-pilot-member table:name="0,348068" table:display="true" table:show-details="true"/>
                <table:data-pilot-member table:name="0,348742" table:display="true" table:show-details="true"/>
                <table:data-pilot-member table:name="0,349138" table:display="true" table:show-details="true"/>
                <table:data-pilot-member table:name="0,34923" table:display="true" table:show-details="true"/>
                <table:data-pilot-member table:name="0,349239" table:display="true" table:show-details="true"/>
                <table:data-pilot-member table:name="0,349383" table:display="true" table:show-details="true"/>
                <table:data-pilot-member table:name="0,349521" table:display="true" table:show-details="true"/>
                <table:data-pilot-member table:name="0,349825" table:display="true" table:show-details="true"/>
                <table:data-pilot-member table:name="0,350377" table:display="true" table:show-details="true"/>
                <table:data-pilot-member table:name="0,350397" table:display="true" table:show-details="true"/>
                <table:data-pilot-member table:name="0,350442" table:display="true" table:show-details="true"/>
                <table:data-pilot-member table:name="0,350997" table:display="true" table:show-details="true"/>
                <table:data-pilot-member table:name="0,351077" table:display="true" table:show-details="true"/>
                <table:data-pilot-member table:name="0,351278" table:display="true" table:show-details="true"/>
                <table:data-pilot-member table:name="0,351285" table:display="true" table:show-details="true"/>
                <table:data-pilot-member table:name="0,351372" table:display="true" table:show-details="true"/>
                <table:data-pilot-member table:name="0,351484" table:display="true" table:show-details="true"/>
                <table:data-pilot-member table:name="0,352791" table:display="true" table:show-details="true"/>
                <table:data-pilot-member table:name="0,352826" table:display="true" table:show-details="true"/>
                <table:data-pilot-member table:name="0,352969" table:display="true" table:show-details="true"/>
                <table:data-pilot-member table:name="0,353231" table:display="true" table:show-details="true"/>
                <table:data-pilot-member table:name="0,353558" table:display="true" table:show-details="true"/>
                <table:data-pilot-member table:name="0,353804" table:display="true" table:show-details="true"/>
                <table:data-pilot-member table:name="0,353812" table:display="true" table:show-details="true"/>
                <table:data-pilot-member table:name="0,353855" table:display="true" table:show-details="true"/>
                <table:data-pilot-member table:name="0,353879" table:display="true" table:show-details="true"/>
                <table:data-pilot-member table:name="0,353916" table:display="true" table:show-details="true"/>
                <table:data-pilot-member table:name="0,353967" table:display="true" table:show-details="true"/>
                <table:data-pilot-member table:name="0,354139" table:display="true" table:show-details="true"/>
                <table:data-pilot-member table:name="0,354457" table:display="true" table:show-details="true"/>
                <table:data-pilot-member table:name="0,354677" table:display="true" table:show-details="true"/>
                <table:data-pilot-member table:name="0,355034" table:display="true" table:show-details="true"/>
                <table:data-pilot-member table:name="0,355279" table:display="true" table:show-details="true"/>
                <table:data-pilot-member table:name="0,35528" table:display="true" table:show-details="true"/>
                <table:data-pilot-member table:name="0,356161" table:display="true" table:show-details="true"/>
                <table:data-pilot-member table:name="0,35636" table:display="true" table:show-details="true"/>
                <table:data-pilot-member table:name="0,357133" table:display="true" table:show-details="true"/>
                <table:data-pilot-member table:name="0,357611" table:display="true" table:show-details="true"/>
                <table:data-pilot-member table:name="0,357653" table:display="true" table:show-details="true"/>
                <table:data-pilot-member table:name="0,359291" table:display="true" table:show-details="true"/>
                <table:data-pilot-member table:name="0,359688" table:display="true" table:show-details="true"/>
                <table:data-pilot-member table:name="0,360394" table:display="true" table:show-details="true"/>
                <table:data-pilot-member table:name="0,360846" table:display="true" table:show-details="true"/>
                <table:data-pilot-member table:name="0,362672" table:display="true" table:show-details="true"/>
                <table:data-pilot-member table:name="0,366852" table:display="true" table:show-details="true"/>
                <table:data-pilot-member table:name="0,370472" table:display="true" table:show-details="true"/>
                <table:data-pilot-member table:name="0,370657" table:display="true" table:show-details="true"/>
                <table:data-pilot-member table:name="0,370676" table:display="true" table:show-details="true"/>
                <table:data-pilot-member table:name="0,372923" table:display="true" table:show-details="true"/>
                <table:data-pilot-member table:name="0,373352" table:display="true" table:show-details="true"/>
                <table:data-pilot-member table:name="0,376971" table:display="true" table:show-details="true"/>
                <table:data-pilot-member table:name="0,377627" table:display="true" table:show-details="true"/>
                <table:data-pilot-member table:name="0,379228" table:display="true" table:show-details="true"/>
                <table:data-pilot-member table:name="0,379236" table:display="true" table:show-details="true"/>
                <table:data-pilot-member table:name="0,379834" table:display="true" table:show-details="true"/>
                <table:data-pilot-member table:name="0,380298" table:display="true" table:show-details="true"/>
                <table:data-pilot-member table:name="0,380521" table:display="true" table:show-details="true"/>
                <table:data-pilot-member table:name="0,380946" table:display="true" table:show-details="true"/>
                <table:data-pilot-member table:name="0,381163" table:display="true" table:show-details="true"/>
                <table:data-pilot-member table:name="0,38145" table:display="true" table:show-details="true"/>
                <table:data-pilot-member table:name="0,381753" table:display="true" table:show-details="true"/>
                <table:data-pilot-member table:name="0,381829" table:display="true" table:show-details="true"/>
                <table:data-pilot-member table:name="0,381891" table:display="true" table:show-details="true"/>
                <table:data-pilot-member table:name="0,382129" table:display="true" table:show-details="true"/>
                <table:data-pilot-member table:name="0,382297" table:display="true" table:show-details="true"/>
                <table:data-pilot-member table:name="0,382314" table:display="true" table:show-details="true"/>
                <table:data-pilot-member table:name="0,382898" table:display="true" table:show-details="true"/>
                <table:data-pilot-member table:name="0,38296" table:display="true" table:show-details="true"/>
                <table:data-pilot-member table:name="0,383032" table:display="true" table:show-details="true"/>
                <table:data-pilot-member table:name="0,383067" table:display="true" table:show-details="true"/>
                <table:data-pilot-member table:name="0,38326" table:display="true" table:show-details="true"/>
                <table:data-pilot-member table:name="0,383462" table:display="true" table:show-details="true"/>
                <table:data-pilot-member table:name="0,383815" table:display="true" table:show-details="true"/>
                <table:data-pilot-member table:name="0,383819" table:display="true" table:show-details="true"/>
                <table:data-pilot-member table:name="0,384159" table:display="true" table:show-details="true"/>
                <table:data-pilot-member table:name="0,384203" table:display="true" table:show-details="true"/>
                <table:data-pilot-member table:name="0,384211" table:display="true" table:show-details="true"/>
                <table:data-pilot-member table:name="0,384213" table:display="true" table:show-details="true"/>
                <table:data-pilot-member table:name="0,384351" table:display="true" table:show-details="true"/>
                <table:data-pilot-member table:name="0,384406" table:display="true" table:show-details="true"/>
                <table:data-pilot-member table:name="0,38445" table:display="true" table:show-details="true"/>
                <table:data-pilot-member table:name="0,384743" table:display="true" table:show-details="true"/>
                <table:data-pilot-member table:name="0,384746" table:display="true" table:show-details="true"/>
                <table:data-pilot-member table:name="0,384897" table:display="true" table:show-details="true"/>
                <table:data-pilot-member table:name="0,385119" table:display="true" table:show-details="true"/>
                <table:data-pilot-member table:name="0,385352" table:display="true" table:show-details="true"/>
                <table:data-pilot-member table:name="0,385403" table:display="true" table:show-details="true"/>
                <table:data-pilot-member table:name="0,385599" table:display="true" table:show-details="true"/>
                <table:data-pilot-member table:name="0,385621" table:display="true" table:show-details="true"/>
                <table:data-pilot-member table:name="0,385716" table:display="true" table:show-details="true"/>
                <table:data-pilot-member table:name="0,386002" table:display="true" table:show-details="true"/>
                <table:data-pilot-member table:name="0,386305" table:display="true" table:show-details="true"/>
                <table:data-pilot-member table:name="0,386584" table:display="true" table:show-details="true"/>
                <table:data-pilot-member table:name="0,386648" table:display="true" table:show-details="true"/>
                <table:data-pilot-member table:name="0,386937" table:display="true" table:show-details="true"/>
                <table:data-pilot-member table:name="0,387046" table:display="true" table:show-details="true"/>
                <table:data-pilot-member table:name="0,387108" table:display="true" table:show-details="true"/>
                <table:data-pilot-member table:name="0,387124" table:display="true" table:show-details="true"/>
                <table:data-pilot-member table:name="0,387125" table:display="true" table:show-details="true"/>
                <table:data-pilot-member table:name="0,387175" table:display="true" table:show-details="true"/>
                <table:data-pilot-member table:name="0,387482" table:display="true" table:show-details="true"/>
                <table:data-pilot-member table:name="0,387522" table:display="true" table:show-details="true"/>
                <table:data-pilot-member table:name="0,387629" table:display="true" table:show-details="true"/>
                <table:data-pilot-member table:name="0,38802" table:display="true" table:show-details="true"/>
                <table:data-pilot-member table:name="0,38804" table:display="true" table:show-details="true"/>
                <table:data-pilot-member table:name="0,388096" table:display="true" table:show-details="true"/>
                <table:data-pilot-member table:name="0,388171" table:display="true" table:show-details="true"/>
                <table:data-pilot-member table:name="0,388235" table:display="true" table:show-details="true"/>
                <table:data-pilot-member table:name="0,388653" table:display="true" table:show-details="true"/>
                <table:data-pilot-member table:name="0,388865" table:display="true" table:show-details="true"/>
                <table:data-pilot-member table:name="0,389042" table:display="true" table:show-details="true"/>
                <table:data-pilot-member table:name="0,38906" table:display="true" table:show-details="true"/>
                <table:data-pilot-member table:name="0,389177" table:display="true" table:show-details="true"/>
                <table:data-pilot-member table:name="0,389431" table:display="true" table:show-details="true"/>
                <table:data-pilot-member table:name="0,389464" table:display="true" table:show-details="true"/>
                <table:data-pilot-member table:name="0,38951" table:display="true" table:show-details="true"/>
                <table:data-pilot-member table:name="0,389627" table:display="true" table:show-details="true"/>
                <table:data-pilot-member table:name="0,389673" table:display="true" table:show-details="true"/>
                <table:data-pilot-member table:name="0,38971" table:display="true" table:show-details="true"/>
                <table:data-pilot-member table:name="0,389876" table:display="true" table:show-details="true"/>
                <table:data-pilot-member table:name="0,389885" table:display="true" table:show-details="true"/>
                <table:data-pilot-member table:name="0,389949" table:display="true" table:show-details="true"/>
                <table:data-pilot-member table:name="0,390073" table:display="true" table:show-details="true"/>
                <table:data-pilot-member table:name="0,390151" table:display="true" table:show-details="true"/>
                <table:data-pilot-member table:name="0,390467" table:display="true" table:show-details="true"/>
                <table:data-pilot-member table:name="0,39089" table:display="true" table:show-details="true"/>
                <table:data-pilot-member table:name="0,391176" table:display="true" table:show-details="true"/>
                <table:data-pilot-member table:name="0,391576" table:display="true" table:show-details="true"/>
                <table:data-pilot-member table:name="0,392201" table:display="true" table:show-details="true"/>
                <table:data-pilot-member table:name="0,392549" table:display="true" table:show-details="true"/>
                <table:data-pilot-member table:name="0,392723" table:display="true" table:show-details="true"/>
                <table:data-pilot-member table:name="0,39329" table:display="true" table:show-details="true"/>
                <table:data-pilot-member table:name="0,393347" table:display="true" table:show-details="true"/>
                <table:data-pilot-member table:name="0,393362" table:display="true" table:show-details="true"/>
                <table:data-pilot-member table:name="0,393515" table:display="true" table:show-details="true"/>
                <table:data-pilot-member table:name="0,393629" table:display="true" table:show-details="true"/>
                <table:data-pilot-member table:name="0,393894" table:display="true" table:show-details="true"/>
                <table:data-pilot-member table:name="0,39555" table:display="true" table:show-details="true"/>
                <table:data-pilot-member table:name="0,396787" table:display="true" table:show-details="true"/>
                <table:data-pilot-member table:name="0,39813" table:display="true" table:show-details="true"/>
                <table:data-pilot-member table:name="0,402076" table:display="true" table:show-details="true"/>
                <table:data-pilot-member table:name="0,402437" table:display="true" table:show-details="true"/>
                <table:data-pilot-member table:name="0,40277" table:display="true" table:show-details="true"/>
                <table:data-pilot-member table:name="0,403466" table:display="true" table:show-details="true"/>
                <table:data-pilot-member table:name="0,40468" table:display="true" table:show-details="true"/>
                <table:data-pilot-member table:name="0,405046" table:display="true" table:show-details="true"/>
                <table:data-pilot-member table:name="0,405626" table:display="true" table:show-details="true"/>
                <table:data-pilot-member table:name="0,40676" table:display="true" table:show-details="true"/>
                <table:data-pilot-member table:name="0,407017" table:display="true" table:show-details="true"/>
                <table:data-pilot-member table:name="0,407554" table:display="true" table:show-details="true"/>
                <table:data-pilot-member table:name="0,40759" table:display="true" table:show-details="true"/>
                <table:data-pilot-member table:name="0,40771" table:display="true" table:show-details="true"/>
                <table:data-pilot-member table:name="0,407891" table:display="true" table:show-details="true"/>
                <table:data-pilot-member table:name="0,407928" table:display="true" table:show-details="true"/>
                <table:data-pilot-member table:name="0,408387" table:display="true" table:show-details="true"/>
                <table:data-pilot-member table:name="0,408518" table:display="true" table:show-details="true"/>
                <table:data-pilot-member table:name="0,409179" table:display="true" table:show-details="true"/>
                <table:data-pilot-member table:name="0,409251" table:display="true" table:show-details="true"/>
                <table:data-pilot-member table:name="0,40927" table:display="true" table:show-details="true"/>
                <table:data-pilot-member table:name="0,409381" table:display="true" table:show-details="true"/>
                <table:data-pilot-member table:name="0,409589" table:display="true" table:show-details="true"/>
                <table:data-pilot-member table:name="0,409791" table:display="true" table:show-details="true"/>
                <table:data-pilot-member table:name="0,410248" table:display="true" table:show-details="true"/>
                <table:data-pilot-member table:name="0,410328" table:display="true" table:show-details="true"/>
                <table:data-pilot-member table:name="0,410366" table:display="true" table:show-details="true"/>
                <table:data-pilot-member table:name="0,410652" table:display="true" table:show-details="true"/>
                <table:data-pilot-member table:name="0,411133" table:display="true" table:show-details="true"/>
                <table:data-pilot-member table:name="0,411321" table:display="true" table:show-details="true"/>
                <table:data-pilot-member table:name="0,411631" table:display="true" table:show-details="true"/>
                <table:data-pilot-member table:name="0,412361" table:display="true" table:show-details="true"/>
                <table:data-pilot-member table:name="0,412536" table:display="true" table:show-details="true"/>
                <table:data-pilot-member table:name="0,412627" table:display="true" table:show-details="true"/>
                <table:data-pilot-member table:name="0,412755" table:display="true" table:show-details="true"/>
                <table:data-pilot-member table:name="0,412835" table:display="true" table:show-details="true"/>
                <table:data-pilot-member table:name="0,413598" table:display="true" table:show-details="true"/>
                <table:data-pilot-member table:name="0,414305" table:display="true" table:show-details="true"/>
                <table:data-pilot-member table:name="0,414917" table:display="true" table:show-details="true"/>
                <table:data-pilot-member table:name="0,415473" table:display="true" table:show-details="true"/>
                <table:data-pilot-member table:name="0,415844" table:display="true" table:show-details="true"/>
                <table:data-pilot-member table:name="0,415888" table:display="true" table:show-details="true"/>
                <table:data-pilot-member table:name="0,416317" table:display="true" table:show-details="true"/>
                <table:data-pilot-member table:name="0,416389" table:display="true" table:show-details="true"/>
                <table:data-pilot-member table:name="0,416746" table:display="true" table:show-details="true"/>
                <table:data-pilot-member table:name="0,417094" table:display="true" table:show-details="true"/>
                <table:data-pilot-member table:name="0,41784" table:display="true" table:show-details="true"/>
                <table:data-pilot-member table:name="0,41794" table:display="true" table:show-details="true"/>
                <table:data-pilot-member table:name="0,418204" table:display="true" table:show-details="true"/>
                <table:data-pilot-member table:name="0,418995" table:display="true" table:show-details="true"/>
                <table:data-pilot-member table:name="0,419305" table:display="true" table:show-details="true"/>
                <table:data-pilot-member table:name="0,41938" table:display="true" table:show-details="true"/>
                <table:data-pilot-member table:name="0,419564" table:display="true" table:show-details="true"/>
                <table:data-pilot-member table:name="0,425491" table:display="true" table:show-details="true"/>
                <table:data-pilot-member table:name="0,426083" table:display="true" table:show-details="true"/>
                <table:data-pilot-member table:name="0,439806" table:display="true" table:show-details="true"/>
                <table:data-pilot-member table:name="0,443319" table:display="true" table:show-details="true"/>
                <table:data-pilot-member table:name="0,444552" table:display="true" table:show-details="true"/>
                <table:data-pilot-member table:name="0,451993" table:display="true" table:show-details="true"/>
                <table:data-pilot-member table:name="0,452075" table:display="true" table:show-details="true"/>
                <table:data-pilot-member table:name="0,456803" table:display="true" table:show-details="true"/>
                <table:data-pilot-member table:name="0,45986" table:display="true" table:show-details="true"/>
                <table:data-pilot-member table:name="0,46036" table:display="true" table:show-details="true"/>
                <table:data-pilot-member table:name="0,463148" table:display="true" table:show-details="true"/>
                <table:data-pilot-member table:name="0,464493" table:display="true" table:show-details="true"/>
                <table:data-pilot-member table:name="0,466731" table:display="true" table:show-details="true"/>
                <table:data-pilot-member table:name="0,471614" table:display="true" table:show-details="true"/>
                <table:data-pilot-member table:name="0,471961" table:display="true" table:show-details="true"/>
                <table:data-pilot-member table:name="0,472443" table:display="true" table:show-details="true"/>
                <table:data-pilot-member table:name="0,473595" table:display="true" table:show-details="true"/>
                <table:data-pilot-member table:name="0,473868" table:display="true" table:show-details="true"/>
                <table:data-pilot-member table:name="0,475147" table:display="true" table:show-details="true"/>
                <table:data-pilot-member table:name="0,475236" table:display="true" table:show-details="true"/>
                <table:data-pilot-member table:name="0,475621" table:display="true" table:show-details="true"/>
                <table:data-pilot-member table:name="0,47641" table:display="true" table:show-details="true"/>
                <table:data-pilot-member table:name="0,476834" table:display="true" table:show-details="true"/>
                <table:data-pilot-member table:name="0,477289" table:display="true" table:show-details="true"/>
                <table:data-pilot-member table:name="0,477477" table:display="true" table:show-details="true"/>
                <table:data-pilot-member table:name="0,477765" table:display="true" table:show-details="true"/>
                <table:data-pilot-member table:name="0,47838" table:display="true" table:show-details="true"/>
                <table:data-pilot-member table:name="0,479706" table:display="true" table:show-details="true"/>
                <table:data-pilot-member table:name="0,480054" table:display="true" table:show-details="true"/>
                <table:data-pilot-member table:name="0,480373" table:display="true" table:show-details="true"/>
                <table:data-pilot-member table:name="0,480719" table:display="true" table:show-details="true"/>
                <table:data-pilot-member table:name="0,480771" table:display="true" table:show-details="true"/>
                <table:data-pilot-member table:name="0,481231" table:display="true" table:show-details="true"/>
                <table:data-pilot-member table:name="0,482312" table:display="true" table:show-details="true"/>
                <table:data-pilot-member table:name="0,482442" table:display="true" table:show-details="true"/>
                <table:data-pilot-member table:name="0,48406" table:display="true" table:show-details="true"/>
                <table:data-pilot-member table:name="0,484535" table:display="true" table:show-details="true"/>
                <table:data-pilot-member table:name="0,484849" table:display="true" table:show-details="true"/>
                <table:data-pilot-member table:name="0,485212" table:display="true" table:show-details="true"/>
                <table:data-pilot-member table:name="0,485509" table:display="true" table:show-details="true"/>
                <table:data-pilot-member table:name="0,485798" table:display="true" table:show-details="true"/>
                <table:data-pilot-member table:name="0,485869" table:display="true" table:show-details="true"/>
                <table:data-pilot-member table:name="0,485992" table:display="true" table:show-details="true"/>
                <table:data-pilot-member table:name="0,486289" table:display="true" table:show-details="true"/>
                <table:data-pilot-member table:name="0,486576" table:display="true" table:show-details="true"/>
                <table:data-pilot-member table:name="0,486652" table:display="true" table:show-details="true"/>
                <table:data-pilot-member table:name="0,487302" table:display="true" table:show-details="true"/>
                <table:data-pilot-member table:name="0,48785" table:display="true" table:show-details="true"/>
                <table:data-pilot-member table:name="0,489335" table:display="true" table:show-details="true"/>
                <table:data-pilot-member table:name="0,48966" table:display="true" table:show-details="true"/>
                <table:data-pilot-member table:name="0,490649" table:display="true" table:show-details="true"/>
                <table:data-pilot-member table:name="0,491283" table:display="true" table:show-details="true"/>
                <table:data-pilot-member table:name="0,49235" table:display="true" table:show-details="true"/>
                <table:data-pilot-member table:name="0,494083" table:display="true" table:show-details="true"/>
                <table:data-pilot-member table:name="0,496706" table:display="true" table:show-details="true"/>
                <table:data-pilot-member table:name="0,497786" table:display="true" table:show-details="true"/>
                <table:data-pilot-member table:name="0,497912" table:display="true" table:show-details="true"/>
                <table:data-pilot-member table:name="0,498366" table:display="true" table:show-details="true"/>
                <table:data-pilot-member table:name="0,498388" table:display="true" table:show-details="true"/>
                <table:data-pilot-member table:name="0,499303" table:display="true" table:show-details="true"/>
                <table:data-pilot-member table:name="0,499762" table:display="true" table:show-details="true"/>
                <table:data-pilot-member table:name="0,500092" table:display="true" table:show-details="true"/>
                <table:data-pilot-member table:name="0,500726" table:display="true" table:show-details="true"/>
                <table:data-pilot-member table:name="0,501499" table:display="true" table:show-details="true"/>
                <table:data-pilot-member table:name="0,501641" table:display="true" table:show-details="true"/>
                <table:data-pilot-member table:name="0,50175" table:display="true" table:show-details="true"/>
                <table:data-pilot-member table:name="0,502621" table:display="true" table:show-details="true"/>
                <table:data-pilot-member table:name="0,502787" table:display="true" table:show-details="true"/>
                <table:data-pilot-member table:name="0,504052" table:display="true" table:show-details="true"/>
                <table:data-pilot-member table:name="0,504776" table:display="true" table:show-details="true"/>
                <table:data-pilot-member table:name="0,505746" table:display="true" table:show-details="true"/>
                <table:data-pilot-member table:name="0,505988" table:display="true" table:show-details="true"/>
                <table:data-pilot-member table:name="0,506811" table:display="true" table:show-details="true"/>
                <table:data-pilot-member table:name="0,507929" table:display="true" table:show-details="true"/>
                <table:data-pilot-member table:name="0,508345" table:display="true" table:show-details="true"/>
                <table:data-pilot-member table:name="0,508509" table:display="true" table:show-details="true"/>
                <table:data-pilot-member table:name="0,509629" table:display="true" table:show-details="true"/>
                <table:data-pilot-member table:name="0,509857" table:display="true" table:show-details="true"/>
                <table:data-pilot-member table:name="0,510322" table:display="true" table:show-details="true"/>
                <table:data-pilot-member table:name="0,511412" table:display="true" table:show-details="true"/>
                <table:data-pilot-member table:name="0,512835" table:display="true" table:show-details="true"/>
                <table:data-pilot-member table:name="0,513003" table:display="true" table:show-details="true"/>
                <table:data-pilot-member table:name="0,513215" table:display="true" table:show-details="true"/>
                <table:data-pilot-member table:name="0,51352" table:display="true" table:show-details="true"/>
                <table:data-pilot-member table:name="0,517231" table:display="true" table:show-details="true"/>
                <table:data-pilot-member table:name="0,517346" table:display="true" table:show-details="true"/>
                <table:data-pilot-member table:name="0,517887" table:display="true" table:show-details="true"/>
                <table:data-pilot-member table:name="0,520665" table:display="true" table:show-details="true"/>
                <table:data-pilot-member table:name="0,523473" table:display="true" table:show-details="true"/>
                <table:data-pilot-member table:name="0,523574" table:display="true" table:show-details="true"/>
                <table:data-pilot-member table:name="0,523697" table:display="true" table:show-details="true"/>
                <table:data-pilot-member table:name="0,526781" table:display="true" table:show-details="true"/>
                <table:data-pilot-member table:name="0,527905" table:display="true" table:show-details="true"/>
                <table:data-pilot-member table:name="0,527996" table:display="true" table:show-details="true"/>
                <table:data-pilot-member table:name="0,529423" table:display="true" table:show-details="true"/>
                <table:data-pilot-member table:name="0,52967" table:display="true" table:show-details="true"/>
                <table:data-pilot-member table:name="0,532563" table:display="true" table:show-details="true"/>
                <table:data-pilot-member table:name="0,534201" table:display="true" table:show-details="true"/>
                <table:data-pilot-member table:name="0,535341" table:display="true" table:show-details="true"/>
                <table:data-pilot-member table:name="0,536397" table:display="true" table:show-details="true"/>
                <table:data-pilot-member table:name="0,536532" table:display="true" table:show-details="true"/>
                <table:data-pilot-member table:name="0,538066" table:display="true" table:show-details="true"/>
                <table:data-pilot-member table:name="0,538401" table:display="true" table:show-details="true"/>
                <table:data-pilot-member table:name="0,544221" table:display="true" table:show-details="true"/>
                <table:data-pilot-member table:name="0,545025" table:display="true" table:show-details="true"/>
                <table:data-pilot-member table:name="0,54679" table:display="true" table:show-details="true"/>
                <table:data-pilot-member table:name="0,547159" table:display="true" table:show-details="true"/>
                <table:data-pilot-member table:name="0,548341" table:display="true" table:show-details="true"/>
                <table:data-pilot-member table:name="0,548396" table:display="true" table:show-details="true"/>
                <table:data-pilot-member table:name="0,548727" table:display="true" table:show-details="true"/>
                <table:data-pilot-member table:name="0,548974" table:display="true" table:show-details="true"/>
                <table:data-pilot-member table:name="0,549563" table:display="true" table:show-details="true"/>
                <table:data-pilot-member table:name="0,550542" table:display="true" table:show-details="true"/>
                <table:data-pilot-member table:name="0,551289" table:display="true" table:show-details="true"/>
                <table:data-pilot-member table:name="0,552492" table:display="true" table:show-details="true"/>
                <table:data-pilot-member table:name="0,552675" table:display="true" table:show-details="true"/>
                <table:data-pilot-member table:name="0,553436" table:display="true" table:show-details="true"/>
                <table:data-pilot-member table:name="0,554616" table:display="true" table:show-details="true"/>
                <table:data-pilot-member table:name="0,555557" table:display="true" table:show-details="true"/>
                <table:data-pilot-member table:name="0,556173" table:display="true" table:show-details="true"/>
                <table:data-pilot-member table:name="0,556319" table:display="true" table:show-details="true"/>
                <table:data-pilot-member table:name="0,556672" table:display="true" table:show-details="true"/>
                <table:data-pilot-member table:name="0,557375" table:display="true" table:show-details="true"/>
                <table:data-pilot-member table:name="0,557788" table:display="true" table:show-details="true"/>
                <table:data-pilot-member table:name="0,558267" table:display="true" table:show-details="true"/>
                <table:data-pilot-member table:name="0,558531" table:display="true" table:show-details="true"/>
                <table:data-pilot-member table:name="0,55855" table:display="true" table:show-details="true"/>
                <table:data-pilot-member table:name="0,558558" table:display="true" table:show-details="true"/>
                <table:data-pilot-member table:name="0,559309" table:display="true" table:show-details="true"/>
                <table:data-pilot-member table:name="0,559313" table:display="true" table:show-details="true"/>
                <table:data-pilot-member table:name="0,559875" table:display="true" table:show-details="true"/>
                <table:data-pilot-member table:name="0,559895" table:display="true" table:show-details="true"/>
                <table:data-pilot-member table:name="0,560044" table:display="true" table:show-details="true"/>
                <table:data-pilot-member table:name="0,560506" table:display="true" table:show-details="true"/>
                <table:data-pilot-member table:name="0,560661" table:display="true" table:show-details="true"/>
                <table:data-pilot-member table:name="0,561127" table:display="true" table:show-details="true"/>
                <table:data-pilot-member table:name="0,561797" table:display="true" table:show-details="true"/>
                <table:data-pilot-member table:name="0,562446" table:display="true" table:show-details="true"/>
                <table:data-pilot-member table:name="0,563057" table:display="true" table:show-details="true"/>
                <table:data-pilot-member table:name="0,563489" table:display="true" table:show-details="true"/>
                <table:data-pilot-member table:name="0,564081" table:display="true" table:show-details="true"/>
                <table:data-pilot-member table:name="0,565206" table:display="true" table:show-details="true"/>
                <table:data-pilot-member table:name="0,565913" table:display="true" table:show-details="true"/>
                <table:data-pilot-member table:name="0,565977" table:display="true" table:show-details="true"/>
                <table:data-pilot-member table:name="0,566243" table:display="true" table:show-details="true"/>
                <table:data-pilot-member table:name="0,568483" table:display="true" table:show-details="true"/>
                <table:data-pilot-member table:name="0,568553" table:display="true" table:show-details="true"/>
                <table:data-pilot-member table:name="0,569298" table:display="true" table:show-details="true"/>
                <table:data-pilot-member table:name="0,569769" table:display="true" table:show-details="true"/>
                <table:data-pilot-member table:name="0,571955" table:display="true" table:show-details="true"/>
                <table:data-pilot-member table:name="0,572415" table:display="true" table:show-details="true"/>
                <table:data-pilot-member table:name="0,573072" table:display="true" table:show-details="true"/>
                <table:data-pilot-member table:name="0,573903" table:display="true" table:show-details="true"/>
                <table:data-pilot-member table:name="0,574615" table:display="true" table:show-details="true"/>
                <table:data-pilot-member table:name="0,579169" table:display="true" table:show-details="true"/>
                <table:data-pilot-member table:name="0,58009" table:display="true" table:show-details="true"/>
                <table:data-pilot-member table:name="0,580231" table:display="true" table:show-details="true"/>
                <table:data-pilot-member table:name="0,580923" table:display="true" table:show-details="true"/>
                <table:data-pilot-member table:name="0,582505" table:display="true" table:show-details="true"/>
                <table:data-pilot-member table:name="0,582853" table:display="true" table:show-details="true"/>
                <table:data-pilot-member table:name="0,583881" table:display="true" table:show-details="true"/>
                <table:data-pilot-member table:name="0,584914" table:display="true" table:show-details="true"/>
                <table:data-pilot-member table:name="0,585175" table:display="true" table:show-details="true"/>
                <table:data-pilot-member table:name="0,585319" table:display="true" table:show-details="true"/>
                <table:data-pilot-member table:name="0,586192" table:display="true" table:show-details="true"/>
                <table:data-pilot-member table:name="0,58692" table:display="true" table:show-details="true"/>
                <table:data-pilot-member table:name="0,58782" table:display="true" table:show-details="true"/>
                <table:data-pilot-member table:name="0,588474" table:display="true" table:show-details="true"/>
                <table:data-pilot-member table:name="0,588615" table:display="true" table:show-details="true"/>
                <table:data-pilot-member table:name="0,589482" table:display="true" table:show-details="true"/>
                <table:data-pilot-member table:name="0,589702" table:display="true" table:show-details="true"/>
                <table:data-pilot-member table:name="0,589886" table:display="true" table:show-details="true"/>
                <table:data-pilot-member table:name="0,589923" table:display="true" table:show-details="true"/>
                <table:data-pilot-member table:name="0,590273" table:display="true" table:show-details="true"/>
                <table:data-pilot-member table:name="0,590635" table:display="true" table:show-details="true"/>
                <table:data-pilot-member table:name="0,592454" table:display="true" table:show-details="true"/>
                <table:data-pilot-member table:name="0,593154" table:display="true" table:show-details="true"/>
                <table:data-pilot-member table:name="0,593498" table:display="true" table:show-details="true"/>
                <table:data-pilot-member table:name="0,594249" table:display="true" table:show-details="true"/>
                <table:data-pilot-member table:name="0,594703" table:display="true" table:show-details="true"/>
                <table:data-pilot-member table:name="0,595781" table:display="true" table:show-details="true"/>
                <table:data-pilot-member table:name="0,595899" table:display="true" table:show-details="true"/>
                <table:data-pilot-member table:name="0,596255" table:display="true" table:show-details="true"/>
                <table:data-pilot-member table:name="0,59708" table:display="true" table:show-details="true"/>
                <table:data-pilot-member table:name="0,597871" table:display="true" table:show-details="true"/>
                <table:data-pilot-member table:name="0,597876" table:display="true" table:show-details="true"/>
                <table:data-pilot-member table:name="0,599676" table:display="true" table:show-details="true"/>
                <table:data-pilot-member table:name="0,59998" table:display="true" table:show-details="true"/>
                <table:data-pilot-member table:name="0,600167" table:display="true" table:show-details="true"/>
                <table:data-pilot-member table:name="0,600196" table:display="true" table:show-details="true"/>
                <table:data-pilot-member table:name="0,600582" table:display="true" table:show-details="true"/>
                <table:data-pilot-member table:name="0,60065" table:display="true" table:show-details="true"/>
                <table:data-pilot-member table:name="0,600688" table:display="true" table:show-details="true"/>
                <table:data-pilot-member table:name="0,601611" table:display="true" table:show-details="true"/>
                <table:data-pilot-member table:name="0,601679" table:display="true" table:show-details="true"/>
                <table:data-pilot-member table:name="0,60199" table:display="true" table:show-details="true"/>
                <table:data-pilot-member table:name="0,602021" table:display="true" table:show-details="true"/>
                <table:data-pilot-member table:name="0,602808" table:display="true" table:show-details="true"/>
                <table:data-pilot-member table:name="0,603455" table:display="true" table:show-details="true"/>
                <table:data-pilot-member table:name="0,603697" table:display="true" table:show-details="true"/>
                <table:data-pilot-member table:name="0,603818" table:display="true" table:show-details="true"/>
                <table:data-pilot-member table:name="0,603826" table:display="true" table:show-details="true"/>
                <table:data-pilot-member table:name="0,604154" table:display="true" table:show-details="true"/>
                <table:data-pilot-member table:name="0,604515" table:display="true" table:show-details="true"/>
                <table:data-pilot-member table:name="0,604751" table:display="true" table:show-details="true"/>
                <table:data-pilot-member table:name="0,604913" table:display="true" table:show-details="true"/>
                <table:data-pilot-member table:name="0,605543" table:display="true" table:show-details="true"/>
                <table:data-pilot-member table:name="0,605822" table:display="true" table:show-details="true"/>
                <table:data-pilot-member table:name="0,605879" table:display="true" table:show-details="true"/>
                <table:data-pilot-member table:name="0,605921" table:display="true" table:show-details="true"/>
                <table:data-pilot-member table:name="0,606231" table:display="true" table:show-details="true"/>
                <table:data-pilot-member table:name="0,606591" table:display="true" table:show-details="true"/>
                <table:data-pilot-member table:name="0,606908" table:display="true" table:show-details="true"/>
                <table:data-pilot-member table:name="0,607424" table:display="true" table:show-details="true"/>
                <table:data-pilot-member table:name="0,607773" table:display="true" table:show-details="true"/>
                <table:data-pilot-member table:name="0,608266" table:display="true" table:show-details="true"/>
                <table:data-pilot-member table:name="0,608827" table:display="true" table:show-details="true"/>
                <table:data-pilot-member table:name="0,609004" table:display="true" table:show-details="true"/>
                <table:data-pilot-member table:name="0,609384" table:display="true" table:show-details="true"/>
                <table:data-pilot-member table:name="0,609865" table:display="true" table:show-details="true"/>
                <table:data-pilot-member table:name="0,610216" table:display="true" table:show-details="true"/>
                <table:data-pilot-member table:name="0,611334" table:display="true" table:show-details="true"/>
                <table:data-pilot-member table:name="0,611598" table:display="true" table:show-details="true"/>
                <table:data-pilot-member table:name="0,611689" table:display="true" table:show-details="true"/>
                <table:data-pilot-member table:name="0,612126" table:display="true" table:show-details="true"/>
                <table:data-pilot-member table:name="0,612235" table:display="true" table:show-details="true"/>
                <table:data-pilot-member table:name="0,612473" table:display="true" table:show-details="true"/>
                <table:data-pilot-member table:name="0,61256" table:display="true" table:show-details="true"/>
                <table:data-pilot-member table:name="0,613803" table:display="true" table:show-details="true"/>
                <table:data-pilot-member table:name="0,613958" table:display="true" table:show-details="true"/>
                <table:data-pilot-member table:name="0,614075" table:display="true" table:show-details="true"/>
                <table:data-pilot-member table:name="0,614528" table:display="true" table:show-details="true"/>
                <table:data-pilot-member table:name="0,614804" table:display="true" table:show-details="true"/>
                <table:data-pilot-member table:name="0,615115" table:display="true" table:show-details="true"/>
                <table:data-pilot-member table:name="0,615932" table:display="true" table:show-details="true"/>
                <table:data-pilot-member table:name="0,615982" table:display="true" table:show-details="true"/>
                <table:data-pilot-member table:name="0,617081" table:display="true" table:show-details="true"/>
                <table:data-pilot-member table:name="0,617406" table:display="true" table:show-details="true"/>
                <table:data-pilot-member table:name="0,617453" table:display="true" table:show-details="true"/>
                <table:data-pilot-member table:name="0,617539" table:display="true" table:show-details="true"/>
                <table:data-pilot-member table:name="0,617863" table:display="true" table:show-details="true"/>
                <table:data-pilot-member table:name="0,617933" table:display="true" table:show-details="true"/>
                <table:data-pilot-member table:name="0,617975" table:display="true" table:show-details="true"/>
                <table:data-pilot-member table:name="0,618467" table:display="true" table:show-details="true"/>
                <table:data-pilot-member table:name="0,619652" table:display="true" table:show-details="true"/>
                <table:data-pilot-member table:name="0,620964" table:display="true" table:show-details="true"/>
                <table:data-pilot-member table:name="0,621308" table:display="true" table:show-details="true"/>
                <table:data-pilot-member table:name="0,622139" table:display="true" table:show-details="true"/>
                <table:data-pilot-member table:name="0,622148" table:display="true" table:show-details="true"/>
                <table:data-pilot-member table:name="0,622183" table:display="true" table:show-details="true"/>
                <table:data-pilot-member table:name="0,622474" table:display="true" table:show-details="true"/>
                <table:data-pilot-member table:name="0,623154" table:display="true" table:show-details="true"/>
                <table:data-pilot-member table:name="0,62324" table:display="true" table:show-details="true"/>
                <table:data-pilot-member table:name="0,62348" table:display="true" table:show-details="true"/>
                <table:data-pilot-member table:name="0,624477" table:display="true" table:show-details="true"/>
                <table:data-pilot-member table:name="0,624895" table:display="true" table:show-details="true"/>
                <table:data-pilot-member table:name="0,624922" table:display="true" table:show-details="true"/>
                <table:data-pilot-member table:name="0,625209" table:display="true" table:show-details="true"/>
                <table:data-pilot-member table:name="0,625366" table:display="true" table:show-details="true"/>
                <table:data-pilot-member table:name="0,625384" table:display="true" table:show-details="true"/>
                <table:data-pilot-member table:name="0,625917" table:display="true" table:show-details="true"/>
                <table:data-pilot-member table:name="0,626285" table:display="true" table:show-details="true"/>
                <table:data-pilot-member table:name="0,626601" table:display="true" table:show-details="true"/>
                <table:data-pilot-member table:name="0,626718" table:display="true" table:show-details="true"/>
                <table:data-pilot-member table:name="0,626753" table:display="true" table:show-details="true"/>
                <table:data-pilot-member table:name="0,627183" table:display="true" table:show-details="true"/>
                <table:data-pilot-member table:name="0,627702" table:display="true" table:show-details="true"/>
                <table:data-pilot-member table:name="0,627798" table:display="true" table:show-details="true"/>
                <table:data-pilot-member table:name="0,628481" table:display="true" table:show-details="true"/>
                <table:data-pilot-member table:name="0,628995" table:display="true" table:show-details="true"/>
                <table:data-pilot-member table:name="0,629026" table:display="true" table:show-details="true"/>
                <table:data-pilot-member table:name="0,629169" table:display="true" table:show-details="true"/>
                <table:data-pilot-member table:name="0,629376" table:display="true" table:show-details="true"/>
                <table:data-pilot-member table:name="0,629697" table:display="true" table:show-details="true"/>
                <table:data-pilot-member table:name="0,630031" table:display="true" table:show-details="true"/>
                <table:data-pilot-member table:name="0,630324" table:display="true" table:show-details="true"/>
                <table:data-pilot-member table:name="0,630683" table:display="true" table:show-details="true"/>
                <table:data-pilot-member table:name="0,630724" table:display="true" table:show-details="true"/>
                <table:data-pilot-member table:name="0,631128" table:display="true" table:show-details="true"/>
                <table:data-pilot-member table:name="0,63151" table:display="true" table:show-details="true"/>
                <table:data-pilot-member table:name="0,632457" table:display="true" table:show-details="true"/>
                <table:data-pilot-member table:name="0,633587" table:display="true" table:show-details="true"/>
                <table:data-pilot-member table:name="0,634268" table:display="true" table:show-details="true"/>
                <table:data-pilot-member table:name="0,634685" table:display="true" table:show-details="true"/>
                <table:data-pilot-member table:name="0,635451" table:display="true" table:show-details="true"/>
                <table:data-pilot-member table:name="0,635921" table:display="true" table:show-details="true"/>
                <table:data-pilot-member table:name="0,641176" table:display="true" table:show-details="true"/>
                <table:data-pilot-member table:name="0,641186" table:display="true" table:show-details="true"/>
                <table:data-pilot-member table:name="0,643643" table:display="true" table:show-details="true"/>
                <table:data-pilot-member table:name="0,643731" table:display="true" table:show-details="true"/>
                <table:data-pilot-member table:name="0,644214" table:display="true" table:show-details="true"/>
                <table:data-pilot-member table:name="0,645204" table:display="true" table:show-details="true"/>
                <table:data-pilot-member table:name="0,646711" table:display="true" table:show-details="true"/>
                <table:data-pilot-member table:name="0,652649" table:display="true" table:show-details="true"/>
                <table:data-pilot-member table:name="0,652671" table:display="true" table:show-details="true"/>
                <table:data-pilot-member table:name="0,653104" table:display="true" table:show-details="true"/>
                <table:data-pilot-member table:name="0,653665" table:display="true" table:show-details="true"/>
                <table:data-pilot-member table:name="0,65416" table:display="true" table:show-details="true"/>
                <table:data-pilot-member table:name="0,655442" table:display="true" table:show-details="true"/>
                <table:data-pilot-member table:name="0,657052" table:display="true" table:show-details="true"/>
                <table:data-pilot-member table:name="0,657467" table:display="true" table:show-details="true"/>
                <table:data-pilot-member table:name="0,6589" table:display="true" table:show-details="true"/>
                <table:data-pilot-member table:name="0,659137" table:display="true" table:show-details="true"/>
                <table:data-pilot-member table:name="0,6626" table:display="true" table:show-details="true"/>
                <table:data-pilot-member table:name="0,66311" table:display="true" table:show-details="true"/>
                <table:data-pilot-member table:name="0,818978" table:display="true" table:show-details="true"/>
                <table:data-pilot-member table:name="0,821631" table:display="true" table:show-details="true"/>
                <table:data-pilot-member table:name="0,823571" table:display="true" table:show-details="true"/>
                <table:data-pilot-member table:name="0,82422" table:display="true" table:show-details="true"/>
                <table:data-pilot-member table:name="0,827733" table:display="true" table:show-details="true"/>
                <table:data-pilot-member table:name="0,82883" table:display="true" table:show-details="true"/>
                <table:data-pilot-member table:name="0,829022" table:display="true" table:show-details="true"/>
                <table:data-pilot-member table:name="0,829701" table:display="true" table:show-details="true"/>
                <table:data-pilot-member table:name="0,831084" table:display="true" table:show-details="true"/>
                <table:data-pilot-member table:name="0,831422" table:display="true" table:show-details="true"/>
                <table:data-pilot-member table:name="0,834499" table:display="true" table:show-details="true"/>
                <table:data-pilot-member table:name="0,835859" table:display="true" table:show-details="true"/>
                <table:data-pilot-member table:name="0,835936" table:display="true" table:show-details="true"/>
                <table:data-pilot-member table:name="0,836237" table:display="true" table:show-details="true"/>
                <table:data-pilot-member table:name="0,837762" table:display="true" table:show-details="true"/>
                <table:data-pilot-member table:name="0,839198" table:display="true" table:show-details="true"/>
                <table:data-pilot-member table:name="0,839998" table:display="true" table:show-details="true"/>
                <table:data-pilot-member table:name="0,840119" table:display="true" table:show-details="true"/>
                <table:data-pilot-member table:name="0,840392" table:display="true" table:show-details="true"/>
                <table:data-pilot-member table:name="0,840403" table:display="true" table:show-details="true"/>
                <table:data-pilot-member table:name="0,840785" table:display="true" table:show-details="true"/>
                <table:data-pilot-member table:name="0,840786" table:display="true" table:show-details="true"/>
                <table:data-pilot-member table:name="0,841127" table:display="true" table:show-details="true"/>
                <table:data-pilot-member table:name="0,841268" table:display="true" table:show-details="true"/>
                <table:data-pilot-member table:name="0,84219" table:display="true" table:show-details="true"/>
                <table:data-pilot-member table:name="0,843631" table:display="true" table:show-details="true"/>
                <table:data-pilot-member table:name="0,844663" table:display="true" table:show-details="true"/>
                <table:data-pilot-member table:name="0,846191" table:display="true" table:show-details="true"/>
                <table:data-pilot-member table:name="0,846361" table:display="true" table:show-details="true"/>
                <table:data-pilot-member table:name="0,847164" table:display="true" table:show-details="true"/>
                <table:data-pilot-member table:name="0,847743" table:display="true" table:show-details="true"/>
                <table:data-pilot-member table:name="0,848554" table:display="true" table:show-details="true"/>
                <table:data-pilot-member table:name="0,849517" table:display="true" table:show-details="true"/>
                <table:data-pilot-member table:name="0,849892" table:display="true" table:show-details="true"/>
                <table:data-pilot-member table:name="0,849949" table:display="true" table:show-details="true"/>
                <table:data-pilot-member table:name="0,850734" table:display="true" table:show-details="true"/>
                <table:data-pilot-member table:name="0,851103" table:display="true" table:show-details="true"/>
                <table:data-pilot-member table:name="0,851242" table:display="true" table:show-details="true"/>
                <table:data-pilot-member table:name="0,851816" table:display="true" table:show-details="true"/>
                <table:data-pilot-member table:name="0,852564" table:display="true" table:show-details="true"/>
                <table:data-pilot-member table:name="0,853483" table:display="true" table:show-details="true"/>
                <table:data-pilot-member table:name="0,856995" table:display="true" table:show-details="true"/>
                <table:data-pilot-member table:name="0,858433" table:display="true" table:show-details="true"/>
                <table:data-pilot-member table:name="0,858513" table:display="true" table:show-details="true"/>
                <table:data-pilot-member table:name="0,859229" table:display="true" table:show-details="true"/>
                <table:data-pilot-member table:name="0,859719" table:display="true" table:show-details="true"/>
                <table:data-pilot-member table:name="0,861554" table:display="true" table:show-details="true"/>
                <table:data-pilot-member table:name="0,863714" table:display="true" table:show-details="true"/>
                <table:data-pilot-member table:name="0,864863" table:display="true" table:show-details="true"/>
                <table:data-pilot-member table:name="0,865651" table:display="true" table:show-details="true"/>
                <table:data-pilot-member table:name="0,865712" table:display="true" table:show-details="true"/>
                <table:data-pilot-member table:name="0,866373" table:display="true" table:show-details="true"/>
                <table:data-pilot-member table:name="0,866729" table:display="true" table:show-details="true"/>
                <table:data-pilot-member table:name="0,86731" table:display="true" table:show-details="true"/>
                <table:data-pilot-member table:name="0,868825" table:display="true" table:show-details="true"/>
                <table:data-pilot-member table:name="0,869288" table:display="true" table:show-details="true"/>
                <table:data-pilot-member table:name="0,869915" table:display="true" table:show-details="true"/>
                <table:data-pilot-member table:name="0,870434" table:display="true" table:show-details="true"/>
                <table:data-pilot-member table:name="0,871353" table:display="true" table:show-details="true"/>
                <table:data-pilot-member table:name="0,874331" table:display="true" table:show-details="true"/>
                <table:data-pilot-member table:name="0,87441" table:display="true" table:show-details="true"/>
                <table:data-pilot-member table:name="0,874482" table:display="true" table:show-details="true"/>
                <table:data-pilot-member table:name="0,874498" table:display="true" table:show-details="true"/>
                <table:data-pilot-member table:name="0,875407" table:display="true" table:show-details="true"/>
                <table:data-pilot-member table:name="0,87633" table:display="true" table:show-details="true"/>
                <table:data-pilot-member table:name="0,878082" table:display="true" table:show-details="true"/>
                <table:data-pilot-member table:name="0,878495" table:display="true" table:show-details="true"/>
                <table:data-pilot-member table:name="0,878731" table:display="true" table:show-details="true"/>
                <table:data-pilot-member table:name="0,879001" table:display="true" table:show-details="true"/>
                <table:data-pilot-member table:name="0,879561" table:display="true" table:show-details="true"/>
                <table:data-pilot-member table:name="0,880226" table:display="true" table:show-details="true"/>
                <table:data-pilot-member table:name="0,880656" table:display="true" table:show-details="true"/>
                <table:data-pilot-member table:name="0,880961" table:display="true" table:show-details="true"/>
                <table:data-pilot-member table:name="0,881797" table:display="true" table:show-details="true"/>
                <table:data-pilot-member table:name="0,88448" table:display="true" table:show-details="true"/>
                <table:data-pilot-member table:name="0,884719" table:display="true" table:show-details="true"/>
                <table:data-pilot-member table:name="0,884783" table:display="true" table:show-details="true"/>
                <table:data-pilot-member table:name="0,885673" table:display="true" table:show-details="true"/>
                <table:data-pilot-member table:name="0,886703" table:display="true" table:show-details="true"/>
                <table:data-pilot-member table:name="0,88922" table:display="true" table:show-details="true"/>
                <table:data-pilot-member table:name="0,889555" table:display="true" table:show-details="true"/>
                <table:data-pilot-member table:name="0,88967" table:display="true" table:show-details="true"/>
                <table:data-pilot-member table:name="0,890034" table:display="true" table:show-details="true"/>
                <table:data-pilot-member table:name="0,890106" table:display="true" table:show-details="true"/>
                <table:data-pilot-member table:name="0,890343" table:display="true" table:show-details="true"/>
                <table:data-pilot-member table:name="0,891301" table:display="true" table:show-details="true"/>
                <table:data-pilot-member table:name="0,892344" table:display="true" table:show-details="true"/>
                <table:data-pilot-member table:name="0,892484" table:display="true" table:show-details="true"/>
                <table:data-pilot-member table:name="0,892763" table:display="true" table:show-details="true"/>
                <table:data-pilot-member table:name="0,893014" table:display="true" table:show-details="true"/>
                <table:data-pilot-member table:name="0,893503" table:display="true" table:show-details="true"/>
                <table:data-pilot-member table:name="0,893591" table:display="true" table:show-details="true"/>
                <table:data-pilot-member table:name="0,894681" table:display="true" table:show-details="true"/>
                <table:data-pilot-member table:name="0,894778" table:display="true" table:show-details="true"/>
                <table:data-pilot-member table:name="0,894826" table:display="true" table:show-details="true"/>
                <table:data-pilot-member table:name="0,895217" table:display="true" table:show-details="true"/>
                <table:data-pilot-member table:name="0,895262" table:display="true" table:show-details="true"/>
                <table:data-pilot-member table:name="0,895275" table:display="true" table:show-details="true"/>
                <table:data-pilot-member table:name="0,896043" table:display="true" table:show-details="true"/>
                <table:data-pilot-member table:name="0,896293" table:display="true" table:show-details="true"/>
                <table:data-pilot-member table:name="0,896414" table:display="true" table:show-details="true"/>
                <table:data-pilot-member table:name="0,896703" table:display="true" table:show-details="true"/>
                <table:data-pilot-member table:name="0,896716" table:display="true" table:show-details="true"/>
                <table:data-pilot-member table:name="0,897139" table:display="true" table:show-details="true"/>
                <table:data-pilot-member table:name="0,897175" table:display="true" table:show-details="true"/>
                <table:data-pilot-member table:name="0,897239" table:display="true" table:show-details="true"/>
                <table:data-pilot-member table:name="0,897445" table:display="true" table:show-details="true"/>
                <table:data-pilot-member table:name="0,897786" table:display="true" table:show-details="true"/>
                <table:data-pilot-member table:name="0,897945" table:display="true" table:show-details="true"/>
                <table:data-pilot-member table:name="0,898376" table:display="true" table:show-details="true"/>
                <table:data-pilot-member table:name="0,898382" table:display="true" table:show-details="true"/>
                <table:data-pilot-member table:name="0,898557" table:display="true" table:show-details="true"/>
                <table:data-pilot-member table:name="0,898741" table:display="true" table:show-details="true"/>
                <table:data-pilot-member table:name="0,898817" table:display="true" table:show-details="true"/>
                <table:data-pilot-member table:name="0,898826" table:display="true" table:show-details="true"/>
                <table:data-pilot-member table:name="0,89921" table:display="true" table:show-details="true"/>
                <table:data-pilot-member table:name="0,899222" table:display="true" table:show-details="true"/>
                <table:data-pilot-member table:name="0,899549" table:display="true" table:show-details="true"/>
                <table:data-pilot-member table:name="0,900089" table:display="true" table:show-details="true"/>
                <table:data-pilot-member table:name="0,900328" table:display="true" table:show-details="true"/>
                <table:data-pilot-member table:name="0,900373" table:display="true" table:show-details="true"/>
                <table:data-pilot-member table:name="0,90047" table:display="true" table:show-details="true"/>
                <table:data-pilot-member table:name="0,901042" table:display="true" table:show-details="true"/>
                <table:data-pilot-member table:name="0,901405" table:display="true" table:show-details="true"/>
                <table:data-pilot-member table:name="0,90185" table:display="true" table:show-details="true"/>
                <table:data-pilot-member table:name="0,901987" table:display="true" table:show-details="true"/>
                <table:data-pilot-member table:name="0,902026" table:display="true" table:show-details="true"/>
                <table:data-pilot-member table:name="0,903231" table:display="true" table:show-details="true"/>
                <table:data-pilot-member table:name="0,90376" table:display="true" table:show-details="true"/>
                <table:data-pilot-member table:name="0,9038" table:display="true" table:show-details="true"/>
                <table:data-pilot-member table:name="0,903947" table:display="true" table:show-details="true"/>
                <table:data-pilot-member table:name="0,904774" table:display="true" table:show-details="true"/>
                <table:data-pilot-member table:name="0,90532" table:display="true" table:show-details="true"/>
                <table:data-pilot-member table:name="0,905422" table:display="true" table:show-details="true"/>
                <table:data-pilot-member table:name="0,905436" table:display="true" table:show-details="true"/>
                <table:data-pilot-member table:name="0,907292" table:display="true" table:show-details="true"/>
                <table:data-pilot-member table:name="0,907971" table:display="true" table:show-details="true"/>
                <table:data-pilot-member table:name="0,908464" table:display="true" table:show-details="true"/>
                <table:data-pilot-member table:name="0,908962" table:display="true" table:show-details="true"/>
                <table:data-pilot-member table:name="0,908983" table:display="true" table:show-details="true"/>
                <table:data-pilot-member table:name="0,909414" table:display="true" table:show-details="true"/>
                <table:data-pilot-member table:name="0,909648" table:display="true" table:show-details="true"/>
                <table:data-pilot-member table:name="0,910921" table:display="true" table:show-details="true"/>
                <table:data-pilot-member table:name="0,911106" table:display="true" table:show-details="true"/>
                <table:data-pilot-member table:name="0,911162" table:display="true" table:show-details="true"/>
                <table:data-pilot-member table:name="0,911425" table:display="true" table:show-details="true"/>
                <table:data-pilot-member table:name="0,91299" table:display="true" table:show-details="true"/>
                <table:data-pilot-member table:name="0,914072" table:display="true" table:show-details="true"/>
                <table:data-pilot-member table:name="0,914118" table:display="true" table:show-details="true"/>
                <table:data-pilot-member table:name="0,914319" table:display="true" table:show-details="true"/>
                <table:data-pilot-member table:name="0,914426" table:display="true" table:show-details="true"/>
                <table:data-pilot-member table:name="0,91476" table:display="true" table:show-details="true"/>
                <table:data-pilot-member table:name="0,914824" table:display="true" table:show-details="true"/>
                <table:data-pilot-member table:name="0,914923" table:display="true" table:show-details="true"/>
                <table:data-pilot-member table:name="0,914961" table:display="true" table:show-details="true"/>
                <table:data-pilot-member table:name="0,916991" table:display="true" table:show-details="true"/>
                <table:data-pilot-member table:name="0,917468" table:display="true" table:show-details="true"/>
                <table:data-pilot-member table:name="0,917513" table:display="true" table:show-details="true"/>
                <table:data-pilot-member table:name="0,918519" table:display="true" table:show-details="true"/>
                <table:data-pilot-member table:name="0,918604" table:display="true" table:show-details="true"/>
                <table:data-pilot-member table:name="0,919433" table:display="true" table:show-details="true"/>
                <table:data-pilot-member table:name="0,919565" table:display="true" table:show-details="true"/>
                <table:data-pilot-member table:name="0,920372" table:display="true" table:show-details="true"/>
                <table:data-pilot-member table:name="0,922347" table:display="true" table:show-details="true"/>
                <table:data-pilot-member table:name="0,922889" table:display="true" table:show-details="true"/>
                <table:data-pilot-member table:name="0,923554" table:display="true" table:show-details="true"/>
                <table:data-pilot-member table:name="0,923576" table:display="true" table:show-details="true"/>
                <table:data-pilot-member table:name="0,923748" table:display="true" table:show-details="true"/>
                <table:data-pilot-member table:name="0,924023" table:display="true" table:show-details="true"/>
                <table:data-pilot-member table:name="0,925084" table:display="true" table:show-details="true"/>
                <table:data-pilot-member table:name="0,926269" table:display="true" table:show-details="true"/>
                <table:data-pilot-member table:name="0,926795" table:display="true" table:show-details="true"/>
                <table:data-pilot-member table:name="0,926837" table:display="true" table:show-details="true"/>
                <table:data-pilot-member table:name="0,926867" table:display="true" table:show-details="true"/>
                <table:data-pilot-member table:name="0,927437" table:display="true" table:show-details="true"/>
                <table:data-pilot-member table:name="0,928487" table:display="true" table:show-details="true"/>
                <table:data-pilot-member table:name="0,930057" table:display="true" table:show-details="true"/>
                <table:data-pilot-member table:name="0,930903" table:display="true" table:show-details="true"/>
                <table:data-pilot-member table:name="0,931049" table:display="true" table:show-details="true"/>
                <table:data-pilot-member table:name="0,931083" table:display="true" table:show-details="true"/>
                <table:data-pilot-member table:name="0,931095" table:display="true" table:show-details="true"/>
                <table:data-pilot-member table:name="0,932148" table:display="true" table:show-details="true"/>
                <table:data-pilot-member table:name="0,932843" table:display="true" table:show-details="true"/>
                <table:data-pilot-member table:name="0,933815" table:display="true" table:show-details="true"/>
                <table:data-pilot-member table:name="0,934339" table:display="true" table:show-details="true"/>
                <table:data-pilot-member table:name="0,934911" table:display="true" table:show-details="true"/>
                <table:data-pilot-member table:name="0,936123" table:display="true" table:show-details="true"/>
                <table:data-pilot-member table:name="0,937372" table:display="true" table:show-details="true"/>
                <table:data-pilot-member table:name="0,937782" table:display="true" table:show-details="true"/>
                <table:data-pilot-member table:name="0,941108" table:display="true" table:show-details="true"/>
                <table:data-pilot-member table:name="0,945748" table:display="true" table:show-details="true"/>
                <table:data-pilot-member table:name="0,946654" table:display="true" table:show-details="true"/>
                <table:data-pilot-member table:name="0,950896" table:display="true" table:show-details="true"/>
                <table:data-pilot-member table:name="0,95254" table:display="true" table:show-details="true"/>
                <table:data-pilot-member table:name="0,95368" table:display="true" table:show-details="true"/>
                <table:data-pilot-member table:name="0,954479" table:display="true" table:show-details="true"/>
                <table:data-pilot-member table:name="0,95452" table:display="true" table:show-details="true"/>
                <table:data-pilot-member table:name="0,956276" table:display="true" table:show-details="true"/>
                <table:data-pilot-member table:name="0,958174" table:display="true" table:show-details="true"/>
                <table:data-pilot-member table:name="0,960909" table:display="true" table:show-details="true"/>
                <table:data-pilot-member table:name="0,961362" table:display="true" table:show-details="true"/>
                <table:data-pilot-member table:name="0,965944" table:display="true" table:show-details="true"/>
                <table:data-pilot-member table:name="0,972701" table:display="true" table:show-details="true"/>
                <table:data-pilot-member table:name="0,973274" table:display="true" table:show-details="true"/>
                <table:data-pilot-member table:name="0,973607" table:display="true" table:show-details="true"/>
                <table:data-pilot-member table:name="0,974075" table:display="true" table:show-details="true"/>
                <table:data-pilot-member table:name="0,975037" table:display="true" table:show-details="true"/>
                <table:data-pilot-member table:name="0,975579" table:display="true" table:show-details="true"/>
                <table:data-pilot-member table:name="0,976858" table:display="true" table:show-details="true"/>
                <table:data-pilot-member table:name="0,977513" table:display="true" table:show-details="true"/>
                <table:data-pilot-member table:name="0,977986" table:display="true" table:show-details="true"/>
                <table:data-pilot-member table:name="0,978485" table:display="true" table:show-details="true"/>
                <table:data-pilot-member table:name="0,980631" table:display="true" table:show-details="true"/>
                <table:data-pilot-member table:name="0,981882" table:display="true" table:show-details="true"/>
                <table:data-pilot-member table:name="0,98192" table:display="true" table:show-details="true"/>
                <table:data-pilot-member table:name="0,98436" table:display="true" table:show-details="true"/>
                <table:data-pilot-member table:name="0,984883" table:display="true" table:show-details="true"/>
                <table:data-pilot-member table:name="0,984943" table:display="true" table:show-details="true"/>
                <table:data-pilot-member table:name="0,985374" table:display="true" table:show-details="true"/>
                <table:data-pilot-member table:name="0,986192" table:display="true" table:show-details="true"/>
                <table:data-pilot-member table:name="0,986323" table:display="true" table:show-details="true"/>
                <table:data-pilot-member table:name="0,986555" table:display="true" table:show-details="true"/>
                <table:data-pilot-member table:name="0,987742" table:display="true" table:show-details="true"/>
                <table:data-pilot-member table:name="0,987815" table:display="true" table:show-details="true"/>
                <table:data-pilot-member table:name="0,988271" table:display="true" table:show-details="true"/>
                <table:data-pilot-member table:name="0,988429" table:display="true" table:show-details="true"/>
                <table:data-pilot-member table:name="0,988631" table:display="true" table:show-details="true"/>
                <table:data-pilot-member table:name="0,989093" table:display="true" table:show-details="true"/>
                <table:data-pilot-member table:name="0,98931" table:display="true" table:show-details="true"/>
                <table:data-pilot-member table:name="0,989385" table:display="true" table:show-details="true"/>
                <table:data-pilot-member table:name="0,989436" table:display="true" table:show-details="true"/>
                <table:data-pilot-member table:name="0,989477" table:display="true" table:show-details="true"/>
                <table:data-pilot-member table:name="0,989891" table:display="true" table:show-details="true"/>
                <table:data-pilot-member table:name="0,990082" table:display="true" table:show-details="true"/>
                <table:data-pilot-member table:name="0,99062" table:display="true" table:show-details="true"/>
                <table:data-pilot-member table:name="0,990841" table:display="true" table:show-details="true"/>
                <table:data-pilot-member table:name="0,991033" table:display="true" table:show-details="true"/>
                <table:data-pilot-member table:name="0,991262" table:display="true" table:show-details="true"/>
                <table:data-pilot-member table:name="0,991869" table:display="true" table:show-details="true"/>
                <table:data-pilot-member table:name="0,992004" table:display="true" table:show-details="true"/>
                <table:data-pilot-member table:name="0,992333" table:display="true" table:show-details="true"/>
                <table:data-pilot-member table:name="0,992503" table:display="true" table:show-details="true"/>
                <table:data-pilot-member table:name="0,992526" table:display="true" table:show-details="true"/>
                <table:data-pilot-member table:name="0,992918" table:display="true" table:show-details="true"/>
                <table:data-pilot-member table:name="0,992965" table:display="true" table:show-details="true"/>
                <table:data-pilot-member table:name="0,993311" table:display="true" table:show-details="true"/>
                <table:data-pilot-member table:name="0,993352" table:display="true" table:show-details="true"/>
                <table:data-pilot-member table:name="0,993481" table:display="true" table:show-details="true"/>
                <table:data-pilot-member table:name="0,993647" table:display="true" table:show-details="true"/>
                <table:data-pilot-member table:name="0,994102" table:display="true" table:show-details="true"/>
                <table:data-pilot-member table:name="0,994141" table:display="true" table:show-details="true"/>
                <table:data-pilot-member table:name="0,994303" table:display="true" table:show-details="true"/>
                <table:data-pilot-member table:name="0,994571" table:display="true" table:show-details="true"/>
                <table:data-pilot-member table:name="0,994815" table:display="true" table:show-details="true"/>
                <table:data-pilot-member table:name="0,994869" table:display="true" table:show-details="true"/>
                <table:data-pilot-member table:name="0,995261" table:display="true" table:show-details="true"/>
                <table:data-pilot-member table:name="0,995358" table:display="true" table:show-details="true"/>
                <table:data-pilot-member table:name="0,995367" table:display="true" table:show-details="true"/>
                <table:data-pilot-member table:name="0,995778" table:display="true" table:show-details="true"/>
                <table:data-pilot-member table:name="0,995805" table:display="true" table:show-details="true"/>
                <table:data-pilot-member table:name="0,996066" table:display="true" table:show-details="true"/>
                <table:data-pilot-member table:name="0,996096" table:display="true" table:show-details="true"/>
                <table:data-pilot-member table:name="0,996683" table:display="true" table:show-details="true"/>
                <table:data-pilot-member table:name="0,996816" table:display="true" table:show-details="true"/>
                <table:data-pilot-member table:name="0,9969" table:display="true" table:show-details="true"/>
                <table:data-pilot-member table:name="0,997736" table:display="true" table:show-details="true"/>
                <table:data-pilot-member table:name="0,997818" table:display="true" table:show-details="true"/>
                <table:data-pilot-member table:name="0,997897" table:display="true" table:show-details="true"/>
                <table:data-pilot-member table:name="0,997952" table:display="true" table:show-details="true"/>
                <table:data-pilot-member table:name="0,998012" table:display="true" table:show-details="true"/>
                <table:data-pilot-member table:name="0,998065" table:display="true" table:show-details="true"/>
                <table:data-pilot-member table:name="0,998241" table:display="true" table:show-details="true"/>
                <table:data-pilot-member table:name="0,998673" table:display="true" table:show-details="true"/>
                <table:data-pilot-member table:name="0,998855" table:display="true" table:show-details="true"/>
                <table:data-pilot-member table:name="0,999029" table:display="true" table:show-details="true"/>
                <table:data-pilot-member table:name="0,999186" table:display="true" table:show-details="true"/>
                <table:data-pilot-member table:name="0,9992" table:display="true" table:show-details="true"/>
                <table:data-pilot-member table:name="0,999295" table:display="true" table:show-details="true"/>
                <table:data-pilot-member table:name="0,999566" table:display="true" table:show-details="true"/>
                <table:data-pilot-member table:name="0,999608" table:display="true" table:show-details="true"/>
                <table:data-pilot-member table:name="0,99988" table:display="true" table:show-details="true"/>
                <table:data-pilot-member table:name="1,00006" table:display="true" table:show-details="true"/>
                <table:data-pilot-member table:name="1,00074" table:display="true" table:show-details="true"/>
                <table:data-pilot-member table:name="1,00082" table:display="true" table:show-details="true"/>
                <table:data-pilot-member table:name="1,00108" table:display="true" table:show-details="true"/>
                <table:data-pilot-member table:name="1,00111" table:display="true" table:show-details="true"/>
                <table:data-pilot-member table:name="1,00129" table:display="true" table:show-details="true"/>
                <table:data-pilot-member table:name="1,00171" table:display="true" table:show-details="true"/>
                <table:data-pilot-member table:name="1,0018" table:display="true" table:show-details="true"/>
                <table:data-pilot-member table:name="1,00234" table:display="true" table:show-details="true"/>
                <table:data-pilot-member table:name="1,00295" table:display="true" table:show-details="true"/>
                <table:data-pilot-member table:name="1,00299" table:display="true" table:show-details="true"/>
                <table:data-pilot-member table:name="1,00324" table:display="true" table:show-details="true"/>
                <table:data-pilot-member table:name="1,00325" table:display="true" table:show-details="true"/>
                <table:data-pilot-member table:name="1,00362" table:display="true" table:show-details="true"/>
                <table:data-pilot-member table:name="1,00452" table:display="true" table:show-details="true"/>
                <table:data-pilot-member table:name="1,00468" table:display="true" table:show-details="true"/>
                <table:data-pilot-member table:name="1,00504" table:display="true" table:show-details="true"/>
                <table:data-pilot-member table:name="1,0051" table:display="true" table:show-details="true"/>
                <table:data-pilot-member table:name="1,00578" table:display="true" table:show-details="true"/>
                <table:data-pilot-member table:name="1,00588" table:display="true" table:show-details="true"/>
                <table:data-pilot-member table:name="1,00604" table:display="true" table:show-details="true"/>
                <table:data-pilot-member table:name="1,00616" table:display="true" table:show-details="true"/>
                <table:data-pilot-member table:name="1,00651" table:display="true" table:show-details="true"/>
                <table:data-pilot-member table:name="1,00667" table:display="true" table:show-details="true"/>
                <table:data-pilot-member table:name="1,00686" table:display="true" table:show-details="true"/>
                <table:data-pilot-member table:name="1,00727" table:display="true" table:show-details="true"/>
                <table:data-pilot-member table:name="1,00734" table:display="true" table:show-details="true"/>
                <table:data-pilot-member table:name="1,0078" table:display="true" table:show-details="true"/>
                <table:data-pilot-member table:name="1,00802" table:display="true" table:show-details="true"/>
                <table:data-pilot-member table:name="1,00808" table:display="true" table:show-details="true"/>
                <table:data-pilot-member table:name="1,00841" table:display="true" table:show-details="true"/>
                <table:data-pilot-member table:name="1,00935" table:display="true" table:show-details="true"/>
                <table:data-pilot-member table:name="1,00945" table:display="true" table:show-details="true"/>
                <table:data-pilot-member table:name="1,00952" table:display="true" table:show-details="true"/>
                <table:data-pilot-member table:name="1,0098" table:display="true" table:show-details="true"/>
                <table:data-pilot-member table:name="1,0099" table:display="true" table:show-details="true"/>
                <table:data-pilot-member table:name="1,01033" table:display="true" table:show-details="true"/>
                <table:data-pilot-member table:name="1,01043" table:display="true" table:show-details="true"/>
                <table:data-pilot-member table:name="1,01048" table:display="true" table:show-details="true"/>
                <table:data-pilot-member table:name="1,01087" table:display="true" table:show-details="true"/>
                <table:data-pilot-member table:name="1,01153" table:display="true" table:show-details="true"/>
                <table:data-pilot-member table:name="1,01219" table:display="true" table:show-details="true"/>
                <table:data-pilot-member table:name="1,01286" table:display="true" table:show-details="true"/>
                <table:data-pilot-member table:name="1,01335" table:display="true" table:show-details="true"/>
                <table:data-pilot-member table:name="1,0141" table:display="true" table:show-details="true"/>
                <table:data-pilot-member table:name="1,01471" table:display="true" table:show-details="true"/>
                <table:data-pilot-member table:name="1,01536" table:display="true" table:show-details="true"/>
                <table:data-pilot-member table:name="1,01594" table:display="true" table:show-details="true"/>
                <table:data-pilot-member table:name="1,01599" table:display="true" table:show-details="true"/>
                <table:data-pilot-member table:name="1,0163" table:display="true" table:show-details="true"/>
                <table:data-pilot-member table:name="1,01638" table:display="true" table:show-details="true"/>
                <table:data-pilot-member table:name="1,0165" table:display="true" table:show-details="true"/>
                <table:data-pilot-member table:name="1,0167" table:display="true" table:show-details="true"/>
                <table:data-pilot-member table:name="1,01696" table:display="true" table:show-details="true"/>
                <table:data-pilot-member table:name="1,017" table:display="true" table:show-details="true"/>
                <table:data-pilot-member table:name="1,01705" table:display="true" table:show-details="true"/>
                <table:data-pilot-member table:name="1,0174" table:display="true" table:show-details="true"/>
                <table:data-pilot-member table:name="1,01744" table:display="true" table:show-details="true"/>
                <table:data-pilot-member table:name="1,01822" table:display="true" table:show-details="true"/>
                <table:data-pilot-member table:name="1,02054" table:display="true" table:show-details="true"/>
                <table:data-pilot-member table:name="1,02076" table:display="true" table:show-details="true"/>
                <table:data-pilot-member table:name="1,02229" table:display="true" table:show-details="true"/>
                <table:data-pilot-member table:name="1,0224" table:display="true" table:show-details="true"/>
                <table:data-pilot-member table:name="1,02288" table:display="true" table:show-details="true"/>
                <table:data-pilot-member table:name="1,02297" table:display="true" table:show-details="true"/>
                <table:data-pilot-member table:name="1,02301" table:display="true" table:show-details="true"/>
                <table:data-pilot-member table:name="1,0233" table:display="true" table:show-details="true"/>
                <table:data-pilot-member table:name="1,02341" table:display="true" table:show-details="true"/>
                <table:data-pilot-member table:name="1,02375" table:display="true" table:show-details="true"/>
                <table:data-pilot-member table:name="1,02394" table:display="true" table:show-details="true"/>
                <table:data-pilot-member table:name="1,02405" table:display="true" table:show-details="true"/>
                <table:data-pilot-member table:name="1,02408" table:display="true" table:show-details="true"/>
                <table:data-pilot-member table:name="1,0244" table:display="true" table:show-details="true"/>
                <table:data-pilot-member table:name="1,02477" table:display="true" table:show-details="true"/>
                <table:data-pilot-member table:name="1,0248" table:display="true" table:show-details="true"/>
                <table:data-pilot-member table:name="1,02532" table:display="true" table:show-details="true"/>
                <table:data-pilot-member table:name="1,02551" table:display="true" table:show-details="true"/>
                <table:data-pilot-member table:name="1,02608" table:display="true" table:show-details="true"/>
                <table:data-pilot-member table:name="1,02657" table:display="true" table:show-details="true"/>
                <table:data-pilot-member table:name="1,02658" table:display="true" table:show-details="true"/>
                <table:data-pilot-member table:name="1,02688" table:display="true" table:show-details="true"/>
                <table:data-pilot-member table:name="1,02704" table:display="true" table:show-details="true"/>
                <table:data-pilot-member table:name="1,0274" table:display="true" table:show-details="true"/>
                <table:data-pilot-member table:name="1,02777" table:display="true" table:show-details="true"/>
                <table:data-pilot-member table:name="1,02829" table:display="true" table:show-details="true"/>
                <table:data-pilot-member table:name="1,03016" table:display="true" table:show-details="true"/>
                <table:data-pilot-member table:name="1,03027" table:display="true" table:show-details="true"/>
                <table:data-pilot-member table:name="1,03129" table:display="true" table:show-details="true"/>
                <table:data-pilot-member table:name="1,03197" table:display="true" table:show-details="true"/>
                <table:data-pilot-member table:name="1,03222" table:display="true" table:show-details="true"/>
                <table:data-pilot-member table:name="1,0327" table:display="true" table:show-details="true"/>
                <table:data-pilot-member table:name="1,03385" table:display="true" table:show-details="true"/>
                <table:data-pilot-member table:name="1,03403" table:display="true" table:show-details="true"/>
                <table:data-pilot-member table:name="1,03412" table:display="true" table:show-details="true"/>
                <table:data-pilot-member table:name="1,03464" table:display="true" table:show-details="true"/>
                <table:data-pilot-member table:name="1,03508" table:display="true" table:show-details="true"/>
                <table:data-pilot-member table:name="1,0355" table:display="true" table:show-details="true"/>
                <table:data-pilot-member table:name="1,03582" table:display="true" table:show-details="true"/>
                <table:data-pilot-member table:name="1,03589" table:display="true" table:show-details="true"/>
                <table:data-pilot-member table:name="1,03663" table:display="true" table:show-details="true"/>
                <table:data-pilot-member table:name="1,03712" table:display="true" table:show-details="true"/>
                <table:data-pilot-member table:name="1,03748" table:display="true" table:show-details="true"/>
                <table:data-pilot-member table:name="1,03752" table:display="true" table:show-details="true"/>
                <table:data-pilot-member table:name="1,03786" table:display="true" table:show-details="true"/>
                <table:data-pilot-member table:name="1,03806" table:display="true" table:show-details="true"/>
                <table:data-pilot-member table:name="1,03912" table:display="true" table:show-details="true"/>
                <table:data-pilot-member table:name="1,03914" table:display="true" table:show-details="true"/>
                <table:data-pilot-member table:name="1,03993" table:display="true" table:show-details="true"/>
                <table:data-pilot-member table:name="1,04044" table:display="true" table:show-details="true"/>
                <table:data-pilot-member table:name="1,04063" table:display="true" table:show-details="true"/>
                <table:data-pilot-member table:name="1,04074" table:display="true" table:show-details="true"/>
                <table:data-pilot-member table:name="1,04114" table:display="true" table:show-details="true"/>
                <table:data-pilot-member table:name="1,04164" table:display="true" table:show-details="true"/>
                <table:data-pilot-member table:name="1,04184" table:display="true" table:show-details="true"/>
                <table:data-pilot-member table:name="1,04338" table:display="true" table:show-details="true"/>
                <table:data-pilot-member table:name="1,04345" table:display="true" table:show-details="true"/>
                <table:data-pilot-member table:name="1,04383" table:display="true" table:show-details="true"/>
                <table:data-pilot-member table:name="1,04411" table:display="true" table:show-details="true"/>
                <table:data-pilot-member table:name="1,04475" table:display="true" table:show-details="true"/>
                <table:data-pilot-member table:name="1,04512" table:display="true" table:show-details="true"/>
                <table:data-pilot-member table:name="1,04534" table:display="true" table:show-details="true"/>
                <table:data-pilot-member table:name="1,04538" table:display="true" table:show-details="true"/>
                <table:data-pilot-member table:name="1,04555" table:display="true" table:show-details="true"/>
                <table:data-pilot-member table:name="1,04559" table:display="true" table:show-details="true"/>
                <table:data-pilot-member table:name="1,04564" table:display="true" table:show-details="true"/>
                <table:data-pilot-member table:name="1,04568" table:display="true" table:show-details="true"/>
                <table:data-pilot-member table:name="1,04663" table:display="true" table:show-details="true"/>
                <table:data-pilot-member table:name="1,04702" table:display="true" table:show-details="true"/>
                <table:data-pilot-member table:name="1,04708" table:display="true" table:show-details="true"/>
                <table:data-pilot-member table:name="1,04729" table:display="true" table:show-details="true"/>
                <table:data-pilot-member table:name="1,04742" table:display="true" table:show-details="true"/>
                <table:data-pilot-member table:name="1,04782" table:display="true" table:show-details="true"/>
                <table:data-pilot-member table:name="1,04795" table:display="true" table:show-details="true"/>
                <table:data-pilot-member table:name="1,04833" table:display="true" table:show-details="true"/>
                <table:data-pilot-member table:name="1,04842" table:display="true" table:show-details="true"/>
                <table:data-pilot-member table:name="1,04882" table:display="true" table:show-details="true"/>
                <table:data-pilot-member table:name="1,04885" table:display="true" table:show-details="true"/>
                <table:data-pilot-member table:name="1,04903" table:display="true" table:show-details="true"/>
                <table:data-pilot-member table:name="1,04948" table:display="true" table:show-details="true"/>
                <table:data-pilot-member table:name="1,04956" table:display="true" table:show-details="true"/>
                <table:data-pilot-member table:name="1,04957" table:display="true" table:show-details="true"/>
                <table:data-pilot-member table:name="1,04988" table:display="true" table:show-details="true"/>
                <table:data-pilot-member table:name="1,04994" table:display="true" table:show-details="true"/>
                <table:data-pilot-member table:name="1,05001" table:display="true" table:show-details="true"/>
                <table:data-pilot-member table:name="1,05015" table:display="true" table:show-details="true"/>
                <table:data-pilot-member table:name="1,05022" table:display="true" table:show-details="true"/>
                <table:data-pilot-member table:name="1,05054" table:display="true" table:show-details="true"/>
                <table:data-pilot-member table:name="1,05124" table:display="true" table:show-details="true"/>
                <table:data-pilot-member table:name="1,05162" table:display="true" table:show-details="true"/>
                <table:data-pilot-member table:name="1,05176" table:display="true" table:show-details="true"/>
                <table:data-pilot-member table:name="1,05194" table:display="true" table:show-details="true"/>
                <table:data-pilot-member table:name="1,05256" table:display="true" table:show-details="true"/>
                <table:data-pilot-member table:name="1,05314" table:display="true" table:show-details="true"/>
                <table:data-pilot-member table:name="1,05346" table:display="true" table:show-details="true"/>
                <table:data-pilot-member table:name="1,05404" table:display="true" table:show-details="true"/>
                <table:data-pilot-member table:name="1,05508" table:display="true" table:show-details="true"/>
                <table:data-pilot-member table:name="1,05509" table:display="true" table:show-details="true"/>
                <table:data-pilot-member table:name="1,0554" table:display="true" table:show-details="true"/>
                <table:data-pilot-member table:name="1,05561" table:display="true" table:show-details="true"/>
                <table:data-pilot-member table:name="1,05568" table:display="true" table:show-details="true"/>
                <table:data-pilot-member table:name="1,0561" table:display="true" table:show-details="true"/>
                <table:data-pilot-member table:name="1,05611" table:display="true" table:show-details="true"/>
                <table:data-pilot-member table:name="1,05621" table:display="true" table:show-details="true"/>
                <table:data-pilot-member table:name="1,05644" table:display="true" table:show-details="true"/>
                <table:data-pilot-member table:name="1,05673" table:display="true" table:show-details="true"/>
                <table:data-pilot-member table:name="1,05685" table:display="true" table:show-details="true"/>
                <table:data-pilot-member table:name="1,05701" table:display="true" table:show-details="true"/>
                <table:data-pilot-member table:name="1,05707" table:display="true" table:show-details="true"/>
                <table:data-pilot-member table:name="1,05769" table:display="true" table:show-details="true"/>
                <table:data-pilot-member table:name="1,05793" table:display="true" table:show-details="true"/>
                <table:data-pilot-member table:name="1,05804" table:display="true" table:show-details="true"/>
                <table:data-pilot-member table:name="1,05811" table:display="true" table:show-details="true"/>
                <table:data-pilot-member table:name="1,05831" table:display="true" table:show-details="true"/>
                <table:data-pilot-member table:name="1,05896" table:display="true" table:show-details="true"/>
                <table:data-pilot-member table:name="1,05974" table:display="true" table:show-details="true"/>
                <table:data-pilot-member table:name="1,0599" table:display="true" table:show-details="true"/>
                <table:data-pilot-member table:name="1,06015" table:display="true" table:show-details="true"/>
                <table:data-pilot-member table:name="1,06033" table:display="true" table:show-details="true"/>
                <table:data-pilot-member table:name="1,06071" table:display="true" table:show-details="true"/>
                <table:data-pilot-member table:name="1,06115" table:display="true" table:show-details="true"/>
                <table:data-pilot-member table:name="1,0612" table:display="true" table:show-details="true"/>
                <table:data-pilot-member table:name="1,06273" table:display="true" table:show-details="true"/>
                <table:data-pilot-member table:name="1,06358" table:display="true" table:show-details="true"/>
                <table:data-pilot-member table:name="1,06412" table:display="true" table:show-details="true"/>
                <table:data-pilot-member table:name="1,06509" table:display="true" table:show-details="true"/>
                <table:data-pilot-member table:name="1,06527" table:display="true" table:show-details="true"/>
                <table:data-pilot-member table:name="1,06534" table:display="true" table:show-details="true"/>
                <table:data-pilot-member table:name="1,06536" table:display="true" table:show-details="true"/>
                <table:data-pilot-member table:name="1,06584" table:display="true" table:show-details="true"/>
                <table:data-pilot-member table:name="1,06754" table:display="true" table:show-details="true"/>
                <table:data-pilot-member table:name="1,06861" table:display="true" table:show-details="true"/>
                <table:data-pilot-member table:name="1,06889" table:display="true" table:show-details="true"/>
                <table:data-pilot-member table:name="1,07082" table:display="true" table:show-details="true"/>
                <table:data-pilot-member table:name="1,07099" table:display="true" table:show-details="true"/>
                <table:data-pilot-member table:name="1,07196" table:display="true" table:show-details="true"/>
                <table:data-pilot-member table:name="1,072" table:display="true" table:show-details="true"/>
                <table:data-pilot-member table:name="1,0731" table:display="true" table:show-details="true"/>
                <table:data-pilot-member table:name="1,07336" table:display="true" table:show-details="true"/>
                <table:data-pilot-member table:name="1,07382" table:display="true" table:show-details="true"/>
                <table:data-pilot-member table:name="1,07426" table:display="true" table:show-details="true"/>
                <table:data-pilot-member table:name="1,07688" table:display="true" table:show-details="true"/>
                <table:data-pilot-member table:name="1,07689" table:display="true" table:show-details="true"/>
                <table:data-pilot-member table:name="1,07736" table:display="true" table:show-details="true"/>
                <table:data-pilot-member table:name="1,0781" table:display="true" table:show-details="true"/>
                <table:data-pilot-member table:name="1,08012" table:display="true" table:show-details="true"/>
                <table:data-pilot-member table:name="1,08189" table:display="true" table:show-details="true"/>
                <table:data-pilot-member table:name="1,0828" table:display="true" table:show-details="true"/>
                <table:data-pilot-member table:name="1,08311" table:display="true" table:show-details="true"/>
                <table:data-pilot-member table:name="1,08459" table:display="true" table:show-details="true"/>
                <table:data-pilot-member table:name="1,08573" table:display="true" table:show-details="true"/>
                <table:data-pilot-member table:name="1,08665" table:display="true" table:show-details="true"/>
                <table:data-pilot-member table:name="1,08735" table:display="true" table:show-details="true"/>
                <table:data-pilot-member table:name="1,08818" table:display="true" table:show-details="true"/>
                <table:data-pilot-member table:name="1,08944" table:display="true" table:show-details="true"/>
                <table:data-pilot-member table:name="1,09268" table:display="true" table:show-details="true"/>
                <table:data-pilot-member table:name="1,09468" table:display="true" table:show-details="true"/>
                <table:data-pilot-member table:name="1,09484" table:display="true" table:show-details="true"/>
                <table:data-pilot-member table:name="1,09523" table:display="true" table:show-details="true"/>
                <table:data-pilot-member table:name="1,09592" table:display="true" table:show-details="true"/>
                <table:data-pilot-member table:name="1,09599" table:display="true" table:show-details="true"/>
                <table:data-pilot-member table:name="1,09829" table:display="true" table:show-details="true"/>
                <table:data-pilot-member table:name="1,09975" table:display="true" table:show-details="true"/>
                <table:data-pilot-member table:name="1,10042" table:display="true" table:show-details="true"/>
                <table:data-pilot-member table:name="1,10066" table:display="true" table:show-details="true"/>
                <table:data-pilot-member table:name="1,10103" table:display="true" table:show-details="true"/>
                <table:data-pilot-member table:name="1,10147" table:display="true" table:show-details="true"/>
                <table:data-pilot-member table:name="1,10226" table:display="true" table:show-details="true"/>
                <table:data-pilot-member table:name="1,10227" table:display="true" table:show-details="true"/>
                <table:data-pilot-member table:name="1,10366" table:display="true" table:show-details="true"/>
                <table:data-pilot-member table:name="1,10382" table:display="true" table:show-details="true"/>
                <table:data-pilot-member table:name="1,10415" table:display="true" table:show-details="true"/>
                <table:data-pilot-member table:name="1,10428" table:display="true" table:show-details="true"/>
                <table:data-pilot-member table:name="1,10446" table:display="true" table:show-details="true"/>
                <table:data-pilot-member table:name="1,10456" table:display="true" table:show-details="true"/>
                <table:data-pilot-member table:name="1,10469" table:display="true" table:show-details="true"/>
                <table:data-pilot-member table:name="1,10478" table:display="true" table:show-details="true"/>
                <table:data-pilot-member table:name="1,10507" table:display="true" table:show-details="true"/>
                <table:data-pilot-member table:name="1,10604" table:display="true" table:show-details="true"/>
                <table:data-pilot-member table:name="1,10619" table:display="true" table:show-details="true"/>
                <table:data-pilot-member table:name="1,10632" table:display="true" table:show-details="true"/>
                <table:data-pilot-member table:name="1,10637" table:display="true" table:show-details="true"/>
                <table:data-pilot-member table:name="1,10694" table:display="true" table:show-details="true"/>
                <table:data-pilot-member table:name="1,10742" table:display="true" table:show-details="true"/>
                <table:data-pilot-member table:name="1,10829" table:display="true" table:show-details="true"/>
                <table:data-pilot-member table:name="1,10888" table:display="true" table:show-details="true"/>
                <table:data-pilot-member table:name="1,10932" table:display="true" table:show-details="true"/>
                <table:data-pilot-member table:name="1,10944" table:display="true" table:show-details="true"/>
                <table:data-pilot-member table:name="1,11006" table:display="true" table:show-details="true"/>
                <table:data-pilot-member table:name="1,11029" table:display="true" table:show-details="true"/>
                <table:data-pilot-member table:name="1,11043" table:display="true" table:show-details="true"/>
                <table:data-pilot-member table:name="1,11288" table:display="true" table:show-details="true"/>
                <table:data-pilot-member table:name="1,11366" table:display="true" table:show-details="true"/>
                <table:data-pilot-member table:name="1,11387" table:display="true" table:show-details="true"/>
                <table:data-pilot-member table:name="1,11392" table:display="true" table:show-details="true"/>
                <table:data-pilot-member table:name="1,11483" table:display="true" table:show-details="true"/>
                <table:data-pilot-member table:name="1,11484" table:display="true" table:show-details="true"/>
                <table:data-pilot-member table:name="1,11537" table:display="true" table:show-details="true"/>
                <table:data-pilot-member table:name="1,1155" table:display="true" table:show-details="true"/>
                <table:data-pilot-member table:name="1,11593" table:display="true" table:show-details="true"/>
                <table:data-pilot-member table:name="1,11598" table:display="true" table:show-details="true"/>
                <table:data-pilot-member table:name="1,11605" table:display="true" table:show-details="true"/>
                <table:data-pilot-member table:name="1,11637" table:display="true" table:show-details="true"/>
                <table:data-pilot-member table:name="1,1179" table:display="true" table:show-details="true"/>
                <table:data-pilot-member table:name="1,11885" table:display="true" table:show-details="true"/>
                <table:data-pilot-member table:name="1,11889" table:display="true" table:show-details="true"/>
                <table:data-pilot-member table:name="1,11938" table:display="true" table:show-details="true"/>
                <table:data-pilot-member table:name="1,12261" table:display="true" table:show-details="true"/>
                <table:data-pilot-member table:name="1,12555" table:display="true" table:show-details="true"/>
                <table:data-pilot-member table:name="1,12599" table:display="true" table:show-details="true"/>
                <table:data-pilot-member table:name="1,12615" table:display="true" table:show-details="true"/>
                <table:data-pilot-member table:name="1,13044" table:display="true" table:show-details="true"/>
                <table:data-pilot-member table:name="1,13079" table:display="true" table:show-details="true"/>
                <table:data-pilot-member table:name="1,13139" table:display="true" table:show-details="true"/>
                <table:data-pilot-member table:name="1,13151" table:display="true" table:show-details="true"/>
                <table:data-pilot-member table:name="1,13173" table:display="true" table:show-details="true"/>
                <table:data-pilot-member table:name="1,13418" table:display="true" table:show-details="true"/>
                <table:data-pilot-member table:name="1,13557" table:display="true" table:show-details="true"/>
                <table:data-pilot-member table:name="1,13584" table:display="true" table:show-details="true"/>
                <table:data-pilot-member table:name="1,13622" table:display="true" table:show-details="true"/>
                <table:data-pilot-member table:name="1,13747" table:display="true" table:show-details="true"/>
                <table:data-pilot-member table:name="1,1375" table:display="true" table:show-details="true"/>
                <table:data-pilot-member table:name="1,13756" table:display="true" table:show-details="true"/>
                <table:data-pilot-member table:name="1,13763" table:display="true" table:show-details="true"/>
                <table:data-pilot-member table:name="1,13869" table:display="true" table:show-details="true"/>
                <table:data-pilot-member table:name="1,13882" table:display="true" table:show-details="true"/>
                <table:data-pilot-member table:name="1,13929" table:display="true" table:show-details="true"/>
                <table:data-pilot-member table:name="1,13997" table:display="true" table:show-details="true"/>
                <table:data-pilot-member table:name="1,14022" table:display="true" table:show-details="true"/>
                <table:data-pilot-member table:name="1,14036" table:display="true" table:show-details="true"/>
                <table:data-pilot-member table:name="1,14061" table:display="true" table:show-details="true"/>
                <table:data-pilot-member table:name="1,14073" table:display="true" table:show-details="true"/>
                <table:data-pilot-member table:name="1,14077" table:display="true" table:show-details="true"/>
                <table:data-pilot-member table:name="1,14174" table:display="true" table:show-details="true"/>
                <table:data-pilot-member table:name="1,14228" table:display="true" table:show-details="true"/>
                <table:data-pilot-member table:name="1,14312" table:display="true" table:show-details="true"/>
                <table:data-pilot-member table:name="1,1432" table:display="true" table:show-details="true"/>
                <table:data-pilot-member table:name="1,14356" table:display="true" table:show-details="true"/>
                <table:data-pilot-member table:name="1,14369" table:display="true" table:show-details="true"/>
                <table:data-pilot-member table:name="1,14506" table:display="true" table:show-details="true"/>
                <table:data-pilot-member table:name="1,14609" table:display="true" table:show-details="true"/>
                <table:data-pilot-member table:name="1,14611" table:display="true" table:show-details="true"/>
                <table:data-pilot-member table:name="1,14622" table:display="true" table:show-details="true"/>
                <table:data-pilot-member table:name="1,14692" table:display="true" table:show-details="true"/>
                <table:data-pilot-member table:name="1,14739" table:display="true" table:show-details="true"/>
                <table:data-pilot-member table:name="1,14886" table:display="true" table:show-details="true"/>
                <table:data-pilot-member table:name="1,14892" table:display="true" table:show-details="true"/>
                <table:data-pilot-member table:name="1,14947" table:display="true" table:show-details="true"/>
                <table:data-pilot-member table:name="1,14955" table:display="true" table:show-details="true"/>
                <table:data-pilot-member table:name="1,15053" table:display="true" table:show-details="true"/>
                <table:data-pilot-member table:name="1,15061" table:display="true" table:show-details="true"/>
                <table:data-pilot-member table:name="1,15102" table:display="true" table:show-details="true"/>
                <table:data-pilot-member table:name="1,1518" table:display="true" table:show-details="true"/>
                <table:data-pilot-member table:name="1,15309" table:display="true" table:show-details="true"/>
                <table:data-pilot-member table:name="1,15325" table:display="true" table:show-details="true"/>
                <table:data-pilot-member table:name="1,15346" table:display="true" table:show-details="true"/>
                <table:data-pilot-member table:name="1,15395" table:display="true" table:show-details="true"/>
                <table:data-pilot-member table:name="1,154" table:display="true" table:show-details="true"/>
                <table:data-pilot-member table:name="1,1546" table:display="true" table:show-details="true"/>
                <table:data-pilot-member table:name="1,15684" table:display="true" table:show-details="true"/>
                <table:data-pilot-member table:name="1,15726" table:display="true" table:show-details="true"/>
                <table:data-pilot-member table:name="1,15821" table:display="true" table:show-details="true"/>
                <table:data-pilot-member table:name="1,1583" table:display="true" table:show-details="true"/>
                <table:data-pilot-member table:name="1,15843" table:display="true" table:show-details="true"/>
                <table:data-pilot-member table:name="1,15927" table:display="true" table:show-details="true"/>
                <table:data-pilot-member table:name="1,15972" table:display="true" table:show-details="true"/>
                <table:data-pilot-member table:name="1,15995" table:display="true" table:show-details="true"/>
                <table:data-pilot-member table:name="1,16136" table:display="true" table:show-details="true"/>
                <table:data-pilot-member table:name="1,16187" table:display="true" table:show-details="true"/>
                <table:data-pilot-member table:name="1,16216" table:display="true" table:show-details="true"/>
                <table:data-pilot-member table:name="1,16241" table:display="true" table:show-details="true"/>
                <table:data-pilot-member table:name="1,16409" table:display="true" table:show-details="true"/>
                <table:data-pilot-member table:name="1,16433" table:display="true" table:show-details="true"/>
                <table:data-pilot-member table:name="1,16442" table:display="true" table:show-details="true"/>
                <table:data-pilot-member table:name="1,16594" table:display="true" table:show-details="true"/>
                <table:data-pilot-member table:name="1,1667" table:display="true" table:show-details="true"/>
                <table:data-pilot-member table:name="1,167" table:display="true" table:show-details="true"/>
                <table:data-pilot-member table:name="1,16741" table:display="true" table:show-details="true"/>
                <table:data-pilot-member table:name="1,16808" table:display="true" table:show-details="true"/>
                <table:data-pilot-member table:name="1,16814" table:display="true" table:show-details="true"/>
                <table:data-pilot-member table:name="1,16876" table:display="true" table:show-details="true"/>
                <table:data-pilot-member table:name="1,169" table:display="true" table:show-details="true"/>
                <table:data-pilot-member table:name="1,16918" table:display="true" table:show-details="true"/>
                <table:data-pilot-member table:name="1,16954" table:display="true" table:show-details="true"/>
                <table:data-pilot-member table:name="1,16955" table:display="true" table:show-details="true"/>
                <table:data-pilot-member table:name="1,16968" table:display="true" table:show-details="true"/>
                <table:data-pilot-member table:name="1,17112" table:display="true" table:show-details="true"/>
                <table:data-pilot-member table:name="1,17178" table:display="true" table:show-details="true"/>
                <table:data-pilot-member table:name="1,1718" table:display="true" table:show-details="true"/>
                <table:data-pilot-member table:name="1,17182" table:display="true" table:show-details="true"/>
                <table:data-pilot-member table:name="1,17246" table:display="true" table:show-details="true"/>
                <table:data-pilot-member table:name="1,17291" table:display="true" table:show-details="true"/>
                <table:data-pilot-member table:name="1,17342" table:display="true" table:show-details="true"/>
                <table:data-pilot-member table:name="1,17445" table:display="true" table:show-details="true"/>
                <table:data-pilot-member table:name="1,1746" table:display="true" table:show-details="true"/>
                <table:data-pilot-member table:name="1,17488" table:display="true" table:show-details="true"/>
                <table:data-pilot-member table:name="1,17497" table:display="true" table:show-details="true"/>
                <table:data-pilot-member table:name="1,17616" table:display="true" table:show-details="true"/>
                <table:data-pilot-member table:name="1,17629" table:display="true" table:show-details="true"/>
                <table:data-pilot-member table:name="1,17679" table:display="true" table:show-details="true"/>
                <table:data-pilot-member table:name="1,17746" table:display="true" table:show-details="true"/>
                <table:data-pilot-member table:name="1,17796" table:display="true" table:show-details="true"/>
                <table:data-pilot-member table:name="1,17829" table:display="true" table:show-details="true"/>
                <table:data-pilot-member table:name="1,17855" table:display="true" table:show-details="true"/>
                <table:data-pilot-member table:name="1,17856" table:display="true" table:show-details="true"/>
                <table:data-pilot-member table:name="1,17859" table:display="true" table:show-details="true"/>
                <table:data-pilot-member table:name="1,17894" table:display="true" table:show-details="true"/>
                <table:data-pilot-member table:name="1,18118" table:display="true" table:show-details="true"/>
                <table:data-pilot-member table:name="1,18138" table:display="true" table:show-details="true"/>
                <table:data-pilot-member table:name="1,18301" table:display="true" table:show-details="true"/>
                <table:data-pilot-member table:name="1,18335" table:display="true" table:show-details="true"/>
                <table:data-pilot-member table:name="1,1834" table:display="true" table:show-details="true"/>
                <table:data-pilot-member table:name="1,18393" table:display="true" table:show-details="true"/>
                <table:data-pilot-member table:name="1,18505" table:display="true" table:show-details="true"/>
                <table:data-pilot-member table:name="1,18635" table:display="true" table:show-details="true"/>
                <table:data-pilot-member table:name="1,18659" table:display="true" table:show-details="true"/>
                <table:data-pilot-member table:name="1,18711" table:display="true" table:show-details="true"/>
                <table:data-pilot-member table:name="1,18805" table:display="true" table:show-details="true"/>
                <table:data-pilot-member table:name="1,18812" table:display="true" table:show-details="true"/>
                <table:data-pilot-member table:name="1,18838" table:display="true" table:show-details="true"/>
                <table:data-pilot-member table:name="1,18842" table:display="true" table:show-details="true"/>
                <table:data-pilot-member table:name="1,1892" table:display="true" table:show-details="true"/>
                <table:data-pilot-member table:name="1,18968" table:display="true" table:show-details="true"/>
                <table:data-pilot-member table:name="1,19089" table:display="true" table:show-details="true"/>
                <table:data-pilot-member table:name="1,19291" table:display="true" table:show-details="true"/>
                <table:data-pilot-member table:name="1,19299" table:display="true" table:show-details="true"/>
                <table:data-pilot-member table:name="1,1937" table:display="true" table:show-details="true"/>
                <table:data-pilot-member table:name="1,19375" table:display="true" table:show-details="true"/>
                <table:data-pilot-member table:name="1,1941" table:display="true" table:show-details="true"/>
                <table:data-pilot-member table:name="1,19546" table:display="true" table:show-details="true"/>
                <table:data-pilot-member table:name="1,19595" table:display="true" table:show-details="true"/>
                <table:data-pilot-member table:name="1,1969" table:display="true" table:show-details="true"/>
                <table:data-pilot-member table:name="1,19774" table:display="true" table:show-details="true"/>
                <table:data-pilot-member table:name="1,1978" table:display="true" table:show-details="true"/>
                <table:data-pilot-member table:name="1,19972" table:display="true" table:show-details="true"/>
                <table:data-pilot-member table:name="1,20083" table:display="true" table:show-details="true"/>
                <table:data-pilot-member table:name="1,20152" table:display="true" table:show-details="true"/>
                <table:data-pilot-member table:name="1,20245" table:display="true" table:show-details="true"/>
                <table:data-pilot-member table:name="1,20308" table:display="true" table:show-details="true"/>
                <table:data-pilot-member table:name="1,20489" table:display="true" table:show-details="true"/>
                <table:data-pilot-member table:name="1,20525" table:display="true" table:show-details="true"/>
                <table:data-pilot-member table:name="1,20545" table:display="true" table:show-details="true"/>
                <table:data-pilot-member table:name="1,20606" table:display="true" table:show-details="true"/>
                <table:data-pilot-member table:name="1,20782" table:display="true" table:show-details="true"/>
                <table:data-pilot-member table:name="1,20905" table:display="true" table:show-details="true"/>
                <table:data-pilot-member table:name="1,21047" table:display="true" table:show-details="true"/>
                <table:data-pilot-member table:name="1,21148" table:display="true" table:show-details="true"/>
                <table:data-pilot-member table:name="1,21175" table:display="true" table:show-details="true"/>
                <table:data-pilot-member table:name="1,21252" table:display="true" table:show-details="true"/>
                <table:data-pilot-member table:name="1,21374" table:display="true" table:show-details="true"/>
                <table:data-pilot-member table:name="1,21383" table:display="true" table:show-details="true"/>
                <table:data-pilot-member table:name="1,21418" table:display="true" table:show-details="true"/>
                <table:data-pilot-member table:name="1,21437" table:display="true" table:show-details="true"/>
                <table:data-pilot-member table:name="1,21473" table:display="true" table:show-details="true"/>
                <table:data-pilot-member table:name="1,2149" table:display="true" table:show-details="true"/>
                <table:data-pilot-member table:name="1,21537" table:display="true" table:show-details="true"/>
                <table:data-pilot-member table:name="1,21607" table:display="true" table:show-details="true"/>
                <table:data-pilot-member table:name="1,21655" table:display="true" table:show-details="true"/>
                <table:data-pilot-member table:name="1,21737" table:display="true" table:show-details="true"/>
                <table:data-pilot-member table:name="1,21849" table:display="true" table:show-details="true"/>
                <table:data-pilot-member table:name="1,22046" table:display="true" table:show-details="true"/>
                <table:data-pilot-member table:name="1,22347" table:display="true" table:show-details="true"/>
                <table:data-pilot-member table:name="1,22428" table:display="true" table:show-details="true"/>
                <table:data-pilot-member table:name="1,22452" table:display="true" table:show-details="true"/>
                <table:data-pilot-member table:name="1,22466" table:display="true" table:show-details="true"/>
                <table:data-pilot-member table:name="1,22538" table:display="true" table:show-details="true"/>
                <table:data-pilot-member table:name="1,22592" table:display="true" table:show-details="true"/>
                <table:data-pilot-member table:name="1,22626" table:display="true" table:show-details="true"/>
                <table:data-pilot-member table:name="1,2272" table:display="true" table:show-details="true"/>
                <table:data-pilot-member table:name="1,23327" table:display="true" table:show-details="true"/>
                <table:data-pilot-member table:name="1,23463" table:display="true" table:show-details="true"/>
                <table:data-pilot-member table:name="1,23571" table:display="true" table:show-details="true"/>
                <table:data-pilot-member table:name="1,23751" table:display="true" table:show-details="true"/>
                <table:data-pilot-member table:name="1,23801" table:display="true" table:show-details="true"/>
                <table:data-pilot-member table:name="1,23841" table:display="true" table:show-details="true"/>
                <table:data-pilot-member table:name="1,23859" table:display="true" table:show-details="true"/>
                <table:data-pilot-member table:name="1,23913" table:display="true" table:show-details="true"/>
                <table:data-pilot-member table:name="1,2396" table:display="true" table:show-details="true"/>
                <table:data-pilot-member table:name="1,23962" table:display="true" table:show-details="true"/>
                <table:data-pilot-member table:name="1,24024" table:display="true" table:show-details="true"/>
                <table:data-pilot-member table:name="1,24032" table:display="true" table:show-details="true"/>
                <table:data-pilot-member table:name="1,24053" table:display="true" table:show-details="true"/>
                <table:data-pilot-member table:name="1,24059" table:display="true" table:show-details="true"/>
                <table:data-pilot-member table:name="1,24101" table:display="true" table:show-details="true"/>
                <table:data-pilot-member table:name="1,24109" table:display="true" table:show-details="true"/>
                <table:data-pilot-member table:name="1,24223" table:display="true" table:show-details="true"/>
                <table:data-pilot-member table:name="1,24231" table:display="true" table:show-details="true"/>
                <table:data-pilot-member table:name="1,24259" table:display="true" table:show-details="true"/>
                <table:data-pilot-member table:name="1,24307" table:display="true" table:show-details="true"/>
                <table:data-pilot-member table:name="1,24384" table:display="true" table:show-details="true"/>
                <table:data-pilot-member table:name="1,24449" table:display="true" table:show-details="true"/>
                <table:data-pilot-member table:name="1,24568" table:display="true" table:show-details="true"/>
                <table:data-pilot-member table:name="1,24606" table:display="true" table:show-details="true"/>
                <table:data-pilot-member table:name="1,24632" table:display="true" table:show-details="true"/>
                <table:data-pilot-member table:name="1,24668" table:display="true" table:show-details="true"/>
                <table:data-pilot-member table:name="1,24707" table:display="true" table:show-details="true"/>
                <table:data-pilot-member table:name="1,24718" table:display="true" table:show-details="true"/>
                <table:data-pilot-member table:name="1,24731" table:display="true" table:show-details="true"/>
                <table:data-pilot-member table:name="1,24797" table:display="true" table:show-details="true"/>
                <table:data-pilot-member table:name="1,24813" table:display="true" table:show-details="true"/>
                <table:data-pilot-member table:name="1,2487" table:display="true" table:show-details="true"/>
                <table:data-pilot-member table:name="1,24964" table:display="true" table:show-details="true"/>
                <table:data-pilot-member table:name="1,24991" table:display="true" table:show-details="true"/>
                <table:data-pilot-member table:name="1,25176" table:display="true" table:show-details="true"/>
                <table:data-pilot-member table:name="1,25268" table:display="true" table:show-details="true"/>
                <table:data-pilot-member table:name="1,25362" table:display="true" table:show-details="true"/>
                <table:data-pilot-member table:name="1,25434" table:display="true" table:show-details="true"/>
                <table:data-pilot-member table:name="1,25787" table:display="true" table:show-details="true"/>
                <table:data-pilot-member table:name="1,25935" table:display="true" table:show-details="true"/>
                <table:data-pilot-member table:name="1,2612" table:display="true" table:show-details="true"/>
                <table:data-pilot-member table:name="1,26175" table:display="true" table:show-details="true"/>
                <table:data-pilot-member table:name="1,26244" table:display="true" table:show-details="true"/>
                <table:data-pilot-member table:name="1,26273" table:display="true" table:show-details="true"/>
                <table:data-pilot-member table:name="1,26317" table:display="true" table:show-details="true"/>
                <table:data-pilot-member table:name="1,26334" table:display="true" table:show-details="true"/>
                <table:data-pilot-member table:name="1,26447" table:display="true" table:show-details="true"/>
                <table:data-pilot-member table:name="1,26552" table:display="true" table:show-details="true"/>
                <table:data-pilot-member table:name="1,26604" table:display="true" table:show-details="true"/>
                <table:data-pilot-member table:name="1,26632" table:display="true" table:show-details="true"/>
                <table:data-pilot-member table:name="1,26757" table:display="true" table:show-details="true"/>
                <table:data-pilot-member table:name="1,26943" table:display="true" table:show-details="true"/>
                <table:data-pilot-member table:name="1,27175" table:display="true" table:show-details="true"/>
                <table:data-pilot-member table:name="1,27182" table:display="true" table:show-details="true"/>
                <table:data-pilot-member table:name="1,27294" table:display="true" table:show-details="true"/>
                <table:data-pilot-member table:name="1,27427" table:display="true" table:show-details="true"/>
                <table:data-pilot-member table:name="1,27456" table:display="true" table:show-details="true"/>
                <table:data-pilot-member table:name="1,27637" table:display="true" table:show-details="true"/>
                <table:data-pilot-member table:name="1,27747" table:display="true" table:show-details="true"/>
                <table:data-pilot-member table:name="1,27799" table:display="true" table:show-details="true"/>
                <table:data-pilot-member table:name="1,27836" table:display="true" table:show-details="true"/>
                <table:data-pilot-member table:name="1,27979" table:display="true" table:show-details="true"/>
                <table:data-pilot-member table:name="1,27991" table:display="true" table:show-details="true"/>
                <table:data-pilot-member table:name="1,28119" table:display="true" table:show-details="true"/>
                <table:data-pilot-member table:name="1,28142" table:display="true" table:show-details="true"/>
                <table:data-pilot-member table:name="1,28199" table:display="true" table:show-details="true"/>
                <table:data-pilot-member table:name="1,28235" table:display="true" table:show-details="true"/>
                <table:data-pilot-member table:name="1,28241" table:display="true" table:show-details="true"/>
                <table:data-pilot-member table:name="1,2826" table:display="true" table:show-details="true"/>
                <table:data-pilot-member table:name="1,28271" table:display="true" table:show-details="true"/>
                <table:data-pilot-member table:name="1,28347" table:display="true" table:show-details="true"/>
                <table:data-pilot-member table:name="1,28435" table:display="true" table:show-details="true"/>
                <table:data-pilot-member table:name="1,28461" table:display="true" table:show-details="true"/>
                <table:data-pilot-member table:name="1,28645" table:display="true" table:show-details="true"/>
                <table:data-pilot-member table:name="1,2868" table:display="true" table:show-details="true"/>
                <table:data-pilot-member table:name="1,28713" table:display="true" table:show-details="true"/>
                <table:data-pilot-member table:name="1,28773" table:display="true" table:show-details="true"/>
                <table:data-pilot-member table:name="1,29064" table:display="true" table:show-details="true"/>
                <table:data-pilot-member table:name="1,29095" table:display="true" table:show-details="true"/>
                <table:data-pilot-member table:name="1,29096" table:display="true" table:show-details="true"/>
                <table:data-pilot-member table:name="1,29104" table:display="true" table:show-details="true"/>
                <table:data-pilot-member table:name="1,29223" table:display="true" table:show-details="true"/>
                <table:data-pilot-member table:name="1,29253" table:display="true" table:show-details="true"/>
                <table:data-pilot-member table:name="1,29301" table:display="true" table:show-details="true"/>
                <table:data-pilot-member table:name="1,29312" table:display="true" table:show-details="true"/>
                <table:data-pilot-member table:name="1,29323" table:display="true" table:show-details="true"/>
                <table:data-pilot-member table:name="1,29341" table:display="true" table:show-details="true"/>
                <table:data-pilot-member table:name="1,29435" table:display="true" table:show-details="true"/>
                <table:data-pilot-member table:name="1,29669" table:display="true" table:show-details="true"/>
                <table:data-pilot-member table:name="1,29719" table:display="true" table:show-details="true"/>
                <table:data-pilot-member table:name="1,29863" table:display="true" table:show-details="true"/>
                <table:data-pilot-member table:name="1,29886" table:display="true" table:show-details="true"/>
                <table:data-pilot-member table:name="1,29893" table:display="true" table:show-details="true"/>
                <table:data-pilot-member table:name="1,29901" table:display="true" table:show-details="true"/>
                <table:data-pilot-member table:name="1,29907" table:display="true" table:show-details="true"/>
                <table:data-pilot-member table:name="1,29908" table:display="true" table:show-details="true"/>
                <table:data-pilot-member table:name="1,30052" table:display="true" table:show-details="true"/>
                <table:data-pilot-member table:name="1,30064" table:display="true" table:show-details="true"/>
                <table:data-pilot-member table:name="1,30076" table:display="true" table:show-details="true"/>
                <table:data-pilot-member table:name="1,30082" table:display="true" table:show-details="true"/>
                <table:data-pilot-member table:name="1,30097" table:display="true" table:show-details="true"/>
                <table:data-pilot-member table:name="1,30123" table:display="true" table:show-details="true"/>
                <table:data-pilot-member table:name="1,30141" table:display="true" table:show-details="true"/>
                <table:data-pilot-member table:name="1,30208" table:display="true" table:show-details="true"/>
                <table:data-pilot-member table:name="1,3025" table:display="true" table:show-details="true"/>
                <table:data-pilot-member table:name="1,30368" table:display="true" table:show-details="true"/>
                <table:data-pilot-member table:name="1,30445" table:display="true" table:show-details="true"/>
                <table:data-pilot-member table:name="1,30464" table:display="true" table:show-details="true"/>
                <table:data-pilot-member table:name="1,30545" table:display="true" table:show-details="true"/>
                <table:data-pilot-member table:name="1,30579" table:display="true" table:show-details="true"/>
                <table:data-pilot-member table:name="1,30844" table:display="true" table:show-details="true"/>
                <table:data-pilot-member table:name="1,30866" table:display="true" table:show-details="true"/>
                <table:data-pilot-member table:name="1,31045" table:display="true" table:show-details="true"/>
                <table:data-pilot-member table:name="1,31145" table:display="true" table:show-details="true"/>
                <table:data-pilot-member table:name="1,31237" table:display="true" table:show-details="true"/>
                <table:data-pilot-member table:name="1,31243" table:display="true" table:show-details="true"/>
                <table:data-pilot-member table:name="1,31351" table:display="true" table:show-details="true"/>
                <table:data-pilot-member table:name="1,31361" table:display="true" table:show-details="true"/>
                <table:data-pilot-member table:name="1,31382" table:display="true" table:show-details="true"/>
                <table:data-pilot-member table:name="1,31387" table:display="true" table:show-details="true"/>
                <table:data-pilot-member table:name="1,31388" table:display="true" table:show-details="true"/>
                <table:data-pilot-member table:name="1,31401" table:display="true" table:show-details="true"/>
                <table:data-pilot-member table:name="1,31468" table:display="true" table:show-details="true"/>
                <table:data-pilot-member table:name="1,31508" table:display="true" table:show-details="true"/>
                <table:data-pilot-member table:name="1,31556" table:display="true" table:show-details="true"/>
                <table:data-pilot-member table:name="1,3164" table:display="true" table:show-details="true"/>
                <table:data-pilot-member table:name="1,31658" table:display="true" table:show-details="true"/>
                <table:data-pilot-member table:name="1,31688" table:display="true" table:show-details="true"/>
                <table:data-pilot-member table:name="1,3183" table:display="true" table:show-details="true"/>
                <table:data-pilot-member table:name="1,31867" table:display="true" table:show-details="true"/>
                <table:data-pilot-member table:name="1,31874" table:display="true" table:show-details="true"/>
                <table:data-pilot-member table:name="1,31879" table:display="true" table:show-details="true"/>
                <table:data-pilot-member table:name="1,31907" table:display="true" table:show-details="true"/>
                <table:data-pilot-member table:name="1,31921" table:display="true" table:show-details="true"/>
                <table:data-pilot-member table:name="1,31945" table:display="true" table:show-details="true"/>
                <table:data-pilot-member table:name="1,32093" table:display="true" table:show-details="true"/>
                <table:data-pilot-member table:name="1,32119" table:display="true" table:show-details="true"/>
                <table:data-pilot-member table:name="1,32135" table:display="true" table:show-details="true"/>
                <table:data-pilot-member table:name="1,32156" table:display="true" table:show-details="true"/>
                <table:data-pilot-member table:name="1,32273" table:display="true" table:show-details="true"/>
                <table:data-pilot-member table:name="1,32494" table:display="true" table:show-details="true"/>
                <table:data-pilot-member table:name="1,32605" table:display="true" table:show-details="true"/>
                <table:data-pilot-member table:name="1,32716" table:display="true" table:show-details="true"/>
                <table:data-pilot-member table:name="1,3275" table:display="true" table:show-details="true"/>
                <table:data-pilot-member table:name="1,32797" table:display="true" table:show-details="true"/>
                <table:data-pilot-member table:name="1,32831" table:display="true" table:show-details="true"/>
                <table:data-pilot-member table:name="1,3289" table:display="true" table:show-details="true"/>
                <table:data-pilot-member table:name="1,32937" table:display="true" table:show-details="true"/>
                <table:data-pilot-member table:name="1,32991" table:display="true" table:show-details="true"/>
                <table:data-pilot-member table:name="1,33036" table:display="true" table:show-details="true"/>
                <table:data-pilot-member table:name="1,33091" table:display="true" table:show-details="true"/>
                <table:data-pilot-member table:name="1,33113" table:display="true" table:show-details="true"/>
                <table:data-pilot-member table:name="1,33147" table:display="true" table:show-details="true"/>
                <table:data-pilot-member table:name="1,33195" table:display="true" table:show-details="true"/>
                <table:data-pilot-member table:name="1,33247" table:display="true" table:show-details="true"/>
                <table:data-pilot-member table:name="1,33257" table:display="true" table:show-details="true"/>
                <table:data-pilot-member table:name="1,3326" table:display="true" table:show-details="true"/>
                <table:data-pilot-member table:name="1,33276" table:display="true" table:show-details="true"/>
                <table:data-pilot-member table:name="1,33279" table:display="true" table:show-details="true"/>
                <table:data-pilot-member table:name="1,33292" table:display="true" table:show-details="true"/>
                <table:data-pilot-member table:name="1,33308" table:display="true" table:show-details="true"/>
                <table:data-pilot-member table:name="1,33377" table:display="true" table:show-details="true"/>
                <table:data-pilot-member table:name="1,33529" table:display="true" table:show-details="true"/>
                <table:data-pilot-member table:name="1,33598" table:display="true" table:show-details="true"/>
                <table:data-pilot-member table:name="1,33649" table:display="true" table:show-details="true"/>
                <table:data-pilot-member table:name="1,33765" table:display="true" table:show-details="true"/>
                <table:data-pilot-member table:name="1,33796" table:display="true" table:show-details="true"/>
                <table:data-pilot-member table:name="1,3381" table:display="true" table:show-details="true"/>
                <table:data-pilot-member table:name="1,33926" table:display="true" table:show-details="true"/>
                <table:data-pilot-member table:name="1,33983" table:display="true" table:show-details="true"/>
                <table:data-pilot-member table:name="1,34015" table:display="true" table:show-details="true"/>
                <table:data-pilot-member table:name="1,3405" table:display="true" table:show-details="true"/>
                <table:data-pilot-member table:name="1,3409" table:display="true" table:show-details="true"/>
                <table:data-pilot-member table:name="1,34106" table:display="true" table:show-details="true"/>
                <table:data-pilot-member table:name="1,34209" table:display="true" table:show-details="true"/>
                <table:data-pilot-member table:name="1,34233" table:display="true" table:show-details="true"/>
                <table:data-pilot-member table:name="1,34241" table:display="true" table:show-details="true"/>
                <table:data-pilot-member table:name="1,34292" table:display="true" table:show-details="true"/>
                <table:data-pilot-member table:name="1,34622" table:display="true" table:show-details="true"/>
                <table:data-pilot-member table:name="1,34779" table:display="true" table:show-details="true"/>
                <table:data-pilot-member table:name="1,34914" table:display="true" table:show-details="true"/>
                <table:data-pilot-member table:name="1,3496" table:display="true" table:show-details="true"/>
                <table:data-pilot-member table:name="1,35036" table:display="true" table:show-details="true"/>
                <table:data-pilot-member table:name="1,35038" table:display="true" table:show-details="true"/>
                <table:data-pilot-member table:name="1,35221" table:display="true" table:show-details="true"/>
                <table:data-pilot-member table:name="1,35469" table:display="true" table:show-details="true"/>
                <table:data-pilot-member table:name="1,35549" table:display="true" table:show-details="true"/>
                <table:data-pilot-member table:name="1,35617" table:display="true" table:show-details="true"/>
                <table:data-pilot-member table:name="1,3576" table:display="true" table:show-details="true"/>
                <table:data-pilot-member table:name="1,35953" table:display="true" table:show-details="true"/>
                <table:data-pilot-member table:name="1,36022" table:display="true" table:show-details="true"/>
                <table:data-pilot-member table:name="1,364" table:display="true" table:show-details="true"/>
                <table:data-pilot-member table:name="1,36447" table:display="true" table:show-details="true"/>
                <table:data-pilot-member table:name="1,36489" table:display="true" table:show-details="true"/>
                <table:data-pilot-member table:name="1,36525" table:display="true" table:show-details="true"/>
                <table:data-pilot-member table:name="1,36607" table:display="true" table:show-details="true"/>
                <table:data-pilot-member table:name="1,36614" table:display="true" table:show-details="true"/>
                <table:data-pilot-member table:name="1,36707" table:display="true" table:show-details="true"/>
                <table:data-pilot-member table:name="1,36845" table:display="true" table:show-details="true"/>
                <table:data-pilot-member table:name="1,37021" table:display="true" table:show-details="true"/>
                <table:data-pilot-member table:name="1,37044" table:display="true" table:show-details="true"/>
                <table:data-pilot-member table:name="1,37047" table:display="true" table:show-details="true"/>
                <table:data-pilot-member table:name="1,37121" table:display="true" table:show-details="true"/>
                <table:data-pilot-member table:name="1,37244" table:display="true" table:show-details="true"/>
                <table:data-pilot-member table:name="1,37246" table:display="true" table:show-details="true"/>
                <table:data-pilot-member table:name="1,37355" table:display="true" table:show-details="true"/>
                <table:data-pilot-member table:name="1,37407" table:display="true" table:show-details="true"/>
                <table:data-pilot-member table:name="1,37433" table:display="true" table:show-details="true"/>
                <table:data-pilot-member table:name="1,37616" table:display="true" table:show-details="true"/>
                <table:data-pilot-member table:name="1,37668" table:display="true" table:show-details="true"/>
                <table:data-pilot-member table:name="1,37673" table:display="true" table:show-details="true"/>
                <table:data-pilot-member table:name="1,37687" table:display="true" table:show-details="true"/>
                <table:data-pilot-member table:name="1,37695" table:display="true" table:show-details="true"/>
                <table:data-pilot-member table:name="1,37721" table:display="true" table:show-details="true"/>
                <table:data-pilot-member table:name="1,37794" table:display="true" table:show-details="true"/>
                <table:data-pilot-member table:name="1,3797" table:display="true" table:show-details="true"/>
                <table:data-pilot-member table:name="1,37992" table:display="true" table:show-details="true"/>
                <table:data-pilot-member table:name="1,38051" table:display="true" table:show-details="true"/>
                <table:data-pilot-member table:name="1,38258" table:display="true" table:show-details="true"/>
                <table:data-pilot-member table:name="1,38267" table:display="true" table:show-details="true"/>
                <table:data-pilot-member table:name="1,38479" table:display="true" table:show-details="true"/>
                <table:data-pilot-member table:name="1,38512" table:display="true" table:show-details="true"/>
                <table:data-pilot-member table:name="1,38612" table:display="true" table:show-details="true"/>
                <table:data-pilot-member table:name="1,38722" table:display="true" table:show-details="true"/>
                <table:data-pilot-member table:name="1,38724" table:display="true" table:show-details="true"/>
                <table:data-pilot-member table:name="1,38901" table:display="true" table:show-details="true"/>
                <table:data-pilot-member table:name="1,38951" table:display="true" table:show-details="true"/>
                <table:data-pilot-member table:name="1,38975" table:display="true" table:show-details="true"/>
                <table:data-pilot-member table:name="1,38997" table:display="true" table:show-details="true"/>
                <table:data-pilot-member table:name="1,39062" table:display="true" table:show-details="true"/>
                <table:data-pilot-member table:name="1,39155" table:display="true" table:show-details="true"/>
                <table:data-pilot-member table:name="1,39299" table:display="true" table:show-details="true"/>
                <table:data-pilot-member table:name="1,39348" table:display="true" table:show-details="true"/>
                <table:data-pilot-member table:name="1,39404" table:display="true" table:show-details="true"/>
                <table:data-pilot-member table:name="1,3941" table:display="true" table:show-details="true"/>
                <table:data-pilot-member table:name="1,3947" table:display="true" table:show-details="true"/>
                <table:data-pilot-member table:name="1,39474" table:display="true" table:show-details="true"/>
                <table:data-pilot-member table:name="1,39501" table:display="true" table:show-details="true"/>
                <table:data-pilot-member table:name="1,39547" table:display="true" table:show-details="true"/>
                <table:data-pilot-member table:name="1,39554" table:display="true" table:show-details="true"/>
                <table:data-pilot-member table:name="1,39563" table:display="true" table:show-details="true"/>
                <table:data-pilot-member table:name="1,39623" table:display="true" table:show-details="true"/>
                <table:data-pilot-member table:name="1,3963" table:display="true" table:show-details="true"/>
                <table:data-pilot-member table:name="1,39879" table:display="true" table:show-details="true"/>
                <table:data-pilot-member table:name="1,39883" table:display="true" table:show-details="true"/>
                <table:data-pilot-member table:name="1,39929" table:display="true" table:show-details="true"/>
                <table:data-pilot-member table:name="1,39966" table:display="true" table:show-details="true"/>
                <table:data-pilot-member table:name="1,40033" table:display="true" table:show-details="true"/>
                <table:data-pilot-member table:name="1,40171" table:display="true" table:show-details="true"/>
                <table:data-pilot-member table:name="1,40172" table:display="true" table:show-details="true"/>
                <table:data-pilot-member table:name="1,40202" table:display="true" table:show-details="true"/>
                <table:data-pilot-member table:name="1,40209" table:display="true" table:show-details="true"/>
                <table:data-pilot-member table:name="1,40237" table:display="true" table:show-details="true"/>
                <table:data-pilot-member table:name="1,40242" table:display="true" table:show-details="true"/>
                <table:data-pilot-member table:name="1,4034" table:display="true" table:show-details="true"/>
                <table:data-pilot-member table:name="1,40416" table:display="true" table:show-details="true"/>
                <table:data-pilot-member table:name="1,40457" table:display="true" table:show-details="true"/>
                <table:data-pilot-member table:name="1,40508" table:display="true" table:show-details="true"/>
                <table:data-pilot-member table:name="1,40577" table:display="true" table:show-details="true"/>
                <table:data-pilot-member table:name="1,40617" table:display="true" table:show-details="true"/>
                <table:data-pilot-member table:name="1,40655" table:display="true" table:show-details="true"/>
                <table:data-pilot-member table:name="1,40704" table:display="true" table:show-details="true"/>
                <table:data-pilot-member table:name="1,40719" table:display="true" table:show-details="true"/>
                <table:data-pilot-member table:name="1,41042" table:display="true" table:show-details="true"/>
                <table:data-pilot-member table:name="1,41083" table:display="true" table:show-details="true"/>
                <table:data-pilot-member table:name="1,41095" table:display="true" table:show-details="true"/>
                <table:data-pilot-member table:name="1,41159" table:display="true" table:show-details="true"/>
                <table:data-pilot-member table:name="1,41278" table:display="true" table:show-details="true"/>
                <table:data-pilot-member table:name="1,4143" table:display="true" table:show-details="true"/>
                <table:data-pilot-member table:name="1,41452" table:display="true" table:show-details="true"/>
                <table:data-pilot-member table:name="1,41663" table:display="true" table:show-details="true"/>
                <table:data-pilot-member table:name="1,41664" table:display="true" table:show-details="true"/>
                <table:data-pilot-member table:name="1,41723" table:display="true" table:show-details="true"/>
                <table:data-pilot-member table:name="1,4186" table:display="true" table:show-details="true"/>
                <table:data-pilot-member table:name="1,41867" table:display="true" table:show-details="true"/>
                <table:data-pilot-member table:name="1,41993" table:display="true" table:show-details="true"/>
                <table:data-pilot-member table:name="1,42016" table:display="true" table:show-details="true"/>
                <table:data-pilot-member table:name="1,4205" table:display="true" table:show-details="true"/>
                <table:data-pilot-member table:name="1,42117" table:display="true" table:show-details="true"/>
                <table:data-pilot-member table:name="1,42147" table:display="true" table:show-details="true"/>
                <table:data-pilot-member table:name="1,42158" table:display="true" table:show-details="true"/>
                <table:data-pilot-member table:name="1,42164" table:display="true" table:show-details="true"/>
                <table:data-pilot-member table:name="1,42186" table:display="true" table:show-details="true"/>
                <table:data-pilot-member table:name="1,42216" table:display="true" table:show-details="true"/>
                <table:data-pilot-member table:name="1,42271" table:display="true" table:show-details="true"/>
                <table:data-pilot-member table:name="1,42401" table:display="true" table:show-details="true"/>
                <table:data-pilot-member table:name="1,42429" table:display="true" table:show-details="true"/>
                <table:data-pilot-member table:name="1,42431" table:display="true" table:show-details="true"/>
                <table:data-pilot-member table:name="1,42511" table:display="true" table:show-details="true"/>
                <table:data-pilot-member table:name="1,42558" table:display="true" table:show-details="true"/>
                <table:data-pilot-member table:name="1,42564" table:display="true" table:show-details="true"/>
                <table:data-pilot-member table:name="1,42609" table:display="true" table:show-details="true"/>
                <table:data-pilot-member table:name="1,42654" table:display="true" table:show-details="true"/>
                <table:data-pilot-member table:name="1,42681" table:display="true" table:show-details="true"/>
                <table:data-pilot-member table:name="1,42722" table:display="true" table:show-details="true"/>
                <table:data-pilot-member table:name="1,42751" table:display="true" table:show-details="true"/>
                <table:data-pilot-member table:name="1,42767" table:display="true" table:show-details="true"/>
                <table:data-pilot-member table:name="1,42791" table:display="true" table:show-details="true"/>
                <table:data-pilot-member table:name="1,42835" table:display="true" table:show-details="true"/>
                <table:data-pilot-member table:name="1,42926" table:display="true" table:show-details="true"/>
                <table:data-pilot-member table:name="1,42949" table:display="true" table:show-details="true"/>
                <table:data-pilot-member table:name="1,42951" table:display="true" table:show-details="true"/>
                <table:data-pilot-member table:name="1,43009" table:display="true" table:show-details="true"/>
                <table:data-pilot-member table:name="1,43039" table:display="true" table:show-details="true"/>
                <table:data-pilot-member table:name="1,43051" table:display="true" table:show-details="true"/>
                <table:data-pilot-member table:name="1,43056" table:display="true" table:show-details="true"/>
                <table:data-pilot-member table:name="1,43114" table:display="true" table:show-details="true"/>
                <table:data-pilot-member table:name="1,43289" table:display="true" table:show-details="true"/>
                <table:data-pilot-member table:name="1,43365" table:display="true" table:show-details="true"/>
                <table:data-pilot-member table:name="1,43377" table:display="true" table:show-details="true"/>
                <table:data-pilot-member table:name="1,43424" table:display="true" table:show-details="true"/>
                <table:data-pilot-member table:name="1,43508" table:display="true" table:show-details="true"/>
                <table:data-pilot-member table:name="1,43517" table:display="true" table:show-details="true"/>
                <table:data-pilot-member table:name="1,43772" table:display="true" table:show-details="true"/>
                <table:data-pilot-member table:name="1,4378" table:display="true" table:show-details="true"/>
                <table:data-pilot-member table:name="1,43815" table:display="true" table:show-details="true"/>
                <table:data-pilot-member table:name="1,43911" table:display="true" table:show-details="true"/>
                <table:data-pilot-member table:name="1,44025" table:display="true" table:show-details="true"/>
                <table:data-pilot-member table:name="1,44225" table:display="true" table:show-details="true"/>
                <table:data-pilot-member table:name="1,44246" table:display="true" table:show-details="true"/>
                <table:data-pilot-member table:name="1,44271" table:display="true" table:show-details="true"/>
                <table:data-pilot-member table:name="1,44461" table:display="true" table:show-details="true"/>
                <table:data-pilot-member table:name="1,44514" table:display="true" table:show-details="true"/>
                <table:data-pilot-member table:name="1,44521" table:display="true" table:show-details="true"/>
                <table:data-pilot-member table:name="1,44803" table:display="true" table:show-details="true"/>
                <table:data-pilot-member table:name="1,44842" table:display="true" table:show-details="true"/>
                <table:data-pilot-member table:name="1,45078" table:display="true" table:show-details="true"/>
                <table:data-pilot-member table:name="1,4508" table:display="true" table:show-details="true"/>
                <table:data-pilot-member table:name="1,45256" table:display="true" table:show-details="true"/>
                <table:data-pilot-member table:name="1,45295" table:display="true" table:show-details="true"/>
                <table:data-pilot-member table:name="1,45358" table:display="true" table:show-details="true"/>
                <table:data-pilot-member table:name="1,45536" table:display="true" table:show-details="true"/>
                <table:data-pilot-member table:name="1,45548" table:display="true" table:show-details="true"/>
                <table:data-pilot-member table:name="1,45635" table:display="true" table:show-details="true"/>
                <table:data-pilot-member table:name="1,45672" table:display="true" table:show-details="true"/>
                <table:data-pilot-member table:name="1,45721" table:display="true" table:show-details="true"/>
                <table:data-pilot-member table:name="1,45809" table:display="true" table:show-details="true"/>
                <table:data-pilot-member table:name="1,45975" table:display="true" table:show-details="true"/>
                <table:data-pilot-member table:name="1,46032" table:display="true" table:show-details="true"/>
                <table:data-pilot-member table:name="1,46188" table:display="true" table:show-details="true"/>
                <table:data-pilot-member table:name="1,4622" table:display="true" table:show-details="true"/>
                <table:data-pilot-member table:name="1,46297" table:display="true" table:show-details="true"/>
                <table:data-pilot-member table:name="1,4632" table:display="true" table:show-details="true"/>
                <table:data-pilot-member table:name="1,46358" table:display="true" table:show-details="true"/>
                <table:data-pilot-member table:name="1,46376" table:display="true" table:show-details="true"/>
                <table:data-pilot-member table:name="1,46412" table:display="true" table:show-details="true"/>
                <table:data-pilot-member table:name="1,46503" table:display="true" table:show-details="true"/>
                <table:data-pilot-member table:name="1,46616" table:display="true" table:show-details="true"/>
                <table:data-pilot-member table:name="1,46814" table:display="true" table:show-details="true"/>
                <table:data-pilot-member table:name="1,46829" table:display="true" table:show-details="true"/>
                <table:data-pilot-member table:name="1,47017" table:display="true" table:show-details="true"/>
                <table:data-pilot-member table:name="1,47048" table:display="true" table:show-details="true"/>
                <table:data-pilot-member table:name="1,4715" table:display="true" table:show-details="true"/>
                <table:data-pilot-member table:name="1,47159" table:display="true" table:show-details="true"/>
                <table:data-pilot-member table:name="1,47347" table:display="true" table:show-details="true"/>
                <table:data-pilot-member table:name="1,47373" table:display="true" table:show-details="true"/>
                <table:data-pilot-member table:name="1,47783" table:display="true" table:show-details="true"/>
                <table:data-pilot-member table:name="1,47905" table:display="true" table:show-details="true"/>
                <table:data-pilot-member table:name="1,47907" table:display="true" table:show-details="true"/>
                <table:data-pilot-member table:name="1,48173" table:display="true" table:show-details="true"/>
                <table:data-pilot-member table:name="1,48205" table:display="true" table:show-details="true"/>
                <table:data-pilot-member table:name="1,48261" table:display="true" table:show-details="true"/>
                <table:data-pilot-member table:name="1,48348" table:display="true" table:show-details="true"/>
                <table:data-pilot-member table:name="1,48356" table:display="true" table:show-details="true"/>
                <table:data-pilot-member table:name="1,48359" table:display="true" table:show-details="true"/>
                <table:data-pilot-member table:name="1,4845" table:display="true" table:show-details="true"/>
                <table:data-pilot-member table:name="1,48714" table:display="true" table:show-details="true"/>
                <table:data-pilot-member table:name="1,4877" table:display="true" table:show-details="true"/>
                <table:data-pilot-member table:name="1,48865" table:display="true" table:show-details="true"/>
                <table:data-pilot-member table:name="1,48945" table:display="true" table:show-details="true"/>
                <table:data-pilot-member table:name="1,49239" table:display="true" table:show-details="true"/>
                <table:data-pilot-member table:name="1,49297" table:display="true" table:show-details="true"/>
                <table:data-pilot-member table:name="1,49368" table:display="true" table:show-details="true"/>
                <table:data-pilot-member table:name="1,49473" table:display="true" table:show-details="true"/>
                <table:data-pilot-member table:name="1,49781" table:display="true" table:show-details="true"/>
                <table:data-pilot-member table:name="1,49806" table:display="true" table:show-details="true"/>
                <table:data-pilot-member table:name="1,4992" table:display="true" table:show-details="true"/>
                <table:data-pilot-member table:name="1,49991" table:display="true" table:show-details="true"/>
                <table:data-pilot-member table:name="1,50915" table:display="true" table:show-details="true"/>
                <table:data-pilot-member table:name="1,5147" table:display="true" table:show-details="true"/>
                <table:data-pilot-member table:name="1,52488" table:display="true" table:show-details="true"/>
                <table:data-pilot-member table:name="1,54779" table:display="true" table:show-details="true"/>
                <table:data-pilot-member table:name="1,55164" table:display="true" table:show-details="true"/>
                <table:data-pilot-member table:name="1,55957" table:display="true" table:show-details="true"/>
                <table:data-pilot-member table:name="1,56176" table:display="true" table:show-details="true"/>
                <table:data-pilot-member table:name="1,56372" table:display="true" table:show-details="true"/>
                <table:data-pilot-member table:name="1,58765" table:display="true" table:show-details="true"/>
                <table:data-pilot-member table:name="1,69564" table:display="true" table:show-details="true"/>
                <table:data-pilot-member table:name="1,69663" table:display="true" table:show-details="true"/>
                <table:data-pilot-member table:name="1,69693" table:display="true" table:show-details="true"/>
                <table:data-pilot-member table:name="1,6987" table:display="true" table:show-details="true"/>
                <table:data-pilot-member table:name="1,70042" table:display="true" table:show-details="true"/>
                <table:data-pilot-member table:name="1,70213" table:display="true" table:show-details="true"/>
                <table:data-pilot-member table:name="1,70218" table:display="true" table:show-details="true"/>
                <table:data-pilot-member table:name="1,70446" table:display="true" table:show-details="true"/>
                <table:data-pilot-member table:name="1,7062" table:display="true" table:show-details="true"/>
                <table:data-pilot-member table:name="1,71081" table:display="true" table:show-details="true"/>
                <table:data-pilot-member table:name="1,71175" table:display="true" table:show-details="true"/>
                <table:data-pilot-member table:name="1,7134" table:display="true" table:show-details="true"/>
                <table:data-pilot-member table:name="1,71569" table:display="true" table:show-details="true"/>
                <table:data-pilot-member table:name="1,71659" table:display="true" table:show-details="true"/>
                <table:data-pilot-member table:name="1,71683" table:display="true" table:show-details="true"/>
                <table:data-pilot-member table:name="1,71764" table:display="true" table:show-details="true"/>
                <table:data-pilot-member table:name="1,72025" table:display="true" table:show-details="true"/>
                <table:data-pilot-member table:name="1,72171" table:display="true" table:show-details="true"/>
                <table:data-pilot-member table:name="1,72388" table:display="true" table:show-details="true"/>
                <table:data-pilot-member table:name="1,72397" table:display="true" table:show-details="true"/>
                <table:data-pilot-member table:name="1,73134" table:display="true" table:show-details="true"/>
                <table:data-pilot-member table:name="1,73146" table:display="true" table:show-details="true"/>
                <table:data-pilot-member table:name="1,73329" table:display="true" table:show-details="true"/>
                <table:data-pilot-member table:name="1,73388" table:display="true" table:show-details="true"/>
                <table:data-pilot-member table:name="1,73421" table:display="true" table:show-details="true"/>
                <table:data-pilot-member table:name="1,73586" table:display="true" table:show-details="true"/>
                <table:data-pilot-member table:name="1,73603" table:display="true" table:show-details="true"/>
                <table:data-pilot-member table:name="1,74102" table:display="true" table:show-details="true"/>
                <table:data-pilot-member table:name="1,74143" table:display="true" table:show-details="true"/>
                <table:data-pilot-member table:name="1,74309" table:display="true" table:show-details="true"/>
                <table:data-pilot-member table:name="1,74337" table:display="true" table:show-details="true"/>
                <table:data-pilot-member table:name="1,74398" table:display="true" table:show-details="true"/>
                <table:data-pilot-member table:name="1,74567" table:display="true" table:show-details="true"/>
                <table:data-pilot-member table:name="1,74597" table:display="true" table:show-details="true"/>
                <table:data-pilot-member table:name="1,74748" table:display="true" table:show-details="true"/>
                <table:data-pilot-member table:name="1,74752" table:display="true" table:show-details="true"/>
                <table:data-pilot-member table:name="1,74799" table:display="true" table:show-details="true"/>
                <table:data-pilot-member table:name="1,74862" table:display="true" table:show-details="true"/>
                <table:data-pilot-member table:name="1,74962" table:display="true" table:show-details="true"/>
                <table:data-pilot-member table:name="1,7498" table:display="true" table:show-details="true"/>
                <table:data-pilot-member table:name="1,75168" table:display="true" table:show-details="true"/>
                <table:data-pilot-member table:name="1,75302" table:display="true" table:show-details="true"/>
                <table:data-pilot-member table:name="1,75429" table:display="true" table:show-details="true"/>
                <table:data-pilot-member table:name="1,75431" table:display="true" table:show-details="true"/>
                <table:data-pilot-member table:name="1,75617" table:display="true" table:show-details="true"/>
                <table:data-pilot-member table:name="1,75734" table:display="true" table:show-details="true"/>
                <table:data-pilot-member table:name="1,75785" table:display="true" table:show-details="true"/>
                <table:data-pilot-member table:name="1,75929" table:display="true" table:show-details="true"/>
                <table:data-pilot-member table:name="1,75982" table:display="true" table:show-details="true"/>
                <table:data-pilot-member table:name="1,76106" table:display="true" table:show-details="true"/>
                <table:data-pilot-member table:name="1,76113" table:display="true" table:show-details="true"/>
                <table:data-pilot-member table:name="1,76131" table:display="true" table:show-details="true"/>
                <table:data-pilot-member table:name="1,76135" table:display="true" table:show-details="true"/>
                <table:data-pilot-member table:name="1,76177" table:display="true" table:show-details="true"/>
                <table:data-pilot-member table:name="1,76192" table:display="true" table:show-details="true"/>
                <table:data-pilot-member table:name="1,76216" table:display="true" table:show-details="true"/>
                <table:data-pilot-member table:name="1,76227" table:display="true" table:show-details="true"/>
                <table:data-pilot-member table:name="1,76465" table:display="true" table:show-details="true"/>
                <table:data-pilot-member table:name="1,76469" table:display="true" table:show-details="true"/>
                <table:data-pilot-member table:name="1,76521" table:display="true" table:show-details="true"/>
                <table:data-pilot-member table:name="1,76577" table:display="true" table:show-details="true"/>
                <table:data-pilot-member table:name="1,76795" table:display="true" table:show-details="true"/>
                <table:data-pilot-member table:name="1,76847" table:display="true" table:show-details="true"/>
                <table:data-pilot-member table:name="1,76934" table:display="true" table:show-details="true"/>
                <table:data-pilot-member table:name="1,77445" table:display="true" table:show-details="true"/>
                <table:data-pilot-member table:name="1,77465" table:display="true" table:show-details="true"/>
                <table:data-pilot-member table:name="1,77555" table:display="true" table:show-details="true"/>
                <table:data-pilot-member table:name="1,77688" table:display="true" table:show-details="true"/>
                <table:data-pilot-member table:name="1,77813" table:display="true" table:show-details="true"/>
                <table:data-pilot-member table:name="1,77943" table:display="true" table:show-details="true"/>
                <table:data-pilot-member table:name="1,77982" table:display="true" table:show-details="true"/>
                <table:data-pilot-member table:name="1,78164" table:display="true" table:show-details="true"/>
                <table:data-pilot-member table:name="1,78456" table:display="true" table:show-details="true"/>
                <table:data-pilot-member table:name="1,78638" table:display="true" table:show-details="true"/>
                <table:data-pilot-member table:name="1,78676" table:display="true" table:show-details="true"/>
                <table:data-pilot-member table:name="1,78749" table:display="true" table:show-details="true"/>
                <table:data-pilot-member table:name="1,78871" table:display="true" table:show-details="true"/>
                <table:data-pilot-member table:name="1,79069" table:display="true" table:show-details="true"/>
                <table:data-pilot-member table:name="1,79809" table:display="true" table:show-details="true"/>
                <table:data-pilot-member table:name="1,79929" table:display="true" table:show-details="true"/>
                <table:data-pilot-member table:name="1,80158" table:display="true" table:show-details="true"/>
                <table:data-pilot-member table:name="1,80263" table:display="true" table:show-details="true"/>
                <table:data-pilot-member table:name="1,80297" table:display="true" table:show-details="true"/>
                <table:data-pilot-member table:name="1,80365" table:display="true" table:show-details="true"/>
                <table:data-pilot-member table:name="1,8082" table:display="true" table:show-details="true"/>
                <table:data-pilot-member table:name="1,81187" table:display="true" table:show-details="true"/>
                <table:data-pilot-member table:name="1,81717" table:display="true" table:show-details="true"/>
                <table:data-pilot-member table:name="1,82762" table:display="true" table:show-details="true"/>
                <table:data-pilot-member table:name="1,83059" table:display="true" table:show-details="true"/>
                <table:data-pilot-member table:name="1,83224" table:display="true" table:show-details="true"/>
                <table:data-pilot-member table:name="1,83238" table:display="true" table:show-details="true"/>
                <table:data-pilot-member table:name="1,83268" table:display="true" table:show-details="true"/>
                <table:data-pilot-member table:name="1,83439" table:display="true" table:show-details="true"/>
                <table:data-pilot-member table:name="1,83649" table:display="true" table:show-details="true"/>
                <table:data-pilot-member table:name="1,84245" table:display="true" table:show-details="true"/>
                <table:data-pilot-member table:name="1,86647" table:display="true" table:show-details="true"/>
                <table:data-pilot-member table:name="1,86699" table:display="true" table:show-details="true"/>
                <table:data-pilot-member table:name="1,91713" table:display="true" table:show-details="true"/>
                <table:data-pilot-member table:name="1,93711" table:display="true" table:show-details="true"/>
                <table:data-pilot-member table:name="2,00956" table:display="true" table:show-details="true"/>
                <table:data-pilot-member table:name="2,89843" table:display="true" table:show-details="true"/>
                <table:data-pilot-member table:name="3,18041" table:display="true" table:show-details="true"/>
                <table:data-pilot-member table:name="3,18141" table:display="true" table:show-details="true"/>
                <table:data-pilot-member table:name="3,18266" table:display="true" table:show-details="true"/>
                <table:data-pilot-member table:name="3,18846" table:display="true" table:show-details="true"/>
                <table:data-pilot-member table:name="3,19433" table:display="true" table:show-details="true"/>
                <table:data-pilot-member table:name="3,19663" table:display="true" table:show-details="true"/>
                <table:data-pilot-member table:name="3,20098" table:display="true" table:show-details="true"/>
                <table:data-pilot-member table:name="3,20959" table:display="true" table:show-details="true"/>
                <table:data-pilot-member table:name="3,20991" table:display="true" table:show-details="true"/>
                <table:data-pilot-member table:name="3,21315" table:display="true" table:show-details="true"/>
                <table:data-pilot-member table:name="3,21459" table:display="true" table:show-details="true"/>
                <table:data-pilot-member table:name="3,21489" table:display="true" table:show-details="true"/>
                <table:data-pilot-member table:name="3,21798" table:display="true" table:show-details="true"/>
                <table:data-pilot-member table:name="3,21964" table:display="true" table:show-details="true"/>
                <table:data-pilot-member table:name="3,22116" table:display="true" table:show-details="true"/>
                <table:data-pilot-member table:name="3,22182" table:display="true" table:show-details="true"/>
                <table:data-pilot-member table:name="3,22303" table:display="true" table:show-details="true"/>
                <table:data-pilot-member table:name="3,22401" table:display="true" table:show-details="true"/>
                <table:data-pilot-member table:name="3,22566" table:display="true" table:show-details="true"/>
                <table:data-pilot-member table:name="3,2386" table:display="true" table:show-details="true"/>
                <table:data-pilot-member table:name="3,23974" table:display="true" table:show-details="true"/>
                <table:data-pilot-member table:name="3,24013" table:display="true" table:show-details="true"/>
                <table:data-pilot-member table:name="3,2445" table:display="true" table:show-details="true"/>
                <table:data-pilot-member table:name="3,2472" table:display="true" table:show-details="true"/>
                <table:data-pilot-member table:name="3,25262" table:display="true" table:show-details="true"/>
                <table:data-pilot-member table:name="3,25297" table:display="true" table:show-details="true"/>
                <table:data-pilot-member table:name="3,25543" table:display="true" table:show-details="true"/>
                <table:data-pilot-member table:name="3,25553" table:display="true" table:show-details="true"/>
                <table:data-pilot-member table:name="3,25697" table:display="true" table:show-details="true"/>
                <table:data-pilot-member table:name="3,25715" table:display="true" table:show-details="true"/>
                <table:data-pilot-member table:name="3,26307" table:display="true" table:show-details="true"/>
                <table:data-pilot-member table:name="3,26507" table:display="true" table:show-details="true"/>
                <table:data-pilot-member table:name="3,26818" table:display="true" table:show-details="true"/>
                <table:data-pilot-member table:name="3,27067" table:display="true" table:show-details="true"/>
                <table:data-pilot-member table:name="3,27339" table:display="true" table:show-details="true"/>
                <table:data-pilot-member table:name="3,2737" table:display="true" table:show-details="true"/>
                <table:data-pilot-member table:name="3,27402" table:display="true" table:show-details="true"/>
                <table:data-pilot-member table:name="3,27461" table:display="true" table:show-details="true"/>
                <table:data-pilot-member table:name="3,27809" table:display="true" table:show-details="true"/>
                <table:data-pilot-member table:name="3,28231" table:display="true" table:show-details="true"/>
                <table:data-pilot-member table:name="3,28261" table:display="true" table:show-details="true"/>
                <table:data-pilot-member table:name="3,28512" table:display="true" table:show-details="true"/>
                <table:data-pilot-member table:name="3,2861" table:display="true" table:show-details="true"/>
                <table:data-pilot-member table:name="3,28639" table:display="true" table:show-details="true"/>
                <table:data-pilot-member table:name="3,28843" table:display="true" table:show-details="true"/>
                <table:data-pilot-member table:name="3,28947" table:display="true" table:show-details="true"/>
                <table:data-pilot-member table:name="3,28961" table:display="true" table:show-details="true"/>
                <table:data-pilot-member table:name="3,29089" table:display="true" table:show-details="true"/>
                <table:data-pilot-member table:name="3,2955" table:display="true" table:show-details="true"/>
                <table:data-pilot-member table:name="3,29716" table:display="true" table:show-details="true"/>
                <table:data-pilot-member table:name="3,29727" table:display="true" table:show-details="true"/>
                <table:data-pilot-member table:name="3,29827" table:display="true" table:show-details="true"/>
                <table:data-pilot-member table:name="3,29849" table:display="true" table:show-details="true"/>
                <table:data-pilot-member table:name="3,30146" table:display="true" table:show-details="true"/>
                <table:data-pilot-member table:name="3,30231" table:display="true" table:show-details="true"/>
                <table:data-pilot-member table:name="3,30407" table:display="true" table:show-details="true"/>
                <table:data-pilot-member table:name="3,30534" table:display="true" table:show-details="true"/>
                <table:data-pilot-member table:name="3,30614" table:display="true" table:show-details="true"/>
                <table:data-pilot-member table:name="3,30634" table:display="true" table:show-details="true"/>
                <table:data-pilot-member table:name="3,30658" table:display="true" table:show-details="true"/>
                <table:data-pilot-member table:name="3,30893" table:display="true" table:show-details="true"/>
                <table:data-pilot-member table:name="3,30956" table:display="true" table:show-details="true"/>
                <table:data-pilot-member table:name="3,31025" table:display="true" table:show-details="true"/>
                <table:data-pilot-member table:name="3,31177" table:display="true" table:show-details="true"/>
                <table:data-pilot-member table:name="3,31676" table:display="true" table:show-details="true"/>
                <table:data-pilot-member table:name="3,31728" table:display="true" table:show-details="true"/>
                <table:data-pilot-member table:name="3,31895" table:display="true" table:show-details="true"/>
                <table:data-pilot-member table:name="3,31968" table:display="true" table:show-details="true"/>
                <table:data-pilot-member table:name="3,3209" table:display="true" table:show-details="true"/>
                <table:data-pilot-member table:name="3,32119" table:display="true" table:show-details="true"/>
                <table:data-pilot-member table:name="3,32176" table:display="true" table:show-details="true"/>
                <table:data-pilot-member table:name="3,3242" table:display="true" table:show-details="true"/>
                <table:data-pilot-member table:name="3,32519" table:display="true" table:show-details="true"/>
                <table:data-pilot-member table:name="3,3296" table:display="true" table:show-details="true"/>
                <table:data-pilot-member table:name="3,33122" table:display="true" table:show-details="true"/>
                <table:data-pilot-member table:name="3,3347" table:display="true" table:show-details="true"/>
                <table:data-pilot-member table:name="3,33719" table:display="true" table:show-details="true"/>
                <table:data-pilot-member table:name="3,33753" table:display="true" table:show-details="true"/>
                <table:data-pilot-member table:name="3,33974" table:display="true" table:show-details="true"/>
                <table:data-pilot-member table:name="3,34174" table:display="true" table:show-details="true"/>
                <table:data-pilot-member table:name="3,3435" table:display="true" table:show-details="true"/>
                <table:data-pilot-member table:name="3,35009" table:display="true" table:show-details="true"/>
                <table:data-pilot-member table:name="3,35404" table:display="true" table:show-details="true"/>
                <table:data-pilot-member table:name="3,36154" table:display="true" table:show-details="true"/>
                <table:data-pilot-member table:name="3,36451" table:display="true" table:show-details="true"/>
                <table:data-pilot-member table:name="3,36473" table:display="true" table:show-details="true"/>
                <table:data-pilot-member table:name="3,37028" table:display="true" table:show-details="true"/>
                <table:data-pilot-member table:name="3,38035" table:display="true" table:show-details="true"/>
                <table:data-pilot-member table:name="3,38315" table:display="true" table:show-details="true"/>
                <table:data-pilot-member table:name="3,39466" table:display="true" table:show-details="true"/>
                <table:data-pilot-member table:name="3,39791" table:display="true" table:show-details="true"/>
                <table:data-pilot-member table:name="3,41693" table:display="true" table:show-details="true"/>
                <table:data-pilot-member table:name="3,41889" table:display="true" table:show-details="true"/>
                <table:data-pilot-member table:name="3,44429" table:display="true" table:show-details="true"/>
                <table:data-pilot-member table:name="3,48074" table:display="true" table:show-details="true"/>
                <table:data-pilot-member table:name="3,52444" table:display="true" table:show-details="true"/>
                <table:data-pilot-member table:name="3,55087" table:display="true" table:show-details="true"/>
                <table:data-pilot-member table:name="3,56305" table:display="true" table:show-details="true"/>
                <table:data-pilot-member table:name="3,57325" table:display="true" table:show-details="true"/>
                <table:data-pilot-member table:name="3,63336" table:display="true" table:show-details="true"/>
                <table:data-pilot-member table:name="3,99461" table:display="true" table:show-details="true"/>
                <table:data-pilot-member table:name="4,01944" table:display="true" table:show-details="true"/>
                <table:data-pilot-member table:name="4,03786" table:display="true" table:show-details="true"/>
                <table:data-pilot-member table:name="4,03965" table:display="true" table:show-details="true"/>
                <table:data-pilot-member table:name="4,05003" table:display="true" table:show-details="true"/>
                <table:data-pilot-member table:name="4,05198" table:display="true" table:show-details="true"/>
                <table:data-pilot-member table:name="4,05679" table:display="true" table:show-details="true"/>
                <table:data-pilot-member table:name="4,05751" table:display="true" table:show-details="true"/>
                <table:data-pilot-member table:name="4,05997" table:display="true" table:show-details="true"/>
                <table:data-pilot-member table:name="4,06247" table:display="true" table:show-details="true"/>
                <table:data-pilot-member table:name="4,06261" table:display="true" table:show-details="true"/>
                <table:data-pilot-member table:name="4,06368" table:display="true" table:show-details="true"/>
                <table:data-pilot-member table:name="4,06381" table:display="true" table:show-details="true"/>
                <table:data-pilot-member table:name="4,06489" table:display="true" table:show-details="true"/>
                <table:data-pilot-member table:name="4,06918" table:display="true" table:show-details="true"/>
                <table:data-pilot-member table:name="4,07187" table:display="true" table:show-details="true"/>
                <table:data-pilot-member table:name="4,0732" table:display="true" table:show-details="true"/>
                <table:data-pilot-member table:name="4,07415" table:display="true" table:show-details="true"/>
                <table:data-pilot-member table:name="4,07806" table:display="true" table:show-details="true"/>
                <table:data-pilot-member table:name="4,07994" table:display="true" table:show-details="true"/>
                <table:data-pilot-member table:name="4,08136" table:display="true" table:show-details="true"/>
                <table:data-pilot-member table:name="4,08145" table:display="true" table:show-details="true"/>
                <table:data-pilot-member table:name="4,08153" table:display="true" table:show-details="true"/>
                <table:data-pilot-member table:name="4,08195" table:display="true" table:show-details="true"/>
                <table:data-pilot-member table:name="4,08197" table:display="true" table:show-details="true"/>
                <table:data-pilot-member table:name="4,08235" table:display="true" table:show-details="true"/>
                <table:data-pilot-member table:name="4,08466" table:display="true" table:show-details="true"/>
                <table:data-pilot-member table:name="4,08642" table:display="true" table:show-details="true"/>
                <table:data-pilot-member table:name="4,08793" table:display="true" table:show-details="true"/>
                <table:data-pilot-member table:name="4,0903" table:display="true" table:show-details="true"/>
                <table:data-pilot-member table:name="4,09032" table:display="true" table:show-details="true"/>
                <table:data-pilot-member table:name="4,09034" table:display="true" table:show-details="true"/>
                <table:data-pilot-member table:name="4,09036" table:display="true" table:show-details="true"/>
                <table:data-pilot-member table:name="4,09622" table:display="true" table:show-details="true"/>
                <table:data-pilot-member table:name="4,09663" table:display="true" table:show-details="true"/>
                <table:data-pilot-member table:name="4,09824" table:display="true" table:show-details="true"/>
                <table:data-pilot-member table:name="4,09842" table:display="true" table:show-details="true"/>
                <table:data-pilot-member table:name="4,09947" table:display="true" table:show-details="true"/>
                <table:data-pilot-member table:name="4,10045" table:display="true" table:show-details="true"/>
                <table:data-pilot-member table:name="4,10054" table:display="true" table:show-details="true"/>
                <table:data-pilot-member table:name="4,10136" table:display="true" table:show-details="true"/>
                <table:data-pilot-member table:name="4,10244" table:display="true" table:show-details="true"/>
                <table:data-pilot-member table:name="4,10299" table:display="true" table:show-details="true"/>
                <table:data-pilot-member table:name="4,10396" table:display="true" table:show-details="true"/>
                <table:data-pilot-member table:name="4,10481" table:display="true" table:show-details="true"/>
                <table:data-pilot-member table:name="4,10562" table:display="true" table:show-details="true"/>
                <table:data-pilot-member table:name="4,10792" table:display="true" table:show-details="true"/>
                <table:data-pilot-member table:name="4,11054" table:display="true" table:show-details="true"/>
                <table:data-pilot-member table:name="4,11236" table:display="true" table:show-details="true"/>
                <table:data-pilot-member table:name="4,11261" table:display="true" table:show-details="true"/>
                <table:data-pilot-member table:name="4,11265" table:display="true" table:show-details="true"/>
                <table:data-pilot-member table:name="4,11314" table:display="true" table:show-details="true"/>
                <table:data-pilot-member table:name="4,11362" table:display="true" table:show-details="true"/>
                <table:data-pilot-member table:name="4,11481" table:display="true" table:show-details="true"/>
                <table:data-pilot-member table:name="4,1156" table:display="true" table:show-details="true"/>
                <table:data-pilot-member table:name="4,11655" table:display="true" table:show-details="true"/>
                <table:data-pilot-member table:name="4,11683" table:display="true" table:show-details="true"/>
                <table:data-pilot-member table:name="4,11715" table:display="true" table:show-details="true"/>
                <table:data-pilot-member table:name="4,11799" table:display="true" table:show-details="true"/>
                <table:data-pilot-member table:name="4,11835" table:display="true" table:show-details="true"/>
                <table:data-pilot-member table:name="4,11877" table:display="true" table:show-details="true"/>
                <table:data-pilot-member table:name="4,11886" table:display="true" table:show-details="true"/>
                <table:data-pilot-member table:name="4,12168" table:display="true" table:show-details="true"/>
                <table:data-pilot-member table:name="4,12236" table:display="true" table:show-details="true"/>
                <table:data-pilot-member table:name="4,12303" table:display="true" table:show-details="true"/>
                <table:data-pilot-member table:name="4,12599" table:display="true" table:show-details="true"/>
                <table:data-pilot-member table:name="4,12785" table:display="true" table:show-details="true"/>
                <table:data-pilot-member table:name="4,12867" table:display="true" table:show-details="true"/>
                <table:data-pilot-member table:name="4,1289" table:display="true" table:show-details="true"/>
                <table:data-pilot-member table:name="4,12952" table:display="true" table:show-details="true"/>
                <table:data-pilot-member table:name="4,13009" table:display="true" table:show-details="true"/>
                <table:data-pilot-member table:name="4,13042" table:display="true" table:show-details="true"/>
                <table:data-pilot-member table:name="4,13117" table:display="true" table:show-details="true"/>
                <table:data-pilot-member table:name="4,1321" table:display="true" table:show-details="true"/>
                <table:data-pilot-member table:name="4,13598" table:display="true" table:show-details="true"/>
                <table:data-pilot-member table:name="4,13612" table:display="true" table:show-details="true"/>
                <table:data-pilot-member table:name="4,13819" table:display="true" table:show-details="true"/>
                <table:data-pilot-member table:name="4,14" table:display="true" table:show-details="true"/>
                <table:data-pilot-member table:name="4,14062" table:display="true" table:show-details="true"/>
                <table:data-pilot-member table:name="4,1448" table:display="true" table:show-details="true"/>
                <table:data-pilot-member table:name="4,14756" table:display="true" table:show-details="true"/>
                <table:data-pilot-member table:name="4,14917" table:display="true" table:show-details="true"/>
                <table:data-pilot-member table:name="4,14938" table:display="true" table:show-details="true"/>
                <table:data-pilot-member table:name="4,15345" table:display="true" table:show-details="true"/>
                <table:data-pilot-member table:name="4,15422" table:display="true" table:show-details="true"/>
                <table:data-pilot-member table:name="4,15554" table:display="true" table:show-details="true"/>
                <table:data-pilot-member table:name="4,15773" table:display="true" table:show-details="true"/>
                <table:data-pilot-member table:name="4,16888" table:display="true" table:show-details="true"/>
                <table:data-pilot-member table:name="4,17892" table:display="true" table:show-details="true"/>
                <table:data-pilot-member table:name="4,20639" table:display="true" table:show-details="true"/>
                <table:data-pilot-member table:name="4,21911" table:display="true" table:show-details="true"/>
                <table:data-pilot-member table:name="4,24946" table:display="true" table:show-details="true"/>
                <table:data-pilot-member table:name="4,25179" table:display="true" table:show-details="true"/>
                <table:data-pilot-member table:name="4,25312" table:display="true" table:show-details="true"/>
                <table:data-pilot-member table:name="4,26085" table:display="true" table:show-details="true"/>
                <table:data-pilot-member table:name="4,26523" table:display="true" table:show-details="true"/>
                <table:data-pilot-member table:name="4,30494" table:display="true" table:show-details="true"/>
                <table:data-pilot-member table:name="4,38978" table:display="true" table:show-details="true"/>
                <table:data-pilot-member table:name="4,4371" table:display="true" table:show-details="true"/>
                <table:data-pilot-member table:name="4,52272" table:display="true" table:show-details="true"/>
                <table:data-pilot-member table:name="4,66248" table:display="true" table:show-details="true"/>
                <table:data-pilot-member table:name="4,6663" table:display="true" table:show-details="true"/>
                <table:data-pilot-member table:name="4,66945" table:display="true" table:show-details="true"/>
                <table:data-pilot-member table:name="4,67904" table:display="true" table:show-details="true"/>
                <table:data-pilot-member table:name="4,68311" table:display="true" table:show-details="true"/>
                <table:data-pilot-member table:name="4,68785" table:display="true" table:show-details="true"/>
                <table:data-pilot-member table:name="4,68872" table:display="true" table:show-details="true"/>
                <table:data-pilot-member table:name="4,69012" table:display="true" table:show-details="true"/>
                <table:data-pilot-member table:name="4,69116" table:display="true" table:show-details="true"/>
                <table:data-pilot-member table:name="4,69178" table:display="true" table:show-details="true"/>
                <table:data-pilot-member table:name="4,69445" table:display="true" table:show-details="true"/>
                <table:data-pilot-member table:name="4,6994" table:display="true" table:show-details="true"/>
                <table:data-pilot-member table:name="4,70092" table:display="true" table:show-details="true"/>
                <table:data-pilot-member table:name="4,70142" table:display="true" table:show-details="true"/>
                <table:data-pilot-member table:name="4,72105" table:display="true" table:show-details="true"/>
                <table:data-pilot-member table:name="4,72241" table:display="true" table:show-details="true"/>
                <table:data-pilot-member table:name="4,732" table:display="true" table:show-details="true"/>
                <table:data-pilot-member table:name="4,7355" table:display="true" table:show-details="true"/>
                <table:data-pilot-member table:name="4,73914" table:display="true" table:show-details="true"/>
                <table:data-pilot-member table:name="4,74435" table:display="true" table:show-details="true"/>
                <table:data-pilot-member table:name="4,75142" table:display="true" table:show-details="true"/>
                <table:data-pilot-member table:name="4,75154" table:display="true" table:show-details="true"/>
                <table:data-pilot-member table:name="4,75734" table:display="true" table:show-details="true"/>
                <table:data-pilot-member table:name="4,75979" table:display="true" table:show-details="true"/>
                <table:data-pilot-member table:name="4,76536" table:display="true" table:show-details="true"/>
                <table:data-pilot-member table:name="4,77757" table:display="true" table:show-details="true"/>
                <table:data-pilot-member table:name="4,77991" table:display="true" table:show-details="true"/>
                <table:data-pilot-member table:name="4,79153" table:display="true" table:show-details="true"/>
                <table:data-pilot-member table:name="4,80001" table:display="true" table:show-details="true"/>
                <table:data-pilot-member table:name="4,80192" table:display="true" table:show-details="true"/>
                <table:data-pilot-member table:name="4,80552" table:display="true" table:show-details="true"/>
                <table:data-pilot-member table:name="4,80573" table:display="true" table:show-details="true"/>
                <table:data-pilot-member table:name="4,8059" table:display="true" table:show-details="true"/>
                <table:data-pilot-member table:name="4,80649" table:display="true" table:show-details="true"/>
                <table:data-pilot-member table:name="4,81062" table:display="true" table:show-details="true"/>
                <table:data-pilot-member table:name="4,81241" table:display="true" table:show-details="true"/>
                <table:data-pilot-member table:name="4,8146" table:display="true" table:show-details="true"/>
                <table:data-pilot-member table:name="4,81566" table:display="true" table:show-details="true"/>
                <table:data-pilot-member table:name="4,81802" table:display="true" table:show-details="true"/>
                <table:data-pilot-member table:name="4,82142" table:display="true" table:show-details="true"/>
                <table:data-pilot-member table:name="4,82871" table:display="true" table:show-details="true"/>
                <table:data-pilot-member table:name="4,83171" table:display="true" table:show-details="true"/>
                <table:data-pilot-member table:name="4,83179" table:display="true" table:show-details="true"/>
                <table:data-pilot-member table:name="4,83197" table:display="true" table:show-details="true"/>
                <table:data-pilot-member table:name="4,83496" table:display="true" table:show-details="true"/>
                <table:data-pilot-member table:name="4,83804" table:display="true" table:show-details="true"/>
                <table:data-pilot-member table:name="4,83841" table:display="true" table:show-details="true"/>
                <table:data-pilot-member table:name="4,83896" table:display="true" table:show-details="true"/>
                <table:data-pilot-member table:name="4,84119" table:display="true" table:show-details="true"/>
                <table:data-pilot-member table:name="4,84136" table:display="true" table:show-details="true"/>
                <table:data-pilot-member table:name="4,84438" table:display="true" table:show-details="true"/>
                <table:data-pilot-member table:name="4,84523" table:display="true" table:show-details="true"/>
                <table:data-pilot-member table:name="4,84797" table:display="true" table:show-details="true"/>
                <table:data-pilot-member table:name="4,85303" table:display="true" table:show-details="true"/>
                <table:data-pilot-member table:name="4,85329" table:display="true" table:show-details="true"/>
                <table:data-pilot-member table:name="4,85378" table:display="true" table:show-details="true"/>
                <table:data-pilot-member table:name="4,85482" table:display="true" table:show-details="true"/>
                <table:data-pilot-member table:name="4,85694" table:display="true" table:show-details="true"/>
                <table:data-pilot-member table:name="4,85696" table:display="true" table:show-details="true"/>
                <table:data-pilot-member table:name="4,85699" table:display="true" table:show-details="true"/>
                <table:data-pilot-member table:name="4,85795" table:display="true" table:show-details="true"/>
                <table:data-pilot-member table:name="4,85823" table:display="true" table:show-details="true"/>
                <table:data-pilot-member table:name="4,85949" table:display="true" table:show-details="true"/>
                <table:data-pilot-member table:name="4,86861" table:display="true" table:show-details="true"/>
                <table:data-pilot-member table:name="4,86863" table:display="true" table:show-details="true"/>
                <table:data-pilot-member table:name="4,86917" table:display="true" table:show-details="true"/>
                <table:data-pilot-member table:name="4,87202" table:display="true" table:show-details="true"/>
                <table:data-pilot-member table:name="4,87387" table:display="true" table:show-details="true"/>
                <table:data-pilot-member table:name="4,87394" table:display="true" table:show-details="true"/>
                <table:data-pilot-member table:name="4,87698" table:display="true" table:show-details="true"/>
                <table:data-pilot-member table:name="4,87701" table:display="true" table:show-details="true"/>
                <table:data-pilot-member table:name="4,87739" table:display="true" table:show-details="true"/>
                <table:data-pilot-member table:name="4,87766" table:display="true" table:show-details="true"/>
                <table:data-pilot-member table:name="4,88465" table:display="true" table:show-details="true"/>
                <table:data-pilot-member table:name="4,88638" table:display="true" table:show-details="true"/>
                <table:data-pilot-member table:name="4,89245" table:display="true" table:show-details="true"/>
                <table:data-pilot-member table:name="4,89526" table:display="true" table:show-details="true"/>
                <table:data-pilot-member table:name="4,89621" table:display="true" table:show-details="true"/>
                <table:data-pilot-member table:name="4,89624" table:display="true" table:show-details="true"/>
                <table:data-pilot-member table:name="4,89771" table:display="true" table:show-details="true"/>
                <table:data-pilot-member table:name="4,89809" table:display="true" table:show-details="true"/>
                <table:data-pilot-member table:name="4,90011" table:display="true" table:show-details="true"/>
                <table:data-pilot-member table:name="4,90307" table:display="true" table:show-details="true"/>
                <table:data-pilot-member table:name="4,90442" table:display="true" table:show-details="true"/>
                <table:data-pilot-member table:name="4,90607" table:display="true" table:show-details="true"/>
                <table:data-pilot-member table:name="4,90703" table:display="true" table:show-details="true"/>
                <table:data-pilot-member table:name="4,9253" table:display="true" table:show-details="true"/>
                <table:data-pilot-member table:name="4,92673" table:display="true" table:show-details="true"/>
                <table:data-pilot-member table:name="4,9285" table:display="true" table:show-details="true"/>
                <table:data-pilot-member table:name="4,92885" table:display="true" table:show-details="true"/>
                <table:data-pilot-member table:name="4,93348" table:display="true" table:show-details="true"/>
                <table:data-pilot-member table:name="4,99271" table:display="true" table:show-details="true"/>
                <table:data-pilot-member table:name="4,99535" table:display="true" table:show-details="true"/>
                <table:data-pilot-member table:name="5,00178" table:display="true" table:show-details="true"/>
                <table:data-pilot-member table:name="5,00372" table:display="true" table:show-details="true"/>
                <table:data-pilot-member table:name="5,01821" table:display="true" table:show-details="true"/>
                <table:data-pilot-member table:name="5,05352" table:display="true" table:show-details="true"/>
                <table:data-pilot-member table:name="5,0582" table:display="true" table:show-details="true"/>
                <table:data-pilot-member table:name="5,35973" table:display="true" table:show-details="true"/>
                <table:data-pilot-member table:name="5,38243" table:display="true" table:show-details="true"/>
                <table:data-pilot-member table:name="5,3847" table:display="true" table:show-details="true"/>
                <table:data-pilot-member table:name="5,39143" table:display="true" table:show-details="true"/>
                <table:data-pilot-member table:name="5,39483" table:display="true" table:show-details="true"/>
                <table:data-pilot-member table:name="5,39494" table:display="true" table:show-details="true"/>
                <table:data-pilot-member table:name="5,39538" table:display="true" table:show-details="true"/>
                <table:data-pilot-member table:name="5,39861" table:display="true" table:show-details="true"/>
                <table:data-pilot-member table:name="5,40168" table:display="true" table:show-details="true"/>
                <table:data-pilot-member table:name="5,4088" table:display="true" table:show-details="true"/>
                <table:data-pilot-member table:name="5,41124" table:display="true" table:show-details="true"/>
                <table:data-pilot-member table:name="5,41194" table:display="true" table:show-details="true"/>
                <table:data-pilot-member table:name="5,41495" table:display="true" table:show-details="true"/>
                <table:data-pilot-member table:name="5,42104" table:display="true" table:show-details="true"/>
                <table:data-pilot-member table:name="5,42536" table:display="true" table:show-details="true"/>
                <table:data-pilot-member table:name="5,43639" table:display="true" table:show-details="true"/>
                <table:data-pilot-member table:name="5,45357" table:display="true" table:show-details="true"/>
                <table:data-pilot-member table:name="5,45548" table:display="true" table:show-details="true"/>
                <table:data-pilot-member table:name="5,47041" table:display="true" table:show-details="true"/>
                <table:data-pilot-member table:name="5,47684" table:display="true" table:show-details="true"/>
                <table:data-pilot-member table:name="5,47802" table:display="true" table:show-details="true"/>
                <table:data-pilot-member table:name="5,47979" table:display="true" table:show-details="true"/>
                <table:data-pilot-member table:name="5,48017" table:display="true" table:show-details="true"/>
                <table:data-pilot-member table:name="5,48046" table:display="true" table:show-details="true"/>
                <table:data-pilot-member table:name="5,48985" table:display="true" table:show-details="true"/>
                <table:data-pilot-member table:name="5,49139" table:display="true" table:show-details="true"/>
                <table:data-pilot-member table:name="5,49181" table:display="true" table:show-details="true"/>
                <table:data-pilot-member table:name="5,49213" table:display="true" table:show-details="true"/>
                <table:data-pilot-member table:name="5,49552" table:display="true" table:show-details="true"/>
                <table:data-pilot-member table:name="5,49656" table:display="true" table:show-details="true"/>
                <table:data-pilot-member table:name="5,5055" table:display="true" table:show-details="true"/>
                <table:data-pilot-member table:name="5,50969" table:display="true" table:show-details="true"/>
                <table:data-pilot-member table:name="5,52377" table:display="true" table:show-details="true"/>
                <table:data-pilot-member table:name="5,52396" table:display="true" table:show-details="true"/>
                <table:data-pilot-member table:name="5,52768" table:display="true" table:show-details="true"/>
                <table:data-pilot-member table:name="5,53474" table:display="true" table:show-details="true"/>
                <table:data-pilot-member table:name="5,53712" table:display="true" table:show-details="true"/>
                <table:data-pilot-member table:name="5,54004" table:display="true" table:show-details="true"/>
                <table:data-pilot-member table:name="5,5479" table:display="true" table:show-details="true"/>
                <table:data-pilot-member table:name="5,55502" table:display="true" table:show-details="true"/>
                <table:data-pilot-member table:name="5,56316" table:display="true" table:show-details="true"/>
                <table:data-pilot-member table:name="5,56776" table:display="true" table:show-details="true"/>
                <table:data-pilot-member table:name="5,56999" table:display="true" table:show-details="true"/>
                <table:data-pilot-member table:name="5,5723" table:display="true" table:show-details="true"/>
                <table:data-pilot-member table:name="5,57406" table:display="true" table:show-details="true"/>
                <table:data-pilot-member table:name="5,57619" table:display="true" table:show-details="true"/>
                <table:data-pilot-member table:name="5,57651" table:display="true" table:show-details="true"/>
                <table:data-pilot-member table:name="5,57847" table:display="true" table:show-details="true"/>
                <table:data-pilot-member table:name="5,57973" table:display="true" table:show-details="true"/>
                <table:data-pilot-member table:name="5,58022" table:display="true" table:show-details="true"/>
                <table:data-pilot-member table:name="5,58234" table:display="true" table:show-details="true"/>
                <table:data-pilot-member table:name="5,58237" table:display="true" table:show-details="true"/>
                <table:data-pilot-member table:name="5,58305" table:display="true" table:show-details="true"/>
                <table:data-pilot-member table:name="5,5847" table:display="true" table:show-details="true"/>
                <table:data-pilot-member table:name="5,58524" table:display="true" table:show-details="true"/>
                <table:data-pilot-member table:name="5,58555" table:display="true" table:show-details="true"/>
                <table:data-pilot-member table:name="5,58633" table:display="true" table:show-details="true"/>
                <table:data-pilot-member table:name="5,58848" table:display="true" table:show-details="true"/>
                <table:data-pilot-member table:name="5,59359" table:display="true" table:show-details="true"/>
                <table:data-pilot-member table:name="5,59497" table:display="true" table:show-details="true"/>
                <table:data-pilot-member table:name="5,59502" table:display="true" table:show-details="true"/>
                <table:data-pilot-member table:name="5,59523" table:display="true" table:show-details="true"/>
                <table:data-pilot-member table:name="5,59556" table:display="true" table:show-details="true"/>
                <table:data-pilot-member table:name="5,59607" table:display="true" table:show-details="true"/>
                <table:data-pilot-member table:name="5,59696" table:display="true" table:show-details="true"/>
                <table:data-pilot-member table:name="5,59778" table:display="true" table:show-details="true"/>
                <table:data-pilot-member table:name="5,59809" table:display="true" table:show-details="true"/>
                <table:data-pilot-member table:name="5,60318" table:display="true" table:show-details="true"/>
                <table:data-pilot-member table:name="5,60328" table:display="true" table:show-details="true"/>
                <table:data-pilot-member table:name="5,60408" table:display="true" table:show-details="true"/>
                <table:data-pilot-member table:name="5,60427" table:display="true" table:show-details="true"/>
                <table:data-pilot-member table:name="5,60535" table:display="true" table:show-details="true"/>
                <table:data-pilot-member table:name="5,6112" table:display="true" table:show-details="true"/>
                <table:data-pilot-member table:name="5,61262" table:display="true" table:show-details="true"/>
                <table:data-pilot-member table:name="5,61675" table:display="true" table:show-details="true"/>
                <table:data-pilot-member table:name="5,61747" table:display="true" table:show-details="true"/>
                <table:data-pilot-member table:name="5,61894" table:display="true" table:show-details="true"/>
                <table:data-pilot-member table:name="5,61906" table:display="true" table:show-details="true"/>
                <table:data-pilot-member table:name="5,61943" table:display="true" table:show-details="true"/>
                <table:data-pilot-member table:name="5,61958" table:display="true" table:show-details="true"/>
                <table:data-pilot-member table:name="5,62168" table:display="true" table:show-details="true"/>
                <table:data-pilot-member table:name="5,62542" table:display="true" table:show-details="true"/>
                <table:data-pilot-member table:name="5,62599" table:display="true" table:show-details="true"/>
                <table:data-pilot-member table:name="5,62723" table:display="true" table:show-details="true"/>
                <table:data-pilot-member table:name="5,62924" table:display="true" table:show-details="true"/>
                <table:data-pilot-member table:name="5,63103" table:display="true" table:show-details="true"/>
                <table:data-pilot-member table:name="5,6351" table:display="true" table:show-details="true"/>
                <table:data-pilot-member table:name="5,6363" table:display="true" table:show-details="true"/>
                <table:data-pilot-member table:name="5,64464" table:display="true" table:show-details="true"/>
                <table:data-pilot-member table:name="5,65036" table:display="true" table:show-details="true"/>
                <table:data-pilot-member table:name="5,67991" table:display="true" table:show-details="true"/>
                <table:data-pilot-member table:name="5,68935" table:display="true" table:show-details="true"/>
                <table:data-pilot-member table:name="5,68973" table:display="true" table:show-details="true"/>
                <table:data-pilot-member table:name="5,69872" table:display="true" table:show-details="true"/>
                <table:data-pilot-member table:name="5,70149" table:display="true" table:show-details="true"/>
                <table:data-pilot-member table:name="5,70999" table:display="true" table:show-details="true"/>
                <table:data-pilot-member table:name="5,85219" table:display="true" table:show-details="true"/>
                <table:data-pilot-member table:name="5,90219" table:display="true" table:show-details="true"/>
                <table:data-pilot-member table:name="6,03278" table:display="true" table:show-details="true"/>
                <table:data-pilot-member table:name="6,03691" table:display="true" table:show-details="true"/>
                <table:data-pilot-member table:name="6,05982" table:display="true" table:show-details="true"/>
                <table:data-pilot-member table:name="6,06348" table:display="true" table:show-details="true"/>
                <table:data-pilot-member table:name="6,09455" table:display="true" table:show-details="true"/>
                <table:data-pilot-member table:name="6,10209" table:display="true" table:show-details="true"/>
                <table:data-pilot-member table:name="6,14037" table:display="true" table:show-details="true"/>
                <table:data-pilot-member table:name="6,14624" table:display="true" table:show-details="true"/>
                <table:data-pilot-member table:name="6,17303" table:display="true" table:show-details="true"/>
                <table:data-pilot-member table:name="6,17304" table:display="true" table:show-details="true"/>
                <table:data-pilot-member table:name="6,18071" table:display="true" table:show-details="true"/>
                <table:data-pilot-member table:name="6,18119" table:display="true" table:show-details="true"/>
                <table:data-pilot-member table:name="6,20089" table:display="true" table:show-details="true"/>
                <table:data-pilot-member table:name="6,20742" table:display="true" table:show-details="true"/>
                <table:data-pilot-member table:name="6,23209" table:display="true" table:show-details="true"/>
                <table:data-pilot-member table:name="6,23363" table:display="true" table:show-details="true"/>
                <table:data-pilot-member table:name="6,23609" table:display="true" table:show-details="true"/>
                <table:data-pilot-member table:name="6,24038" table:display="true" table:show-details="true"/>
                <table:data-pilot-member table:name="6,25179" table:display="true" table:show-details="true"/>
                <table:data-pilot-member table:name="6,25319" table:display="true" table:show-details="true"/>
                <table:data-pilot-member table:name="6,25522" table:display="true" table:show-details="true"/>
                <table:data-pilot-member table:name="6,26105" table:display="true" table:show-details="true"/>
                <table:data-pilot-member table:name="6,26627" table:display="true" table:show-details="true"/>
                <table:data-pilot-member table:name="6,26847" table:display="true" table:show-details="true"/>
                <table:data-pilot-member table:name="6,26894" table:display="true" table:show-details="true"/>
                <table:data-pilot-member table:name="6,27363" table:display="true" table:show-details="true"/>
                <table:data-pilot-member table:name="6,2745" table:display="true" table:show-details="true"/>
                <table:data-pilot-member table:name="6,27631" table:display="true" table:show-details="true"/>
                <table:data-pilot-member table:name="6,27712" table:display="true" table:show-details="true"/>
                <table:data-pilot-member table:name="6,27748" table:display="true" table:show-details="true"/>
                <table:data-pilot-member table:name="6,27902" table:display="true" table:show-details="true"/>
                <table:data-pilot-member table:name="6,28239" table:display="true" table:show-details="true"/>
                <table:data-pilot-member table:name="6,28258" table:display="true" table:show-details="true"/>
                <table:data-pilot-member table:name="6,28367" table:display="true" table:show-details="true"/>
                <table:data-pilot-member table:name="6,28403" table:display="true" table:show-details="true"/>
                <table:data-pilot-member table:name="6,2871" table:display="true" table:show-details="true"/>
                <table:data-pilot-member table:name="6,28737" table:display="true" table:show-details="true"/>
                <table:data-pilot-member table:name="6,29033" table:display="true" table:show-details="true"/>
                <table:data-pilot-member table:name="6,29141" table:display="true" table:show-details="true"/>
                <table:data-pilot-member table:name="6,29314" table:display="true" table:show-details="true"/>
                <table:data-pilot-member table:name="6,29464" table:display="true" table:show-details="true"/>
                <table:data-pilot-member table:name="6,29699" table:display="true" table:show-details="true"/>
                <table:data-pilot-member table:name="6,29785" table:display="true" table:show-details="true"/>
                <table:data-pilot-member table:name="6,30018" table:display="true" table:show-details="true"/>
                <table:data-pilot-member table:name="6,30113" table:display="true" table:show-details="true"/>
                <table:data-pilot-member table:name="6,30119" table:display="true" table:show-details="true"/>
                <table:data-pilot-member table:name="6,30297" table:display="true" table:show-details="true"/>
                <table:data-pilot-member table:name="6,30424" table:display="true" table:show-details="true"/>
                <table:data-pilot-member table:name="6,30603" table:display="true" table:show-details="true"/>
                <table:data-pilot-member table:name="6,30672" table:display="true" table:show-details="true"/>
                <table:data-pilot-member table:name="6,30846" table:display="true" table:show-details="true"/>
                <table:data-pilot-member table:name="6,31217" table:display="true" table:show-details="true"/>
                <table:data-pilot-member table:name="6,31414" table:display="true" table:show-details="true"/>
                <table:data-pilot-member table:name="6,31542" table:display="true" table:show-details="true"/>
                <table:data-pilot-member table:name="6,31704" table:display="true" table:show-details="true"/>
                <table:data-pilot-member table:name="6,31715" table:display="true" table:show-details="true"/>
                <table:data-pilot-member table:name="6,32053" table:display="true" table:show-details="true"/>
                <table:data-pilot-member table:name="6,32389" table:display="true" table:show-details="true"/>
                <table:data-pilot-member table:name="6,32646" table:display="true" table:show-details="true"/>
                <table:data-pilot-member table:name="6,32771" table:display="true" table:show-details="true"/>
                <table:data-pilot-member table:name="6,32775" table:display="true" table:show-details="true"/>
                <table:data-pilot-member table:name="6,33055" table:display="true" table:show-details="true"/>
                <table:data-pilot-member table:name="6,33452" table:display="true" table:show-details="true"/>
                <table:data-pilot-member table:name="6,33483" table:display="true" table:show-details="true"/>
                <table:data-pilot-member table:name="6,33496" table:display="true" table:show-details="true"/>
                <table:data-pilot-member table:name="6,34179" table:display="true" table:show-details="true"/>
                <table:data-pilot-member table:name="6,34211" table:display="true" table:show-details="true"/>
                <table:data-pilot-member table:name="6,3425" table:display="true" table:show-details="true"/>
                <table:data-pilot-member table:name="6,34256" table:display="true" table:show-details="true"/>
                <table:data-pilot-member table:name="6,34448" table:display="true" table:show-details="true"/>
                <table:data-pilot-member table:name="6,34828" table:display="true" table:show-details="true"/>
                <table:data-pilot-member table:name="6,3485" table:display="true" table:show-details="true"/>
                <table:data-pilot-member table:name="6,35182" table:display="true" table:show-details="true"/>
                <table:data-pilot-member table:name="6,35216" table:display="true" table:show-details="true"/>
                <table:data-pilot-member table:name="6,35648" table:display="true" table:show-details="true"/>
                <table:data-pilot-member table:name="6,35879" table:display="true" table:show-details="true"/>
                <table:data-pilot-member table:name="6,36596" table:display="true" table:show-details="true"/>
                <table:data-pilot-member table:name="6,36761" table:display="true" table:show-details="true"/>
                <table:data-pilot-member table:name="6,36789" table:display="true" table:show-details="true"/>
                <table:data-pilot-member table:name="6,37254" table:display="true" table:show-details="true"/>
                <table:data-pilot-member table:name="6,37383" table:display="true" table:show-details="true"/>
                <table:data-pilot-member table:name="6,37488" table:display="true" table:show-details="true"/>
                <table:data-pilot-member table:name="6,37648" table:display="true" table:show-details="true"/>
                <table:data-pilot-member table:name="6,37884" table:display="true" table:show-details="true"/>
                <table:data-pilot-member table:name="6,37898" table:display="true" table:show-details="true"/>
                <table:data-pilot-member table:name="6,38587" table:display="true" table:show-details="true"/>
                <table:data-pilot-member table:name="6,38963" table:display="true" table:show-details="true"/>
                <table:data-pilot-member table:name="6,39073" table:display="true" table:show-details="true"/>
                <table:data-pilot-member table:name="6,39518" table:display="true" table:show-details="true"/>
                <table:data-pilot-member table:name="6,4027" table:display="true" table:show-details="true"/>
                <table:data-pilot-member table:name="6,40285" table:display="true" table:show-details="true"/>
                <table:data-pilot-member table:name="6,41927" table:display="true" table:show-details="true"/>
                <table:data-pilot-member table:name="6,42003" table:display="true" table:show-details="true"/>
                <table:data-pilot-member table:name="6,43791" table:display="true" table:show-details="true"/>
                <table:data-pilot-member table:name="6,44637" table:display="true" table:show-details="true"/>
                <table:data-pilot-member table:name="6,44773" table:display="true" table:show-details="true"/>
                <table:data-pilot-member table:name="6,45909" table:display="true" table:show-details="true"/>
                <table:data-pilot-member table:name="6,49758" table:display="true" table:show-details="true"/>
                <table:data-pilot-member table:name="6,52835" table:display="true" table:show-details="true"/>
                <table:data-pilot-member table:name="6,53336" table:display="true" table:show-details="true"/>
                <table:data-pilot-member table:name="6,57923" table:display="true" table:show-details="true"/>
                <table:data-pilot-member table:name="6,58136" table:display="true" table:show-details="true"/>
                <table:data-pilot-member table:name="6,6657" table:display="true" table:show-details="true"/>
                <table:data-pilot-member table:name="7,532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L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-00-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4T19:37:46.234548976</dc:date>
    <meta:editing-duration>PT2M12S</meta:editing-duration>
    <meta:editing-cycles>2</meta:editing-cycles>
    <meta:generator>LibreOffice/24.2.3.2$Linux_X86_64 LibreOffice_project/420$Build-2</meta:generator>
    <meta:document-statistic meta:table-count="3" meta:cell-count="1214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line" chart:style-name="ch1">
        <chart:title svg:x="3.641cm" svg:y="0.316cm" chart:style-name="ch2">
          <text:p>Búsqueda por ID (usuarios no existentes)</text:p>
        </chart:title>
        <chart:legend chart:legend-position="end" svg:x="11.46cm" svg:y="2.29cm" style:legend-expansion="high" chart:style-name="ch3"/>
        <chart:plot-area chart:style-name="ch4" table:cell-range-address="PivotChart" chart:data-source-has-labels="column" svg:x="1.321cm" svg:y="1.301cm" svg:width="9.819cm" svg:height="5.648cm">
          <chart:coordinate-region svg:x="1.763cm" svg:y="1.503cm" svg:width="8.878cm" svg:height="4.793cm"/>
          <chart:axis chart:dimension="x" chart:name="primary-x" chart:style-name="ch5" chartooo:axis-type="auto">
            <chartooo:date-scale/>
            <chart:title svg:x="4.501cm" svg:y="7.129cm" chart:style-name="ch6">
              <text:p>Cantidad de búsquedas</text:p>
            </chart:title>
            <chart:categories table:cell-range-address="PT@categories"/>
          </chart:axis>
          <chart:axis chart:dimension="y" chart:name="primary-y" chart:style-name="ch5">
            <chart:title svg:x="0.451cm" svg:y="5.071cm" chart:style-name="ch7">
              <text:p>Tiempo (ms)</text:p>
            </chart:title>
            <chart:grid chart:style-name="ch8" chart:class="major"/>
          </chart:axis>
          <chart:series chart:style-name="ch9" chart:values-cell-range-address="PT@data 0" chart:label-cell-address="PT@label 0" chart:class="chart:line">
            <chart:data-point chart:repeated="8"/>
          </chart:series>
          <chart:series chart:style-name="ch10" chart:values-cell-range-address="PT@data 1" chart:label-cell-address="PT@label 1" chart:class="chart:line">
            <chart:data-point chart:repeated="8"/>
          </chart:series>
          <chart:series chart:style-name="ch11" chart:values-cell-range-address="PT@data 2" chart:label-cell-address="PT@label 2" chart:class="chart:line">
            <chart:data-point chart:repeated="8"/>
          </chart:series>
          <chart:series chart:style-name="ch12" chart:values-cell-range-address="PT@data 3" chart:label-cell-address="PT@label 3" chart:class="chart:line">
            <chart:data-point chart:repeated="8"/>
          </chart:series>
          <chart:series chart:style-name="ch13" chart:values-cell-range-address="PT@data 4" chart:label-cell-address="PT@label 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ining</text:p>
                <draw:g>
                  <svg:desc>PT@label 0</svg:desc>
                </draw:g>
              </table:table-cell>
              <table:table-cell office:value-type="string">
                <text:p>double hashing</text:p>
                <draw:g>
                  <svg:desc>PT@label 1</svg:desc>
                </draw:g>
              </table:table-cell>
              <table:table-cell office:value-type="string">
                <text:p>lineal probing</text:p>
                <draw:g>
                  <svg:desc>PT@label 2</svg:desc>
                </draw:g>
              </table:table-cell>
              <table:table-cell office:value-type="string">
                <text:p>quadratic probing</text:p>
                <draw:g>
                  <svg:desc>PT@label 3</svg:desc>
                </draw:g>
              </table:table-cell>
              <table:table-cell office:value-type="string">
                <text:p>STL unordered map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PT@categories</svg:desc>
                </draw:g>
              </table:table-cell>
              <table:table-cell office:value-type="float" office:value="0.00001495">
                <text:p>0.00001495</text:p>
                <draw:g>
                  <svg:desc>PT@data 0</svg:desc>
                </draw:g>
              </table:table-cell>
              <table:table-cell office:value-type="float" office:value="0.18134261">
                <text:p>0.18134261</text:p>
                <draw:g>
                  <svg:desc>PT@data 1</svg:desc>
                </draw:g>
              </table:table-cell>
              <table:table-cell office:value-type="float" office:value="0.49782504">
                <text:p>0.49782504</text:p>
                <draw:g>
                  <svg:desc>PT@data 2</svg:desc>
                </draw:g>
              </table:table-cell>
              <table:table-cell office:value-type="float" office:value="0.18637092">
                <text:p>0.18637092</text:p>
                <draw:g>
                  <svg:desc>PT@data 3</svg:desc>
                </draw:g>
              </table:table-cell>
              <table:table-cell office:value-type="float" office:value="0.00001352">
                <text:p>0.00001352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.00001373">
                <text:p>0.00001373</text:p>
              </table:table-cell>
              <table:table-cell office:value-type="float" office:value="0.38388743">
                <text:p>0.38388743</text:p>
              </table:table-cell>
              <table:table-cell office:value-type="float" office:value="1.0119821">
                <text:p>1.0119821</text:p>
              </table:table-cell>
              <table:table-cell office:value-type="float" office:value="0.38903225">
                <text:p>0.38903225</text:p>
              </table:table-cell>
              <table:table-cell office:value-type="float" office:value="0.00001444">
                <text:p>0.00001444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00001483">
                <text:p>0.00001483</text:p>
              </table:table-cell>
              <table:table-cell office:value-type="float" office:value="0.60858192">
                <text:p>0.60858192</text:p>
              </table:table-cell>
              <table:table-cell office:value-type="float" office:value="1.7674695">
                <text:p>1.7674695</text:p>
              </table:table-cell>
              <table:table-cell office:value-type="float" office:value="0.59447151">
                <text:p>0.59447151</text:p>
              </table:table-cell>
              <table:table-cell office:value-type="float" office:value="0.00001365">
                <text:p>0.00001365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00001501">
                <text:p>0.00001501</text:p>
              </table:table-cell>
              <table:table-cell office:value-type="float" office:value="0.8855078">
                <text:p>0.8855078</text:p>
              </table:table-cell>
              <table:table-cell office:value-type="float" office:value="3.3047053">
                <text:p>3.3047053</text:p>
              </table:table-cell>
              <table:table-cell office:value-type="float" office:value="0.89695688">
                <text:p>0.89695688</text:p>
              </table:table-cell>
              <table:table-cell office:value-type="float" office:value="0.00001348">
                <text:p>0.00001348</text:p>
              </table:table-cell>
            </table:table-row>
            <table:table-row>
              <table:table-cell office:value-type="string">
                <text:p>12500</text:p>
              </table:table-cell>
              <table:table-cell office:value-type="float" office:value="0.00001456">
                <text:p>0.00001456</text:p>
              </table:table-cell>
              <table:table-cell office:value-type="float" office:value="1.02716319">
                <text:p>1.02716319</text:p>
              </table:table-cell>
              <table:table-cell office:value-type="float" office:value="4.1253437">
                <text:p>4.1253437</text:p>
              </table:table-cell>
              <table:table-cell office:value-type="float" office:value="1.0419313">
                <text:p>1.0419313</text:p>
              </table:table-cell>
              <table:table-cell office:value-type="float" office:value="0.00001348">
                <text:p>0.00001348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0.00001501">
                <text:p>0.00001501</text:p>
              </table:table-cell>
              <table:table-cell office:value-type="float" office:value="1.1422662">
                <text:p>1.1422662</text:p>
              </table:table-cell>
              <table:table-cell office:value-type="float" office:value="4.8427288">
                <text:p>4.8427288</text:p>
              </table:table-cell>
              <table:table-cell office:value-type="float" office:value="1.1657059">
                <text:p>1.1657059</text:p>
              </table:table-cell>
              <table:table-cell office:value-type="float" office:value="0.00001348">
                <text:p>0.00001348</text:p>
              </table:table-cell>
            </table:table-row>
            <table:table-row>
              <table:table-cell office:value-type="string">
                <text:p>17500</text:p>
              </table:table-cell>
              <table:table-cell office:value-type="float" office:value="0.00001344">
                <text:p>0.00001344</text:p>
              </table:table-cell>
              <table:table-cell office:value-type="float" office:value="1.2812497">
                <text:p>1.2812497</text:p>
              </table:table-cell>
              <table:table-cell office:value-type="float" office:value="5.5814547">
                <text:p>5.5814547</text:p>
              </table:table-cell>
              <table:table-cell office:value-type="float" office:value="1.3078052">
                <text:p>1.3078052</text:p>
              </table:table-cell>
              <table:table-cell office:value-type="float" office:value="0.00001393">
                <text:p>0.00001393</text:p>
              </table:table-cell>
            </table:table-row>
            <table:table-row>
              <table:table-cell office:value-type="string">
                <text:p>19908</text:p>
              </table:table-cell>
              <table:table-cell office:value-type="float" office:value="0.00001464">
                <text:p>0.00001464</text:p>
              </table:table-cell>
              <table:table-cell office:value-type="float" office:value="1.4205616">
                <text:p>1.4205616</text:p>
              </table:table-cell>
              <table:table-cell office:value-type="float" office:value="6.3327593">
                <text:p>6.3327593</text:p>
              </table:table-cell>
              <table:table-cell office:value-type="float" office:value="1.442667">
                <text:p>1.442667</text:p>
              </table:table-cell>
              <table:table-cell office:value-type="float" office:value="0.00001487">
                <text:p>0.000014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